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5.36pt"/>
    </style:style>
    <style:style style:name="co5" style:family="table-column">
      <style:table-column-properties fo:break-before="auto" style:column-width="107.6pt"/>
    </style:style>
    <style:style style:name="co6" style:family="table-column">
      <style:table-column-properties fo:break-before="auto" style:column-width="97.09pt"/>
    </style:style>
    <style:style style:name="co7" style:family="table-column">
      <style:table-column-properties fo:break-before="auto" style:column-width="72.34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55.84pt"/>
    </style:style>
    <style:style style:name="co10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tive_Balun_SN001_S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3:12:46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150832644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.95659840485033" calcext:value-type="float">
            <text:p>-2.956598404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41532964339812" calcext:value-type="float">
            <text:p>-3.415329643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40826835164477" calcext:value-type="float">
            <text:p>-3.408268351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2912917844947" calcext:value-type="float">
            <text:p>-3.2912917845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.23198441228186" calcext:value-type="float">
            <text:p>-4.231984412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.39577939716949" calcext:value-type="float">
            <text:p>-4.39577939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43026297975938" calcext:value-type="float">
            <text:p>-4.430262979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68195252854859" calcext:value-type="float">
            <text:p>-4.681952528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89773667425118" calcext:value-type="float">
            <text:p>-4.897736674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.67772100342594" calcext:value-type="float">
            <text:p>-4.677721003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4.42665502493872" calcext:value-type="float">
            <text:p>-4.4266550249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4.36557318022452" calcext:value-type="float">
            <text:p>-4.365573180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5.78941123754422" calcext:value-type="float">
            <text:p>-5.7894112375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6.20656476516123" calcext:value-type="float">
            <text:p>-6.206564765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6.4720095555592" calcext:value-type="float">
            <text:p>-6.4720095556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6.39018075047445" calcext:value-type="float">
            <text:p>-6.390180750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7.98033409182841" calcext:value-type="float">
            <text:p>-7.9803340918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7.33174153350433" calcext:value-type="float">
            <text:p>-7.331741533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8.41017273502586" calcext:value-type="float">
            <text:p>-8.410172735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7.66562701228639" calcext:value-type="float">
            <text:p>-7.665627012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9.70522267089087" calcext:value-type="float">
            <text:p>-9.7052226709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8.93700053581823" calcext:value-type="float">
            <text:p>-8.937000535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1.2421861449523" calcext:value-type="float">
            <text:p>-11.242186145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9.41048832439716" calcext:value-type="float">
            <text:p>-9.4104883244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0.1111745621495" calcext:value-type="float">
            <text:p>-10.1111745621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8.45583655728163" calcext:value-type="float">
            <text:p>-8.4558365573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1.6823834531245" calcext:value-type="float">
            <text:p>-11.6823834531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9.53965815496371" calcext:value-type="float">
            <text:p>-9.53965815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9.16677907179206" calcext:value-type="float">
            <text:p>-9.1667790718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9.42212491857706" calcext:value-type="float">
            <text:p>-9.422124918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11.6242725263646" calcext:value-type="float">
            <text:p>-11.624272526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11.7905324718287" calcext:value-type="float">
            <text:p>-11.7905324718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12.750473012726" calcext:value-type="float">
            <text:p>-12.7504730127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15.2557998921154" calcext:value-type="float">
            <text:p>-15.255799892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13.6200573325689" calcext:value-type="float">
            <text:p>-13.620057332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7.1736390601843" calcext:value-type="float">
            <text:p>-17.173639060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13.5974748285474" calcext:value-type="float">
            <text:p>-13.5974748285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14.231174626973" calcext:value-type="float">
            <text:p>-14.23117462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10.6665248649534" calcext:value-type="float">
            <text:p>-10.666524865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5.1573970081082" calcext:value-type="float">
            <text:p>-15.1573970081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2.68361723957" calcext:value-type="float">
            <text:p>-12.683617239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13.9239973609583" calcext:value-type="float">
            <text:p>-13.92399736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6.7113932062683" calcext:value-type="float">
            <text:p>-16.7113932063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5.0996676523066" calcext:value-type="float">
            <text:p>-15.099667652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4.6800167976615" calcext:value-type="float">
            <text:p>-14.6800167977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4.4577776962325" calcext:value-type="float">
            <text:p>-14.4577776962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8.2931226036129" calcext:value-type="float">
            <text:p>-18.293122603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16.1812121926673" calcext:value-type="float">
            <text:p>-16.1812121927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18.8829990506971" calcext:value-type="float">
            <text:p>-18.8829990507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15.7790171813244" calcext:value-type="float">
            <text:p>-15.7790171813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6.6875827836935" calcext:value-type="float">
            <text:p>-16.687582783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2.4756344287866" calcext:value-type="float">
            <text:p>-12.4756344288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3.0970444505107" calcext:value-type="float">
            <text:p>-13.097044450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16.0476249704857" calcext:value-type="float">
            <text:p>-16.047624970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18.8608600340941" calcext:value-type="float">
            <text:p>-18.8608600341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16.830646434259" calcext:value-type="float">
            <text:p>-16.8306464343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12.8733983777298" calcext:value-type="float">
            <text:p>-12.8733983777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4.8548938454428" calcext:value-type="float">
            <text:p>-14.854893845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6.7824130794253" calcext:value-type="float">
            <text:p>-16.782413079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8.8476482425102" calcext:value-type="float">
            <text:p>-18.8476482425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5.5779016362503" calcext:value-type="float">
            <text:p>-15.5779016363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9.9912847625059" calcext:value-type="float">
            <text:p>-19.991284762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25.0146110252851" calcext:value-type="float">
            <text:p>-25.014611025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20.177321503272" calcext:value-type="float">
            <text:p>-20.177321503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23.8109241959257" calcext:value-type="float">
            <text:p>-23.810924195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6.9034872128146" calcext:value-type="float">
            <text:p>-16.903487212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3.0545519533293" calcext:value-type="float">
            <text:p>-13.054551953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16.7367749723583" calcext:value-type="float">
            <text:p>-16.7367749724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15.5576982109472" calcext:value-type="float">
            <text:p>-15.557698210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4.4780148787073" calcext:value-type="float">
            <text:p>-14.4780148787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4.343411527421" calcext:value-type="float">
            <text:p>-14.343411527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9.3870215054392" calcext:value-type="float">
            <text:p>-19.3870215054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6.5050916889387" calcext:value-type="float">
            <text:p>-16.5050916889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15.9958742859049" calcext:value-type="float">
            <text:p>-15.9958742859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9.629153975399" calcext:value-type="float">
            <text:p>-19.629153975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22.0518144984632" calcext:value-type="float">
            <text:p>-22.051814498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9.2562098141498" calcext:value-type="float">
            <text:p>-19.2562098141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17.4716985035933" calcext:value-type="float">
            <text:p>-17.471698503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9.3771013972194" calcext:value-type="float">
            <text:p>-19.3771013972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5.06553367012" calcext:value-type="float">
            <text:p>-15.0655336701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20.072828367541" calcext:value-type="float">
            <text:p>-20.0728283675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23.138134152916" calcext:value-type="float">
            <text:p>-23.138134152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16.207356462372" calcext:value-type="float">
            <text:p>-16.2073564624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22.4700852642718" calcext:value-type="float">
            <text:p>-22.470085264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22.8099211842145" calcext:value-type="float">
            <text:p>-22.809921184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19.7384914272202" calcext:value-type="float">
            <text:p>-19.7384914272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6.2939109321193" calcext:value-type="float">
            <text:p>-16.2939109321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7.4541277949195" calcext:value-type="float">
            <text:p>-17.454127794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7.2078914863604" calcext:value-type="float">
            <text:p>-17.2078914864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6.8669793514632" calcext:value-type="float">
            <text:p>-16.866979351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8.131287183361" calcext:value-type="float">
            <text:p>-18.131287183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4.7270002757772" calcext:value-type="float">
            <text:p>-14.7270002758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3.8524492080834" calcext:value-type="float">
            <text:p>-13.8524492081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7.8477603335362" calcext:value-type="float">
            <text:p>-17.847760333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5.122203196794" calcext:value-type="float">
            <text:p>-15.1222031968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6.6399387394998" calcext:value-type="float">
            <text:p>-16.6399387395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9.1669778969596" calcext:value-type="float">
            <text:p>-19.166977897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21.6578785925409" calcext:value-type="float">
            <text:p>-21.657878592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7.8905473604278" calcext:value-type="float">
            <text:p>-17.890547360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8.362568401069" calcext:value-type="float">
            <text:p>-18.3625684011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21.115133988354" calcext:value-type="float">
            <text:p>-21.1151339884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7.6818010673784" calcext:value-type="float">
            <text:p>-17.681801067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5.9680678850265" calcext:value-type="float">
            <text:p>-15.968067885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23.7240127644183" calcext:value-type="float">
            <text:p>-23.7240127644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22.194409322644" calcext:value-type="float">
            <text:p>-22.1944093226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26.2064382239724" calcext:value-type="float">
            <text:p>-26.20643822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23.1197126475278" calcext:value-type="float">
            <text:p>-23.119712647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5.5794972048048" calcext:value-type="float">
            <text:p>-15.5794972048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22.4237940911895" calcext:value-type="float">
            <text:p>-22.4237940912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8.2025338842194" calcext:value-type="float">
            <text:p>-18.202533884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9.3371144474405" calcext:value-type="float">
            <text:p>-19.337114447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20.3275702520217" calcext:value-type="float">
            <text:p>-20.327570252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6.0323141158318" calcext:value-type="float">
            <text:p>-16.0323141158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6.9992928187962" calcext:value-type="float">
            <text:p>-16.9992928188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5.217518546031" calcext:value-type="float">
            <text:p>-15.21751854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5.0247903422314" calcext:value-type="float">
            <text:p>-15.0247903422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8.8872631597206" calcext:value-type="float">
            <text:p>-18.8872631597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22.5022561699904" calcext:value-type="float">
            <text:p>-22.50225617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6.2869613879452" calcext:value-type="float">
            <text:p>-16.286961387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21.0025265482661" calcext:value-type="float">
            <text:p>-21.0025265483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7.766490733752" calcext:value-type="float">
            <text:p>-17.7664907338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21.8368507198607" calcext:value-type="float">
            <text:p>-21.836850719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9.1420061729771" calcext:value-type="float">
            <text:p>-19.142006173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6.2650412943418" calcext:value-type="float">
            <text:p>-16.265041294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29.411679836928" calcext:value-type="float">
            <text:p>-29.4116798369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26.0688725252787" calcext:value-type="float">
            <text:p>-26.068872525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8.8413973029988" calcext:value-type="float">
            <text:p>-18.841397303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9.7590881797549" calcext:value-type="float">
            <text:p>-39.7590881798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21.3280050130042" calcext:value-type="float">
            <text:p>-21.32800501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8.1999507852666" calcext:value-type="float">
            <text:p>-18.1999507853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22.2190767306933" calcext:value-type="float">
            <text:p>-22.219076730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20.7323561319814" calcext:value-type="float">
            <text:p>-20.732356132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22.2588717059979" calcext:value-type="float">
            <text:p>-22.25887170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20.2038550098368" calcext:value-type="float">
            <text:p>-20.203855009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9.1773870897225" calcext:value-type="float">
            <text:p>-19.177387089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9.69218518476" calcext:value-type="float">
            <text:p>-19.692185184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9.3322367996474" calcext:value-type="float">
            <text:p>-19.332236799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44.4232118704421" calcext:value-type="float">
            <text:p>-44.4232118704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27.2855325352368" calcext:value-type="float">
            <text:p>-27.285532535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20.5654764485182" calcext:value-type="float">
            <text:p>-20.5654764485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25.6393432542579" calcext:value-type="float">
            <text:p>-25.6393432543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25.366129554201" calcext:value-type="float">
            <text:p>-25.3661295542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21.4048187862366" calcext:value-type="float">
            <text:p>-21.404818786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22.1393811247277" calcext:value-type="float">
            <text:p>-22.1393811247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27.3994436784715" calcext:value-type="float">
            <text:p>-27.3994436785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36.5440759820809" calcext:value-type="float">
            <text:p>-36.544075982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25.1975005369163" calcext:value-type="float">
            <text:p>-25.1975005369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21.1186103273951" calcext:value-type="float">
            <text:p>-21.1186103274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2.798405447802" calcext:value-type="float">
            <text:p>-32.798405447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0.0372224879726" calcext:value-type="float">
            <text:p>-30.03722248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37.2970475283148" calcext:value-type="float">
            <text:p>-37.2970475283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22.006629336471" calcext:value-type="float">
            <text:p>-22.006629336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29.876223185327" calcext:value-type="float">
            <text:p>-29.8762231853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22.5613643566937" calcext:value-type="float">
            <text:p>-22.561364356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24.4144985183357" calcext:value-type="float">
            <text:p>-24.414498518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22.2729674132431" calcext:value-type="float">
            <text:p>-22.272967413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27.7371027342014" calcext:value-type="float">
            <text:p>-27.7371027342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20.3989937868434" calcext:value-type="float">
            <text:p>-20.398993786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20.0308986832191" calcext:value-type="float">
            <text:p>-20.030898683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21.9105646627927" calcext:value-type="float">
            <text:p>-21.9105646628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26.0635633033162" calcext:value-type="float">
            <text:p>-26.0635633033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8.9949713441066" calcext:value-type="float">
            <text:p>-18.994971344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22.7149621283078" calcext:value-type="float">
            <text:p>-22.7149621283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9.7470309288217" calcext:value-type="float">
            <text:p>-19.7470309288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21.3096415512511" calcext:value-type="float">
            <text:p>-21.309641551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9.1035928110146" calcext:value-type="float">
            <text:p>-19.103592811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7.2862925009867" calcext:value-type="float">
            <text:p>-17.286292501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7.7529526484191" calcext:value-type="float">
            <text:p>-17.7529526484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8.403390310765" calcext:value-type="float">
            <text:p>-18.4033903108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8.9812519238858" calcext:value-type="float">
            <text:p>-18.9812519239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7.2101009763985" calcext:value-type="float">
            <text:p>-17.2101009764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8.68465384189" calcext:value-type="float">
            <text:p>-18.6846538419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4.4056180022821" calcext:value-type="float">
            <text:p>-14.4056180023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2.5790598980366" calcext:value-type="float">
            <text:p>-12.579059898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2.173545704515" calcext:value-type="float">
            <text:p>-12.1735457045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3.3947089950533" calcext:value-type="float">
            <text:p>-13.3947089951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4.5611281303324" calcext:value-type="float">
            <text:p>-14.5611281303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9.86359446914379" calcext:value-type="float">
            <text:p>-9.8635944691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7.1868823670338" calcext:value-type="float">
            <text:p>-17.186882367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5.6813868801093" calcext:value-type="float">
            <text:p>-15.6813868801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3.9147636098678" calcext:value-type="float">
            <text:p>-13.914763609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0.8919221438348" calcext:value-type="float">
            <text:p>-10.8919221438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2.3614633078645" calcext:value-type="float">
            <text:p>-12.3614633079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4.2666186424569" calcext:value-type="float">
            <text:p>-14.266618642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0.2925144090426" calcext:value-type="float">
            <text:p>-10.29251440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2.0798545030393" calcext:value-type="float">
            <text:p>-12.07985450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0.7444886987091" calcext:value-type="float">
            <text:p>-10.744488698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9.4192064652184" calcext:value-type="float">
            <text:p>-9.4192064652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9.92251435922154" calcext:value-type="float">
            <text:p>-9.9225143592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9.16423531675493" calcext:value-type="float">
            <text:p>-9.164235316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0.1140311828542" calcext:value-type="float">
            <text:p>-10.1140311829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9.37177486651639" calcext:value-type="float">
            <text:p>-9.371774866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9.61710489467257" calcext:value-type="float">
            <text:p>-9.6171048947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9.93914807443948" calcext:value-type="float">
            <text:p>-9.9391480744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9.30195939300533" calcext:value-type="float">
            <text:p>-9.301959393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8.53003603491316" calcext:value-type="float">
            <text:p>-8.5300360349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8.7434925405721" calcext:value-type="float">
            <text:p>-8.7434925406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10.0525196710923" calcext:value-type="float">
            <text:p>-10.052519671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8.32129895612808" calcext:value-type="float">
            <text:p>-8.3212989561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7.26158649362682" calcext:value-type="float">
            <text:p>-7.2615864936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8.83941865873415" calcext:value-type="float">
            <text:p>-8.8394186587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7.27670060464432" calcext:value-type="float">
            <text:p>-7.2767006046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6.49275008517689" calcext:value-type="float">
            <text:p>-6.492750085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7.42230934575639" calcext:value-type="float">
            <text:p>-7.4223093458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6.7158027726456" calcext:value-type="float">
            <text:p>-6.7158027726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7.00328725186436" calcext:value-type="float">
            <text:p>-7.0032872519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7.78655732682955" calcext:value-type="float">
            <text:p>-7.786557326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6.41734954745632" calcext:value-type="float">
            <text:p>-6.4173495475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6.45120189926325" calcext:value-type="float">
            <text:p>-6.4512018993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5.76741483423685" calcext:value-type="float">
            <text:p>-5.7674148342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6.28203462303169" calcext:value-type="float">
            <text:p>-6.282034623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6.02972368889455" calcext:value-type="float">
            <text:p>-6.0297236889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6.24301025085798" calcext:value-type="float">
            <text:p>-6.2430102509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.36298086783475" calcext:value-type="float">
            <text:p>-5.3629808678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.01287216619211" calcext:value-type="float">
            <text:p>-5.012872166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4.45637472027155" calcext:value-type="float">
            <text:p>-4.4563747203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4.32453209515517" calcext:value-type="float">
            <text:p>-4.3245320952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4.54241211860434" calcext:value-type="float">
            <text:p>-4.5424121186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5.40311544427206" calcext:value-type="float">
            <text:p>-5.4031154443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5.00801712330663" calcext:value-type="float">
            <text:p>-5.0080171233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.33991755290691" calcext:value-type="float">
            <text:p>-5.3399175529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5.17734326978281" calcext:value-type="float">
            <text:p>-5.1773432698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4.74095024263474" calcext:value-type="float">
            <text:p>-4.740950242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.56807370206542" calcext:value-type="float">
            <text:p>-4.568073702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.82460171546259" calcext:value-type="float">
            <text:p>-5.8246017155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5.17373761686202" calcext:value-type="float">
            <text:p>-5.173737616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4.49129132512115" calcext:value-type="float">
            <text:p>-4.4912913251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4.86760953786431" calcext:value-type="float">
            <text:p>-4.8676095379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.45619797810218" calcext:value-type="float">
            <text:p>-4.4561979781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4.20680184651818" calcext:value-type="float">
            <text:p>-4.2068018465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4.85556839440515" calcext:value-type="float">
            <text:p>-4.8555683944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4.44832416949299" calcext:value-type="float">
            <text:p>-4.4483241695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54957252969161" calcext:value-type="float">
            <text:p>-3.5495725297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99868936088042" calcext:value-type="float">
            <text:p>-3.9986893609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4.27201036644673" calcext:value-type="float">
            <text:p>-4.2720103664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4.2113808616243" calcext:value-type="float">
            <text:p>-4.211380861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4.93353307942462" calcext:value-type="float">
            <text:p>-4.933533079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5.14820835812626" calcext:value-type="float">
            <text:p>-5.1482083581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4.97628876168718" calcext:value-type="float">
            <text:p>-4.9762887617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3.84313359045736" calcext:value-type="float">
            <text:p>-3.8431335905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4.26656203185335" calcext:value-type="float">
            <text:p>-4.2665620319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4.59168622174736" calcext:value-type="float">
            <text:p>-4.5916862217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4.44077988550351" calcext:value-type="float">
            <text:p>-4.4407798855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4.08940651171917" calcext:value-type="float">
            <text:p>-4.089406511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4.10238252463229" calcext:value-type="float">
            <text:p>-4.1023825246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50046706221897" calcext:value-type="float">
            <text:p>-3.500467062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.04641452482847" calcext:value-type="float">
            <text:p>-4.0464145248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.09263880681683" calcext:value-type="float">
            <text:p>-4.0926388068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4.02137336037201" calcext:value-type="float">
            <text:p>-4.021373360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3.95469272348513" calcext:value-type="float">
            <text:p>-3.954692723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4.52061273224876" calcext:value-type="float">
            <text:p>-4.5206127322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4.23463203570369" calcext:value-type="float">
            <text:p>-4.234632035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63998423468989" calcext:value-type="float">
            <text:p>-3.639984234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4.11203556077769" calcext:value-type="float">
            <text:p>-4.112035560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7852072917455" calcext:value-type="float">
            <text:p>-3.785207291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48481742659057" calcext:value-type="float">
            <text:p>-3.4848174266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3.95108616469357" calcext:value-type="float">
            <text:p>-3.9510861647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4.24257437522841" calcext:value-type="float">
            <text:p>-4.2425743752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4.20413225039509" calcext:value-type="float">
            <text:p>-4.204132250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.28528045583108" calcext:value-type="float">
            <text:p>-4.285280455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4.22494671294503" calcext:value-type="float">
            <text:p>-4.2249467129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73092735785831" calcext:value-type="float">
            <text:p>-3.7309273579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4.00252226915011" calcext:value-type="float">
            <text:p>-4.0025222692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61203539058224" calcext:value-type="float">
            <text:p>-3.612035390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.22183199855612" calcext:value-type="float">
            <text:p>-4.221831998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3.99383887488886" calcext:value-type="float">
            <text:p>-3.9938388749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.44640134977683" calcext:value-type="float">
            <text:p>-4.446401349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4.49034966697512" calcext:value-type="float">
            <text:p>-4.49034966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4.07849714942083" calcext:value-type="float">
            <text:p>-4.0784971494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4.4307624453675" calcext:value-type="float">
            <text:p>-4.4307624454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.95171503875523" calcext:value-type="float">
            <text:p>-3.951715038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4.54929187747559" calcext:value-type="float">
            <text:p>-4.5492918775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4.31014903364436" calcext:value-type="float">
            <text:p>-4.3101490336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4.49280277323537" calcext:value-type="float">
            <text:p>-4.492802773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4.01778322892096" calcext:value-type="float">
            <text:p>-4.0177832289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4.42610967683798" calcext:value-type="float">
            <text:p>-4.426109676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4.38177967457984" calcext:value-type="float">
            <text:p>-4.3817796746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4.43238024983125" calcext:value-type="float">
            <text:p>-4.432380249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.23173439174588" calcext:value-type="float">
            <text:p>-4.2317343917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.41722129661614" calcext:value-type="float">
            <text:p>-4.4172212966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.35546510929128" calcext:value-type="float">
            <text:p>-4.3554651093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.89429743946943" calcext:value-type="float">
            <text:p>-4.894297439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.34080024048194" calcext:value-type="float">
            <text:p>-5.340800240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.56107417765724" calcext:value-type="float">
            <text:p>-4.5610741777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5.37535666706031" calcext:value-type="float">
            <text:p>-5.3753566671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.73919930705967" calcext:value-type="float">
            <text:p>-4.739199307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4.5888750495254" calcext:value-type="float">
            <text:p>-4.588875049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4.99544519624308" calcext:value-type="float">
            <text:p>-4.995445196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4.1787868819319" calcext:value-type="float">
            <text:p>-4.1787868819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.74195230732425" calcext:value-type="float">
            <text:p>-4.7419523073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4.83684056275201" calcext:value-type="float">
            <text:p>-4.8368405628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4.76097171176176" calcext:value-type="float">
            <text:p>-4.7609717118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.16060335335299" calcext:value-type="float">
            <text:p>-5.160603353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16049282863098" calcext:value-type="float">
            <text:p>-5.1604928286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4.94032111297384" calcext:value-type="float">
            <text:p>-4.94032111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4.67267840913962" calcext:value-type="float">
            <text:p>-4.672678409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.24466835966429" calcext:value-type="float">
            <text:p>-5.2446683597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.07433355393124" calcext:value-type="float">
            <text:p>-5.074333553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.5154912309253" calcext:value-type="float">
            <text:p>-5.515491230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.08655943581339" calcext:value-type="float">
            <text:p>-5.0865594358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4.96994960425759" calcext:value-type="float">
            <text:p>-4.969949604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.73304554588129" calcext:value-type="float">
            <text:p>-5.7330455459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.0046413290473" calcext:value-type="float">
            <text:p>-5.004641329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5.28394619550626" calcext:value-type="float">
            <text:p>-5.283946195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4.86310848173923" calcext:value-type="float">
            <text:p>-4.863108481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48829099757263" calcext:value-type="float">
            <text:p>-5.4882909976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.59374324542141" calcext:value-type="float">
            <text:p>-5.5937432454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.30653562288586" calcext:value-type="float">
            <text:p>-5.306535622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5.8667813196388" calcext:value-type="float">
            <text:p>-5.866781319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5.54584523845907" calcext:value-type="float">
            <text:p>-5.545845238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58796175793383" calcext:value-type="float">
            <text:p>-5.5879617579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.27162708460378" calcext:value-type="float">
            <text:p>-5.2716270846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.50545432449908" calcext:value-type="float">
            <text:p>-5.505454324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5.33551979603978" calcext:value-type="float">
            <text:p>-5.33551979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4.61746406904042" calcext:value-type="float">
            <text:p>-4.617464069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63235611290736" calcext:value-type="float">
            <text:p>-5.6323561129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16557723805784" calcext:value-type="float">
            <text:p>-6.165577238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27763140343974" calcext:value-type="float">
            <text:p>-5.277631403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.81980527284739" calcext:value-type="float">
            <text:p>-5.8198052728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79173043061638" calcext:value-type="float">
            <text:p>-5.791730430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60950502659646" calcext:value-type="float">
            <text:p>-5.6095050266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79822468987557" calcext:value-type="float">
            <text:p>-5.798224689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6.01131633699776" calcext:value-type="float">
            <text:p>-6.011316337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31578350822228" calcext:value-type="float">
            <text:p>-6.315783508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.86669300045843" calcext:value-type="float">
            <text:p>-5.8666930005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6.10542472053446" calcext:value-type="float">
            <text:p>-6.1054247205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6.75784865139293" calcext:value-type="float">
            <text:p>-6.757848651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6.41170440656588" calcext:value-type="float">
            <text:p>-6.4117044066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6.30802069968927" calcext:value-type="float">
            <text:p>-6.308020699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93805279524285" calcext:value-type="float">
            <text:p>-5.9380527952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82285665720996" calcext:value-type="float">
            <text:p>-5.8228566572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6.29975926660323" calcext:value-type="float">
            <text:p>-6.2997592666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6.34108398766988" calcext:value-type="float">
            <text:p>-6.341083987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6.19983602853419" calcext:value-type="float">
            <text:p>-6.199836028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.9513780442148" calcext:value-type="float">
            <text:p>-5.9513780442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6.86514277664196" calcext:value-type="float">
            <text:p>-6.8651427766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6.24386213685923" calcext:value-type="float">
            <text:p>-6.243862136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7.01862109416481" calcext:value-type="float">
            <text:p>-7.0186210942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7.12289709847477" calcext:value-type="float">
            <text:p>-7.122897098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39008527852068" calcext:value-type="float">
            <text:p>-6.390085278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7.37617828271498" calcext:value-type="float">
            <text:p>-7.3761782827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.85750888943915" calcext:value-type="float">
            <text:p>-5.8575088894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07602178800986" calcext:value-type="float">
            <text:p>-6.07602178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7.15175871106462" calcext:value-type="float">
            <text:p>-7.1517587111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59914219001752" calcext:value-type="float">
            <text:p>-6.5991421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47640098724167" calcext:value-type="float">
            <text:p>-6.476400987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6.16205809634354" calcext:value-type="float">
            <text:p>-6.1620580963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6.76641843601794" calcext:value-type="float">
            <text:p>-6.76641843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6.41111330764072" calcext:value-type="float">
            <text:p>-6.4111133076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66215125102487" calcext:value-type="float">
            <text:p>-6.66215125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6.43777597666657" calcext:value-type="float">
            <text:p>-6.4377759767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82018774839989" calcext:value-type="float">
            <text:p>-6.820187748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6.42591622309039" calcext:value-type="float">
            <text:p>-6.4259162231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6.95225663324516" calcext:value-type="float">
            <text:p>-6.9522566332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6.70102941093188" calcext:value-type="float">
            <text:p>-6.701029410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6.75047881663506" calcext:value-type="float">
            <text:p>-6.7504788166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6.1866867734368" calcext:value-type="float">
            <text:p>-6.1866867734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6.01671691113018" calcext:value-type="float">
            <text:p>-6.016716911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6.55443300982771" calcext:value-type="float">
            <text:p>-6.5544330098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63649000044802" calcext:value-type="float">
            <text:p>-6.6364900004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7.36022926444844" calcext:value-type="float">
            <text:p>-7.360229264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6.8403318355517" calcext:value-type="float">
            <text:p>-6.840331835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7.81090982684245" calcext:value-type="float">
            <text:p>-7.810909826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77857220085645" calcext:value-type="float">
            <text:p>-6.7785722009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7.18571793376861" calcext:value-type="float">
            <text:p>-7.1857179338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7.17154482824555" calcext:value-type="float">
            <text:p>-7.1715448282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6.80179700296681" calcext:value-type="float">
            <text:p>-6.80179700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35794401895985" calcext:value-type="float">
            <text:p>-6.357944019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69484248184368" calcext:value-type="float">
            <text:p>-6.6948424818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7.45857302948478" calcext:value-type="float">
            <text:p>-7.4585730295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6.695943114844" calcext:value-type="float">
            <text:p>-6.695943114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15772407966609" calcext:value-type="float">
            <text:p>-6.1577240797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.83857152964577" calcext:value-type="float">
            <text:p>-5.838571529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6.59986302507907" calcext:value-type="float">
            <text:p>-6.5998630251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9119130643983" calcext:value-type="float">
            <text:p>-6.911913064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7.7468599848459" calcext:value-type="float">
            <text:p>-7.7468599848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9423602183314" calcext:value-type="float">
            <text:p>-6.942360218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8.10800321344608" calcext:value-type="float">
            <text:p>-8.108003213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66412934155732" calcext:value-type="float">
            <text:p>-6.6641293416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8.43091916113699" calcext:value-type="float">
            <text:p>-8.4309191611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7.24078563542445" calcext:value-type="float">
            <text:p>-7.2407856354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6.68496359265098" calcext:value-type="float">
            <text:p>-6.684963592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25934640614906" calcext:value-type="float">
            <text:p>-6.259346406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6.71522228956047" calcext:value-type="float">
            <text:p>-6.7152222896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89823873170244" calcext:value-type="float">
            <text:p>-6.8982387317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6.00858999095245" calcext:value-type="float">
            <text:p>-6.00858999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81207917930216" calcext:value-type="float">
            <text:p>-6.8120791793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7.6205289810378" calcext:value-type="float">
            <text:p>-7.620528981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7.77788651323835" calcext:value-type="float">
            <text:p>-7.7778865132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7.29451375871563" calcext:value-type="float">
            <text:p>-7.294513758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8.18270820517037" calcext:value-type="float">
            <text:p>-8.1827082052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7.45760583283419" calcext:value-type="float">
            <text:p>-7.4576058328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93286354497489" calcext:value-type="float">
            <text:p>-6.932863545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80299335799433" calcext:value-type="float">
            <text:p>-6.802993358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7.74251558319386" calcext:value-type="float">
            <text:p>-7.7425155832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7.55981126663528" calcext:value-type="float">
            <text:p>-7.559811266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7.74325406050801" calcext:value-type="float">
            <text:p>-7.7432540605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6.55066509111435" calcext:value-type="float">
            <text:p>-6.5506650911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7.12749273829684" calcext:value-type="float">
            <text:p>-7.1274927383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6.87325599176297" calcext:value-type="float">
            <text:p>-6.873255991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50497224087251" calcext:value-type="float">
            <text:p>-6.504972240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7.00464469651249" calcext:value-type="float">
            <text:p>-7.0046446965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.99251035196981" calcext:value-type="float">
            <text:p>-6.992510352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7.5160296323341" calcext:value-type="float">
            <text:p>-7.5160296323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6.64240398770358" calcext:value-type="float">
            <text:p>-6.6424039877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7.6655324325064" calcext:value-type="float">
            <text:p>-7.6655324325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7.19047100581878" calcext:value-type="float">
            <text:p>-7.1904710058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7.05091166173708" calcext:value-type="float">
            <text:p>-7.0509116617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7.80162981060299" calcext:value-type="float">
            <text:p>-7.8016298106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65608475307571" calcext:value-type="float">
            <text:p>-6.6560847531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7.33892412314518" calcext:value-type="float">
            <text:p>-7.3389241231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7.79518889330274" calcext:value-type="float">
            <text:p>-7.7951888933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6.80058513238909" calcext:value-type="float">
            <text:p>-6.8005851324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6.76269080296982" calcext:value-type="float">
            <text:p>-6.76269080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7.50420884030117" calcext:value-type="float">
            <text:p>-7.504208840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7.32869672956033" calcext:value-type="float">
            <text:p>-7.3286967296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7.38884147938106" calcext:value-type="float">
            <text:p>-7.388841479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7.42784997848359" calcext:value-type="float">
            <text:p>-7.4278499785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7.42201749112263" calcext:value-type="float">
            <text:p>-7.4220174911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7.89656250230358" calcext:value-type="float">
            <text:p>-7.896562502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7.13195402936441" calcext:value-type="float">
            <text:p>-7.1319540294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7.26802090001676" calcext:value-type="float">
            <text:p>-7.268020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7.94442086222776" calcext:value-type="float">
            <text:p>-7.9444208622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7.41854139933272" calcext:value-type="float">
            <text:p>-7.4185413993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7.38508336236568" calcext:value-type="float">
            <text:p>-7.385083362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7.14691211973642" calcext:value-type="float">
            <text:p>-7.146912119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7.7628340854336" calcext:value-type="float">
            <text:p>-7.7628340854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7.25736772251132" calcext:value-type="float">
            <text:p>-7.257367722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7.47726194577964" calcext:value-type="float">
            <text:p>-7.4772619458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7.03023509174411" calcext:value-type="float">
            <text:p>-7.030235091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8.07133548856752" calcext:value-type="float">
            <text:p>-8.0713354886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7.96900377673931" calcext:value-type="float">
            <text:p>-7.9690037767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7.28326908461339" calcext:value-type="float">
            <text:p>-7.283269084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6.96814343309084" calcext:value-type="float">
            <text:p>-6.9681434331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6.91674728604046" calcext:value-type="float">
            <text:p>-6.916747286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7.59669568501101" calcext:value-type="float">
            <text:p>-7.596695685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7.55060175230109" calcext:value-type="float">
            <text:p>-7.550601752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7.69012844975104" calcext:value-type="float">
            <text:p>-7.690128449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7.09767377131539" calcext:value-type="float">
            <text:p>-7.0976737713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7.33351151627691" calcext:value-type="float">
            <text:p>-7.333511516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7.47722127148656" calcext:value-type="float">
            <text:p>-7.477221271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7.61189719242597" calcext:value-type="float">
            <text:p>-7.6118971924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7.26699164924487" calcext:value-type="float">
            <text:p>-7.266991649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7.18222987756009" calcext:value-type="float">
            <text:p>-7.1822298776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7.03778889484036" calcext:value-type="float">
            <text:p>-7.037788894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7.30190504688991" calcext:value-type="float">
            <text:p>-7.3019050469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42182846132276" calcext:value-type="float">
            <text:p>-6.4218284613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7.31309424284953" calcext:value-type="float">
            <text:p>-7.3130942428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6.93388314043925" calcext:value-type="float">
            <text:p>-6.933883140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6.60575136697563" calcext:value-type="float">
            <text:p>-6.605751367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7.84847207915943" calcext:value-type="float">
            <text:p>-7.8484720792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6.75079258809685" calcext:value-type="float">
            <text:p>-6.7507925881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7.86668938174742" calcext:value-type="float">
            <text:p>-7.8666893817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7.46401998064675" calcext:value-type="float">
            <text:p>-7.4640199806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8.41183938895145" calcext:value-type="float">
            <text:p>-8.411839389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7.50200331600728" calcext:value-type="float">
            <text:p>-7.50200331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7.68221424750362" calcext:value-type="float">
            <text:p>-7.682214247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6.99845976785892" calcext:value-type="float">
            <text:p>-6.998459767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7.72741887024451" calcext:value-type="float">
            <text:p>-7.7274188702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7.57328043694479" calcext:value-type="float">
            <text:p>-7.5732804369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7.21641407794299" calcext:value-type="float">
            <text:p>-7.216414077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7.12186352616982" calcext:value-type="float">
            <text:p>-7.121863526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7.34610539645793" calcext:value-type="float">
            <text:p>-7.346105396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7.22320535631585" calcext:value-type="float">
            <text:p>-7.2232053563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7.35040746210655" calcext:value-type="float">
            <text:p>-7.3504074621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8.16869789661124" calcext:value-type="float">
            <text:p>-8.1686978966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7.62599618787503" calcext:value-type="float">
            <text:p>-7.625996187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6.69244081744974" calcext:value-type="float">
            <text:p>-6.6924408174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7.4368768311613" calcext:value-type="float">
            <text:p>-7.436876831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7.38537584880636" calcext:value-type="float">
            <text:p>-7.3853758488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7.85967692542257" calcext:value-type="float">
            <text:p>-7.8596769254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8.05274809094474" calcext:value-type="float">
            <text:p>-8.052748090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7.30892036734702" calcext:value-type="float">
            <text:p>-7.3089203673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7.03600737698083" calcext:value-type="float">
            <text:p>-7.036007377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99114479568794" calcext:value-type="float">
            <text:p>-6.991144795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7.4314566972731" calcext:value-type="float">
            <text:p>-7.4314566973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7.23514822179742" calcext:value-type="float">
            <text:p>-7.2351482218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7.55401112906237" calcext:value-type="float">
            <text:p>-7.5540111291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6.57960414227745" calcext:value-type="float">
            <text:p>-6.579604142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7.53662657813914" calcext:value-type="float">
            <text:p>-7.5366265781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7.6340200693617" calcext:value-type="float">
            <text:p>-7.6340200694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7.95787955390894" calcext:value-type="float">
            <text:p>-7.9578795539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7.31475873996844" calcext:value-type="float">
            <text:p>-7.31475874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7.99259945868044" calcext:value-type="float">
            <text:p>-7.9925994587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7.61210115637018" calcext:value-type="float">
            <text:p>-7.6121011564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6.68529974655143" calcext:value-type="float">
            <text:p>-6.6852997466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7.90960513719869" calcext:value-type="float">
            <text:p>-7.9096051372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7.90790739582439" calcext:value-type="float">
            <text:p>-7.907907395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46062840038519" calcext:value-type="float">
            <text:p>-6.4606284004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7.83639173209472" calcext:value-type="float">
            <text:p>-7.8363917321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7.48604650710672" calcext:value-type="float">
            <text:p>-7.4860465071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7.3822505305362" calcext:value-type="float">
            <text:p>-7.382250530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6.76194015835205" calcext:value-type="float">
            <text:p>-6.7619401584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7.58037346818435" calcext:value-type="float">
            <text:p>-7.580373468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7.06806843953239" calcext:value-type="float">
            <text:p>-7.068068439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7.39602717748264" calcext:value-type="float">
            <text:p>-7.3960271775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7.23586223806715" calcext:value-type="float">
            <text:p>-7.2358622381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6.58354444438551" calcext:value-type="float">
            <text:p>-6.583544444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6.93772191550814" calcext:value-type="float">
            <text:p>-6.9377219155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7.53714857681241" calcext:value-type="float">
            <text:p>-7.5371485768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6.8988290945659" calcext:value-type="float">
            <text:p>-6.8988290946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6.95536945448173" calcext:value-type="float">
            <text:p>-6.9553694545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7.92665144312532" calcext:value-type="float">
            <text:p>-7.926651443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7.26711191895157" calcext:value-type="float">
            <text:p>-7.26711191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6.65678741473614" calcext:value-type="float">
            <text:p>-6.656787414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7.36918628243058" calcext:value-type="float">
            <text:p>-7.3691862824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86868284021745" calcext:value-type="float">
            <text:p>-6.8686828402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7.77270560258277" calcext:value-type="float">
            <text:p>-7.7727056026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7.00253848832532" calcext:value-type="float">
            <text:p>-7.002538488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.62331512625573" calcext:value-type="float">
            <text:p>-6.6233151263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6.91788846286234" calcext:value-type="float">
            <text:p>-6.917888462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6.43943583529583" calcext:value-type="float">
            <text:p>-6.4394358353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57690778290572" calcext:value-type="float">
            <text:p>-6.5769077829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8.25162358740088" calcext:value-type="float">
            <text:p>-8.251623587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7.43023258416834" calcext:value-type="float">
            <text:p>-7.4302325842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91035204367234" calcext:value-type="float">
            <text:p>-6.9103520437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96807568461649" calcext:value-type="float">
            <text:p>-6.968075684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6.37266350072144" calcext:value-type="float">
            <text:p>-6.372663500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7.12569594117249" calcext:value-type="float">
            <text:p>-7.1256959412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20057499682964" calcext:value-type="float">
            <text:p>-7.200574996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60521882372488" calcext:value-type="float">
            <text:p>-6.605218823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6.41370276474827" calcext:value-type="float">
            <text:p>-6.413702764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6.86625499399797" calcext:value-type="float">
            <text:p>-6.866254994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89867898065967" calcext:value-type="float">
            <text:p>-6.898678980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7.37498169448736" calcext:value-type="float">
            <text:p>-7.3749816945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6.49687491058505" calcext:value-type="float">
            <text:p>-6.4968749106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45558753927772" calcext:value-type="float">
            <text:p>-7.4555875393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7.402089782828" calcext:value-type="float">
            <text:p>-7.4020897828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6.77142357561709" calcext:value-type="float">
            <text:p>-6.771423575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6.77909153215904" calcext:value-type="float">
            <text:p>-6.7790915322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7.33362664541573" calcext:value-type="float">
            <text:p>-7.3336266454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7.04678237137872" calcext:value-type="float">
            <text:p>-7.046782371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6.24287916355811" calcext:value-type="float">
            <text:p>-6.2428791636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7.17328735151931" calcext:value-type="float">
            <text:p>-7.1732873515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7.93881328124405" calcext:value-type="float">
            <text:p>-7.938813281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6.08437677595413" calcext:value-type="float">
            <text:p>-6.08437677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6.35024518459672" calcext:value-type="float">
            <text:p>-6.350245184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6.8822588737623" calcext:value-type="float">
            <text:p>-6.882258873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6.89343388988967" calcext:value-type="float">
            <text:p>-6.893433889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8.03453497492228" calcext:value-type="float">
            <text:p>-8.0345349749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7.71035148037263" calcext:value-type="float">
            <text:p>-7.7103514804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7.17236779498688" calcext:value-type="float">
            <text:p>-7.17236779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.43128017738713" calcext:value-type="float">
            <text:p>-6.431280177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.31694751641629" calcext:value-type="float">
            <text:p>-6.3169475164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6.50095191573812" calcext:value-type="float">
            <text:p>-6.5009519157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6.77568671408981" calcext:value-type="float">
            <text:p>-6.7756867141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6.90102791025264" calcext:value-type="float">
            <text:p>-6.901027910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6.33401426142455" calcext:value-type="float">
            <text:p>-6.3340142614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6.49134248899237" calcext:value-type="float">
            <text:p>-6.49134248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6.72332262198775" calcext:value-type="float">
            <text:p>-6.72332262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6.9437235777342" calcext:value-type="float">
            <text:p>-6.943723577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6.71815221045384" calcext:value-type="float">
            <text:p>-6.7181522105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6.72944479210807" calcext:value-type="float">
            <text:p>-6.7294447921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6.54438922088474" calcext:value-type="float">
            <text:p>-6.5443892209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6.86799670176483" calcext:value-type="float">
            <text:p>-6.8679967018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7.56756932693204" calcext:value-type="float">
            <text:p>-7.5675693269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6.33037210307151" calcext:value-type="float">
            <text:p>-6.3303721031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6.37408904048422" calcext:value-type="float">
            <text:p>-6.374089040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6.49228139703065" calcext:value-type="float">
            <text:p>-6.49228139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6.49923662643227" calcext:value-type="float">
            <text:p>-6.4992366264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6.22422127133588" calcext:value-type="float">
            <text:p>-6.224221271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95885203197666" calcext:value-type="float">
            <text:p>-5.95885203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6.42470943627026" calcext:value-type="float">
            <text:p>-6.4247094363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6.6254683928371" calcext:value-type="float">
            <text:p>-6.6254683928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6.03914454129061" calcext:value-type="float">
            <text:p>-6.0391445413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.55729977165949" calcext:value-type="float">
            <text:p>-5.5572997717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7.02506574979307" calcext:value-type="float">
            <text:p>-7.0250657498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6.81446082504307" calcext:value-type="float">
            <text:p>-6.814460825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6.02642125899962" calcext:value-type="float">
            <text:p>-6.026421259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6.25452403728636" calcext:value-type="float">
            <text:p>-6.254524037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6.19360425253922" calcext:value-type="float">
            <text:p>-6.1936042525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5.59099877388459" calcext:value-type="float">
            <text:p>-5.590998773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6.13224528641967" calcext:value-type="float">
            <text:p>-6.1322452864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68274366461789" calcext:value-type="float">
            <text:p>-5.682743664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6.58215695614321" calcext:value-type="float">
            <text:p>-6.5821569561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82283652462131" calcext:value-type="float">
            <text:p>-5.8228365246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6.18264819501043" calcext:value-type="float">
            <text:p>-6.182648195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6.83217768240243" calcext:value-type="float">
            <text:p>-6.832177682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5.11902119904701" calcext:value-type="float">
            <text:p>-5.11902119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68183886477282" calcext:value-type="float">
            <text:p>-5.6818388648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73977434990924" calcext:value-type="float">
            <text:p>-5.7397743499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6.103430326201" calcext:value-type="float">
            <text:p>-6.103430326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.31863116173351" calcext:value-type="float">
            <text:p>-6.3186311617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5.07412301518711" calcext:value-type="float">
            <text:p>-5.074123015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6.03536104392951" calcext:value-type="float">
            <text:p>-6.0353610439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6.00549813154707" calcext:value-type="float">
            <text:p>-6.0054981315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90764820505158" calcext:value-type="float">
            <text:p>-5.907648205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62004844785776" calcext:value-type="float">
            <text:p>-5.620048447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6.0788472984982" calcext:value-type="float">
            <text:p>-6.078847298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78886397158898" calcext:value-type="float">
            <text:p>-5.788863971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5.90616495524676" calcext:value-type="float">
            <text:p>-5.906164955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14528124629438" calcext:value-type="float">
            <text:p>-5.145281246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66215610035862" calcext:value-type="float">
            <text:p>-5.6621561004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5.40458594695656" calcext:value-type="float">
            <text:p>-5.40458594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.8624901885832" calcext:value-type="float">
            <text:p>-5.8624901886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5.80003870794212" calcext:value-type="float">
            <text:p>-5.800038707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.2400198471303" calcext:value-type="float">
            <text:p>-6.2400198471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31233204231327" calcext:value-type="float">
            <text:p>-5.3123320423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.00624310255899" calcext:value-type="float">
            <text:p>-5.0062431026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6.02590566943571" calcext:value-type="float">
            <text:p>-6.0259056694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4.80214575573047" calcext:value-type="float">
            <text:p>-4.802145755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1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3:11:4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804167066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52.2078469508806" calcext:value-type="float">
            <text:p>-52.207846950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51.6255242815325" calcext:value-type="float">
            <text:p>-51.625524281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55.1075281745456" calcext:value-type="float">
            <text:p>-55.107528174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58.3862845709809" calcext:value-type="float">
            <text:p>-58.386284571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47.734307296645" calcext:value-type="float">
            <text:p>-47.734307296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47.9283269035256" calcext:value-type="float">
            <text:p>-47.928326903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9.2736617337682" calcext:value-type="float">
            <text:p>-49.273661733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51.9299064486577" calcext:value-type="float">
            <text:p>-51.929906448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62.2914443525242" calcext:value-type="float">
            <text:p>-62.291444352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51.4370639652961" calcext:value-type="float">
            <text:p>-51.437063965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47.0550447623701" calcext:value-type="float">
            <text:p>-47.055044762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53.103207374501" calcext:value-type="float">
            <text:p>-53.103207374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51.5269644672087" calcext:value-type="float">
            <text:p>-51.5269644672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47.415852365251" calcext:value-type="float">
            <text:p>-47.415852365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50.2175279870846" calcext:value-type="float">
            <text:p>-50.217527987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46.103625809925" calcext:value-type="float">
            <text:p>-46.1036258099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43.9428041052128" calcext:value-type="float">
            <text:p>-43.9428041052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51.3577781333604" calcext:value-type="float">
            <text:p>-51.357778133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49.5802896770241" calcext:value-type="float">
            <text:p>-49.58028967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57.6323504362513" calcext:value-type="float">
            <text:p>-57.6323504363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54.5086850414391" calcext:value-type="float">
            <text:p>-54.508685041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49.333022668453" calcext:value-type="float">
            <text:p>-49.333022668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52.456657087299" calcext:value-type="float">
            <text:p>-52.456657087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49.5225482716794" calcext:value-type="float">
            <text:p>-49.522548271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50.7281096315174" calcext:value-type="float">
            <text:p>-50.7281096315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43.4335443994525" calcext:value-type="float">
            <text:p>-43.433544399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48.0786142366003" calcext:value-type="float">
            <text:p>-48.0786142366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46.5958633916816" calcext:value-type="float">
            <text:p>-46.5958633917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46.2781859312339" calcext:value-type="float">
            <text:p>-46.278185931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44.6857417231976" calcext:value-type="float">
            <text:p>-44.685741723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44.9506886247801" calcext:value-type="float">
            <text:p>-44.9506886248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48.3685335529256" calcext:value-type="float">
            <text:p>-48.368533552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53.8344977091082" calcext:value-type="float">
            <text:p>-53.8344977091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48.3034352693862" calcext:value-type="float">
            <text:p>-48.303435269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44.546386434694" calcext:value-type="float">
            <text:p>-44.5463864347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51.6884949770712" calcext:value-type="float">
            <text:p>-51.688494977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49.5211518841437" calcext:value-type="float">
            <text:p>-49.5211518841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47.3597745893842" calcext:value-type="float">
            <text:p>-47.359774589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9.4998386583359" calcext:value-type="float">
            <text:p>-49.4998386583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52.0385140825888" calcext:value-type="float">
            <text:p>-52.038514082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41.635633175615" calcext:value-type="float">
            <text:p>-41.635633175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46.5339827595174" calcext:value-type="float">
            <text:p>-46.5339827595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45.7090226771831" calcext:value-type="float">
            <text:p>-45.709022677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44.6445895645405" calcext:value-type="float">
            <text:p>-44.644589564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43.7399422324346" calcext:value-type="float">
            <text:p>-43.739942232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47.8069433254827" calcext:value-type="float">
            <text:p>-47.806943325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52.0603884209637" calcext:value-type="float">
            <text:p>-52.06038842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45.6892623545601" calcext:value-type="float">
            <text:p>-45.6892623546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47.2474883231311" calcext:value-type="float">
            <text:p>-47.2474883231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41.7845706418382" calcext:value-type="float">
            <text:p>-41.784570641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52.0700085780117" calcext:value-type="float">
            <text:p>-52.070008578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42.7075120491328" calcext:value-type="float">
            <text:p>-42.707512049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46.3031542842363" calcext:value-type="float">
            <text:p>-46.3031542842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45.1636809933692" calcext:value-type="float">
            <text:p>-45.163680993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3.9204133946406" calcext:value-type="float">
            <text:p>-43.9204133946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46.1937194960955" calcext:value-type="float">
            <text:p>-46.193719496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7.971377814264" calcext:value-type="float">
            <text:p>-47.971377814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9.0983164247313" calcext:value-type="float">
            <text:p>-49.098316424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7.0999494537135" calcext:value-type="float">
            <text:p>-47.0999494537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5.6482954796242" calcext:value-type="float">
            <text:p>-45.6482954796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45.3461539584946" calcext:value-type="float">
            <text:p>-45.346153958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44.486470908882" calcext:value-type="float">
            <text:p>-44.486470908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46.990125407711" calcext:value-type="float">
            <text:p>-46.990125407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44.3431396128797" calcext:value-type="float">
            <text:p>-44.343139612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46.4013807796682" calcext:value-type="float">
            <text:p>-46.401380779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46.5138270199915" calcext:value-type="float">
            <text:p>-46.51382702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45.266713068258" calcext:value-type="float">
            <text:p>-45.266713068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57.1314419926887" calcext:value-type="float">
            <text:p>-57.131441992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47.8183740765799" calcext:value-type="float">
            <text:p>-47.8183740766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43.4319088198095" calcext:value-type="float">
            <text:p>-43.431908819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47.6484192311917" calcext:value-type="float">
            <text:p>-47.648419231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50.9077909057439" calcext:value-type="float">
            <text:p>-50.9077909057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45.7261728313461" calcext:value-type="float">
            <text:p>-45.7261728313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48.663196517166" calcext:value-type="float">
            <text:p>-48.663196517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52.241978632831" calcext:value-type="float">
            <text:p>-52.2419786328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44.0403461049903" calcext:value-type="float">
            <text:p>-44.04034610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53.3774798338913" calcext:value-type="float">
            <text:p>-53.377479833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43.4834184679364" calcext:value-type="float">
            <text:p>-43.483418467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53.7529850594755" calcext:value-type="float">
            <text:p>-53.752985059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43.7769035980141" calcext:value-type="float">
            <text:p>-43.77690359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45.7655014446813" calcext:value-type="float">
            <text:p>-45.765501444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45.1647739341999" calcext:value-type="float">
            <text:p>-45.1647739342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53.2680978527979" calcext:value-type="float">
            <text:p>-53.268097852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40.4145169152615" calcext:value-type="float">
            <text:p>-40.4145169153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46.1527302291812" calcext:value-type="float">
            <text:p>-46.152730229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45.4231406404622" calcext:value-type="float">
            <text:p>-45.423140640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55.2917278388931" calcext:value-type="float">
            <text:p>-55.291727838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48.7098309009715" calcext:value-type="float">
            <text:p>-48.709830901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43.6773005115201" calcext:value-type="float">
            <text:p>-43.677300511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48.1815628249504" calcext:value-type="float">
            <text:p>-48.181562825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47.8927699936796" calcext:value-type="float">
            <text:p>-47.892769993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44.7722638960078" calcext:value-type="float">
            <text:p>-44.77226389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49.6745616738486" calcext:value-type="float">
            <text:p>-49.6745616738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52.8736291689527" calcext:value-type="float">
            <text:p>-52.873629169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54.8457386361583" calcext:value-type="float">
            <text:p>-54.8457386362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47.2566848227536" calcext:value-type="float">
            <text:p>-47.2566848228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48.061431998414" calcext:value-type="float">
            <text:p>-48.0614319984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40.7470350192367" calcext:value-type="float">
            <text:p>-40.747035019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43.5724951737686" calcext:value-type="float">
            <text:p>-43.5724951738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45.0166186667177" calcext:value-type="float">
            <text:p>-45.016618666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48.1881433653839" calcext:value-type="float">
            <text:p>-48.1881433654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46.3675829684922" calcext:value-type="float">
            <text:p>-46.3675829685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42.8420303754221" calcext:value-type="float">
            <text:p>-42.8420303754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43.2154708232873" calcext:value-type="float">
            <text:p>-43.2154708233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50.7116329740532" calcext:value-type="float">
            <text:p>-50.7116329741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42.274832882364" calcext:value-type="float">
            <text:p>-42.274832882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48.1823076025364" calcext:value-type="float">
            <text:p>-48.182307602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45.4819419944995" calcext:value-type="float">
            <text:p>-45.4819419945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47.8333457833111" calcext:value-type="float">
            <text:p>-47.833345783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43.8247804882706" calcext:value-type="float">
            <text:p>-43.8247804883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49.6206572142914" calcext:value-type="float">
            <text:p>-49.620657214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43.7514010300365" calcext:value-type="float">
            <text:p>-43.75140103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45.5859547135876" calcext:value-type="float">
            <text:p>-45.5859547136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55.1913855718868" calcext:value-type="float">
            <text:p>-55.1913855719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56.0037018689011" calcext:value-type="float">
            <text:p>-56.003701868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49.122657920191" calcext:value-type="float">
            <text:p>-49.1226579202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50.9854751567593" calcext:value-type="float">
            <text:p>-50.985475156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47.6650385277846" calcext:value-type="float">
            <text:p>-47.6650385278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48.0406590990603" calcext:value-type="float">
            <text:p>-48.040659099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49.2002109008116" calcext:value-type="float">
            <text:p>-49.2002109008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43.5937872165861" calcext:value-type="float">
            <text:p>-43.593787216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47.4270532785564" calcext:value-type="float">
            <text:p>-47.427053278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49.1033939090748" calcext:value-type="float">
            <text:p>-49.1033939091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46.3544472039715" calcext:value-type="float">
            <text:p>-46.354447204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65.4903763811503" calcext:value-type="float">
            <text:p>-65.4903763812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51.2704540258804" calcext:value-type="float">
            <text:p>-51.270454025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49.1643994865575" calcext:value-type="float">
            <text:p>-49.1643994866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45.4620053554254" calcext:value-type="float">
            <text:p>-45.462005355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48.1574987683735" calcext:value-type="float">
            <text:p>-48.1574987684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52.5968126133842" calcext:value-type="float">
            <text:p>-52.596812613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45.8122201400204" calcext:value-type="float">
            <text:p>-45.81222014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43.8319561595703" calcext:value-type="float">
            <text:p>-43.8319561596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49.8298109888267" calcext:value-type="float">
            <text:p>-49.8298109888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50.7925252320352" calcext:value-type="float">
            <text:p>-50.792525232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50.8744585898535" calcext:value-type="float">
            <text:p>-50.874458589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49.7365269614363" calcext:value-type="float">
            <text:p>-49.7365269614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51.6558562528669" calcext:value-type="float">
            <text:p>-51.6558562529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44.3804149356776" calcext:value-type="float">
            <text:p>-44.3804149357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46.17006529562" calcext:value-type="float">
            <text:p>-46.1700652956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45.0684290723546" calcext:value-type="float">
            <text:p>-45.068429072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46.9066913989777" calcext:value-type="float">
            <text:p>-46.906691399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45.7888217808633" calcext:value-type="float">
            <text:p>-45.788821780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45.6589578393891" calcext:value-type="float">
            <text:p>-45.658957839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48.0896958241285" calcext:value-type="float">
            <text:p>-48.0896958241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52.5235604970508" calcext:value-type="float">
            <text:p>-52.5235604971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42.197554923171" calcext:value-type="float">
            <text:p>-42.1975549232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45.3237437697768" calcext:value-type="float">
            <text:p>-45.323743769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46.4273285140762" calcext:value-type="float">
            <text:p>-46.427328514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45.4872807163737" calcext:value-type="float">
            <text:p>-45.4872807164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54.3946976416733" calcext:value-type="float">
            <text:p>-54.394697641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45.0576837113505" calcext:value-type="float">
            <text:p>-45.0576837114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51.1285729194804" calcext:value-type="float">
            <text:p>-51.128572919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48.3511764928269" calcext:value-type="float">
            <text:p>-48.3511764928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54.3159111124674" calcext:value-type="float">
            <text:p>-54.3159111125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45.5852933220978" calcext:value-type="float">
            <text:p>-45.5852933221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45.1298626499315" calcext:value-type="float">
            <text:p>-45.1298626499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65.9420320195458" calcext:value-type="float">
            <text:p>-65.942032019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46.9992199812946" calcext:value-type="float">
            <text:p>-46.999219981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53.4729059951836" calcext:value-type="float">
            <text:p>-53.472905995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49.1171578877205" calcext:value-type="float">
            <text:p>-49.1171578877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50.1257443737529" calcext:value-type="float">
            <text:p>-50.1257443738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44.4360656458073" calcext:value-type="float">
            <text:p>-44.4360656458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48.7859877668099" calcext:value-type="float">
            <text:p>-48.7859877668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50.167233953905" calcext:value-type="float">
            <text:p>-50.167233953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44.0408447252537" calcext:value-type="float">
            <text:p>-44.040844725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43.3451144427708" calcext:value-type="float">
            <text:p>-43.3451144428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46.6387977475297" calcext:value-type="float">
            <text:p>-46.638797747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42.5508515219545" calcext:value-type="float">
            <text:p>-42.55085152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48.038894578605" calcext:value-type="float">
            <text:p>-48.0388945786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50.7809444983483" calcext:value-type="float">
            <text:p>-50.7809444983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53.1082941901035" calcext:value-type="float">
            <text:p>-53.1082941901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51.4066079533514" calcext:value-type="float">
            <text:p>-51.406607953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51.0008903595223" calcext:value-type="float">
            <text:p>-51.000890359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44.4191815169488" calcext:value-type="float">
            <text:p>-44.4191815169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44.5598456052032" calcext:value-type="float">
            <text:p>-44.559845605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44.0377808776248" calcext:value-type="float">
            <text:p>-44.0377808776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48.6915195748013" calcext:value-type="float">
            <text:p>-48.6915195748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49.410399082307" calcext:value-type="float">
            <text:p>-49.410399082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45.5168825227799" calcext:value-type="float">
            <text:p>-45.5168825228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63.6222864176555" calcext:value-type="float">
            <text:p>-63.622286417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48.4071496444866" calcext:value-type="float">
            <text:p>-48.4071496445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50.6875879230766" calcext:value-type="float">
            <text:p>-50.6875879231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51.1214250877577" calcext:value-type="float">
            <text:p>-51.1214250878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48.4418105118828" calcext:value-type="float">
            <text:p>-48.4418105119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48.5010055610119" calcext:value-type="float">
            <text:p>-48.501005561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44.609688942519" calcext:value-type="float">
            <text:p>-44.6096889425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61.8550097832318" calcext:value-type="float">
            <text:p>-61.8550097832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48.8446150067553" calcext:value-type="float">
            <text:p>-48.8446150068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52.3607975198558" calcext:value-type="float">
            <text:p>-52.360797519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45.3308941628007" calcext:value-type="float">
            <text:p>-45.330894162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51.035394402018" calcext:value-type="float">
            <text:p>-51.035394402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46.4494723141193" calcext:value-type="float">
            <text:p>-46.4494723141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45.6312350477825" calcext:value-type="float">
            <text:p>-45.631235047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45.3407031383255" calcext:value-type="float">
            <text:p>-45.3407031383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51.2069195106465" calcext:value-type="float">
            <text:p>-51.206919510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46.909540792801" calcext:value-type="float">
            <text:p>-46.9095407928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49.9534418792981" calcext:value-type="float">
            <text:p>-49.9534418793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53.8493915151761" calcext:value-type="float">
            <text:p>-53.849391515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49.1751597345827" calcext:value-type="float">
            <text:p>-49.175159734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59.4943488654139" calcext:value-type="float">
            <text:p>-59.4943488654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64.6622325804749" calcext:value-type="float">
            <text:p>-64.662232580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50.6562420259108" calcext:value-type="float">
            <text:p>-50.656242025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46.4414754834333" calcext:value-type="float">
            <text:p>-46.441475483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49.6597523213733" calcext:value-type="float">
            <text:p>-49.6597523214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47.4208349829121" calcext:value-type="float">
            <text:p>-47.4208349829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46.9963795449548" calcext:value-type="float">
            <text:p>-46.99637954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43.5022718402638" calcext:value-type="float">
            <text:p>-43.502271840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49.9611640276982" calcext:value-type="float">
            <text:p>-49.961164027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53.0387340464393" calcext:value-type="float">
            <text:p>-53.0387340464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48.4937638433791" calcext:value-type="float">
            <text:p>-48.4937638434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47.8776777341109" calcext:value-type="float">
            <text:p>-47.8776777341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52.6409694916129" calcext:value-type="float">
            <text:p>-52.6409694916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49.2400423187232" calcext:value-type="float">
            <text:p>-49.240042318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54.0645213400783" calcext:value-type="float">
            <text:p>-54.0645213401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58.7795748734214" calcext:value-type="float">
            <text:p>-58.779574873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52.8507744212798" calcext:value-type="float">
            <text:p>-52.8507744213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52.3056563584644" calcext:value-type="float">
            <text:p>-52.3056563585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45.7269836131992" calcext:value-type="float">
            <text:p>-45.7269836132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44.8553421928899" calcext:value-type="float">
            <text:p>-44.8553421929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50.9318753214665" calcext:value-type="float">
            <text:p>-50.9318753215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50.9828033472004" calcext:value-type="float">
            <text:p>-50.9828033472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60.4139213194584" calcext:value-type="float">
            <text:p>-60.4139213195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50.9350011564706" calcext:value-type="float">
            <text:p>-50.935001156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49.5452167090835" calcext:value-type="float">
            <text:p>-49.5452167091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50.7959427461586" calcext:value-type="float">
            <text:p>-50.795942746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60.1966761464597" calcext:value-type="float">
            <text:p>-60.1966761465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58.7868963853166" calcext:value-type="float">
            <text:p>-58.7868963853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59.0244640025901" calcext:value-type="float">
            <text:p>-59.024464002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49.8021382383428" calcext:value-type="float">
            <text:p>-49.8021382383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49.8297379288338" calcext:value-type="float">
            <text:p>-49.8297379288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51.2597222329425" calcext:value-type="float">
            <text:p>-51.259722232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52.8023112399874" calcext:value-type="float">
            <text:p>-52.80231124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55.1853553619385" calcext:value-type="float">
            <text:p>-55.185355361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52.9030946833528" calcext:value-type="float">
            <text:p>-52.9030946834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52.0095118784849" calcext:value-type="float">
            <text:p>-52.0095118785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51.7311700852381" calcext:value-type="float">
            <text:p>-51.731170085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55.4695981982654" calcext:value-type="float">
            <text:p>-55.469598198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46.2225603181872" calcext:value-type="float">
            <text:p>-46.222560318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0.0143446576112" calcext:value-type="float">
            <text:p>-70.014344657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48.6810242835703" calcext:value-type="float">
            <text:p>-48.6810242836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56.7280370900495" calcext:value-type="float">
            <text:p>-56.72803709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50.2208059223789" calcext:value-type="float">
            <text:p>-50.220805922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53.4395802988723" calcext:value-type="float">
            <text:p>-53.439580298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53.1050874619997" calcext:value-type="float">
            <text:p>-53.105087462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57.9511422745686" calcext:value-type="float">
            <text:p>-57.9511422746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53.8393734881013" calcext:value-type="float">
            <text:p>-53.839373488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48.1234733299339" calcext:value-type="float">
            <text:p>-48.1234733299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57.6147663554853" calcext:value-type="float">
            <text:p>-57.6147663555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58.8337100583272" calcext:value-type="float">
            <text:p>-58.8337100583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46.716493375483" calcext:value-type="float">
            <text:p>-46.716493375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55.4769243631876" calcext:value-type="float">
            <text:p>-55.4769243632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52.37705104817" calcext:value-type="float">
            <text:p>-52.377051048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60.2091574581679" calcext:value-type="float">
            <text:p>-60.2091574582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58.1466008820268" calcext:value-type="float">
            <text:p>-58.146600882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46.9705755856731" calcext:value-type="float">
            <text:p>-46.970575585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47.4879961753428" calcext:value-type="float">
            <text:p>-47.4879961753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57.8104687849394" calcext:value-type="float">
            <text:p>-57.8104687849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3.555556928514" calcext:value-type="float">
            <text:p>-63.5555569285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59.8445624737571" calcext:value-type="float">
            <text:p>-59.8445624738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49.3551805390509" calcext:value-type="float">
            <text:p>-49.355180539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59.371686318032" calcext:value-type="float">
            <text:p>-59.371686318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50.9643794113787" calcext:value-type="float">
            <text:p>-50.9643794114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52.4082224971885" calcext:value-type="float">
            <text:p>-52.4082224972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49.8074398792245" calcext:value-type="float">
            <text:p>-49.8074398792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49.1919431206416" calcext:value-type="float">
            <text:p>-49.1919431206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47.7890249487269" calcext:value-type="float">
            <text:p>-47.789024948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48.0406130591174" calcext:value-type="float">
            <text:p>-48.0406130591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50.1599964742653" calcext:value-type="float">
            <text:p>-50.1599964743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52.6720551680175" calcext:value-type="float">
            <text:p>-52.672055168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53.238718605223" calcext:value-type="float">
            <text:p>-53.238718605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51.08272366527" calcext:value-type="float">
            <text:p>-51.0827236653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56.2053686209204" calcext:value-type="float">
            <text:p>-56.205368620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1.9125899049248" calcext:value-type="float">
            <text:p>-61.9125899049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58.1169680994974" calcext:value-type="float">
            <text:p>-58.1169680995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57.9558232999937" calcext:value-type="float">
            <text:p>-57.9558233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59.4357536056553" calcext:value-type="float">
            <text:p>-59.4357536057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6.7147049440823" calcext:value-type="float">
            <text:p>-66.7147049441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2.724887084649" calcext:value-type="float">
            <text:p>-62.724887084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57.5917355148314" calcext:value-type="float">
            <text:p>-57.5917355148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52.2149099408458" calcext:value-type="float">
            <text:p>-52.214909940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8.452328084555" calcext:value-type="float">
            <text:p>-48.452328084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53.3033563788848" calcext:value-type="float">
            <text:p>-53.303356378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51.7292429706455" calcext:value-type="float">
            <text:p>-51.7292429706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56.0672602504204" calcext:value-type="float">
            <text:p>-56.067260250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0.5171648120464" calcext:value-type="float">
            <text:p>-60.517164812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2.5339399329073" calcext:value-type="float">
            <text:p>-62.5339399329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3.937111026964" calcext:value-type="float">
            <text:p>-53.937111027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3.6609746950694" calcext:value-type="float">
            <text:p>-53.660974695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4.18358217582" calcext:value-type="float">
            <text:p>-54.183582175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49.1647342576682" calcext:value-type="float">
            <text:p>-49.164734257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8.4351943767264" calcext:value-type="float">
            <text:p>-58.435194376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46.7196844087551" calcext:value-type="float">
            <text:p>-46.7196844088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4.438477892616" calcext:value-type="float">
            <text:p>-54.4384778926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2.063046812388" calcext:value-type="float">
            <text:p>-52.063046812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9.1642468656833" calcext:value-type="float">
            <text:p>-59.164246865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4.8273472217294" calcext:value-type="float">
            <text:p>-54.8273472217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1.7010253351336" calcext:value-type="float">
            <text:p>-51.701025335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1.3281440907572" calcext:value-type="float">
            <text:p>-61.3281440908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52.6307830381465" calcext:value-type="float">
            <text:p>-52.6307830381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53.5754720538663" calcext:value-type="float">
            <text:p>-53.575472053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53.7750722664213" calcext:value-type="float">
            <text:p>-53.7750722664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54.363549547679" calcext:value-type="float">
            <text:p>-54.3635495477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50.9626656105001" calcext:value-type="float">
            <text:p>-50.9626656105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1.5465099658194" calcext:value-type="float">
            <text:p>-61.5465099658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7.0362180065562" calcext:value-type="float">
            <text:p>-57.0362180066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1.5870871169729" calcext:value-type="float">
            <text:p>-51.587087117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59.1314572778253" calcext:value-type="float">
            <text:p>-59.131457277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57.9983125052573" calcext:value-type="float">
            <text:p>-57.9983125053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6.473887826005" calcext:value-type="float">
            <text:p>-66.47388782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49.2260775087644" calcext:value-type="float">
            <text:p>-49.2260775088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0.5486524337918" calcext:value-type="float">
            <text:p>-50.548652433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50.6603922332002" calcext:value-type="float">
            <text:p>-50.6603922332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54.0026358883653" calcext:value-type="float">
            <text:p>-54.002635888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76.3340164693817" calcext:value-type="float">
            <text:p>-76.3340164694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51.1407777873371" calcext:value-type="float">
            <text:p>-51.1407777873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60.1163027764278" calcext:value-type="float">
            <text:p>-60.116302776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59.6060706828452" calcext:value-type="float">
            <text:p>-59.6060706828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0.8843373023759" calcext:value-type="float">
            <text:p>-50.8843373024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54.2263026173233" calcext:value-type="float">
            <text:p>-54.226302617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77.9928898390752" calcext:value-type="float">
            <text:p>-77.9928898391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6.5053676548752" calcext:value-type="float">
            <text:p>-56.5053676549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49.7429785054162" calcext:value-type="float">
            <text:p>-49.7429785054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5.1285712508068" calcext:value-type="float">
            <text:p>-55.1285712508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55.9088411772442" calcext:value-type="float">
            <text:p>-55.908841177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51.0650942520685" calcext:value-type="float">
            <text:p>-51.065094252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81.0764728429242" calcext:value-type="float">
            <text:p>-81.076472842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65.7807030831734" calcext:value-type="float">
            <text:p>-65.780703083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49.670018122895" calcext:value-type="float">
            <text:p>-49.670018122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49.2734171478664" calcext:value-type="float">
            <text:p>-49.2734171479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7.4629902317783" calcext:value-type="float">
            <text:p>-57.462990231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47.6311081473484" calcext:value-type="float">
            <text:p>-47.6311081473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0.7750901407084" calcext:value-type="float">
            <text:p>-50.775090140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8.3418199908381" calcext:value-type="float">
            <text:p>-58.3418199908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4.6049609197037" calcext:value-type="float">
            <text:p>-54.6049609197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53.286898712564" calcext:value-type="float">
            <text:p>-53.286898712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8.8739479883746" calcext:value-type="float">
            <text:p>-58.8739479884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61.1598493772956" calcext:value-type="float">
            <text:p>-61.1598493773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55.1686883146689" calcext:value-type="float">
            <text:p>-55.1686883147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53.9930740434071" calcext:value-type="float">
            <text:p>-53.9930740434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53.1221976069408" calcext:value-type="float">
            <text:p>-53.122197606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52.3473958891811" calcext:value-type="float">
            <text:p>-52.347395889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53.6231896911353" calcext:value-type="float">
            <text:p>-53.623189691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7.8262690843678" calcext:value-type="float">
            <text:p>-67.8262690844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4.2696593970065" calcext:value-type="float">
            <text:p>-54.26965939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50.1532801280852" calcext:value-type="float">
            <text:p>-50.1532801281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53.7204090102065" calcext:value-type="float">
            <text:p>-53.720409010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8.3557645714267" calcext:value-type="float">
            <text:p>-58.3557645714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51.8690939980274" calcext:value-type="float">
            <text:p>-51.86909399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1.3487083379424" calcext:value-type="float">
            <text:p>-51.3487083379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58.7372066392216" calcext:value-type="float">
            <text:p>-58.737206639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48.5726537366024" calcext:value-type="float">
            <text:p>-48.572653736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57.4045665490115" calcext:value-type="float">
            <text:p>-57.40456654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6.2740449190463" calcext:value-type="float">
            <text:p>-56.27404491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1.0625523212392" calcext:value-type="float">
            <text:p>-51.0625523212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53.0580781827803" calcext:value-type="float">
            <text:p>-53.0580781828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7.9851204815969" calcext:value-type="float">
            <text:p>-57.9851204816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63.0264874643454" calcext:value-type="float">
            <text:p>-63.0264874643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0.7059430331654" calcext:value-type="float">
            <text:p>-50.705943033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0.7227406085159" calcext:value-type="float">
            <text:p>-50.7227406085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54.3413610365738" calcext:value-type="float">
            <text:p>-54.3413610366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51.6388362411199" calcext:value-type="float">
            <text:p>-51.638836241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2.6278894928393" calcext:value-type="float">
            <text:p>-52.6278894928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6.2567624925881" calcext:value-type="float">
            <text:p>-56.2567624926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53.9528446034288" calcext:value-type="float">
            <text:p>-53.9528446034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87.5448875769234" calcext:value-type="float">
            <text:p>-87.544887576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9.5272739947473" calcext:value-type="float">
            <text:p>-59.527273994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69.2323496382224" calcext:value-type="float">
            <text:p>-69.2323496382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50.1734560186223" calcext:value-type="float">
            <text:p>-50.173456018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52.8676009273662" calcext:value-type="float">
            <text:p>-52.867600927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1.0245169503188" calcext:value-type="float">
            <text:p>-51.024516950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1.4992085079702" calcext:value-type="float">
            <text:p>-51.499208508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52.3649244630501" calcext:value-type="float">
            <text:p>-52.3649244631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52.2168296694703" calcext:value-type="float">
            <text:p>-52.2168296695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6.7277435423896" calcext:value-type="float">
            <text:p>-56.7277435424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59.3452561702216" calcext:value-type="float">
            <text:p>-59.3452561702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4.4315046259843" calcext:value-type="float">
            <text:p>-64.431504626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54.3138838945459" calcext:value-type="float">
            <text:p>-54.3138838945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0.0177778023659" calcext:value-type="float">
            <text:p>-50.017777802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58.3283091602884" calcext:value-type="float">
            <text:p>-58.328309160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48.1561841995105" calcext:value-type="float">
            <text:p>-48.1561841995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52.7396091209878" calcext:value-type="float">
            <text:p>-52.73960912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4.2421183882077" calcext:value-type="float">
            <text:p>-54.242118388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53.644131241979" calcext:value-type="float">
            <text:p>-53.644131242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7.5605205178404" calcext:value-type="float">
            <text:p>-57.560520517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49.1217734120078" calcext:value-type="float">
            <text:p>-49.12177341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7.2886984782422" calcext:value-type="float">
            <text:p>-57.2886984782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56.3608707131091" calcext:value-type="float">
            <text:p>-56.3608707131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8.0773350356039" calcext:value-type="float">
            <text:p>-58.077335035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47.8100205207361" calcext:value-type="float">
            <text:p>-47.8100205207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6.2992135279854" calcext:value-type="float">
            <text:p>-56.299213528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8.5770497656871" calcext:value-type="float">
            <text:p>-58.577049765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2.9869193456175" calcext:value-type="float">
            <text:p>-52.9869193456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59.5725222405613" calcext:value-type="float">
            <text:p>-59.572522240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9.3324537443955" calcext:value-type="float">
            <text:p>-69.3324537444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54.265116528333" calcext:value-type="float">
            <text:p>-54.265116528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49.0825227605136" calcext:value-type="float">
            <text:p>-49.082522760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50.1103431913921" calcext:value-type="float">
            <text:p>-50.1103431914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2.9385391355055" calcext:value-type="float">
            <text:p>-52.938539135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51.7842413510102" calcext:value-type="float">
            <text:p>-51.784241351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1.0109279260279" calcext:value-type="float">
            <text:p>-51.010927926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51.8616635665902" calcext:value-type="float">
            <text:p>-51.8616635666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0.8287905860513" calcext:value-type="float">
            <text:p>-50.828790586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60.3109422876716" calcext:value-type="float">
            <text:p>-60.3109422877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60.264581398014" calcext:value-type="float">
            <text:p>-60.264581398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49.0541284218812" calcext:value-type="float">
            <text:p>-49.0541284219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2.5835688034215" calcext:value-type="float">
            <text:p>-62.5835688034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50.3305137161364" calcext:value-type="float">
            <text:p>-50.3305137161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52.7119877443193" calcext:value-type="float">
            <text:p>-52.7119877443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50.4036450393535" calcext:value-type="float">
            <text:p>-50.4036450394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4.1568598021492" calcext:value-type="float">
            <text:p>-64.1568598021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1.1929074035845" calcext:value-type="float">
            <text:p>-51.192907403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46.9426933974186" calcext:value-type="float">
            <text:p>-46.9426933974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2.7368007858963" calcext:value-type="float">
            <text:p>-52.736800785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3.0165679903668" calcext:value-type="float">
            <text:p>-53.016567990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52.0606806255236" calcext:value-type="float">
            <text:p>-52.060680625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48.8184540910607" calcext:value-type="float">
            <text:p>-48.8184540911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0.1591847583022" calcext:value-type="float">
            <text:p>-50.159184758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75.9641439351831" calcext:value-type="float">
            <text:p>-75.964143935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47.2703470458574" calcext:value-type="float">
            <text:p>-47.270347045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48.2829217247107" calcext:value-type="float">
            <text:p>-48.282921724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9.7292175714803" calcext:value-type="float">
            <text:p>-59.729217571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1.5708567074277" calcext:value-type="float">
            <text:p>-51.5708567074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50.8794937939537" calcext:value-type="float">
            <text:p>-50.879493794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0.1342615167714" calcext:value-type="float">
            <text:p>-50.1342615168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57.9404043372773" calcext:value-type="float">
            <text:p>-57.940404337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52.5222585272228" calcext:value-type="float">
            <text:p>-52.5222585272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57.1931900732553" calcext:value-type="float">
            <text:p>-57.1931900733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54.8109436698761" calcext:value-type="float">
            <text:p>-54.810943669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51.0159018688162" calcext:value-type="float">
            <text:p>-51.0159018688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47.2020715881605" calcext:value-type="float">
            <text:p>-47.2020715882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49.933452680322" calcext:value-type="float">
            <text:p>-49.9334526803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49.9369038477977" calcext:value-type="float">
            <text:p>-49.9369038478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50.5852258486428" calcext:value-type="float">
            <text:p>-50.585225848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49.3380931136683" calcext:value-type="float">
            <text:p>-49.3380931137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2.2322589174281" calcext:value-type="float">
            <text:p>-52.2322589174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0.0096137362633" calcext:value-type="float">
            <text:p>-50.0096137363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4.337474433858" calcext:value-type="float">
            <text:p>-54.3374744339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5.5247003083557" calcext:value-type="float">
            <text:p>-55.5247003084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49.9675434843555" calcext:value-type="float">
            <text:p>-49.9675434844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4.169783685355" calcext:value-type="float">
            <text:p>-54.1697836854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53.9850345804857" calcext:value-type="float">
            <text:p>-53.9850345805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48.4383013798179" calcext:value-type="float">
            <text:p>-48.438301379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2.3853168082276" calcext:value-type="float">
            <text:p>-52.3853168082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49.0590350618301" calcext:value-type="float">
            <text:p>-49.0590350618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52.6010180447745" calcext:value-type="float">
            <text:p>-52.601018044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41.6856492790628" calcext:value-type="float">
            <text:p>-41.6856492791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47.5833204400794" calcext:value-type="float">
            <text:p>-47.5833204401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64.5953668918984" calcext:value-type="float">
            <text:p>-64.5953668919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5.5500885110184" calcext:value-type="float">
            <text:p>-55.550088511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4.2136820999412" calcext:value-type="float">
            <text:p>-54.2136820999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8.2883295916073" calcext:value-type="float">
            <text:p>-48.2883295916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4.2511736703466" calcext:value-type="float">
            <text:p>-54.2511736703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1.9586652034548" calcext:value-type="float">
            <text:p>-51.9586652035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50.9678154392327" calcext:value-type="float">
            <text:p>-50.9678154392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70.4972925677679" calcext:value-type="float">
            <text:p>-70.497292567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49.6157574838167" calcext:value-type="float">
            <text:p>-49.6157574838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47.8856215302327" calcext:value-type="float">
            <text:p>-47.8856215302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7.1888730255515" calcext:value-type="float">
            <text:p>-57.188873025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5.5101749663329" calcext:value-type="float">
            <text:p>-55.510174966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9.5647450233812" calcext:value-type="float">
            <text:p>-59.5647450234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6.7228463000446" calcext:value-type="float">
            <text:p>-56.722846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47.7575764516142" calcext:value-type="float">
            <text:p>-47.7575764516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67.8855100205504" calcext:value-type="float">
            <text:p>-67.885510020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49.0256840774405" calcext:value-type="float">
            <text:p>-49.025684077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2.0162883698893" calcext:value-type="float">
            <text:p>-52.0162883699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60.4873066091994" calcext:value-type="float">
            <text:p>-60.4873066092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49.3259995958568" calcext:value-type="float">
            <text:p>-49.325999595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2.4994748080079" calcext:value-type="float">
            <text:p>-52.49947480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6.7498878453262" calcext:value-type="float">
            <text:p>-56.749887845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0.1817869572775" calcext:value-type="float">
            <text:p>-50.181786957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54.4416506514992" calcext:value-type="float">
            <text:p>-54.441650651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55.7255936567687" calcext:value-type="float">
            <text:p>-55.725593656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59.7254726658329" calcext:value-type="float">
            <text:p>-59.7254726658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47.5858591810157" calcext:value-type="float">
            <text:p>-47.585859181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53.4575212985276" calcext:value-type="float">
            <text:p>-53.4575212985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56.7120085239212" calcext:value-type="float">
            <text:p>-56.712008523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47.6530666463886" calcext:value-type="float">
            <text:p>-47.653066646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77.8982497615434" calcext:value-type="float">
            <text:p>-77.8982497615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62.6223329488146" calcext:value-type="float">
            <text:p>-62.622332948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3.7606645611534" calcext:value-type="float">
            <text:p>-53.760664561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4.503049087127" calcext:value-type="float">
            <text:p>-54.5030490871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47.4589806455806" calcext:value-type="float">
            <text:p>-47.4589806456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47.883115952766" calcext:value-type="float">
            <text:p>-47.8831159528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6.7935883440961" calcext:value-type="float">
            <text:p>-56.7935883441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4.454844416085" calcext:value-type="float">
            <text:p>-54.4548444161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3.2184835137972" calcext:value-type="float">
            <text:p>-53.218483513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0.742761542974" calcext:value-type="float">
            <text:p>-50.742761543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46.9174812085636" calcext:value-type="float">
            <text:p>-46.9174812086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48.9792328882923" calcext:value-type="float">
            <text:p>-48.979232888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45.6910024239556" calcext:value-type="float">
            <text:p>-45.69100242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6.6621132822228" calcext:value-type="float">
            <text:p>-56.662113282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9.571553695122" calcext:value-type="float">
            <text:p>-49.5715536951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8.8354172057897" calcext:value-type="float">
            <text:p>-58.8354172058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49.9901795896571" calcext:value-type="float">
            <text:p>-49.9901795897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60.5786137718796" calcext:value-type="float">
            <text:p>-60.5786137719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5.5188609172924" calcext:value-type="float">
            <text:p>-55.5188609173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80.2053502889693" calcext:value-type="float">
            <text:p>-80.205350289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8.8133499121301" calcext:value-type="float">
            <text:p>-48.8133499121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9.1603752103337" calcext:value-type="float">
            <text:p>-59.160375210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67.2357835080512" calcext:value-type="float">
            <text:p>-67.235783508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60.9450781155136" calcext:value-type="float">
            <text:p>-60.9450781155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44.5098645087431" calcext:value-type="float">
            <text:p>-44.5098645087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49.7529868523088" calcext:value-type="float">
            <text:p>-49.752986852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1.7111110697277" calcext:value-type="float">
            <text:p>-51.711111069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1.1959519083599" calcext:value-type="float">
            <text:p>-51.195951908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0.0657862827039" calcext:value-type="float">
            <text:p>-50.065786282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3.9681146162561" calcext:value-type="float">
            <text:p>-53.968114616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53.5104119228269" calcext:value-type="float">
            <text:p>-53.510411922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3.4962729815472" calcext:value-type="float">
            <text:p>-53.496272981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62.0581836754091" calcext:value-type="float">
            <text:p>-62.058183675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47.1124563828975" calcext:value-type="float">
            <text:p>-47.1124563829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0.6234370514867" calcext:value-type="float">
            <text:p>-50.623437051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5.526520374752" calcext:value-type="float">
            <text:p>-65.5265203748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48.8887820888549" calcext:value-type="float">
            <text:p>-48.8887820889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48.4755062826772" calcext:value-type="float">
            <text:p>-48.475506282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48.2311528348559" calcext:value-type="float">
            <text:p>-48.2311528349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47.789747167623" calcext:value-type="float">
            <text:p>-47.7897471676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8.4080352273882" calcext:value-type="float">
            <text:p>-58.4080352274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1.9858947819577" calcext:value-type="float">
            <text:p>-61.985894782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48.6122298786343" calcext:value-type="float">
            <text:p>-48.6122298786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6.6517013693656" calcext:value-type="float">
            <text:p>-56.6517013694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8.0448372515746" calcext:value-type="float">
            <text:p>-58.0448372516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58.5933607769877" calcext:value-type="float">
            <text:p>-58.59336077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53.401164980276" calcext:value-type="float">
            <text:p>-53.4011649803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66.7303360648632" calcext:value-type="float">
            <text:p>-66.7303360649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48.0780544984924" calcext:value-type="float">
            <text:p>-48.078054498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56.7601665779178" calcext:value-type="float">
            <text:p>-56.7601665779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7.3338108406329" calcext:value-type="float">
            <text:p>-57.333810840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50.4713864970494" calcext:value-type="float">
            <text:p>-50.47138649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4.995576692537" calcext:value-type="float">
            <text:p>-54.995576692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49.5809240376299" calcext:value-type="float">
            <text:p>-49.5809240376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60.0471846398931" calcext:value-type="float">
            <text:p>-60.0471846399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48.8167679963529" calcext:value-type="float">
            <text:p>-48.8167679964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2.7663205807881" calcext:value-type="float">
            <text:p>-52.7663205808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61.6244278281845" calcext:value-type="float">
            <text:p>-61.624427828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52.6090822487686" calcext:value-type="float">
            <text:p>-52.6090822488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7.195015673877" calcext:value-type="float">
            <text:p>-47.1950156739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55.8887716444992" calcext:value-type="float">
            <text:p>-55.888771644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8.084742722142" calcext:value-type="float">
            <text:p>-58.0847427221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1.9010357017174" calcext:value-type="float">
            <text:p>-51.901035701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2.3226147597876" calcext:value-type="float">
            <text:p>-52.322614759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49.5877241840983" calcext:value-type="float">
            <text:p>-49.587724184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67.5097309542936" calcext:value-type="float">
            <text:p>-67.5097309543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60.2820297116638" calcext:value-type="float">
            <text:p>-60.2820297117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52.8420432251461" calcext:value-type="float">
            <text:p>-52.8420432251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1.5033456588538" calcext:value-type="float">
            <text:p>-51.503345658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0.8589824802527" calcext:value-type="float">
            <text:p>-50.858982480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9.2714993546123" calcext:value-type="float">
            <text:p>-59.271499354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4.5826153441011" calcext:value-type="float">
            <text:p>-54.582615344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50.1255359574812" calcext:value-type="float">
            <text:p>-50.1255359575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48.9998780379705" calcext:value-type="float">
            <text:p>-48.999878038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6.6160777651525" calcext:value-type="float">
            <text:p>-56.616077765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9.2416575130416" calcext:value-type="float">
            <text:p>-49.241657513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48.1557950952826" calcext:value-type="float">
            <text:p>-48.1557950953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0.8938235247483" calcext:value-type="float">
            <text:p>-50.8938235247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7.1485286643563" calcext:value-type="float">
            <text:p>-57.148528664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3.8274363721665" calcext:value-type="float">
            <text:p>-53.8274363722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53.8429846792983" calcext:value-type="float">
            <text:p>-53.8429846793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5.6818732037036" calcext:value-type="float">
            <text:p>-55.6818732037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4.897549109184" calcext:value-type="float">
            <text:p>-54.8975491092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6.2563727467072" calcext:value-type="float">
            <text:p>-56.256372746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1.8345782855422" calcext:value-type="float">
            <text:p>-51.834578285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1.5320993857932" calcext:value-type="float">
            <text:p>-51.5320993858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54.5045929066804" calcext:value-type="float">
            <text:p>-54.5045929067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4.5254113704872" calcext:value-type="float">
            <text:p>-54.525411370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57.49369914151" calcext:value-type="float">
            <text:p>-57.4936991415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3.8357368276353" calcext:value-type="float">
            <text:p>-53.835736827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4.8409885042906" calcext:value-type="float">
            <text:p>-54.8409885043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68.6929618045154" calcext:value-type="float">
            <text:p>-68.6929618045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57.1583495608311" calcext:value-type="float">
            <text:p>-57.158349560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2.4506276177854" calcext:value-type="float">
            <text:p>-52.450627617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60.808227501778" calcext:value-type="float">
            <text:p>-60.8082275018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9.2926262417263" calcext:value-type="float">
            <text:p>-59.292626241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69.3600170424875" calcext:value-type="float">
            <text:p>-69.3600170425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2.0087338178373" calcext:value-type="float">
            <text:p>-52.0087338178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7.5232829880756" calcext:value-type="float">
            <text:p>-57.5232829881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3.6946090176919" calcext:value-type="float">
            <text:p>-53.694609017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56.5849245078055" calcext:value-type="float">
            <text:p>-56.584924507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7.1853942601267" calcext:value-type="float">
            <text:p>-47.1853942601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6.9437434665183" calcext:value-type="float">
            <text:p>-56.943743466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47.4281743734871" calcext:value-type="float">
            <text:p>-47.4281743735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62.4619582271445" calcext:value-type="float">
            <text:p>-62.4619582271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65.8333513991101" calcext:value-type="float">
            <text:p>-65.8333513991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70.7526162336691" calcext:value-type="float">
            <text:p>-70.752616233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3.3898243097851" calcext:value-type="float">
            <text:p>-53.3898243098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58.7111852185516" calcext:value-type="float">
            <text:p>-58.711185218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2.3343149260754" calcext:value-type="float">
            <text:p>-52.334314926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6.5856553761163" calcext:value-type="float">
            <text:p>-56.585655376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6.8662060325004" calcext:value-type="float">
            <text:p>-56.866206032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9.7318170270338" calcext:value-type="float">
            <text:p>-59.731817027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62.5568149854784" calcext:value-type="float">
            <text:p>-62.5568149855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0.087295687352" calcext:value-type="float">
            <text:p>-50.0872956874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3.4472543627491" calcext:value-type="float">
            <text:p>-53.447254362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7.7307893026025" calcext:value-type="float">
            <text:p>-47.730789302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53.944326506115" calcext:value-type="float">
            <text:p>-53.944326506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8.3945854294263" calcext:value-type="float">
            <text:p>-48.3945854294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63.732366107843" calcext:value-type="float">
            <text:p>-63.7323661078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3.1628355564109" calcext:value-type="float">
            <text:p>-53.1628355564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58.4483743082431" calcext:value-type="float">
            <text:p>-58.4483743082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64.9562322486587" calcext:value-type="float">
            <text:p>-64.9562322487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68.435085480356" calcext:value-type="float">
            <text:p>-68.4350854804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21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3:09:1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223117407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25.8044157352415" calcext:value-type="float">
            <text:p>-25.804415735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94652958325252" calcext:value-type="float">
            <text:p>5.94652958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7.2716280409734" calcext:value-type="float">
            <text:p>17.27162804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23.4645110874034" calcext:value-type="float">
            <text:p>23.464511087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8.0821887832905" calcext:value-type="float">
            <text:p>28.082188783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8.8588528641776" calcext:value-type="float">
            <text:p>28.858852864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9.5797170418453" calcext:value-type="float">
            <text:p>29.579717041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29.8562006367739" calcext:value-type="float">
            <text:p>29.856200636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0.2009180821439" calcext:value-type="float">
            <text:p>30.2009180821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1.1227831555589" calcext:value-type="float">
            <text:p>31.1227831556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2.3682510314326" calcext:value-type="float">
            <text:p>32.368251031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2.6688006747241" calcext:value-type="float">
            <text:p>32.668800674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32.9067023786829" calcext:value-type="float">
            <text:p>32.906702378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3.4075995207201" calcext:value-type="float">
            <text:p>33.407599520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3.9802009034933" calcext:value-type="float">
            <text:p>33.9802009035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4.0245928669725" calcext:value-type="float">
            <text:p>34.024592867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4.2143674539907" calcext:value-type="float">
            <text:p>34.214367454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34.7679114227213" calcext:value-type="float">
            <text:p>34.767911422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4.7699966150096" calcext:value-type="float">
            <text:p>34.769996615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34.8735580539994" calcext:value-type="float">
            <text:p>34.873558054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4.9466687494709" calcext:value-type="float">
            <text:p>34.9466687495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35.4764912593165" calcext:value-type="float">
            <text:p>35.4764912593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5.7422077808931" calcext:value-type="float">
            <text:p>35.7422077809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35.1680248978216" calcext:value-type="float">
            <text:p>35.168024897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5.9120248318061" calcext:value-type="float">
            <text:p>35.912024831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5.9909189575374" calcext:value-type="float">
            <text:p>35.9909189575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5.9017405228566" calcext:value-type="float">
            <text:p>35.901740522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35.6999545436542" calcext:value-type="float">
            <text:p>35.6999545437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36.105569418183" calcext:value-type="float">
            <text:p>36.105569418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36.0074705502462" calcext:value-type="float">
            <text:p>36.007470550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35.5255796460758" calcext:value-type="float">
            <text:p>35.525579646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36.0179988696587" calcext:value-type="float">
            <text:p>36.017998869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35.9770222785182" calcext:value-type="float">
            <text:p>35.9770222785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36.146463517754" calcext:value-type="float">
            <text:p>36.1464635178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6.0448498885774" calcext:value-type="float">
            <text:p>36.044849888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6.2450382572314" calcext:value-type="float">
            <text:p>36.245038257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6.0000411561648" calcext:value-type="float">
            <text:p>36.000041156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6.0347131304534" calcext:value-type="float">
            <text:p>36.034713130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36.3339395310538" calcext:value-type="float">
            <text:p>36.333939531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36.0293291475218" calcext:value-type="float">
            <text:p>36.029329147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36.0787865398445" calcext:value-type="float">
            <text:p>36.0787865398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36.302584127602" calcext:value-type="float">
            <text:p>36.302584127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36.4464809182289" calcext:value-type="float">
            <text:p>36.446480918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35.8216576977815" calcext:value-type="float">
            <text:p>35.8216576978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36.2934587615272" calcext:value-type="float">
            <text:p>36.2934587615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36.1364090759533" calcext:value-type="float">
            <text:p>36.13640907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36.2667596261404" calcext:value-type="float">
            <text:p>36.266759626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36.442439302462" calcext:value-type="float">
            <text:p>36.442439302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36.2995628885683" calcext:value-type="float">
            <text:p>36.299562888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36.5948951841804" calcext:value-type="float">
            <text:p>36.594895184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36.5557419170783" calcext:value-type="float">
            <text:p>36.555741917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36.5718582549397" calcext:value-type="float">
            <text:p>36.571858254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36.4862879857538" calcext:value-type="float">
            <text:p>36.4862879858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36.317067210046" calcext:value-type="float">
            <text:p>36.3170672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36.3436679555157" calcext:value-type="float">
            <text:p>36.3436679555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37.0766214031601" calcext:value-type="float">
            <text:p>37.076621403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36.0662863313138" calcext:value-type="float">
            <text:p>36.0662863313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36.4181846596853" calcext:value-type="float">
            <text:p>36.418184659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36.4346764728731" calcext:value-type="float">
            <text:p>36.434676472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36.7160897627382" calcext:value-type="float">
            <text:p>36.7160897627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36.6245797980076" calcext:value-type="float">
            <text:p>36.624579798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36.5431232298976" calcext:value-type="float">
            <text:p>36.543123229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36.3124504398034" calcext:value-type="float">
            <text:p>36.3124504398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36.2849548570059" calcext:value-type="float">
            <text:p>36.28495485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36.4576844463889" calcext:value-type="float">
            <text:p>36.4576844464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36.4494995887707" calcext:value-type="float">
            <text:p>36.449499588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37.063873215159" calcext:value-type="float">
            <text:p>37.063873215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36.8875787946337" calcext:value-type="float">
            <text:p>36.8875787946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36.5024239675128" calcext:value-type="float">
            <text:p>36.5024239675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36.4562285171572" calcext:value-type="float">
            <text:p>36.4562285172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6.4028853588626" calcext:value-type="float">
            <text:p>36.402885358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36.0928916981906" calcext:value-type="float">
            <text:p>36.092891698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36.712405013928" calcext:value-type="float">
            <text:p>36.7124050139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36.272518045932" calcext:value-type="float">
            <text:p>36.2725180459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6.3921418701219" calcext:value-type="float">
            <text:p>36.392141870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36.4888853905254" calcext:value-type="float">
            <text:p>36.488885390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36.1255963058897" calcext:value-type="float">
            <text:p>36.125596305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36.5894029736289" calcext:value-type="float">
            <text:p>36.589402973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.6028354222869" calcext:value-type="float">
            <text:p>36.6028354223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36.2102327465589" calcext:value-type="float">
            <text:p>36.2102327466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36.2028828241006" calcext:value-type="float">
            <text:p>36.2028828241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36.5280267101444" calcext:value-type="float">
            <text:p>36.528026710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.6515276854856" calcext:value-type="float">
            <text:p>36.651527685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36.7866984688881" calcext:value-type="float">
            <text:p>36.786698468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36.4923082838578" calcext:value-type="float">
            <text:p>36.4923082839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36.4982311027658" calcext:value-type="float">
            <text:p>36.498231102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.532115628713" calcext:value-type="float">
            <text:p>36.5321156287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36.1678829381823" calcext:value-type="float">
            <text:p>36.167882938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36.2215582587982" calcext:value-type="float">
            <text:p>36.2215582588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36.5539821205839" calcext:value-type="float">
            <text:p>36.553982120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36.4904078107103" calcext:value-type="float">
            <text:p>36.4904078107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36.6979393946304" calcext:value-type="float">
            <text:p>36.697939394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36.243692775545" calcext:value-type="float">
            <text:p>36.2436927755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36.7433408930752" calcext:value-type="float">
            <text:p>36.7433408931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36.8591093720976" calcext:value-type="float">
            <text:p>36.8591093721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36.4629043792185" calcext:value-type="float">
            <text:p>36.4629043792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36.752639464113" calcext:value-type="float">
            <text:p>36.7526394641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36.5670551316887" calcext:value-type="float">
            <text:p>36.5670551317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36.1943318990056" calcext:value-type="float">
            <text:p>36.194331899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36.3167806199612" calcext:value-type="float">
            <text:p>36.31678062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36.7684208056523" calcext:value-type="float">
            <text:p>36.7684208057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36.4461549427846" calcext:value-type="float">
            <text:p>36.4461549428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36.4165594300988" calcext:value-type="float">
            <text:p>36.4165594301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36.6075857591836" calcext:value-type="float">
            <text:p>36.6075857592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36.2350523718497" calcext:value-type="float">
            <text:p>36.2350523718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36.5832141423788" calcext:value-type="float">
            <text:p>36.583214142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36.2850304664626" calcext:value-type="float">
            <text:p>36.2850304665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36.0707433114911" calcext:value-type="float">
            <text:p>36.0707433115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36.1230704947026" calcext:value-type="float">
            <text:p>36.1230704947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36.5051253280262" calcext:value-type="float">
            <text:p>36.505125328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36.2012707630398" calcext:value-type="float">
            <text:p>36.20127076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36.5693716317437" calcext:value-type="float">
            <text:p>36.569371631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36.6807420954677" calcext:value-type="float">
            <text:p>36.6807420955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36.346954654749" calcext:value-type="float">
            <text:p>36.346954654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36.406544968314" calcext:value-type="float">
            <text:p>36.406544968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36.2625816350176" calcext:value-type="float">
            <text:p>36.26258163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36.3569284631584" calcext:value-type="float">
            <text:p>36.3569284632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36.1156332465789" calcext:value-type="float">
            <text:p>36.115633246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36.1982262191059" calcext:value-type="float">
            <text:p>36.198226219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36.1287438314443" calcext:value-type="float">
            <text:p>36.128743831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36.5747527460582" calcext:value-type="float">
            <text:p>36.5747527461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36.6324307297959" calcext:value-type="float">
            <text:p>36.632430729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36.2388169968057" calcext:value-type="float">
            <text:p>36.2388169968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36.3352861044953" calcext:value-type="float">
            <text:p>36.335286104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36.5192976645973" calcext:value-type="float">
            <text:p>36.5192976646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35.9923247289209" calcext:value-type="float">
            <text:p>35.992324728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36.2574640958469" calcext:value-type="float">
            <text:p>36.257464095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36.4464253069046" calcext:value-type="float">
            <text:p>36.4464253069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36.3210281366101" calcext:value-type="float">
            <text:p>36.3210281366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36.1306025746464" calcext:value-type="float">
            <text:p>36.1306025746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36.2684952290619" calcext:value-type="float">
            <text:p>36.2684952291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35.8039429328154" calcext:value-type="float">
            <text:p>35.803942932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36.3276490233133" calcext:value-type="float">
            <text:p>36.3276490233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36.2899378268033" calcext:value-type="float">
            <text:p>36.289937826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36.1922129284334" calcext:value-type="float">
            <text:p>36.1922129284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36.271521057879" calcext:value-type="float">
            <text:p>36.2715210579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36.0517471292333" calcext:value-type="float">
            <text:p>36.0517471292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36.3848688680707" calcext:value-type="float">
            <text:p>36.384868868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36.1107743532895" calcext:value-type="float">
            <text:p>36.1107743533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36.4527073796607" calcext:value-type="float">
            <text:p>36.4527073797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36.0959664711115" calcext:value-type="float">
            <text:p>36.0959664711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35.8406334358995" calcext:value-type="float">
            <text:p>35.840633435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35.8877097727483" calcext:value-type="float">
            <text:p>35.8877097727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36.3155332630889" calcext:value-type="float">
            <text:p>36.3155332631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35.6857311156417" calcext:value-type="float">
            <text:p>35.6857311156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36.0619495020249" calcext:value-type="float">
            <text:p>36.061949502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36.0839204493993" calcext:value-type="float">
            <text:p>36.0839204494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36.1704031455859" calcext:value-type="float">
            <text:p>36.170403145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35.8735620031199" calcext:value-type="float">
            <text:p>35.873562003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36.5249819241675" calcext:value-type="float">
            <text:p>36.524981924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35.8265181907809" calcext:value-type="float">
            <text:p>35.8265181908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35.7022899809772" calcext:value-type="float">
            <text:p>35.702289981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36.0327239045466" calcext:value-type="float">
            <text:p>36.0327239045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36.0528611686801" calcext:value-type="float">
            <text:p>36.052861168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35.5912620712519" calcext:value-type="float">
            <text:p>35.591262071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35.7255500413917" calcext:value-type="float">
            <text:p>35.7255500414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35.9691900984744" calcext:value-type="float">
            <text:p>35.969190098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35.5919322479795" calcext:value-type="float">
            <text:p>35.59193224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5.8896156198883" calcext:value-type="float">
            <text:p>35.8896156199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35.8675281460036" calcext:value-type="float">
            <text:p>35.86752814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35.7818144214227" calcext:value-type="float">
            <text:p>35.7818144214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35.7023659903212" calcext:value-type="float">
            <text:p>35.7023659903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35.7652190447042" calcext:value-type="float">
            <text:p>35.7652190447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35.3310042670637" calcext:value-type="float">
            <text:p>35.3310042671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35.3626795899414" calcext:value-type="float">
            <text:p>35.3626795899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35.7973061546152" calcext:value-type="float">
            <text:p>35.7973061546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36.0211553754907" calcext:value-type="float">
            <text:p>36.021155375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35.461154759386" calcext:value-type="float">
            <text:p>35.4611547594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35.639130037425" calcext:value-type="float">
            <text:p>35.6391300374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35.6173703310038" calcext:value-type="float">
            <text:p>35.617370331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35.2493908482141" calcext:value-type="float">
            <text:p>35.2493908482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35.6360134800422" calcext:value-type="float">
            <text:p>35.63601348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35.8905008195317" calcext:value-type="float">
            <text:p>35.890500819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35.011320225431" calcext:value-type="float">
            <text:p>35.011320225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35.1900842909632" calcext:value-type="float">
            <text:p>35.190084291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35.1136122982532" calcext:value-type="float">
            <text:p>35.113612298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35.0573844176387" calcext:value-type="float">
            <text:p>35.0573844176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34.9258714313792" calcext:value-type="float">
            <text:p>34.925871431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5.1537557426006" calcext:value-type="float">
            <text:p>35.1537557426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34.8539043671807" calcext:value-type="float">
            <text:p>34.8539043672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35.1405543469805" calcext:value-type="float">
            <text:p>35.14055434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35.0785893274427" calcext:value-type="float">
            <text:p>35.0785893274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34.8335987284433" calcext:value-type="float">
            <text:p>34.8335987284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34.8504908696245" calcext:value-type="float">
            <text:p>34.8504908696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34.9420227858092" calcext:value-type="float">
            <text:p>34.9420227858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34.3843834007133" calcext:value-type="float">
            <text:p>34.3843834007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34.6776459833522" calcext:value-type="float">
            <text:p>34.6776459834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34.1764235840751" calcext:value-type="float">
            <text:p>34.1764235841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34.2020322172815" calcext:value-type="float">
            <text:p>34.202032217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34.4618850776996" calcext:value-type="float">
            <text:p>34.4618850777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33.9200436290404" calcext:value-type="float">
            <text:p>33.920043629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33.9329341643221" calcext:value-type="float">
            <text:p>33.9329341643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33.8332517745155" calcext:value-type="float">
            <text:p>33.8332517745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33.9953927958255" calcext:value-type="float">
            <text:p>33.995392795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33.5351682967433" calcext:value-type="float">
            <text:p>33.535168296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33.8251352547064" calcext:value-type="float">
            <text:p>33.8251352547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33.2993856247304" calcext:value-type="float">
            <text:p>33.299385624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33.2477425958784" calcext:value-type="float">
            <text:p>33.2477425959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33.600387853983" calcext:value-type="float">
            <text:p>33.600387854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33.6490658052769" calcext:value-type="float">
            <text:p>33.649065805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33.321721235374" calcext:value-type="float">
            <text:p>33.321721235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32.7858630769722" calcext:value-type="float">
            <text:p>32.785863077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33.1308160173" calcext:value-type="float">
            <text:p>33.130816017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32.9307254266547" calcext:value-type="float">
            <text:p>32.9307254267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32.8296182145915" calcext:value-type="float">
            <text:p>32.8296182146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32.9191559088" calcext:value-type="float">
            <text:p>32.9191559088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32.2832460729749" calcext:value-type="float">
            <text:p>32.28324607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32.1830624070347" calcext:value-type="float">
            <text:p>32.18306240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32.3060137660909" calcext:value-type="float">
            <text:p>32.3060137661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2.3934110247817" calcext:value-type="float">
            <text:p>32.3934110248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31.5539516972149" calcext:value-type="float">
            <text:p>31.5539516972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2.0540178153344" calcext:value-type="float">
            <text:p>32.054017815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1.9688264657601" calcext:value-type="float">
            <text:p>31.9688264658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2.1039427066751" calcext:value-type="float">
            <text:p>32.103942706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1.5199449105606" calcext:value-type="float">
            <text:p>31.519944910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1.3293088137481" calcext:value-type="float">
            <text:p>31.3293088137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31.2528245159788" calcext:value-type="float">
            <text:p>31.252824516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1.2118749704937" calcext:value-type="float">
            <text:p>31.2118749705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0.6147356995948" calcext:value-type="float">
            <text:p>30.6147356996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0.6599250621089" calcext:value-type="float">
            <text:p>30.659925062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0.8974243263389" calcext:value-type="float">
            <text:p>30.897424326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0.2948579702384" calcext:value-type="float">
            <text:p>30.2948579702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0.4544556681675" calcext:value-type="float">
            <text:p>30.454455668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5791071188682" calcext:value-type="float">
            <text:p>30.5791071189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0.0532053125797" calcext:value-type="float">
            <text:p>30.053205312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0.1930919408801" calcext:value-type="float">
            <text:p>30.193091940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0.0982632670088" calcext:value-type="float">
            <text:p>30.098263267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9.2658919696651" calcext:value-type="float">
            <text:p>29.265891969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9.6301613389812" calcext:value-type="float">
            <text:p>29.630161339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9.8688154583074" calcext:value-type="float">
            <text:p>29.868815458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8.7269826036233" calcext:value-type="float">
            <text:p>28.7269826036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8.7334220616813" calcext:value-type="float">
            <text:p>28.7334220617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8.5307987214114" calcext:value-type="float">
            <text:p>28.5307987214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8.589955910106" calcext:value-type="float">
            <text:p>28.5899559101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8.4775325503687" calcext:value-type="float">
            <text:p>28.4775325504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8.2585631240988" calcext:value-type="float">
            <text:p>28.2585631241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8.1693991488519" calcext:value-type="float">
            <text:p>28.169399148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7.9784736039597" calcext:value-type="float">
            <text:p>27.978473604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8.024532052052" calcext:value-type="float">
            <text:p>28.0245320521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27.9297152242497" calcext:value-type="float">
            <text:p>27.9297152242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7.525988046788" calcext:value-type="float">
            <text:p>27.525988046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7.5127001835645" calcext:value-type="float">
            <text:p>27.512700183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7.3637467692779" calcext:value-type="float">
            <text:p>27.363746769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27.3654266941076" calcext:value-type="float">
            <text:p>27.3654266941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6.46465130615" calcext:value-type="float">
            <text:p>26.4646513062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7.0090034377647" calcext:value-type="float">
            <text:p>27.0090034378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6.089150134474" calcext:value-type="float">
            <text:p>26.0891501345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6.6036952148791" calcext:value-type="float">
            <text:p>26.603695214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6.2462102679301" calcext:value-type="float">
            <text:p>26.2462102679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6.3711361846392" calcext:value-type="float">
            <text:p>26.3711361846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5.4380435119419" calcext:value-type="float">
            <text:p>25.4380435119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5.7488575489668" calcext:value-type="float">
            <text:p>25.74885754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5.587425055778" calcext:value-type="float">
            <text:p>25.5874250558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5.6983317415923" calcext:value-type="float">
            <text:p>25.698331741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5.5088899408033" calcext:value-type="float">
            <text:p>25.5088899408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5.1750021927785" calcext:value-type="float">
            <text:p>25.175002192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5.113559070381" calcext:value-type="float">
            <text:p>25.1135590704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4.9025335869593" calcext:value-type="float">
            <text:p>24.90253358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4.7008481211981" calcext:value-type="float">
            <text:p>24.700848121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4.8743408281113" calcext:value-type="float">
            <text:p>24.874340828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4.2654173335049" calcext:value-type="float">
            <text:p>24.2654173335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4.4855657879907" calcext:value-type="float">
            <text:p>24.485565788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3.7956195908112" calcext:value-type="float">
            <text:p>23.795619590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4.1251025176004" calcext:value-type="float">
            <text:p>24.1251025176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3.734537886112" calcext:value-type="float">
            <text:p>23.7345378861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3.8757679988881" calcext:value-type="float">
            <text:p>23.8757679989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3.7128219243294" calcext:value-type="float">
            <text:p>23.7128219243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3.3602027687027" calcext:value-type="float">
            <text:p>23.360202768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3.0163607788936" calcext:value-type="float">
            <text:p>23.016360778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2.8227823317195" calcext:value-type="float">
            <text:p>22.8227823317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3.2122472687043" calcext:value-type="float">
            <text:p>23.2122472687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2.6195231232491" calcext:value-type="float">
            <text:p>22.619523123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2.1360870983436" calcext:value-type="float">
            <text:p>22.1360870983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1.8847838876962" calcext:value-type="float">
            <text:p>21.8847838877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2.5568728426541" calcext:value-type="float">
            <text:p>22.5568728427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1.9259869306761" calcext:value-type="float">
            <text:p>21.9259869307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1.4849942143086" calcext:value-type="float">
            <text:p>21.4849942143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1.8305699226205" calcext:value-type="float">
            <text:p>21.830569922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1.0709182309885" calcext:value-type="float">
            <text:p>21.070918231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1.6687518141365" calcext:value-type="float">
            <text:p>21.6687518141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1.5997035558135" calcext:value-type="float">
            <text:p>21.5997035558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21.6872008031496" calcext:value-type="float">
            <text:p>21.6872008031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1.0577258260994" calcext:value-type="float">
            <text:p>21.0577258261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1.2221959320753" calcext:value-type="float">
            <text:p>21.222195932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0.3134376298276" calcext:value-type="float">
            <text:p>20.313437629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19.9202878192509" calcext:value-type="float">
            <text:p>19.9202878193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9.7326755079841" calcext:value-type="float">
            <text:p>19.732675508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9.7590232918798" calcext:value-type="float">
            <text:p>19.7590232919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19.8548721754594" calcext:value-type="float">
            <text:p>19.8548721755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19.4043836786963" calcext:value-type="float">
            <text:p>19.4043836787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19.5342391660271" calcext:value-type="float">
            <text:p>19.53423916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19.7686349402288" calcext:value-type="float">
            <text:p>19.768634940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19.2907094966085" calcext:value-type="float">
            <text:p>19.2907094966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19.57348137318" calcext:value-type="float">
            <text:p>19.5734813732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19.3334987593274" calcext:value-type="float">
            <text:p>19.333498759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8.8797041541133" calcext:value-type="float">
            <text:p>18.879704154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18.4661834388065" calcext:value-type="float">
            <text:p>18.4661834388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18.5360698901906" calcext:value-type="float">
            <text:p>18.5360698902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8.1606966418884" calcext:value-type="float">
            <text:p>18.160696641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7.9086341643892" calcext:value-type="float">
            <text:p>17.9086341644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17.7021505406237" calcext:value-type="float">
            <text:p>17.702150540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18.1229907442948" calcext:value-type="float">
            <text:p>18.1229907443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7.7433388476637" calcext:value-type="float">
            <text:p>17.7433388477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7.5614689168526" calcext:value-type="float">
            <text:p>17.5614689169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18.0362275460662" calcext:value-type="float">
            <text:p>18.0362275461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17.8107857323436" calcext:value-type="float">
            <text:p>17.8107857323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17.1403818192773" calcext:value-type="float">
            <text:p>17.1403818193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17.1568655089582" calcext:value-type="float">
            <text:p>17.15686550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16.8586872288111" calcext:value-type="float">
            <text:p>16.8586872288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16.4205713255375" calcext:value-type="float">
            <text:p>16.420571325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16.8342700360432" calcext:value-type="float">
            <text:p>16.83427003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16.7857941170656" calcext:value-type="float">
            <text:p>16.785794117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16.2466927420309" calcext:value-type="float">
            <text:p>16.24669274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15.9848823190969" calcext:value-type="float">
            <text:p>15.9848823191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6.6225134313059" calcext:value-type="float">
            <text:p>16.6225134313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16.09938231639" calcext:value-type="float">
            <text:p>16.0993823164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15.4781728660645" calcext:value-type="float">
            <text:p>15.478172866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15.9356918033082" calcext:value-type="float">
            <text:p>15.935691803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15.9803161032798" calcext:value-type="float">
            <text:p>15.980316103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15.6515350636785" calcext:value-type="float">
            <text:p>15.6515350637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15.5538200198458" calcext:value-type="float">
            <text:p>15.5538200198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15.7022420224071" calcext:value-type="float">
            <text:p>15.7022420224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5.6558398121712" calcext:value-type="float">
            <text:p>15.655839812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14.4227758878556" calcext:value-type="float">
            <text:p>14.4227758879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14.7727024986702" calcext:value-type="float">
            <text:p>14.7727024987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14.8240557059159" calcext:value-type="float">
            <text:p>14.824055705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4.1157083140326" calcext:value-type="float">
            <text:p>14.11570831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14.460130863836" calcext:value-type="float">
            <text:p>14.4601308638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14.1884366454734" calcext:value-type="float">
            <text:p>14.1884366455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14.1932815309461" calcext:value-type="float">
            <text:p>14.1932815309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14.4740174409254" calcext:value-type="float">
            <text:p>14.4740174409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14.0060462127689" calcext:value-type="float">
            <text:p>14.0060462128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13.7832032169882" calcext:value-type="float">
            <text:p>13.78320321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14.2155981277371" calcext:value-type="float">
            <text:p>14.2155981277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13.5436919992683" calcext:value-type="float">
            <text:p>13.5436919993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12.9775989090266" calcext:value-type="float">
            <text:p>12.977598909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12.9800638807995" calcext:value-type="float">
            <text:p>12.980063880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12.8322455442517" calcext:value-type="float">
            <text:p>12.8322455443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2.1806165978316" calcext:value-type="float">
            <text:p>12.180616597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12.8034906718512" calcext:value-type="float">
            <text:p>12.803490671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12.3511543979533" calcext:value-type="float">
            <text:p>12.351154398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12.7258034568941" calcext:value-type="float">
            <text:p>12.725803456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2.1409336222617" calcext:value-type="float">
            <text:p>12.1409336223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12.3905780755592" calcext:value-type="float">
            <text:p>12.3905780756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12.0363746215159" calcext:value-type="float">
            <text:p>12.036374621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12.1997533811533" calcext:value-type="float">
            <text:p>12.199753381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2.0512720538825" calcext:value-type="float">
            <text:p>12.0512720539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11.6521482832136" calcext:value-type="float">
            <text:p>11.6521482832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11.754123577904" calcext:value-type="float">
            <text:p>11.7541235779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11.4029671430654" calcext:value-type="float">
            <text:p>11.402967143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11.2428120665853" calcext:value-type="float">
            <text:p>11.242812066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11.1141997207497" calcext:value-type="float">
            <text:p>11.1141997207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11.2124109490568" calcext:value-type="float">
            <text:p>11.2124109491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10.5432838903521" calcext:value-type="float">
            <text:p>10.5432838904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10.4752144657123" calcext:value-type="float">
            <text:p>10.475214465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10.7038888211006" calcext:value-type="float">
            <text:p>10.7038888211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10.7352598507951" calcext:value-type="float">
            <text:p>10.7352598508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10.6452590970683" calcext:value-type="float">
            <text:p>10.6452590971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10.4857860682572" calcext:value-type="float">
            <text:p>10.4857860683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10.0088611248101" calcext:value-type="float">
            <text:p>10.0088611248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9.92966767850719" calcext:value-type="float">
            <text:p>9.9296676785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9.77132458702515" calcext:value-type="float">
            <text:p>9.77132458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9.88340572140682" calcext:value-type="float">
            <text:p>9.883405721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9.27280799031517" calcext:value-type="float">
            <text:p>9.2728079903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9.80061986043199" calcext:value-type="float">
            <text:p>9.8006198604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9.42267694086472" calcext:value-type="float">
            <text:p>9.4226769409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9.57795431259711" calcext:value-type="float">
            <text:p>9.5779543126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9.12896842816239" calcext:value-type="float">
            <text:p>9.1289684282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8.95843603070497" calcext:value-type="float">
            <text:p>8.9584360307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9.13997322796536" calcext:value-type="float">
            <text:p>9.13997322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8.80114148043233" calcext:value-type="float">
            <text:p>8.8011414804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8.83045208717514" calcext:value-type="float">
            <text:p>8.8304520872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8.45722116712131" calcext:value-type="float">
            <text:p>8.4572211671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8.4781316894305" calcext:value-type="float">
            <text:p>8.4781316894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8.26123409272084" calcext:value-type="float">
            <text:p>8.261234092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7.62746643591346" calcext:value-type="float">
            <text:p>7.6274664359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8.25915660233913" calcext:value-type="float">
            <text:p>8.2591566023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7.95461333516763" calcext:value-type="float">
            <text:p>7.954613335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7.55199866956611" calcext:value-type="float">
            <text:p>7.5519986696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7.34703266437738" calcext:value-type="float">
            <text:p>7.3470326644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7.92882096382298" calcext:value-type="float">
            <text:p>7.9288209638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7.0589198588845" calcext:value-type="float">
            <text:p>7.0589198589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7.40721466323438" calcext:value-type="float">
            <text:p>7.4072146632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7.16868631069987" calcext:value-type="float">
            <text:p>7.168686310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7.21508583201361" calcext:value-type="float">
            <text:p>7.21508583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7.41348848581815" calcext:value-type="float">
            <text:p>7.4134884858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7.33316783021092" calcext:value-type="float">
            <text:p>7.3331678302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6.75598816467102" calcext:value-type="float">
            <text:p>6.7559881647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6.54754858783049" calcext:value-type="float">
            <text:p>6.5475485878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6.53550312834043" calcext:value-type="float">
            <text:p>6.5355031283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6.20467862624413" calcext:value-type="float">
            <text:p>6.2046786262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6.46727878428796" calcext:value-type="float">
            <text:p>6.467278784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6.35677334597831" calcext:value-type="float">
            <text:p>6.35677334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6.2393047026645" calcext:value-type="float">
            <text:p>6.2393047027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5.97896524357647" calcext:value-type="float">
            <text:p>5.9789652436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5.67578624868593" calcext:value-type="float">
            <text:p>5.675786248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5.77738628526349" calcext:value-type="float">
            <text:p>5.777386285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5.64219458192402" calcext:value-type="float">
            <text:p>5.6421945819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.41637703583876" calcext:value-type="float">
            <text:p>5.4163770358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5.24582054557067" calcext:value-type="float">
            <text:p>5.2458205456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5.15539591668384" calcext:value-type="float">
            <text:p>5.1553959167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5.19519707074061" calcext:value-type="float">
            <text:p>5.1951970707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4.53106336994648" calcext:value-type="float">
            <text:p>4.5310633699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5.3132879275097" calcext:value-type="float">
            <text:p>5.313287927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5.0499590712579" calcext:value-type="float">
            <text:p>5.0499590713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4.3845277761783" calcext:value-type="float">
            <text:p>4.3845277762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4.70290091196861" calcext:value-type="float">
            <text:p>4.70290091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4.6832085090034" calcext:value-type="float">
            <text:p>4.68320850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4.19810481185959" calcext:value-type="float">
            <text:p>4.198104811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4.44205987060211" calcext:value-type="float">
            <text:p>4.4420598706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4.11072063650399" calcext:value-type="float">
            <text:p>4.1107206365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4.15545725016218" calcext:value-type="float">
            <text:p>4.1554572502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4.01042215636039" calcext:value-type="float">
            <text:p>4.0104221564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81334518773401" calcext:value-type="float">
            <text:p>3.8133451877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3.87504974987194" calcext:value-type="float">
            <text:p>3.8750497499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3.53805324877259" calcext:value-type="float">
            <text:p>3.5380532488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42086274742546" calcext:value-type="float">
            <text:p>3.420862747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3.63475667592231" calcext:value-type="float">
            <text:p>3.6347566759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3.51025220591254" calcext:value-type="float">
            <text:p>3.510252205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3.56742054973426" calcext:value-type="float">
            <text:p>3.567420549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50020761967134" calcext:value-type="float">
            <text:p>3.5002076197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40987238559455" calcext:value-type="float">
            <text:p>3.409872385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3.00092863134109" calcext:value-type="float">
            <text:p>3.0009286313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90350448504991" calcext:value-type="float">
            <text:p>2.903504485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3.3089131780517" calcext:value-type="float">
            <text:p>3.3089131781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68035302708134" calcext:value-type="float">
            <text:p>2.6803530271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58979329007411" calcext:value-type="float">
            <text:p>2.5897932901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60259928245461" calcext:value-type="float">
            <text:p>2.602599282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61553644314203" calcext:value-type="float">
            <text:p>2.615536443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2334820329697" calcext:value-type="float">
            <text:p>2.23348203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4704195713642" calcext:value-type="float">
            <text:p>2.3470419571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05984003192685" calcext:value-type="float">
            <text:p>2.059840031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1.92301459267303" calcext:value-type="float">
            <text:p>1.923014592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1.90407009437555" calcext:value-type="float">
            <text:p>1.9040700944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1.50471508798494" calcext:value-type="float">
            <text:p>1.50471508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1.71033326095119" calcext:value-type="float">
            <text:p>1.71033326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1.78387551614929" calcext:value-type="float">
            <text:p>1.783875516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1.47308410466862" calcext:value-type="float">
            <text:p>1.4730841047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1.55036044447755" calcext:value-type="float">
            <text:p>1.550360444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1.4464640058079" calcext:value-type="float">
            <text:p>1.4464640058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1.17428062842805" calcext:value-type="float">
            <text:p>1.1742806284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1.19764844863733" calcext:value-type="float">
            <text:p>1.1976484486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0.798519264431801" calcext:value-type="float">
            <text:p>0.798519264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0.828568133095297" calcext:value-type="float">
            <text:p>0.8285681331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0.655498466884929" calcext:value-type="float">
            <text:p>0.6554984669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0.588895287785723" calcext:value-type="float">
            <text:p>0.588895287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0.277309256165358" calcext:value-type="float">
            <text:p>0.277309256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0.674783974090637" calcext:value-type="float">
            <text:p>0.6747839741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0.399531799289243" calcext:value-type="float">
            <text:p>0.399531799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0.214549188613673" calcext:value-type="float">
            <text:p>0.214549188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0.0109584683079218" calcext:value-type="float">
            <text:p>0.010958468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0.290333910260133" calcext:value-type="float">
            <text:p>-0.2903339103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0.147421220129309" calcext:value-type="float">
            <text:p>-0.147421220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0.13525868222725" calcext:value-type="float">
            <text:p>-0.1352586822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0.069914478584634" calcext:value-type="float">
            <text:p>0.069914478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0.100413525570762" calcext:value-type="float">
            <text:p>-0.100413525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0.79197561782495" calcext:value-type="float">
            <text:p>-0.7919756178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0.97241896455412" calcext:value-type="float">
            <text:p>-0.972418964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0.701305348106576" calcext:value-type="float">
            <text:p>-0.7013053481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0.832463544993385" calcext:value-type="float">
            <text:p>-0.832463545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0.836829002351977" calcext:value-type="float">
            <text:p>-0.8368290024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0.678726572424509" calcext:value-type="float">
            <text:p>-0.678726572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0.863006821554022" calcext:value-type="float">
            <text:p>-0.8630068216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.59301718363159" calcext:value-type="float">
            <text:p>-1.5930171836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.35446184815064" calcext:value-type="float">
            <text:p>-1.354461848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.28837613740065" calcext:value-type="float">
            <text:p>-1.288376137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.4692116487062" calcext:value-type="float">
            <text:p>-1.4692116487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.92591029425431" calcext:value-type="float">
            <text:p>-1.925910294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.21983409219911" calcext:value-type="float">
            <text:p>-1.219834092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.87917946541939" calcext:value-type="float">
            <text:p>-1.879179465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2.09844718197099" calcext:value-type="float">
            <text:p>-2.098447182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.95218248739143" calcext:value-type="float">
            <text:p>-1.9521824874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2.01753633126213" calcext:value-type="float">
            <text:p>-2.0175363313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2.26086835268745" calcext:value-type="float">
            <text:p>-2.2608683527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2.26748213124922" calcext:value-type="float">
            <text:p>-2.267482131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2.38629238245602" calcext:value-type="float">
            <text:p>-2.3862923825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2.261890216563" calcext:value-type="float">
            <text:p>-2.2618902166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2.43095098030337" calcext:value-type="float">
            <text:p>-2.430950980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34271611883939" calcext:value-type="float">
            <text:p>-3.342716118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2.7297357337275" calcext:value-type="float">
            <text:p>-2.7297357337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2.37862796455376" calcext:value-type="float">
            <text:p>-2.3786279646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2.65428339408346" calcext:value-type="float">
            <text:p>-2.6542833941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20549680733668" calcext:value-type="float">
            <text:p>-3.205496807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18138738138681" calcext:value-type="float">
            <text:p>-3.181387381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14494428185763" calcext:value-type="float">
            <text:p>-3.1449442819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2.87981957239246" calcext:value-type="float">
            <text:p>-2.879819572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6044319490412" calcext:value-type="float">
            <text:p>-3.5604431949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80476287550796" calcext:value-type="float">
            <text:p>-3.8047628755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59597352489466" calcext:value-type="float">
            <text:p>-3.595973524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19997239355027" calcext:value-type="float">
            <text:p>-3.199972393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9886334290922" calcext:value-type="float">
            <text:p>-3.9886334291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4.07924630722332" calcext:value-type="float">
            <text:p>-4.0792463072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4.02902810358428" calcext:value-type="float">
            <text:p>-4.0290281036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88879994298103" calcext:value-type="float">
            <text:p>-3.888799943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85046799977781" calcext:value-type="float">
            <text:p>-3.8504679998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4.59652997202404" calcext:value-type="float">
            <text:p>-4.596529972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4.78705046197836" calcext:value-type="float">
            <text:p>-4.787050462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4.58181046271897" calcext:value-type="float">
            <text:p>-4.5818104627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4.26053348090807" calcext:value-type="float">
            <text:p>-4.2605334809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11739218165106" calcext:value-type="float">
            <text:p>-5.1173921817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19951625791571" calcext:value-type="float">
            <text:p>-5.199516257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01444356325135" calcext:value-type="float">
            <text:p>-5.0144435633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050807708762" calcext:value-type="float">
            <text:p>-5.0508077088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39966120172721" calcext:value-type="float">
            <text:p>-5.3996612017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28640155627122" calcext:value-type="float">
            <text:p>-5.2864015563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67020622507354" calcext:value-type="float">
            <text:p>-5.6702062251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5.84942964632535" calcext:value-type="float">
            <text:p>-5.849429646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07775183590511" calcext:value-type="float">
            <text:p>-6.0777518359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6.51161905793874" calcext:value-type="float">
            <text:p>-6.5116190579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82215384498897" calcext:value-type="float">
            <text:p>-5.822153845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96707378023974" calcext:value-type="float">
            <text:p>-5.967073780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39821939951364" calcext:value-type="float">
            <text:p>-5.398219399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6.39688355152284" calcext:value-type="float">
            <text:p>-6.3968835515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6.22953839677081" calcext:value-type="float">
            <text:p>-6.229538396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26497857853545" calcext:value-type="float">
            <text:p>-6.2649785785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6.9159163913773" calcext:value-type="float">
            <text:p>-6.9159163914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6.46026015317252" calcext:value-type="float">
            <text:p>-6.460260153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7.06531642335539" calcext:value-type="float">
            <text:p>-7.0653164234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6.56059360864024" calcext:value-type="float">
            <text:p>-6.5605936086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7.20036241626441" calcext:value-type="float">
            <text:p>-7.200362416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6.37816507772718" calcext:value-type="float">
            <text:p>-6.378165077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7.49688564135784" calcext:value-type="float">
            <text:p>-7.496885641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7.09652277315498" calcext:value-type="float">
            <text:p>-7.0965227732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6.88240497377685" calcext:value-type="float">
            <text:p>-6.8824049738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8.25363203426353" calcext:value-type="float">
            <text:p>-8.2536320343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7.70399283974099" calcext:value-type="float">
            <text:p>-7.7039928397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7.77483945467035" calcext:value-type="float">
            <text:p>-7.774839454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8.25533361213781" calcext:value-type="float">
            <text:p>-8.2553336121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8.29738154694184" calcext:value-type="float">
            <text:p>-8.2973815469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7.9425690525093" calcext:value-type="float">
            <text:p>-7.9425690525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8.6411843837288" calcext:value-type="float">
            <text:p>-8.6411843837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8.15199939473821" calcext:value-type="float">
            <text:p>-8.1519993947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8.6198661962438" calcext:value-type="float">
            <text:p>-8.6198661962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8.79786582221069" calcext:value-type="float">
            <text:p>-8.797865822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8.92452833934652" calcext:value-type="float">
            <text:p>-8.924528339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8.53540675897974" calcext:value-type="float">
            <text:p>-8.535406759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8.77210504459468" calcext:value-type="float">
            <text:p>-8.772105044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9.09789027387573" calcext:value-type="float">
            <text:p>-9.097890273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9.38606720820646" calcext:value-type="float">
            <text:p>-9.3860672082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9.81883518229726" calcext:value-type="float">
            <text:p>-9.8188351823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9.41898265196197" calcext:value-type="float">
            <text:p>-9.418982652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9.1759984793452" calcext:value-type="float">
            <text:p>-9.1759984793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9.78709332337024" calcext:value-type="float">
            <text:p>-9.787093323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9.50882736551213" calcext:value-type="float">
            <text:p>-9.5088273655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9.95141079962776" calcext:value-type="float">
            <text:p>-9.951410799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9.57352739951694" calcext:value-type="float">
            <text:p>-9.5735273995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10.4466592759862" calcext:value-type="float">
            <text:p>-10.446659276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10.1200682927695" calcext:value-type="float">
            <text:p>-10.1200682928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10.4533940294797" calcext:value-type="float">
            <text:p>-10.4533940295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10.4362862654211" calcext:value-type="float">
            <text:p>-10.4362862654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11.0747555136813" calcext:value-type="float">
            <text:p>-11.074755513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10.896613590221" calcext:value-type="float">
            <text:p>-10.896613590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10.6589442166828" calcext:value-type="float">
            <text:p>-10.658944216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11.1344497727118" calcext:value-type="float">
            <text:p>-11.1344497727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11.1041461908079" calcext:value-type="float">
            <text:p>-11.1041461908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11.8425133282785" calcext:value-type="float">
            <text:p>-11.8425133283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11.2939129803114" calcext:value-type="float">
            <text:p>-11.2939129803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11.499062720912" calcext:value-type="float">
            <text:p>-11.4990627209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11.6884414304621" calcext:value-type="float">
            <text:p>-11.688441430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11.4331673676802" calcext:value-type="float">
            <text:p>-11.4331673677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12.4969514898064" calcext:value-type="float">
            <text:p>-12.4969514898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11.9600707724109" calcext:value-type="float">
            <text:p>-11.9600707724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12.098958180432" calcext:value-type="float">
            <text:p>-12.098958180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12.3758021760327" calcext:value-type="float">
            <text:p>-12.375802176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12.0293160543884" calcext:value-type="float">
            <text:p>-12.029316054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12.4030011197" calcext:value-type="float">
            <text:p>-12.4030011197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13.6013558294936" calcext:value-type="float">
            <text:p>-13.601355829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12.3074573790145" calcext:value-type="float">
            <text:p>-12.307457379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13.3680831490273" calcext:value-type="float">
            <text:p>-13.368083149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12.952497120738" calcext:value-type="float">
            <text:p>-12.9524971207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12.7884760247526" calcext:value-type="float">
            <text:p>-12.788476024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13.5004829432695" calcext:value-type="float">
            <text:p>-13.500482943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13.5200203396596" calcext:value-type="float">
            <text:p>-13.520020339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13.6106783332503" calcext:value-type="float">
            <text:p>-13.6106783333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13.2916904962519" calcext:value-type="float">
            <text:p>-13.2916904963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14.122726212804" calcext:value-type="float">
            <text:p>-14.122726212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13.7238103563624" calcext:value-type="float">
            <text:p>-13.7238103564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14.0588654079255" calcext:value-type="float">
            <text:p>-14.0588654079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13.6801328518417" calcext:value-type="float">
            <text:p>-13.6801328518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14.6570722493604" calcext:value-type="float">
            <text:p>-14.6570722494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14.8702283743655" calcext:value-type="float">
            <text:p>-14.870228374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14.9856725627943" calcext:value-type="float">
            <text:p>-14.9856725628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15.2742051220716" calcext:value-type="float">
            <text:p>-15.2742051221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14.9670823677371" calcext:value-type="float">
            <text:p>-14.967082367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15.4895574103544" calcext:value-type="float">
            <text:p>-15.4895574104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15.454183038721" calcext:value-type="float">
            <text:p>-15.4541830387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15.5093872510456" calcext:value-type="float">
            <text:p>-15.50938725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15.6924895684908" calcext:value-type="float">
            <text:p>-15.6924895685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16.1263004401978" calcext:value-type="float">
            <text:p>-16.1263004402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15.895170025195" calcext:value-type="float">
            <text:p>-15.895170025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16.6634221291329" calcext:value-type="float">
            <text:p>-16.663422129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16.8358983862771" calcext:value-type="float">
            <text:p>-16.835898386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16.738897579714" calcext:value-type="float">
            <text:p>-16.738897579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17.0008352886894" calcext:value-type="float">
            <text:p>-17.000835288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16.8282368832233" calcext:value-type="float">
            <text:p>-16.8282368832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17.1811722266539" calcext:value-type="float">
            <text:p>-17.1811722267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17.6821404423775" calcext:value-type="float">
            <text:p>-17.6821404424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17.4753000734215" calcext:value-type="float">
            <text:p>-17.4753000734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17.4603079547534" calcext:value-type="float">
            <text:p>-17.4603079548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18.3616501898395" calcext:value-type="float">
            <text:p>-18.3616501898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18.0504774366637" calcext:value-type="float">
            <text:p>-18.0504774367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2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3:13:51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39834629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0.771124578518376" calcext:value-type="float">
            <text:p>-0.7711245785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0.805056101643264" calcext:value-type="float">
            <text:p>-0.80505610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.87367480414338" calcext:value-type="float">
            <text:p>-1.873674804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.1540931693791" calcext:value-type="float">
            <text:p>-4.154093169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9.8355182075426" calcext:value-type="float">
            <text:p>-9.8355182075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6.0560850856014" calcext:value-type="float">
            <text:p>-6.056085085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4.71003945738164" calcext:value-type="float">
            <text:p>-4.710039457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4.18124137483219" calcext:value-type="float">
            <text:p>-4.1812413748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4.45465792019936" calcext:value-type="float">
            <text:p>-4.4546579202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4.50524217718951" calcext:value-type="float">
            <text:p>-4.505242177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5.78899775053325" calcext:value-type="float">
            <text:p>-5.788997750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5.83152895696638" calcext:value-type="float">
            <text:p>-5.831528957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7.60660065069888" calcext:value-type="float">
            <text:p>-7.6066006507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8.50584062733973" calcext:value-type="float">
            <text:p>-8.505840627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8.06965365744952" calcext:value-type="float">
            <text:p>-8.069653657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9.86534121420434" calcext:value-type="float">
            <text:p>-9.8653412142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9.64480308607035" calcext:value-type="float">
            <text:p>-9.644803086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9.25854793674705" calcext:value-type="float">
            <text:p>-9.258547936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9.61167559419223" calcext:value-type="float">
            <text:p>-9.6116755942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12.9545191871255" calcext:value-type="float">
            <text:p>-12.954519187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12.1434618935957" calcext:value-type="float">
            <text:p>-12.143461893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17.1972272954324" calcext:value-type="float">
            <text:p>-17.197227295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13.9571013558795" calcext:value-type="float">
            <text:p>-13.9571013559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14.5579018806574" calcext:value-type="float">
            <text:p>-14.557901880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13.3419578610899" calcext:value-type="float">
            <text:p>-13.3419578611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16.8586465829235" calcext:value-type="float">
            <text:p>-16.858646582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14.9453500003092" calcext:value-type="float">
            <text:p>-14.9453500003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16.6931018023853" calcext:value-type="float">
            <text:p>-16.6931018024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21.6157190255292" calcext:value-type="float">
            <text:p>-21.6157190255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20.0183118258882" calcext:value-type="float">
            <text:p>-20.018311825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24.9002991978098" calcext:value-type="float">
            <text:p>-24.9002991978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23.4285881605507" calcext:value-type="float">
            <text:p>-23.428588160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26.3656931364512" calcext:value-type="float">
            <text:p>-26.3656931365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29.0510976694969" calcext:value-type="float">
            <text:p>-29.0510976695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28.0392676591235" calcext:value-type="float">
            <text:p>-28.039267659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16.2945954481073" calcext:value-type="float">
            <text:p>-16.294595448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29.5647739191906" calcext:value-type="float">
            <text:p>-29.5647739192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29.3790187598576" calcext:value-type="float">
            <text:p>-29.379018759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28.6712907308706" calcext:value-type="float">
            <text:p>-28.6712907309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19.7478534006301" calcext:value-type="float">
            <text:p>-19.7478534006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17.6863921365076" calcext:value-type="float">
            <text:p>-17.6863921365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21.2740785989817" calcext:value-type="float">
            <text:p>-21.27407859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9.8673384447376" calcext:value-type="float">
            <text:p>-19.867338444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24.7079249911734" calcext:value-type="float">
            <text:p>-24.7079249912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21.1257822900628" calcext:value-type="float">
            <text:p>-21.1257822901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20.639868810603" calcext:value-type="float">
            <text:p>-20.639868810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18.2488474749073" calcext:value-type="float">
            <text:p>-18.248847474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3.7857204053356" calcext:value-type="float">
            <text:p>-23.7857204053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8.3870375753872" calcext:value-type="float">
            <text:p>-28.3870375754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21.2186568973428" calcext:value-type="float">
            <text:p>-21.2186568973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18.0002091583807" calcext:value-type="float">
            <text:p>-18.0002091584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16.5724445451131" calcext:value-type="float">
            <text:p>-16.572444545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17.9235613569969" calcext:value-type="float">
            <text:p>-17.923561357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26.7758178126252" calcext:value-type="float">
            <text:p>-26.7758178126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21.600086150607" calcext:value-type="float">
            <text:p>-21.6000861506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13.0425123162715" calcext:value-type="float">
            <text:p>-13.0425123163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26.0834235537556" calcext:value-type="float">
            <text:p>-26.083423553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18.1139330889439" calcext:value-type="float">
            <text:p>-18.1139330889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16.1468780141429" calcext:value-type="float">
            <text:p>-16.1468780141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14.6825389767755" calcext:value-type="float">
            <text:p>-14.6825389768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18.4970141500436" calcext:value-type="float">
            <text:p>-18.4970141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14.5206296003386" calcext:value-type="float">
            <text:p>-14.520629600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22.6854799824141" calcext:value-type="float">
            <text:p>-22.6854799824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19.7248001469738" calcext:value-type="float">
            <text:p>-19.72480014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18.9514713348554" calcext:value-type="float">
            <text:p>-18.951471334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15.0186878629604" calcext:value-type="float">
            <text:p>-15.018687863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19.2146069867035" calcext:value-type="float">
            <text:p>-19.2146069867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23.4482893796884" calcext:value-type="float">
            <text:p>-23.4482893797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20.349672590811" calcext:value-type="float">
            <text:p>-20.3496725908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17.3917302767497" calcext:value-type="float">
            <text:p>-17.3917302767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19.0516875141548" calcext:value-type="float">
            <text:p>-19.051687514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18.0296757858333" calcext:value-type="float">
            <text:p>-18.0296757858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15.7774252418003" calcext:value-type="float">
            <text:p>-15.7774252418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24.2384702190335" calcext:value-type="float">
            <text:p>-24.238470219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18.0756583102688" calcext:value-type="float">
            <text:p>-18.075658310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16.2017532319268" calcext:value-type="float">
            <text:p>-16.2017532319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16.4621123668868" calcext:value-type="float">
            <text:p>-16.462112366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21.0143976929951" calcext:value-type="float">
            <text:p>-21.014397693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19.7469724437371" calcext:value-type="float">
            <text:p>-19.746972443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17.4368014293715" calcext:value-type="float">
            <text:p>-17.4368014294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18.0599668816507" calcext:value-type="float">
            <text:p>-18.0599668817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18.3820407809415" calcext:value-type="float">
            <text:p>-18.382040780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20.328372933141" calcext:value-type="float">
            <text:p>-20.328372933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15.8197336869379" calcext:value-type="float">
            <text:p>-15.819733686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17.762761584509" calcext:value-type="float">
            <text:p>-17.7627615845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24.3975528946379" calcext:value-type="float">
            <text:p>-24.3975528946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17.5004115294756" calcext:value-type="float">
            <text:p>-17.500411529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15.1243729977948" calcext:value-type="float">
            <text:p>-15.124372997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13.0147233490849" calcext:value-type="float">
            <text:p>-13.0147233491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14.0258504418747" calcext:value-type="float">
            <text:p>-14.0258504419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5.6608663614233" calcext:value-type="float">
            <text:p>-15.6608663614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5.561612876055" calcext:value-type="float">
            <text:p>-15.5616128761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5.8398452567443" calcext:value-type="float">
            <text:p>-15.8398452567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9.4345998942694" calcext:value-type="float">
            <text:p>-19.434599894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24.8336979668554" calcext:value-type="float">
            <text:p>-24.833697966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7.3622824429821" calcext:value-type="float">
            <text:p>-17.362282443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6.7148512379266" calcext:value-type="float">
            <text:p>-16.7148512379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7.0712800411929" calcext:value-type="float">
            <text:p>-17.0712800412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6.1393843089919" calcext:value-type="float">
            <text:p>-16.139384309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6.8237476479944" calcext:value-type="float">
            <text:p>-16.82374764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4.8262410920638" calcext:value-type="float">
            <text:p>-14.8262410921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8.6510583388494" calcext:value-type="float">
            <text:p>-18.6510583388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8.2814000737299" calcext:value-type="float">
            <text:p>-18.2814000737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3.5891293985644" calcext:value-type="float">
            <text:p>-13.589129398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4.1622281070264" calcext:value-type="float">
            <text:p>-14.162228107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6.0804420596387" calcext:value-type="float">
            <text:p>-16.0804420596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6.4420653959782" calcext:value-type="float">
            <text:p>-16.442065396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6.2186531907094" calcext:value-type="float">
            <text:p>-16.2186531907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8.3091514957109" calcext:value-type="float">
            <text:p>-18.3091514957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4.1476210643764" calcext:value-type="float">
            <text:p>-14.1476210644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8.7250517685753" calcext:value-type="float">
            <text:p>-18.7250517686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6.3775636740082" calcext:value-type="float">
            <text:p>-16.377563674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4.1318638514879" calcext:value-type="float">
            <text:p>-14.1318638515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5.4007307617081" calcext:value-type="float">
            <text:p>-15.400730761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20.3464491988751" calcext:value-type="float">
            <text:p>-20.3464491989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20.1806404342101" calcext:value-type="float">
            <text:p>-20.1806404342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20.0669288484114" calcext:value-type="float">
            <text:p>-20.066928848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8.6048143453381" calcext:value-type="float">
            <text:p>-18.604814345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7.1736007899027" calcext:value-type="float">
            <text:p>-17.1736007899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7.8690191244606" calcext:value-type="float">
            <text:p>-17.869019124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8.8992984124236" calcext:value-type="float">
            <text:p>-18.8992984124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7.4318777055773" calcext:value-type="float">
            <text:p>-17.4318777056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8.5397544560079" calcext:value-type="float">
            <text:p>-18.539754456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6.4133107722373" calcext:value-type="float">
            <text:p>-16.4133107722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6.4325901465882" calcext:value-type="float">
            <text:p>-16.4325901466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6.7048584039007" calcext:value-type="float">
            <text:p>-16.704858403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4.5610635099502" calcext:value-type="float">
            <text:p>-14.56106351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7.8270235840399" calcext:value-type="float">
            <text:p>-17.82702358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7.6489221952046" calcext:value-type="float">
            <text:p>-17.648922195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5.9669523086415" calcext:value-type="float">
            <text:p>-15.9669523086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3.7183764395671" calcext:value-type="float">
            <text:p>-13.7183764396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4.2272803771457" calcext:value-type="float">
            <text:p>-14.227280377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8.0252382163955" calcext:value-type="float">
            <text:p>-18.025238216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7.0042200953326" calcext:value-type="float">
            <text:p>-17.0042200953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21.136315565269" calcext:value-type="float">
            <text:p>-21.1363155653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7.4368345305485" calcext:value-type="float">
            <text:p>-17.4368345305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8.7017327471431" calcext:value-type="float">
            <text:p>-18.7017327471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5.251035863257" calcext:value-type="float">
            <text:p>-15.2510358633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5.8937716636131" calcext:value-type="float">
            <text:p>-15.8937716636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15.8740002814388" calcext:value-type="float">
            <text:p>-15.874000281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14.6802218844046" calcext:value-type="float">
            <text:p>-14.680221884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12.5643342500087" calcext:value-type="float">
            <text:p>-12.5643342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15.849691863995" calcext:value-type="float">
            <text:p>-15.84969186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15.2637737801881" calcext:value-type="float">
            <text:p>-15.2637737802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15.5333853701573" calcext:value-type="float">
            <text:p>-15.5333853702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18.8389215359248" calcext:value-type="float">
            <text:p>-18.8389215359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17.1311609575919" calcext:value-type="float">
            <text:p>-17.1311609576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13.9254021090328" calcext:value-type="float">
            <text:p>-13.92540210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17.8631101070977" calcext:value-type="float">
            <text:p>-17.863110107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17.6304988106971" calcext:value-type="float">
            <text:p>-17.6304988107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15.6085498991998" calcext:value-type="float">
            <text:p>-15.6085498992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16.2085283222372" calcext:value-type="float">
            <text:p>-16.2085283222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13.9027939790509" calcext:value-type="float">
            <text:p>-13.9027939791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16.58939562536" calcext:value-type="float">
            <text:p>-16.5893956254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14.0803406511015" calcext:value-type="float">
            <text:p>-14.0803406511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15.3490023571451" calcext:value-type="float">
            <text:p>-15.349002357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15.6990188038001" calcext:value-type="float">
            <text:p>-15.699018803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16.8881351434594" calcext:value-type="float">
            <text:p>-16.8881351435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14.0507617978311" calcext:value-type="float">
            <text:p>-14.050761797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16.8619076985347" calcext:value-type="float">
            <text:p>-16.8619076985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19.4907884469268" calcext:value-type="float">
            <text:p>-19.490788446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17.7768261655167" calcext:value-type="float">
            <text:p>-17.7768261655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15.4200767258632" calcext:value-type="float">
            <text:p>-15.420076725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17.4581567027068" calcext:value-type="float">
            <text:p>-17.4581567027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15.1902717619643" calcext:value-type="float">
            <text:p>-15.190271762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14.272131577158" calcext:value-type="float">
            <text:p>-14.2721315772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15.1814215948222" calcext:value-type="float">
            <text:p>-15.181421594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12.338081963574" calcext:value-type="float">
            <text:p>-12.338081963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13.2381188508022" calcext:value-type="float">
            <text:p>-13.2381188508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16.4110627015668" calcext:value-type="float">
            <text:p>-16.4110627016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14.432035833385" calcext:value-type="float">
            <text:p>-14.4320358334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14.4503731862464" calcext:value-type="float">
            <text:p>-14.4503731862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16.0687618480513" calcext:value-type="float">
            <text:p>-16.068761848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17.8873882409043" calcext:value-type="float">
            <text:p>-17.8873882409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14.9288347238183" calcext:value-type="float">
            <text:p>-14.9288347238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13.4170881786885" calcext:value-type="float">
            <text:p>-13.4170881787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15.6770503622112" calcext:value-type="float">
            <text:p>-15.6770503622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14.2803564709793" calcext:value-type="float">
            <text:p>-14.280356471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13.4066329030685" calcext:value-type="float">
            <text:p>-13.406632903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17.3179242778896" calcext:value-type="float">
            <text:p>-17.3179242779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14.4474386003164" calcext:value-type="float">
            <text:p>-14.4474386003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13.073823560227" calcext:value-type="float">
            <text:p>-13.0738235602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13.2163394707249" calcext:value-type="float">
            <text:p>-13.2163394707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15.0020396603684" calcext:value-type="float">
            <text:p>-15.0020396604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14.6202067939846" calcext:value-type="float">
            <text:p>-14.620206794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14.3867490179527" calcext:value-type="float">
            <text:p>-14.386749018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11.7986186083318" calcext:value-type="float">
            <text:p>-11.7986186083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13.5310132777202" calcext:value-type="float">
            <text:p>-13.531013277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12.8869228397383" calcext:value-type="float">
            <text:p>-12.8869228397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13.3971031086734" calcext:value-type="float">
            <text:p>-13.3971031087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10.1612830444684" calcext:value-type="float">
            <text:p>-10.1612830445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13.1187250326187" calcext:value-type="float">
            <text:p>-13.1187250326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11.2730518241114" calcext:value-type="float">
            <text:p>-11.2730518241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12.1632339398409" calcext:value-type="float">
            <text:p>-12.163233939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14.5377695339049" calcext:value-type="float">
            <text:p>-14.5377695339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12.54847830285" calcext:value-type="float">
            <text:p>-12.5484783029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12.6177225585579" calcext:value-type="float">
            <text:p>-12.6177225586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10.840554517295" calcext:value-type="float">
            <text:p>-10.840554517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10.9726030969" calcext:value-type="float">
            <text:p>-10.9726030969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11.679901256393" calcext:value-type="float">
            <text:p>-11.6799012564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11.0362409082595" calcext:value-type="float">
            <text:p>-11.036240908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10.697459181946" calcext:value-type="float">
            <text:p>-10.697459181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10.5374278150812" calcext:value-type="float">
            <text:p>-10.5374278151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11.8432466389436" calcext:value-type="float">
            <text:p>-11.8432466389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11.5320348542989" calcext:value-type="float">
            <text:p>-11.5320348543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13.3667003413342" calcext:value-type="float">
            <text:p>-13.366700341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9.56247950164335" calcext:value-type="float">
            <text:p>-9.5624795016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10.8762120370258" calcext:value-type="float">
            <text:p>-10.87621203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11.1863869445327" calcext:value-type="float">
            <text:p>-11.1863869445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11.4895114124766" calcext:value-type="float">
            <text:p>-11.489511412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10.6412282650411" calcext:value-type="float">
            <text:p>-10.641228265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9.70212872067769" calcext:value-type="float">
            <text:p>-9.7021287207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9.50392469937372" calcext:value-type="float">
            <text:p>-9.5039246994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11.6181938410434" calcext:value-type="float">
            <text:p>-11.618193841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9.68123091997727" calcext:value-type="float">
            <text:p>-9.6812309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9.8930037064433" calcext:value-type="float">
            <text:p>-9.893003706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10.1278028480012" calcext:value-type="float">
            <text:p>-10.12780284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10.3414628331001" calcext:value-type="float">
            <text:p>-10.3414628331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10.2831346208599" calcext:value-type="float">
            <text:p>-10.2831346209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10.239420982956" calcext:value-type="float">
            <text:p>-10.239420983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11.4362929073611" calcext:value-type="float">
            <text:p>-11.4362929074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10.0212788106888" calcext:value-type="float">
            <text:p>-10.021278810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10.4246454723379" calcext:value-type="float">
            <text:p>-10.424645472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8.71714476843848" calcext:value-type="float">
            <text:p>-8.7171447684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10.0911335107254" calcext:value-type="float">
            <text:p>-10.091133510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8.19919388147438" calcext:value-type="float">
            <text:p>-8.1991938815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8.9367733655763" calcext:value-type="float">
            <text:p>-8.9367733656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8.26763390103319" calcext:value-type="float">
            <text:p>-8.267633901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8.47196254652862" calcext:value-type="float">
            <text:p>-8.4719625465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8.76916055058853" calcext:value-type="float">
            <text:p>-8.769160550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7.66501124445084" calcext:value-type="float">
            <text:p>-7.6650112445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8.24185736934651" calcext:value-type="float">
            <text:p>-8.2418573693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8.34736149792155" calcext:value-type="float">
            <text:p>-8.347361497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9.35272317951273" calcext:value-type="float">
            <text:p>-9.3527231795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8.95478452412457" calcext:value-type="float">
            <text:p>-8.9547845241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7.56433951228049" calcext:value-type="float">
            <text:p>-7.564339512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9.4673121996411" calcext:value-type="float">
            <text:p>-9.4673121996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8.26503759769484" calcext:value-type="float">
            <text:p>-8.2650375977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.35133170724426" calcext:value-type="float">
            <text:p>-8.3513317072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9.4533134689801" calcext:value-type="float">
            <text:p>-9.45331346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8.15925671406436" calcext:value-type="float">
            <text:p>-8.159256714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7.97461720672117" calcext:value-type="float">
            <text:p>-7.9746172067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7.96321423661224" calcext:value-type="float">
            <text:p>-7.9632142366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8.74372550035871" calcext:value-type="float">
            <text:p>-8.7437255004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8.21382301185313" calcext:value-type="float">
            <text:p>-8.213823011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7.91534692386956" calcext:value-type="float">
            <text:p>-7.915346923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7.53546495002576" calcext:value-type="float">
            <text:p>-7.53546495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7.36466209005435" calcext:value-type="float">
            <text:p>-7.3646620901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6.80456546982438" calcext:value-type="float">
            <text:p>-6.804565469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01725712392023" calcext:value-type="float">
            <text:p>-8.017257123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8.20626245310535" calcext:value-type="float">
            <text:p>-8.2062624531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7.59705754091017" calcext:value-type="float">
            <text:p>-7.597057540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7.59172943354733" calcext:value-type="float">
            <text:p>-7.5917294335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7.81535073661627" calcext:value-type="float">
            <text:p>-7.815350736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8.00879999117132" calcext:value-type="float">
            <text:p>-8.0087999912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7.6768486278072" calcext:value-type="float">
            <text:p>-7.676848627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7.29597910171222" calcext:value-type="float">
            <text:p>-7.2959791017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6.25223984171442" calcext:value-type="float">
            <text:p>-6.252239841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.37211423969911" calcext:value-type="float">
            <text:p>-7.3721142397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7.57391855716781" calcext:value-type="float">
            <text:p>-7.5739185572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7.5749666850408" calcext:value-type="float">
            <text:p>-7.574966685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6.60129061953746" calcext:value-type="float">
            <text:p>-6.6012906195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7.43331969826015" calcext:value-type="float">
            <text:p>-7.4333196983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7.00019925586115" calcext:value-type="float">
            <text:p>-7.000199255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6.60407307351397" calcext:value-type="float">
            <text:p>-6.6040730735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7.14740782681575" calcext:value-type="float">
            <text:p>-7.1474078268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6.3831791081327" calcext:value-type="float">
            <text:p>-6.3831791081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7.6879273036977" calcext:value-type="float">
            <text:p>-7.687927303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7.26725753688738" calcext:value-type="float">
            <text:p>-7.267257536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7.26448858177401" calcext:value-type="float">
            <text:p>-7.2644885818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7.23383894627664" calcext:value-type="float">
            <text:p>-7.2338389463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7.10820235248841" calcext:value-type="float">
            <text:p>-7.1082023525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6.48737861325758" calcext:value-type="float">
            <text:p>-6.4873786133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7.20913496816738" calcext:value-type="float">
            <text:p>-7.209134968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6.54724414142944" calcext:value-type="float">
            <text:p>-6.547244141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7.33424234982042" calcext:value-type="float">
            <text:p>-7.334242349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6.62866605681922" calcext:value-type="float">
            <text:p>-6.628666056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6.2598293318994" calcext:value-type="float">
            <text:p>-6.2598293319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6.32340724045875" calcext:value-type="float">
            <text:p>-6.3234072405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7.26244612512342" calcext:value-type="float">
            <text:p>-7.2624461251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6.24056797459801" calcext:value-type="float">
            <text:p>-6.240567974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6.30958662418626" calcext:value-type="float">
            <text:p>-6.309586624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6.93480941330449" calcext:value-type="float">
            <text:p>-6.934809413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6.64339031309992" calcext:value-type="float">
            <text:p>-6.6433903131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6.51017665615079" calcext:value-type="float">
            <text:p>-6.5101766562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6.56788093014668" calcext:value-type="float">
            <text:p>-6.567880930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6.75687064752513" calcext:value-type="float">
            <text:p>-6.756870647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6.91366837708761" calcext:value-type="float">
            <text:p>-6.913668377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6.52457431307127" calcext:value-type="float">
            <text:p>-6.524574313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6.28336224075298" calcext:value-type="float">
            <text:p>-6.2833622408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6.88284540728414" calcext:value-type="float">
            <text:p>-6.8828454073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6.29182303716988" calcext:value-type="float">
            <text:p>-6.291823037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7.34293733151682" calcext:value-type="float">
            <text:p>-7.342937331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.54271237430036" calcext:value-type="float">
            <text:p>-5.542712374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6.26264163392714" calcext:value-type="float">
            <text:p>-6.2626416339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6.63191610808291" calcext:value-type="float">
            <text:p>-6.6319161081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7.06571970925625" calcext:value-type="float">
            <text:p>-7.065719709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6.36821404020387" calcext:value-type="float">
            <text:p>-6.3682140402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.62169064517669" calcext:value-type="float">
            <text:p>-6.6216906452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.53524368660036" calcext:value-type="float">
            <text:p>-6.5352436866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.99283081129808" calcext:value-type="float">
            <text:p>-6.9928308113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.00671338788993" calcext:value-type="float">
            <text:p>-6.0067133879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.62599923632001" calcext:value-type="float">
            <text:p>-6.6259992363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.56183954905967" calcext:value-type="float">
            <text:p>-6.5618395491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5.63487397844453" calcext:value-type="float">
            <text:p>-5.6348739784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5.34149534496411" calcext:value-type="float">
            <text:p>-5.341495345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.81383219379135" calcext:value-type="float">
            <text:p>-6.813832193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.01481242954607" calcext:value-type="float">
            <text:p>-6.0148124295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.33361389458414" calcext:value-type="float">
            <text:p>-6.3336138946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6.7067757068936" calcext:value-type="float">
            <text:p>-6.706775706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5.99668124079094" calcext:value-type="float">
            <text:p>-5.996681240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6.02808166572656" calcext:value-type="float">
            <text:p>-6.0280816657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6.46871661449973" calcext:value-type="float">
            <text:p>-6.468716614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6.54536969068274" calcext:value-type="float">
            <text:p>-6.545369690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6.53699757667098" calcext:value-type="float">
            <text:p>-6.5369975767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5.98361632428659" calcext:value-type="float">
            <text:p>-5.9836163243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6.57444439833576" calcext:value-type="float">
            <text:p>-6.5744443983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5.84943875302472" calcext:value-type="float">
            <text:p>-5.84943875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6.42491801708458" calcext:value-type="float">
            <text:p>-6.4249180171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5.70188760655306" calcext:value-type="float">
            <text:p>-5.7018876066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5.73724229015719" calcext:value-type="float">
            <text:p>-5.737242290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5.34474943335692" calcext:value-type="float">
            <text:p>-5.3447494334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5.51185559106564" calcext:value-type="float">
            <text:p>-5.5118555911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6.54786653862503" calcext:value-type="float">
            <text:p>-6.5478665386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6.80319446713299" calcext:value-type="float">
            <text:p>-6.8031944671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5.61405827958124" calcext:value-type="float">
            <text:p>-5.6140582796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5.73436090372776" calcext:value-type="float">
            <text:p>-5.7343609037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5.82179521665559" calcext:value-type="float">
            <text:p>-5.821795216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5.90877201684582" calcext:value-type="float">
            <text:p>-5.9087720168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5.49938677058794" calcext:value-type="float">
            <text:p>-5.499386770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5.34608891435857" calcext:value-type="float">
            <text:p>-5.346088914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5.89398110198058" calcext:value-type="float">
            <text:p>-5.893981102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5.66305844981973" calcext:value-type="float">
            <text:p>-5.6630584498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5.1432577025542" calcext:value-type="float">
            <text:p>-5.1432577026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7.0292990976839" calcext:value-type="float">
            <text:p>-7.0292990977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5.93933940266267" calcext:value-type="float">
            <text:p>-5.939339402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5.70950707096989" calcext:value-type="float">
            <text:p>-5.709507071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6.00120059495601" calcext:value-type="float">
            <text:p>-6.001200595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6.37824843250741" calcext:value-type="float">
            <text:p>-6.3782484325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6.14422257388103" calcext:value-type="float">
            <text:p>-6.144222573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6.92210400729744" calcext:value-type="float">
            <text:p>-6.9221040073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4.86460817256129" calcext:value-type="float">
            <text:p>-4.8646081726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6.63179008208441" calcext:value-type="float">
            <text:p>-6.6317900821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5.74471477726009" calcext:value-type="float">
            <text:p>-5.7447147773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6.87288056733294" calcext:value-type="float">
            <text:p>-6.872880567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6.18706693507572" calcext:value-type="float">
            <text:p>-6.1870669351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5.03866640992255" calcext:value-type="float">
            <text:p>-5.0386664099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6.01194048465572" calcext:value-type="float">
            <text:p>-6.0119404847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5.71790589628581" calcext:value-type="float">
            <text:p>-5.717905896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6.42104235899083" calcext:value-type="float">
            <text:p>-6.42104235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5.17722124309534" calcext:value-type="float">
            <text:p>-5.177221243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6.34704789543144" calcext:value-type="float">
            <text:p>-6.3470478954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5.6974145000756" calcext:value-type="float">
            <text:p>-5.6974145001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5.69761289393749" calcext:value-type="float">
            <text:p>-5.6976128939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5.977808053081" calcext:value-type="float">
            <text:p>-5.977808053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5.68058524109399" calcext:value-type="float">
            <text:p>-5.6805852411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5.51165761334296" calcext:value-type="float">
            <text:p>-5.5116576133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5.89639736320069" calcext:value-type="float">
            <text:p>-5.896397363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5.34866498252651" calcext:value-type="float">
            <text:p>-5.3486649825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6.04638673124904" calcext:value-type="float">
            <text:p>-6.0463867312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6.27894053439389" calcext:value-type="float">
            <text:p>-6.278940534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5.8565005481759" calcext:value-type="float">
            <text:p>-5.856500548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5.81429979048222" calcext:value-type="float">
            <text:p>-5.8142997905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6.72547991789551" calcext:value-type="float">
            <text:p>-6.7254799179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5.17888450220143" calcext:value-type="float">
            <text:p>-5.1788845022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5.32533239282187" calcext:value-type="float">
            <text:p>-5.325332392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5.36922470963027" calcext:value-type="float">
            <text:p>-5.3692247096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6.33730799528688" calcext:value-type="float">
            <text:p>-6.3373079953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6.48354657853844" calcext:value-type="float">
            <text:p>-6.483546578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5.26009663602742" calcext:value-type="float">
            <text:p>-5.260096636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5.98543362499929" calcext:value-type="float">
            <text:p>-5.985433625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6.01832560998562" calcext:value-type="float">
            <text:p>-6.01832561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6.1579174861833" calcext:value-type="float">
            <text:p>-6.1579174862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5.9738330776236" calcext:value-type="float">
            <text:p>-5.9738330776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6.91193435109368" calcext:value-type="float">
            <text:p>-6.911934351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6.81378720618674" calcext:value-type="float">
            <text:p>-6.8137872062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6.07301938846628" calcext:value-type="float">
            <text:p>-6.0730193885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5.90457389352889" calcext:value-type="float">
            <text:p>-5.9045738935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6.82871054163646" calcext:value-type="float">
            <text:p>-6.8287105416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6.54314037547235" calcext:value-type="float">
            <text:p>-6.5431403755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6.03465985820191" calcext:value-type="float">
            <text:p>-6.0346598582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5.7939177812231" calcext:value-type="float">
            <text:p>-5.793917781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6.55108205534697" calcext:value-type="float">
            <text:p>-6.551082055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5.75985847879946" calcext:value-type="float">
            <text:p>-5.759858478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6.02287368406828" calcext:value-type="float">
            <text:p>-6.022873684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5.75148868054192" calcext:value-type="float">
            <text:p>-5.7514886805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6.00522930599486" calcext:value-type="float">
            <text:p>-6.005229306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5.33500267364939" calcext:value-type="float">
            <text:p>-5.3350026736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6.17584444084509" calcext:value-type="float">
            <text:p>-6.1758444408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5.95339171640949" calcext:value-type="float">
            <text:p>-5.9533917164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5.51075901270305" calcext:value-type="float">
            <text:p>-5.510759012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5.50643682271615" calcext:value-type="float">
            <text:p>-5.5064368227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6.17895453941984" calcext:value-type="float">
            <text:p>-6.1789545394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6.11389386085733" calcext:value-type="float">
            <text:p>-6.113893860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6.320970703067" calcext:value-type="float">
            <text:p>-6.3209707031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6.27871364459016" calcext:value-type="float">
            <text:p>-6.2787136446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6.10380951534744" calcext:value-type="float">
            <text:p>-6.103809515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5.63497616853699" calcext:value-type="float">
            <text:p>-5.634976168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6.40035516446167" calcext:value-type="float">
            <text:p>-6.400355164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5.75693178448672" calcext:value-type="float">
            <text:p>-5.7569317845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6.5460623418558" calcext:value-type="float">
            <text:p>-6.546062341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5.79891696632857" calcext:value-type="float">
            <text:p>-5.7989169663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5.61554405623867" calcext:value-type="float">
            <text:p>-5.6155440562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6.10236067654932" calcext:value-type="float">
            <text:p>-6.102360676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5.48390329055257" calcext:value-type="float">
            <text:p>-5.4839032906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6.64520616880437" calcext:value-type="float">
            <text:p>-6.6452061688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6.50841662942605" calcext:value-type="float">
            <text:p>-6.508416629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6.24826670412898" calcext:value-type="float">
            <text:p>-6.248266704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6.51959638880138" calcext:value-type="float">
            <text:p>-6.5195963888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6.60960861351609" calcext:value-type="float">
            <text:p>-6.6096086135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5.62234783349242" calcext:value-type="float">
            <text:p>-5.6223478335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6.44538640296103" calcext:value-type="float">
            <text:p>-6.445386403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5.7442782232441" calcext:value-type="float">
            <text:p>-5.7442782232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5.18053964626883" calcext:value-type="float">
            <text:p>-5.180539646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6.4719783194794" calcext:value-type="float">
            <text:p>-6.4719783195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6.22846259037255" calcext:value-type="float">
            <text:p>-6.228462590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5.8697691033603" calcext:value-type="float">
            <text:p>-5.869769103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6.12751171772885" calcext:value-type="float">
            <text:p>-6.1275117177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6.44551960030694" calcext:value-type="float">
            <text:p>-6.445519600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6.08671750068686" calcext:value-type="float">
            <text:p>-6.086717500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5.45385719908985" calcext:value-type="float">
            <text:p>-5.453857199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5.00315699667117" calcext:value-type="float">
            <text:p>-5.003156996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6.59713663772744" calcext:value-type="float">
            <text:p>-6.597136637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5.75034464670611" calcext:value-type="float">
            <text:p>-5.7503446467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6.10454976229667" calcext:value-type="float">
            <text:p>-6.1045497623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6.28573657660607" calcext:value-type="float">
            <text:p>-6.285736576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6.8153686368468" calcext:value-type="float">
            <text:p>-6.815368636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6.02593229109024" calcext:value-type="float">
            <text:p>-6.0259322911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6.56153940941211" calcext:value-type="float">
            <text:p>-6.561539409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6.49626522744199" calcext:value-type="float">
            <text:p>-6.496265227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6.05712890863949" calcext:value-type="float">
            <text:p>-6.0571289086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5.89864816279194" calcext:value-type="float">
            <text:p>-5.8986481628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5.94390775383907" calcext:value-type="float">
            <text:p>-5.9439077538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5.88833211377136" calcext:value-type="float">
            <text:p>-5.8883321138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5.77970309676796" calcext:value-type="float">
            <text:p>-5.779703096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5.62588131909142" calcext:value-type="float">
            <text:p>-5.625881319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5.46057349244829" calcext:value-type="float">
            <text:p>-5.4605734924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5.30784240206029" calcext:value-type="float">
            <text:p>-5.307842402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5.68067457385753" calcext:value-type="float">
            <text:p>-5.680674573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5.05374797507447" calcext:value-type="float">
            <text:p>-5.0537479751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6.17651242856584" calcext:value-type="float">
            <text:p>-6.1765124286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5.94464727170496" calcext:value-type="float">
            <text:p>-5.9446472717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5.95345713806266" calcext:value-type="float">
            <text:p>-5.9534571381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5.4741134565182" calcext:value-type="float">
            <text:p>-5.474113456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6.35869739974786" calcext:value-type="float">
            <text:p>-6.3586973997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5.29301267193634" calcext:value-type="float">
            <text:p>-5.2930126719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6.01421018047842" calcext:value-type="float">
            <text:p>-6.0142101805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6.14034880706467" calcext:value-type="float">
            <text:p>-6.1403488071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5.95141077268105" calcext:value-type="float">
            <text:p>-5.9514107727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5.13923919251936" calcext:value-type="float">
            <text:p>-5.1392391925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4.83123201794867" calcext:value-type="float">
            <text:p>-4.8312320179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5.9121758308763" calcext:value-type="float">
            <text:p>-5.9121758309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5.54992555344977" calcext:value-type="float">
            <text:p>-5.5499255534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6.28931349005882" calcext:value-type="float">
            <text:p>-6.289313490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6.74046589655866" calcext:value-type="float">
            <text:p>-6.740465896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5.86543750082353" calcext:value-type="float">
            <text:p>-5.8654375008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5.72110140208541" calcext:value-type="float">
            <text:p>-5.7211014021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5.84915336255585" calcext:value-type="float">
            <text:p>-5.849153362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5.48029770204056" calcext:value-type="float">
            <text:p>-5.480297702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5.61885941021029" calcext:value-type="float">
            <text:p>-5.6188594102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5.07702444399546" calcext:value-type="float">
            <text:p>-5.077024444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5.80064691253459" calcext:value-type="float">
            <text:p>-5.8006469125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5.89944600528207" calcext:value-type="float">
            <text:p>-5.899446005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6.30596203453823" calcext:value-type="float">
            <text:p>-6.305962034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5.72603753527316" calcext:value-type="float">
            <text:p>-5.726037535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6.21053674300525" calcext:value-type="float">
            <text:p>-6.21053674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6.27846743204974" calcext:value-type="float">
            <text:p>-6.278467432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5.80152877712943" calcext:value-type="float">
            <text:p>-5.8015287771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5.37835012679527" calcext:value-type="float">
            <text:p>-5.3783501268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5.61646972218169" calcext:value-type="float">
            <text:p>-5.6164697222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6.47462446749354" calcext:value-type="float">
            <text:p>-6.474624467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6.00731665090645" calcext:value-type="float">
            <text:p>-6.0073166509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4.75316268568106" calcext:value-type="float">
            <text:p>-4.7531626857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5.45311116445567" calcext:value-type="float">
            <text:p>-5.4531111645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6.05390239322088" calcext:value-type="float">
            <text:p>-6.053902393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6.10938513029756" calcext:value-type="float">
            <text:p>-6.1093851303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6.04246633369369" calcext:value-type="float">
            <text:p>-6.0424663337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5.40403405225344" calcext:value-type="float">
            <text:p>-5.4040340523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5.02090824615258" calcext:value-type="float">
            <text:p>-5.0209082462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5.17563121024286" calcext:value-type="float">
            <text:p>-5.1756312102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5.45893756029918" calcext:value-type="float">
            <text:p>-5.458937560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5.05011359343371" calcext:value-type="float">
            <text:p>-5.0501135934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5.65998402300305" calcext:value-type="float">
            <text:p>-5.65998402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5.44457315046603" calcext:value-type="float">
            <text:p>-5.4445731505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5.32719255321358" calcext:value-type="float">
            <text:p>-5.3271925532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5.54670056941142" calcext:value-type="float">
            <text:p>-5.5467005694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5.13382109661627" calcext:value-type="float">
            <text:p>-5.1338210966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6.1289146298488" calcext:value-type="float">
            <text:p>-6.128914629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6.052706477605" calcext:value-type="float">
            <text:p>-6.0527064776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5.34233191842088" calcext:value-type="float">
            <text:p>-5.342331918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5.63384312096279" calcext:value-type="float">
            <text:p>-5.633843121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5.68882260301827" calcext:value-type="float">
            <text:p>-5.688822603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5.07074248199897" calcext:value-type="float">
            <text:p>-5.070742482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5.01654264038172" calcext:value-type="float">
            <text:p>-5.0165426404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5.80827840233343" calcext:value-type="float">
            <text:p>-5.8082784023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5.27956395549874" calcext:value-type="float">
            <text:p>-5.2795639555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5.59854507819383" calcext:value-type="float">
            <text:p>-5.5985450782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5.2470425027208" calcext:value-type="float">
            <text:p>-5.2470425027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5.06903294189632" calcext:value-type="float">
            <text:p>-5.0690329419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5.23635222525213" calcext:value-type="float">
            <text:p>-5.2363522253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5.79609944528278" calcext:value-type="float">
            <text:p>-5.796099445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5.00156831955566" calcext:value-type="float">
            <text:p>-5.0015683196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5.1141147645918" calcext:value-type="float">
            <text:p>-5.114114764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5.32263235088994" calcext:value-type="float">
            <text:p>-5.3226323509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5.48958433012895" calcext:value-type="float">
            <text:p>-5.4895843301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5.28513597451906" calcext:value-type="float">
            <text:p>-5.2851359745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6.34473717059771" calcext:value-type="float">
            <text:p>-6.3447371706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6.19938879950952" calcext:value-type="float">
            <text:p>-6.1993887995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5.36768796773013" calcext:value-type="float">
            <text:p>-5.3676879677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5.24410401515669" calcext:value-type="float">
            <text:p>-5.2441040152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5.36264150767022" calcext:value-type="float">
            <text:p>-5.3626415077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5.41844123345304" calcext:value-type="float">
            <text:p>-5.418441233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5.54577959197702" calcext:value-type="float">
            <text:p>-5.545779592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5.28916079584417" calcext:value-type="float">
            <text:p>-5.289160795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6.30663435490604" calcext:value-type="float">
            <text:p>-6.3066343549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5.38398746167773" calcext:value-type="float">
            <text:p>-5.3839874617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5.43117733646413" calcext:value-type="float">
            <text:p>-5.431177336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5.36657315513624" calcext:value-type="float">
            <text:p>-5.3665731551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4.70600464564621" calcext:value-type="float">
            <text:p>-4.7060046456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5.01123734845458" calcext:value-type="float">
            <text:p>-5.0112373485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5.14774658771732" calcext:value-type="float">
            <text:p>-5.1477465877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5.37755078543195" calcext:value-type="float">
            <text:p>-5.377550785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4.46251500911686" calcext:value-type="float">
            <text:p>-4.4625150091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4.50460699972498" calcext:value-type="float">
            <text:p>-4.504606999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86941885570019" calcext:value-type="float">
            <text:p>-4.869418855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5.98135707154869" calcext:value-type="float">
            <text:p>-5.981357071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4.40982303368875" calcext:value-type="float">
            <text:p>-4.4098230337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5.1728013426175" calcext:value-type="float">
            <text:p>-5.172801342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4.93822870568798" calcext:value-type="float">
            <text:p>-4.938228705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5.56293733759364" calcext:value-type="float">
            <text:p>-5.5629373376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5.68110625461307" calcext:value-type="float">
            <text:p>-5.6811062546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5.82964693274011" calcext:value-type="float">
            <text:p>-5.8296469327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5.29718423294434" calcext:value-type="float">
            <text:p>-5.2971842329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5.16124641786397" calcext:value-type="float">
            <text:p>-5.1612464179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5.68878852878808" calcext:value-type="float">
            <text:p>-5.688788528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4.62786609009399" calcext:value-type="float">
            <text:p>-4.6278660901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4.68214504161718" calcext:value-type="float">
            <text:p>-4.682145041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4.99358488773223" calcext:value-type="float">
            <text:p>-4.993584887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5.20133301332517" calcext:value-type="float">
            <text:p>-5.2013330133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5.08149237468271" calcext:value-type="float">
            <text:p>-5.081492374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5.0093759466929" calcext:value-type="float">
            <text:p>-5.0093759467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5.76242714316849" calcext:value-type="float">
            <text:p>-5.7624271432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5.59033299396502" calcext:value-type="float">
            <text:p>-5.59033299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5.04646753559147" calcext:value-type="float">
            <text:p>-5.0464675356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4.94680574779687" calcext:value-type="float">
            <text:p>-4.946805747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5.39163355219139" calcext:value-type="float">
            <text:p>-5.391633552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5.32787818525557" calcext:value-type="float">
            <text:p>-5.327878185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5.15115109120981" calcext:value-type="float">
            <text:p>-5.1511510912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5.02680345520007" calcext:value-type="float">
            <text:p>-5.026803455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4.88413550351896" calcext:value-type="float">
            <text:p>-4.8841355035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5.25368829227045" calcext:value-type="float">
            <text:p>-5.253688292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5.81109864320122" calcext:value-type="float">
            <text:p>-5.811098643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4.85654249508084" calcext:value-type="float">
            <text:p>-4.8565424951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5.20587655656462" calcext:value-type="float">
            <text:p>-5.205876556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5.0740185374062" calcext:value-type="float">
            <text:p>-5.074018537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5.82983589843709" calcext:value-type="float">
            <text:p>-5.829835898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5.11213177346638" calcext:value-type="float">
            <text:p>-5.112131773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4.91303654834302" calcext:value-type="float">
            <text:p>-4.9130365483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5.14133391322366" calcext:value-type="float">
            <text:p>-5.1413339132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5.20443285608711" calcext:value-type="float">
            <text:p>-5.2044328561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5.42378359360547" calcext:value-type="float">
            <text:p>-5.423783593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5.32011600941134" calcext:value-type="float">
            <text:p>-5.3201160094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5.30916648366272" calcext:value-type="float">
            <text:p>-5.3091664837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4.86011408392967" calcext:value-type="float">
            <text:p>-4.860114083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5.09309517868434" calcext:value-type="float">
            <text:p>-5.0930951787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4.79449285877496" calcext:value-type="float">
            <text:p>-4.7944928588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5.60104922977156" calcext:value-type="float">
            <text:p>-5.6010492298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5.27225801813655" calcext:value-type="float">
            <text:p>-5.2722580181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4.38011454074681" calcext:value-type="float">
            <text:p>-4.380114540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4.32781568561414" calcext:value-type="float">
            <text:p>-4.327815685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5.73877222549224" calcext:value-type="float">
            <text:p>-5.7387722255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4.67581201756937" calcext:value-type="float">
            <text:p>-4.6758120176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5.1714487587416" calcext:value-type="float">
            <text:p>-5.171448758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5.37369328889299" calcext:value-type="float">
            <text:p>-5.3736932889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5.38416523995865" calcext:value-type="float">
            <text:p>-5.38416524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5.73372212053137" calcext:value-type="float">
            <text:p>-5.7337221205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5.21037803013294" calcext:value-type="float">
            <text:p>-5.2103780301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5.03236898243079" calcext:value-type="float">
            <text:p>-5.032368982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4.68534568107111" calcext:value-type="float">
            <text:p>-4.6853456811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5.55015910301585" calcext:value-type="float">
            <text:p>-5.550159103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5.30403539378527" calcext:value-type="float">
            <text:p>-5.3040353938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5.29265653889371" calcext:value-type="float">
            <text:p>-5.292656538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4.85759700498605" calcext:value-type="float">
            <text:p>-4.857597005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4.63094956743441" calcext:value-type="float">
            <text:p>-4.6309495674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5.06879460993" calcext:value-type="float">
            <text:p>-5.0687946099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4.67952099061597" calcext:value-type="float">
            <text:p>-4.679520990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5.08982533397321" calcext:value-type="float">
            <text:p>-5.08982533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5.29294302405682" calcext:value-type="float">
            <text:p>-5.2929430241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5.15329329373794" calcext:value-type="float">
            <text:p>-5.1532932937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5.34000907841579" calcext:value-type="float">
            <text:p>-5.340009078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4.52776847331666" calcext:value-type="float">
            <text:p>-4.5277684733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5.08098577404419" calcext:value-type="float">
            <text:p>-5.080985774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5.23222380071683" calcext:value-type="float">
            <text:p>-5.232223800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4.89589518249544" calcext:value-type="float">
            <text:p>-4.895895182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4.74552553477019" calcext:value-type="float">
            <text:p>-4.7455255348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4.76547448061642" calcext:value-type="float">
            <text:p>-4.765474480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4.85396912769322" calcext:value-type="float">
            <text:p>-4.8539691277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5.04041677310522" calcext:value-type="float">
            <text:p>-5.040416773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4.77013162591122" calcext:value-type="float">
            <text:p>-4.7701316259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4.81080191968439" calcext:value-type="float">
            <text:p>-4.8108019197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5.46250019547911" calcext:value-type="float">
            <text:p>-5.4625001955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11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3:15:0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27760414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5.91119755812503" calcext:value-type="float">
            <text:p>5.911197558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5.1186909919523" calcext:value-type="float">
            <text:p>5.11869099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18660949662408" calcext:value-type="float">
            <text:p>5.186609496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5.19268184555815" calcext:value-type="float">
            <text:p>5.192681845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.81902964449574" calcext:value-type="float">
            <text:p>3.8190296445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.35151847943968" calcext:value-type="float">
            <text:p>4.3515184794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.09453229264165" calcext:value-type="float">
            <text:p>4.0945322926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4.13922044139391" calcext:value-type="float">
            <text:p>4.139220441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3.58791591884201" calcext:value-type="float">
            <text:p>3.5879159188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60189034481406" calcext:value-type="float">
            <text:p>3.6018903448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96526264574703" calcext:value-type="float">
            <text:p>3.9652626457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.6489873096124" calcext:value-type="float">
            <text:p>3.6489873096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76360843256285" calcext:value-type="float">
            <text:p>2.7636084326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3.26678506071266" calcext:value-type="float">
            <text:p>3.266785060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3.00239151266147" calcext:value-type="float">
            <text:p>3.0023915127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3.40598369957277" calcext:value-type="float">
            <text:p>3.405983699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45801679769676" calcext:value-type="float">
            <text:p>2.4580167977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27644347849888" calcext:value-type="float">
            <text:p>2.276443478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.08899527323337" calcext:value-type="float">
            <text:p>2.0889952732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2.57834329309648" calcext:value-type="float">
            <text:p>2.578343293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2.2549096956351" calcext:value-type="float">
            <text:p>2.254909695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2.06149839413247" calcext:value-type="float">
            <text:p>2.061498394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98935748604533" calcext:value-type="float">
            <text:p>1.989357486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84124436617906" calcext:value-type="float">
            <text:p>1.8412443662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2.0309089572017" calcext:value-type="float">
            <text:p>2.0309089572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2.2483933399401" calcext:value-type="float">
            <text:p>2.248393339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65153143954469" calcext:value-type="float">
            <text:p>1.651531439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85290846092122" calcext:value-type="float">
            <text:p>1.852908460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64737481269661" calcext:value-type="float">
            <text:p>1.6473748127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91637528667739" calcext:value-type="float">
            <text:p>1.916375286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43633533832768" calcext:value-type="float">
            <text:p>1.4363353383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71714991997761" calcext:value-type="float">
            <text:p>1.7171499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54173653654202" calcext:value-type="float">
            <text:p>1.5417365365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78331353692343" calcext:value-type="float">
            <text:p>1.783313536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55568688722094" calcext:value-type="float">
            <text:p>1.5556868872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34082553344209" calcext:value-type="float">
            <text:p>1.340825533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39601549769204" calcext:value-type="float">
            <text:p>1.3960154977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83826164917057" calcext:value-type="float">
            <text:p>1.838261649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57373220549923" calcext:value-type="float">
            <text:p>1.5737322055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3444540013049" calcext:value-type="float">
            <text:p>1.3444540013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47595643674696" calcext:value-type="float">
            <text:p>1.4759564367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7674074570717" calcext:value-type="float">
            <text:p>1.767407457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41464630712516" calcext:value-type="float">
            <text:p>1.4146463071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23972759427712" calcext:value-type="float">
            <text:p>1.239727594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48762721335649" calcext:value-type="float">
            <text:p>1.487627213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34603496954273" calcext:value-type="float">
            <text:p>1.346034969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29719298659845" calcext:value-type="float">
            <text:p>1.2971929866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26264443354535" calcext:value-type="float">
            <text:p>1.262644433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56363048151614" calcext:value-type="float">
            <text:p>1.5636304815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25425705874728" calcext:value-type="float">
            <text:p>1.2542570587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7188859547376" calcext:value-type="float">
            <text:p>1.7188859547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34826859639424" calcext:value-type="float">
            <text:p>1.3482685964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4973439038758" calcext:value-type="float">
            <text:p>1.4973439039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27957290083063" calcext:value-type="float">
            <text:p>1.2795729008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18794098779621" calcext:value-type="float">
            <text:p>1.187940987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2143251315485" calcext:value-type="float">
            <text:p>1.2143251315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23194425795443" calcext:value-type="float">
            <text:p>1.23194425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4399424812015" calcext:value-type="float">
            <text:p>1.4399424812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29062018702663" calcext:value-type="float">
            <text:p>1.290620187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15126943339099" calcext:value-type="float">
            <text:p>1.151269433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67150697303031" calcext:value-type="float">
            <text:p>1.671506973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3343112702026" calcext:value-type="float">
            <text:p>1.334311270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34818163090366" calcext:value-type="float">
            <text:p>1.348181630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6892408060013" calcext:value-type="float">
            <text:p>1.4689240806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33944215419366" calcext:value-type="float">
            <text:p>1.339442154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20591595049869" calcext:value-type="float">
            <text:p>1.2059159505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71844751682565" calcext:value-type="float">
            <text:p>1.7184475168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29039349548653" calcext:value-type="float">
            <text:p>1.290393495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35022639071159" calcext:value-type="float">
            <text:p>1.3502263907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37749493298421" calcext:value-type="float">
            <text:p>1.377494933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39079019824769" calcext:value-type="float">
            <text:p>1.3907901982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50035395338761" calcext:value-type="float">
            <text:p>1.5003539534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12232113874362" calcext:value-type="float">
            <text:p>1.1223211387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37188791117748" calcext:value-type="float">
            <text:p>1.371887911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26234221404288" calcext:value-type="float">
            <text:p>1.26234221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15111349977237" calcext:value-type="float">
            <text:p>1.1511134998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26432837348163" calcext:value-type="float">
            <text:p>1.264328373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23213828500462" calcext:value-type="float">
            <text:p>1.23213828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22926633679762" calcext:value-type="float">
            <text:p>1.2292663368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26629951282858" calcext:value-type="float">
            <text:p>1.2662995128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34805135081583" calcext:value-type="float">
            <text:p>1.3480513508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41268266786238" calcext:value-type="float">
            <text:p>1.412682667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38936026475992" calcext:value-type="float">
            <text:p>1.3893602648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17668900986815" calcext:value-type="float">
            <text:p>1.1766890099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32136144513816" calcext:value-type="float">
            <text:p>1.3213614451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17611851028456" calcext:value-type="float">
            <text:p>1.176118510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27444010080077" calcext:value-type="float">
            <text:p>1.2744401008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2902515391141" calcext:value-type="float">
            <text:p>1.2902515391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05554128859159" calcext:value-type="float">
            <text:p>1.0555412886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32217209180121" calcext:value-type="float">
            <text:p>1.322172091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23466963590568" calcext:value-type="float">
            <text:p>1.234669635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33954575924944" calcext:value-type="float">
            <text:p>1.339545759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15001708790561" calcext:value-type="float">
            <text:p>1.150017087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17997949147926" calcext:value-type="float">
            <text:p>1.1799794915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44023246765381" calcext:value-type="float">
            <text:p>1.4402324677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3644104161229" calcext:value-type="float">
            <text:p>1.3644104161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39802277661784" calcext:value-type="float">
            <text:p>1.3980227766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20835577813404" calcext:value-type="float">
            <text:p>1.2083557781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28242040903561" calcext:value-type="float">
            <text:p>1.282420409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1797671445111" calcext:value-type="float">
            <text:p>1.179767144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2786356969182" calcext:value-type="float">
            <text:p>1.2786356969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22787951585239" calcext:value-type="float">
            <text:p>1.2278795159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21121922995374" calcext:value-type="float">
            <text:p>1.21121923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17100764063119" calcext:value-type="float">
            <text:p>1.1710076406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28234184194279" calcext:value-type="float">
            <text:p>1.282341841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2293462421053" calcext:value-type="float">
            <text:p>1.2293462421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14168847199477" calcext:value-type="float">
            <text:p>1.141688472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42731792992831" calcext:value-type="float">
            <text:p>1.427317929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22547889956552" calcext:value-type="float">
            <text:p>1.2254788996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26633936752865" calcext:value-type="float">
            <text:p>1.266339367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31287857181881" calcext:value-type="float">
            <text:p>1.3128785718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29035748559133" calcext:value-type="float">
            <text:p>1.2903574856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29484044929828" calcext:value-type="float">
            <text:p>1.2948404493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34435057713799" calcext:value-type="float">
            <text:p>1.3443505771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30438288732685" calcext:value-type="float">
            <text:p>1.3043828873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29307068388282" calcext:value-type="float">
            <text:p>1.293070683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33550999221129" calcext:value-type="float">
            <text:p>1.3355099922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14048615720579" calcext:value-type="float">
            <text:p>1.1404861572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30204218958929" calcext:value-type="float">
            <text:p>1.3020421896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26905402879414" calcext:value-type="float">
            <text:p>1.2690540288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12260229854084" calcext:value-type="float">
            <text:p>1.1226022985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27508961121081" calcext:value-type="float">
            <text:p>1.2750896112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20627646895908" calcext:value-type="float">
            <text:p>1.206276469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39540994978518" calcext:value-type="float">
            <text:p>1.3954099498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17340269830146" calcext:value-type="float">
            <text:p>1.1734026983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14173314892782" calcext:value-type="float">
            <text:p>1.141733148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21010935848999" calcext:value-type="float">
            <text:p>1.2101093585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0772608022583" calcext:value-type="float">
            <text:p>1.0772608023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16764986631343" calcext:value-type="float">
            <text:p>1.167649866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2622165144878" calcext:value-type="float">
            <text:p>1.2622165145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08786745373628" calcext:value-type="float">
            <text:p>1.087867453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1911075411232" calcext:value-type="float">
            <text:p>1.1911075411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12673954340969" calcext:value-type="float">
            <text:p>1.126739543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16861368903317" calcext:value-type="float">
            <text:p>1.168613689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29608461449855" calcext:value-type="float">
            <text:p>1.2960846145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08368180282627" calcext:value-type="float">
            <text:p>1.083681802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31518143215647" calcext:value-type="float">
            <text:p>1.3151814322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17164421993333" calcext:value-type="float">
            <text:p>1.171644219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21501415532657" calcext:value-type="float">
            <text:p>1.2150141553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28066585506328" calcext:value-type="float">
            <text:p>1.2806658551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15954083048474" calcext:value-type="float">
            <text:p>1.159540830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18270161290304" calcext:value-type="float">
            <text:p>1.1827016129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13590678604165" calcext:value-type="float">
            <text:p>1.13590678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21101473666488" calcext:value-type="float">
            <text:p>1.2110147367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07799370587963" calcext:value-type="float">
            <text:p>1.077993705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16319354278305" calcext:value-type="float">
            <text:p>1.1631935428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10626936985474" calcext:value-type="float">
            <text:p>1.1062693699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00516835818427" calcext:value-type="float">
            <text:p>1.0051683582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01883315754679" calcext:value-type="float">
            <text:p>1.0188331575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05680826423988" calcext:value-type="float">
            <text:p>1.056808264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08438805397446" calcext:value-type="float">
            <text:p>1.084388054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11427198700021" calcext:value-type="float">
            <text:p>1.114271987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11888425069261" calcext:value-type="float">
            <text:p>1.1188842507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1248266417016" calcext:value-type="float">
            <text:p>1.124826641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3071683352245" calcext:value-type="float">
            <text:p>1.3071683352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09121837899265" calcext:value-type="float">
            <text:p>1.091218379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16254906192561" calcext:value-type="float">
            <text:p>1.1625490619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0930130702864" calcext:value-type="float">
            <text:p>1.093013070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20622852282473" calcext:value-type="float">
            <text:p>1.206228522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22206857988043" calcext:value-type="float">
            <text:p>1.2220685799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18801313857758" calcext:value-type="float">
            <text:p>1.1880131386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16626559014402" calcext:value-type="float">
            <text:p>1.166265590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12102540892775" calcext:value-type="float">
            <text:p>1.121025408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07255072303442" calcext:value-type="float">
            <text:p>1.07255072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21209763442321" calcext:value-type="float">
            <text:p>1.2120976344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14391549549088" calcext:value-type="float">
            <text:p>1.1439154955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3720015539392" calcext:value-type="float">
            <text:p>1.3720015539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32805987625267" calcext:value-type="float">
            <text:p>1.3280598763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40266486994034" calcext:value-type="float">
            <text:p>1.4026648699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50593908665289" calcext:value-type="float">
            <text:p>1.5059390867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15779635956019" calcext:value-type="float">
            <text:p>1.157796359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4002791261188" calcext:value-type="float">
            <text:p>1.400279126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46527260711295" calcext:value-type="float">
            <text:p>1.465272607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59997945413297" calcext:value-type="float">
            <text:p>1.599979454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84610144574361" calcext:value-type="float">
            <text:p>1.846101445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59874295077296" calcext:value-type="float">
            <text:p>1.5987429508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46384453606274" calcext:value-type="float">
            <text:p>1.463844536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49859839172581" calcext:value-type="float">
            <text:p>1.498598391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6734447524653" calcext:value-type="float">
            <text:p>1.6734447525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558860875074" calcext:value-type="float">
            <text:p>1.5588608751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63681775421152" calcext:value-type="float">
            <text:p>1.6368177542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7275849258733" calcext:value-type="float">
            <text:p>1.7275849259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68128570449456" calcext:value-type="float">
            <text:p>1.6812857045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2.02668645364536" calcext:value-type="float">
            <text:p>2.0266864536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75504463863238" calcext:value-type="float">
            <text:p>1.7550446386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82198545596167" calcext:value-type="float">
            <text:p>1.82198545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56680610013645" calcext:value-type="float">
            <text:p>1.5668061001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77218575695132" calcext:value-type="float">
            <text:p>1.77218575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82011871526864" calcext:value-type="float">
            <text:p>1.820118715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2.03032766324853" calcext:value-type="float">
            <text:p>2.0303276632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80121399956393" calcext:value-type="float">
            <text:p>1.8012139996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2.09718266022295" calcext:value-type="float">
            <text:p>2.0971826602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89487870991102" calcext:value-type="float">
            <text:p>1.8948787099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2.22692433115336" calcext:value-type="float">
            <text:p>2.2269243312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2.24196875771862" calcext:value-type="float">
            <text:p>2.241968757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2.32851295763554" calcext:value-type="float">
            <text:p>2.3285129576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2.0802031924051" calcext:value-type="float">
            <text:p>2.080203192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89230972724799" calcext:value-type="float">
            <text:p>1.8923097272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2.29390693994032" calcext:value-type="float">
            <text:p>2.2939069399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2.5036059390713" calcext:value-type="float">
            <text:p>2.5036059391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2.36369524686202" calcext:value-type="float">
            <text:p>2.363695246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2.62241872450961" calcext:value-type="float">
            <text:p>2.6224187245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2.71122814396517" calcext:value-type="float">
            <text:p>2.711228144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2.32737987543805" calcext:value-type="float">
            <text:p>2.3273798754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2.57477572803617" calcext:value-type="float">
            <text:p>2.574775728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2.63788700471149" calcext:value-type="float">
            <text:p>2.6378870047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33344314480945" calcext:value-type="float">
            <text:p>2.3334431448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2.85665010664216" calcext:value-type="float">
            <text:p>2.8566501066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2.68513653979171" calcext:value-type="float">
            <text:p>2.6851365398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3.04853960208096" calcext:value-type="float">
            <text:p>3.0485396021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2.98051332563763" calcext:value-type="float">
            <text:p>2.9805133256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3.50430959546202" calcext:value-type="float">
            <text:p>3.504309595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3.1958028326777" calcext:value-type="float">
            <text:p>3.195802832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3.22297786223514" calcext:value-type="float">
            <text:p>3.2229778622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3.73812538739423" calcext:value-type="float">
            <text:p>3.738125387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3.47655410988044" calcext:value-type="float">
            <text:p>3.476554109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.36728041668172" calcext:value-type="float">
            <text:p>4.3672804167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4.01761957098162" calcext:value-type="float">
            <text:p>4.017619571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.1254970985053" calcext:value-type="float">
            <text:p>3.125497098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.87940384655564" calcext:value-type="float">
            <text:p>3.879403846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.45979577650596" calcext:value-type="float">
            <text:p>3.459795776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.4245913326871" calcext:value-type="float">
            <text:p>3.424591332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.48135686988119" calcext:value-type="float">
            <text:p>3.4813568699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.9962458433115" calcext:value-type="float">
            <text:p>3.9962458433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.04317357722193" calcext:value-type="float">
            <text:p>3.0431735772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.91567779414409" calcext:value-type="float">
            <text:p>3.9156777941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3.8560228764436" calcext:value-type="float">
            <text:p>3.8560228764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3.66017065516165" calcext:value-type="float">
            <text:p>3.6601706552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4.07540616513551" calcext:value-type="float">
            <text:p>4.0754061651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4.35453456246225" calcext:value-type="float">
            <text:p>4.3545345625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3.64202538422226" calcext:value-type="float">
            <text:p>3.642025384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4.3735236245612" calcext:value-type="float">
            <text:p>4.3735236246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4.76900803439528" calcext:value-type="float">
            <text:p>4.7690080344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3.82526450802101" calcext:value-type="float">
            <text:p>3.825264508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4.06487612189179" calcext:value-type="float">
            <text:p>4.0648761219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4.14835751942324" calcext:value-type="float">
            <text:p>4.1483575194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3.60461385824866" calcext:value-type="float">
            <text:p>3.6046138582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3.89243568030187" calcext:value-type="float">
            <text:p>3.8924356803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3.33076753855079" calcext:value-type="float">
            <text:p>3.3307675386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4.35868281005943" calcext:value-type="float">
            <text:p>4.3586828101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4.79654438152921" calcext:value-type="float">
            <text:p>4.796544381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4.00674209796733" calcext:value-type="float">
            <text:p>4.006742098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4.07415165211706" calcext:value-type="float">
            <text:p>4.0741516521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4.73385274469165" calcext:value-type="float">
            <text:p>4.7338527447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4.66374969195828" calcext:value-type="float">
            <text:p>4.663749692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4.84222874005165" calcext:value-type="float">
            <text:p>4.8422287401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4.00207334866032" calcext:value-type="float">
            <text:p>4.0020733487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4.34062050278746" calcext:value-type="float">
            <text:p>4.3406205028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4.38002450409978" calcext:value-type="float">
            <text:p>4.3800245041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4.26090950545233" calcext:value-type="float">
            <text:p>4.2609095055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3.86628140381878" calcext:value-type="float">
            <text:p>3.8662814038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4.7232090229214" calcext:value-type="float">
            <text:p>4.723209022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5.19969903727507" calcext:value-type="float">
            <text:p>5.1996990373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3.92347134646416" calcext:value-type="float">
            <text:p>3.9234713465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4.72832834748679" calcext:value-type="float">
            <text:p>4.7283283475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5.34922319979436" calcext:value-type="float">
            <text:p>5.3492231998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4.27435347611316" calcext:value-type="float">
            <text:p>4.274353476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4.29301812438605" calcext:value-type="float">
            <text:p>4.2930181244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4.4668704233396" calcext:value-type="float">
            <text:p>4.4668704233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4.21741789345033" calcext:value-type="float">
            <text:p>4.217417893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4.2361544977083" calcext:value-type="float">
            <text:p>4.236154497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4.84872139725077" calcext:value-type="float">
            <text:p>4.8487213973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4.23165514981923" calcext:value-type="float">
            <text:p>4.231655149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4.43230591291946" calcext:value-type="float">
            <text:p>4.432305912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4.02593021789557" calcext:value-type="float">
            <text:p>4.0259302179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4.30408504806276" calcext:value-type="float">
            <text:p>4.304085048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4.04067699183092" calcext:value-type="float">
            <text:p>4.040676991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3.91634278898877" calcext:value-type="float">
            <text:p>3.916342789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4.54590888292872" calcext:value-type="float">
            <text:p>4.545908882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4.17220292611042" calcext:value-type="float">
            <text:p>4.1722029261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4.58667951083249" calcext:value-type="float">
            <text:p>4.5866795108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3.79049554583554" calcext:value-type="float">
            <text:p>3.790495545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4.18337886227058" calcext:value-type="float">
            <text:p>4.1833788623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4.00234207296841" calcext:value-type="float">
            <text:p>4.002342073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4.56611873143281" calcext:value-type="float">
            <text:p>4.5661187314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4.00089717161782" calcext:value-type="float">
            <text:p>4.0008971716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3.86996325070626" calcext:value-type="float">
            <text:p>3.8699632507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4.1048216076111" calcext:value-type="float">
            <text:p>4.104821607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4.13184503947864" calcext:value-type="float">
            <text:p>4.1318450395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4.11737180601645" calcext:value-type="float">
            <text:p>4.117371806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3.99233986946932" calcext:value-type="float">
            <text:p>3.992339869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3.63997424472675" calcext:value-type="float">
            <text:p>3.6399742447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3.27402239677674" calcext:value-type="float">
            <text:p>3.2740223968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3.85811088936845" calcext:value-type="float">
            <text:p>3.858110889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3.34518008382974" calcext:value-type="float">
            <text:p>3.345180083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3.6527651345779" calcext:value-type="float">
            <text:p>3.6527651346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3.99786527937633" calcext:value-type="float">
            <text:p>3.9978652794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3.58174200959778" calcext:value-type="float">
            <text:p>3.5817420096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4.2622781291463" calcext:value-type="float">
            <text:p>4.262278129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3.58343544398745" calcext:value-type="float">
            <text:p>3.58343544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3.84298221559352" calcext:value-type="float">
            <text:p>3.842982215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3.72209972134855" calcext:value-type="float">
            <text:p>3.722099721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3.56813063249102" calcext:value-type="float">
            <text:p>3.568130632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45593786531903" calcext:value-type="float">
            <text:p>3.4559378653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59422574132114" calcext:value-type="float">
            <text:p>3.5942257413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3.66068036783836" calcext:value-type="float">
            <text:p>3.6606803678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3.41551155253423" calcext:value-type="float">
            <text:p>3.4155115525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3.35583527842606" calcext:value-type="float">
            <text:p>3.355835278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3.19997928400507" calcext:value-type="float">
            <text:p>3.199979284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3.39463510016709" calcext:value-type="float">
            <text:p>3.394635100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3.54277872322452" calcext:value-type="float">
            <text:p>3.542778723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13673887995134" calcext:value-type="float">
            <text:p>3.1367388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3.61521475211727" calcext:value-type="float">
            <text:p>3.6152147521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3.41032193803469" calcext:value-type="float">
            <text:p>3.410321938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63785549252484" calcext:value-type="float">
            <text:p>3.637855492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27220510742043" calcext:value-type="float">
            <text:p>3.2722051074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3.2286215578276" calcext:value-type="float">
            <text:p>3.228621557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4562135458123" calcext:value-type="float">
            <text:p>3.4562135458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3.09865088667599" calcext:value-type="float">
            <text:p>3.0986508867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3.27118343097743" calcext:value-type="float">
            <text:p>3.27118343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3.32593424906219" calcext:value-type="float">
            <text:p>3.325934249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31734492477492" calcext:value-type="float">
            <text:p>3.3173449248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3.27892432717148" calcext:value-type="float">
            <text:p>3.278924327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3.38616054672331" calcext:value-type="float">
            <text:p>3.3861605467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3.75295567935697" calcext:value-type="float">
            <text:p>3.752955679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19463021589782" calcext:value-type="float">
            <text:p>3.1946302159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9119092716668" calcext:value-type="float">
            <text:p>2.911909271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28820646449111" calcext:value-type="float">
            <text:p>3.2882064645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3.11459015353298" calcext:value-type="float">
            <text:p>3.1145901535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09952524287119" calcext:value-type="float">
            <text:p>3.099525242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23161673334049" calcext:value-type="float">
            <text:p>3.2316167333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12139273210301" calcext:value-type="float">
            <text:p>3.121392732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2.98024577200896" calcext:value-type="float">
            <text:p>2.98024577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83145759113627" calcext:value-type="float">
            <text:p>2.831457591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3.03544647575995" calcext:value-type="float">
            <text:p>3.0354464758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2.972415727463" calcext:value-type="float">
            <text:p>2.9724157275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2.67727949802793" calcext:value-type="float">
            <text:p>2.677279498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2.86355964117621" calcext:value-type="float">
            <text:p>2.8635596412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2.83396392221066" calcext:value-type="float">
            <text:p>2.8339639222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2.96650974247665" calcext:value-type="float">
            <text:p>2.9665097425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05659876938732" calcext:value-type="float">
            <text:p>3.056598769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2.83387124663682" calcext:value-type="float">
            <text:p>2.8338712466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2.82942822285758" calcext:value-type="float">
            <text:p>2.8294282229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2.9403444919394" calcext:value-type="float">
            <text:p>2.940344491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3.00788903361917" calcext:value-type="float">
            <text:p>3.007889033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2.63817429444627" calcext:value-type="float">
            <text:p>2.6381742944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2.88846042004384" calcext:value-type="float">
            <text:p>2.88846042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54184654478525" calcext:value-type="float">
            <text:p>2.5418465448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56438377460855" calcext:value-type="float">
            <text:p>2.5643837746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85464589724533" calcext:value-type="float">
            <text:p>2.854645897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52305406039758" calcext:value-type="float">
            <text:p>2.523054060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03630841075147" calcext:value-type="float">
            <text:p>3.0363084108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90181889592312" calcext:value-type="float">
            <text:p>2.901818895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2.54081175582608" calcext:value-type="float">
            <text:p>2.5408117558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81082839007907" calcext:value-type="float">
            <text:p>2.8108283901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84659630074206" calcext:value-type="float">
            <text:p>2.8465963007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2.92007495337673" calcext:value-type="float">
            <text:p>2.9200749534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2.67660354003691" calcext:value-type="float">
            <text:p>2.6766035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2.8471419248184" calcext:value-type="float">
            <text:p>2.8471419248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68535306021369" calcext:value-type="float">
            <text:p>2.685353060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2.82985036460688" calcext:value-type="float">
            <text:p>2.829850364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66633080415309" calcext:value-type="float">
            <text:p>2.666330804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2.8537235507274" calcext:value-type="float">
            <text:p>2.8537235507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2.60664060997793" calcext:value-type="float">
            <text:p>2.6066406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78664610729322" calcext:value-type="float">
            <text:p>2.7866461073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2.69612431153741" calcext:value-type="float">
            <text:p>2.6961243115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2.93816257414096" calcext:value-type="float">
            <text:p>2.938162574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0052663421783" calcext:value-type="float">
            <text:p>3.000526634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2.78328306241821" calcext:value-type="float">
            <text:p>2.783283062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72682222932147" calcext:value-type="float">
            <text:p>2.7268222293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55004156922971" calcext:value-type="float">
            <text:p>2.550041569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2.67149626194178" calcext:value-type="float">
            <text:p>2.6714962619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2.42608657880024" calcext:value-type="float">
            <text:p>2.4260865788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65778007832367" calcext:value-type="float">
            <text:p>2.6577800783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2.53471634891481" calcext:value-type="float">
            <text:p>2.534716348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2.55652645341679" calcext:value-type="float">
            <text:p>2.556526453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2.7274714419495" calcext:value-type="float">
            <text:p>2.7274714419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5284163449844" calcext:value-type="float">
            <text:p>2.8528416345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69527478862644" calcext:value-type="float">
            <text:p>2.6952747886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2.47454358041008" calcext:value-type="float">
            <text:p>2.4745435804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2.70759324459411" calcext:value-type="float">
            <text:p>2.7075932446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1285112369377" calcext:value-type="float">
            <text:p>2.9128511237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3.13551028159629" calcext:value-type="float">
            <text:p>3.135510281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2.77045967033256" calcext:value-type="float">
            <text:p>2.770459670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5596079729551" calcext:value-type="float">
            <text:p>2.6559607973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36504152410019" calcext:value-type="float">
            <text:p>2.3650415241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66165612587128" calcext:value-type="float">
            <text:p>2.661656125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2.30690993592592" calcext:value-type="float">
            <text:p>2.3069099359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70187636672079" calcext:value-type="float">
            <text:p>2.7018763667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24374218881141" calcext:value-type="float">
            <text:p>2.243742188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52170668234919" calcext:value-type="float">
            <text:p>2.5217066823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2.72005678515314" calcext:value-type="float">
            <text:p>2.720056785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92162682808155" calcext:value-type="float">
            <text:p>2.9216268281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2.69822366758094" calcext:value-type="float">
            <text:p>2.6982236676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2.6555008392968" calcext:value-type="float">
            <text:p>2.6555008393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01518101566091" calcext:value-type="float">
            <text:p>3.0151810157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2.7080900197865" calcext:value-type="float">
            <text:p>2.7080900198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2.42796966324211" calcext:value-type="float">
            <text:p>2.4279696632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38794566534851" calcext:value-type="float">
            <text:p>2.387945665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2.55188712968188" calcext:value-type="float">
            <text:p>2.551887129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2.30522953879777" calcext:value-type="float">
            <text:p>2.3052295388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2.48410947960831" calcext:value-type="float">
            <text:p>2.4841094796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61383947724603" calcext:value-type="float">
            <text:p>2.6138394772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68111314333586" calcext:value-type="float">
            <text:p>2.681113143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3659789654021" calcext:value-type="float">
            <text:p>2.3659789654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44283525873234" calcext:value-type="float">
            <text:p>2.4428352587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38611301922161" calcext:value-type="float">
            <text:p>2.386113019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2.80321698348165" calcext:value-type="float">
            <text:p>2.803216983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60204891470729" calcext:value-type="float">
            <text:p>2.602048914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2.6588400933023" calcext:value-type="float">
            <text:p>2.6588400933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79025910704902" calcext:value-type="float">
            <text:p>2.790259107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2.62224166100463" calcext:value-type="float">
            <text:p>2.622241661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2.59197614511908" calcext:value-type="float">
            <text:p>2.5919761451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46686230446955" calcext:value-type="float">
            <text:p>2.4668623045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2.75414571986652" calcext:value-type="float">
            <text:p>2.7541457199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42004758625067" calcext:value-type="float">
            <text:p>2.420047586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5539334589502" calcext:value-type="float">
            <text:p>2.553933459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59740718208327" calcext:value-type="float">
            <text:p>2.597407182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40286521508247" calcext:value-type="float">
            <text:p>2.4028652151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76976251844628" calcext:value-type="float">
            <text:p>2.7697625184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2.51922130894606" calcext:value-type="float">
            <text:p>2.5192213089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40137309851951" calcext:value-type="float">
            <text:p>2.401373098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2.69251005554174" calcext:value-type="float">
            <text:p>2.692510055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2.72035780478887" calcext:value-type="float">
            <text:p>2.7203578048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47091831167329" calcext:value-type="float">
            <text:p>2.4709183117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49014898649879" calcext:value-type="float">
            <text:p>2.4901489865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2.49630615043601" calcext:value-type="float">
            <text:p>2.4963061504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48487079409406" calcext:value-type="float">
            <text:p>2.4848707941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46864245731686" calcext:value-type="float">
            <text:p>2.4686424573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35542932138753" calcext:value-type="float">
            <text:p>2.3554293214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2.55942804662199" calcext:value-type="float">
            <text:p>2.5594280466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2.49322926580901" calcext:value-type="float">
            <text:p>2.4932292658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35421474158903" calcext:value-type="float">
            <text:p>2.3542147416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2.46381691280624" calcext:value-type="float">
            <text:p>2.4638169128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49727199787253" calcext:value-type="float">
            <text:p>2.4972719979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58733330275373" calcext:value-type="float">
            <text:p>2.5873333028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37493873969448" calcext:value-type="float">
            <text:p>2.3749387397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5432985385859" calcext:value-type="float">
            <text:p>2.5432985386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45457801907219" calcext:value-type="float">
            <text:p>2.454578019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61007868349096" calcext:value-type="float">
            <text:p>2.6100786835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30084912249428" calcext:value-type="float">
            <text:p>2.3008491225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2.35180285218981" calcext:value-type="float">
            <text:p>2.351802852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2.52263256556181" calcext:value-type="float">
            <text:p>2.5226325656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2.64561054839698" calcext:value-type="float">
            <text:p>2.6456105484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2.59892105365317" calcext:value-type="float">
            <text:p>2.5989210537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2.42162998682313" calcext:value-type="float">
            <text:p>2.421629986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2.45371670029965" calcext:value-type="float">
            <text:p>2.453716700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2.44373399762193" calcext:value-type="float">
            <text:p>2.443733997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2.60663385199029" calcext:value-type="float">
            <text:p>2.606633852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2.51610168101219" calcext:value-type="float">
            <text:p>2.516101681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45600707908928" calcext:value-type="float">
            <text:p>2.456007079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2.39278828137579" calcext:value-type="float">
            <text:p>2.3927882814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54118677040425" calcext:value-type="float">
            <text:p>2.5411867704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2.56590884678182" calcext:value-type="float">
            <text:p>2.5659088468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59178564620993" calcext:value-type="float">
            <text:p>2.591785646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2.53371055475091" calcext:value-type="float">
            <text:p>2.533710554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84981086477674" calcext:value-type="float">
            <text:p>2.8498108648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51448931462045" calcext:value-type="float">
            <text:p>2.5144893146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2.6316219426764" calcext:value-type="float">
            <text:p>2.6316219427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2.75146665918612" calcext:value-type="float">
            <text:p>2.7514666592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2.36771916632677" calcext:value-type="float">
            <text:p>2.367719166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2.68211710362545" calcext:value-type="float">
            <text:p>2.6821171036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2.3355209136344" calcext:value-type="float">
            <text:p>2.3355209136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4390437002323" calcext:value-type="float">
            <text:p>2.4390437002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2378513515654" calcext:value-type="float">
            <text:p>2.2378513516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2.47297757337996" calcext:value-type="float">
            <text:p>2.472977573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2.38778045372738" calcext:value-type="float">
            <text:p>2.3877804537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2.59233813342211" calcext:value-type="float">
            <text:p>2.5923381334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2.36870156735132" calcext:value-type="float">
            <text:p>2.3687015674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2.43557262660293" calcext:value-type="float">
            <text:p>2.4355726266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2.51785161110219" calcext:value-type="float">
            <text:p>2.5178516111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2.55921676329467" calcext:value-type="float">
            <text:p>2.559216763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2.46532495627783" calcext:value-type="float">
            <text:p>2.465324956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55313944415001" calcext:value-type="float">
            <text:p>2.5531394442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2.50999639885431" calcext:value-type="float">
            <text:p>2.5099963989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31166057827113" calcext:value-type="float">
            <text:p>2.311660578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42176190515896" calcext:value-type="float">
            <text:p>2.4217619052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2.72285767496333" calcext:value-type="float">
            <text:p>2.722857675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2.4657768813314" calcext:value-type="float">
            <text:p>2.4657768813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2.44225110401497" calcext:value-type="float">
            <text:p>2.442251104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35517839425078" calcext:value-type="float">
            <text:p>2.3551783943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29558808649127" calcext:value-type="float">
            <text:p>2.2955880865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2.49025712609927" calcext:value-type="float">
            <text:p>2.4902571261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2.57301555741565" calcext:value-type="float">
            <text:p>2.5730155574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58285761897164" calcext:value-type="float">
            <text:p>2.582857619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4405058648562" calcext:value-type="float">
            <text:p>2.440505864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2.52540794938112" calcext:value-type="float">
            <text:p>2.525407949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2.41622991195919" calcext:value-type="float">
            <text:p>2.41622991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2.78553839293008" calcext:value-type="float">
            <text:p>2.7855383929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2.4412852450178" calcext:value-type="float">
            <text:p>2.44128524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2.40533019945423" calcext:value-type="float">
            <text:p>2.4053301995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2.31245617837018" calcext:value-type="float">
            <text:p>2.3124561784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2.50662776381524" calcext:value-type="float">
            <text:p>2.5066277638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2.29062223593407" calcext:value-type="float">
            <text:p>2.2906222359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2.39257736073423" calcext:value-type="float">
            <text:p>2.3925773607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2.66961967850731" calcext:value-type="float">
            <text:p>2.6696196785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2.35270429677915" calcext:value-type="float">
            <text:p>2.352704296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33992866040687" calcext:value-type="float">
            <text:p>2.3399286604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81397123555248" calcext:value-type="float">
            <text:p>2.8139712356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2.34003200156315" calcext:value-type="float">
            <text:p>2.340032001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2.44437915458149" calcext:value-type="float">
            <text:p>2.4443791546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2.52372138344563" calcext:value-type="float">
            <text:p>2.5237213834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2.64333573325912" calcext:value-type="float">
            <text:p>2.6433357333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2.45600842723469" calcext:value-type="float">
            <text:p>2.456008427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2.61647332538939" calcext:value-type="float">
            <text:p>2.616473325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2.50199555983333" calcext:value-type="float">
            <text:p>2.501995559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2.54674302045785" calcext:value-type="float">
            <text:p>2.5467430205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2.79522715396278" calcext:value-type="float">
            <text:p>2.79522715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2.61157146229338" calcext:value-type="float">
            <text:p>2.611571462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2.44279304921027" calcext:value-type="float">
            <text:p>2.4427930492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2.63969036990993" calcext:value-type="float">
            <text:p>2.6396903699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2.61451834306017" calcext:value-type="float">
            <text:p>2.6145183431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2.30480443611557" calcext:value-type="float">
            <text:p>2.3048044361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2.51910375861995" calcext:value-type="float">
            <text:p>2.519103758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2.71845936581633" calcext:value-type="float">
            <text:p>2.7184593658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2.45372273294797" calcext:value-type="float">
            <text:p>2.453722732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67970574484532" calcext:value-type="float">
            <text:p>2.6797057448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31546417119651" calcext:value-type="float">
            <text:p>2.3154641712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2.59541250212728" calcext:value-type="float">
            <text:p>2.5954125021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2.73065395771869" calcext:value-type="float">
            <text:p>2.730653957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2.582555950546" calcext:value-type="float">
            <text:p>2.582555950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2.80201259545781" calcext:value-type="float">
            <text:p>2.8020125955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2.74444246006709" calcext:value-type="float">
            <text:p>2.7444424601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2.23960204874044" calcext:value-type="float">
            <text:p>2.2396020487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46886539027922" calcext:value-type="float">
            <text:p>2.468865390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2.64263840148405" calcext:value-type="float">
            <text:p>2.642638401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2.63501220251257" calcext:value-type="float">
            <text:p>2.635012202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2.82519018573214" calcext:value-type="float">
            <text:p>2.8251901857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2.60970173051717" calcext:value-type="float">
            <text:p>2.609701730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2.53117797830174" calcext:value-type="float">
            <text:p>2.531177978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2.80993836295093" calcext:value-type="float">
            <text:p>2.80993836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2.76921313416949" calcext:value-type="float">
            <text:p>2.7692131342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2.58787041796936" calcext:value-type="float">
            <text:p>2.587870418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2.64360589465614" calcext:value-type="float">
            <text:p>2.643605894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2.51649210702086" calcext:value-type="float">
            <text:p>2.51649210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2.79658133749508" calcext:value-type="float">
            <text:p>2.796581337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2.4237230336103" calcext:value-type="float">
            <text:p>2.4237230336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2.45722369647235" calcext:value-type="float">
            <text:p>2.4572236965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2.67224699013811" calcext:value-type="float">
            <text:p>2.672246990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2.66833067772712" calcext:value-type="float">
            <text:p>2.6683306777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2.49343737839365" calcext:value-type="float">
            <text:p>2.4934373784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2.57173630237955" calcext:value-type="float">
            <text:p>2.5717363024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2.86405521684372" calcext:value-type="float">
            <text:p>2.864055216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2.50240310813033" calcext:value-type="float">
            <text:p>2.502403108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2.34025863928323" calcext:value-type="float">
            <text:p>2.340258639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2.96016432867693" calcext:value-type="float">
            <text:p>2.9601643287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2.87761205364816" calcext:value-type="float">
            <text:p>2.877612053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2.63337561487655" calcext:value-type="float">
            <text:p>2.6333756149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2.59690375523816" calcext:value-type="float">
            <text:p>2.5969037552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2.30464035037739" calcext:value-type="float">
            <text:p>2.304640350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2.37875682299155" calcext:value-type="float">
            <text:p>2.378756823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2.47583731628399" calcext:value-type="float">
            <text:p>2.4758373163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2.81418901262679" calcext:value-type="float">
            <text:p>2.814189012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2.86637600924012" calcext:value-type="float">
            <text:p>2.8663760092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2.79645599920187" calcext:value-type="float">
            <text:p>2.7964559992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2.66125522568708" calcext:value-type="float">
            <text:p>2.6612552257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2.66011334528308" calcext:value-type="float">
            <text:p>2.660113345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2.86979834602387" calcext:value-type="float">
            <text:p>2.86979834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2.8212188051024" calcext:value-type="float">
            <text:p>2.8212188051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2.7295467747834" calcext:value-type="float">
            <text:p>2.7295467748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2.62407814234244" calcext:value-type="float">
            <text:p>2.6240781423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2.74194881976223" calcext:value-type="float">
            <text:p>2.7419488198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2.67480780565423" calcext:value-type="float">
            <text:p>2.674807805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2.75393919250557" calcext:value-type="float">
            <text:p>2.7539391925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2.65493199163722" calcext:value-type="float">
            <text:p>2.654931991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2.45828132986398" calcext:value-type="float">
            <text:p>2.4582813299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2.83575061915206" calcext:value-type="float">
            <text:p>2.8357506192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2.86982651129049" calcext:value-type="float">
            <text:p>2.8698265113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2.81681408954333" calcext:value-type="float">
            <text:p>2.816814089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2.75877896586715" calcext:value-type="float">
            <text:p>2.758778965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2.85941044856081" calcext:value-type="float">
            <text:p>2.8594104486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2.99993008222344" calcext:value-type="float">
            <text:p>2.999930082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2.83077240336315" calcext:value-type="float">
            <text:p>2.8307724034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2.77820318025887" calcext:value-type="float">
            <text:p>2.7782031803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2.97959143486032" calcext:value-type="float">
            <text:p>2.9795914349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0971312605601" calcext:value-type="float">
            <text:p>3.097131260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2.59858433426605" calcext:value-type="float">
            <text:p>2.5985843343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2.67881640092235" calcext:value-type="float">
            <text:p>2.6788164009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3.02368823238507" calcext:value-type="float">
            <text:p>3.023688232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2.89490880282172" calcext:value-type="float">
            <text:p>2.8949088028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2.95922416259264" calcext:value-type="float">
            <text:p>2.9592241626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18542096927531" calcext:value-type="float">
            <text:p>3.185420969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2.91738292460453" calcext:value-type="float">
            <text:p>2.9173829246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13258357461809" calcext:value-type="float">
            <text:p>3.1325835746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2.77854515450463" calcext:value-type="float">
            <text:p>2.778545154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07013760144088" calcext:value-type="float">
            <text:p>3.0701376014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2.96251174268944" calcext:value-type="float">
            <text:p>2.962511742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2.6779985329866" calcext:value-type="float">
            <text:p>2.677998533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46686418191989" calcext:value-type="float">
            <text:p>3.4668641819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1627195924696" calcext:value-type="float">
            <text:p>3.162719592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12656273280518" calcext:value-type="float">
            <text:p>3.1265627328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2.95807730708191" calcext:value-type="float">
            <text:p>2.9580773071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2.84764012801736" calcext:value-type="float">
            <text:p>2.847640128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51820691081514" calcext:value-type="float">
            <text:p>3.518206910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2.99383517961837" calcext:value-type="float">
            <text:p>2.9938351796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02309987025599" calcext:value-type="float">
            <text:p>3.0230998703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02304436400085" calcext:value-type="float">
            <text:p>3.02304436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23601123594702" calcext:value-type="float">
            <text:p>3.236011235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0107550194996" calcext:value-type="float">
            <text:p>3.010755019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09368295359695" calcext:value-type="float">
            <text:p>3.093682953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3.06632453599305" calcext:value-type="float">
            <text:p>3.066324536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4784801832655" calcext:value-type="float">
            <text:p>3.478480183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16789773579505" calcext:value-type="float">
            <text:p>3.1678977358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28382294940109" calcext:value-type="float">
            <text:p>3.2838229494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07254453589481" calcext:value-type="float">
            <text:p>3.0725445359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12608407308905" calcext:value-type="float">
            <text:p>3.1260840731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2.87798252016091" calcext:value-type="float">
            <text:p>2.877982520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39122594847455" calcext:value-type="float">
            <text:p>3.3912259485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54002566364953" calcext:value-type="float">
            <text:p>3.5400256636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2.99139997478023" calcext:value-type="float">
            <text:p>2.9913999748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80192594724298" calcext:value-type="float">
            <text:p>3.8019259472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22_VSWR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uesday</text:p>
          </table:table-cell>
          <table:table-cell office:value-type="string" calcext:value-type="string">
            <text:p><text:s/>07 July 2020 23:15:55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528790647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VSWR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1.5315844721258" calcext:value-type="float">
            <text:p>21.531584472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21.0923288155485" calcext:value-type="float">
            <text:p>21.09232881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.04029389059374" calcext:value-type="float">
            <text:p>9.040293890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4.13531367083658" calcext:value-type="float">
            <text:p>4.135313670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1.91888167752416" calcext:value-type="float">
            <text:p>1.9188816775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2.91965618855667" calcext:value-type="float">
            <text:p>2.919656188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.49206474068801" calcext:value-type="float">
            <text:p>3.492064740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58684786023115" calcext:value-type="float">
            <text:p>3.5868478602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4.13690726496006" calcext:value-type="float">
            <text:p>4.13690726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3.43190227941016" calcext:value-type="float">
            <text:p>3.431902279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3.31922563433524" calcext:value-type="float">
            <text:p>3.319225634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3.29427826951641" calcext:value-type="float">
            <text:p>3.294278269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.36955670659231" calcext:value-type="float">
            <text:p>2.3695567066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2.36064775044194" calcext:value-type="float">
            <text:p>2.360647750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09467712884681" calcext:value-type="float">
            <text:p>2.094677128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2.00284978709172" calcext:value-type="float">
            <text:p>2.0028497871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.29419686885985" calcext:value-type="float">
            <text:p>2.294196868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2.01336196924481" calcext:value-type="float">
            <text:p>2.0133619692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72048610030293" calcext:value-type="float">
            <text:p>1.7204861003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59198974614702" calcext:value-type="float">
            <text:p>1.591989746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50233267851715" calcext:value-type="float">
            <text:p>1.5023326785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30446764805167" calcext:value-type="float">
            <text:p>1.3044676481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42014050754113" calcext:value-type="float">
            <text:p>1.4201405075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1.48502001938703" calcext:value-type="float">
            <text:p>1.4850200194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1.33834951724762" calcext:value-type="float">
            <text:p>1.3383495172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50919958595195" calcext:value-type="float">
            <text:p>1.50919958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.41387808891177" calcext:value-type="float">
            <text:p>1.4138780889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1.30539558031308" calcext:value-type="float">
            <text:p>1.305395580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17565763888333" calcext:value-type="float">
            <text:p>1.1756576389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1.12418279409273" calcext:value-type="float">
            <text:p>1.124182794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.04020879735406" calcext:value-type="float">
            <text:p>1.0402087974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.21972688699538" calcext:value-type="float">
            <text:p>1.21972688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.18173868658383" calcext:value-type="float">
            <text:p>1.1817386866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1.07471382363094" calcext:value-type="float">
            <text:p>1.074713823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.10419341060859" calcext:value-type="float">
            <text:p>1.104193410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1.11881662332236" calcext:value-type="float">
            <text:p>1.118816623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00889267194697" calcext:value-type="float">
            <text:p>1.0088926719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07346317837632" calcext:value-type="float">
            <text:p>1.073463178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.2053403650155" calcext:value-type="float">
            <text:p>1.205340365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1.26436849386665" calcext:value-type="float">
            <text:p>1.2643684939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1.25920774255868" calcext:value-type="float">
            <text:p>1.259207742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1.11180696504512" calcext:value-type="float">
            <text:p>1.111806965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.18489167064979" calcext:value-type="float">
            <text:p>1.1848916706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1.13169307033836" calcext:value-type="float">
            <text:p>1.131693070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1.21996894459029" calcext:value-type="float">
            <text:p>1.2199689446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1.15867318236912" calcext:value-type="float">
            <text:p>1.158673182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1.09765483040604" calcext:value-type="float">
            <text:p>1.0976548304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.21486916032789" calcext:value-type="float">
            <text:p>1.2148691603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1.13271842094279" calcext:value-type="float">
            <text:p>1.132718420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1.14275883611116" calcext:value-type="float">
            <text:p>1.142758836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.30531339114942" calcext:value-type="float">
            <text:p>1.305313391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1.44403787531663" calcext:value-type="float">
            <text:p>1.4440378753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1.52999400050615" calcext:value-type="float">
            <text:p>1.529994000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1.11442152650391" calcext:value-type="float">
            <text:p>1.114421526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.2561624551774" calcext:value-type="float">
            <text:p>1.256162455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1.04925032597057" calcext:value-type="float">
            <text:p>1.049250326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.19540444395495" calcext:value-type="float">
            <text:p>1.195404444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1.34188515335018" calcext:value-type="float">
            <text:p>1.3418851534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.37991446857771" calcext:value-type="float">
            <text:p>1.3799144686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1.30635042485268" calcext:value-type="float">
            <text:p>1.3063504249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.56479947328579" calcext:value-type="float">
            <text:p>1.5647994733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1.46120933952091" calcext:value-type="float">
            <text:p>1.461209339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.40644633691886" calcext:value-type="float">
            <text:p>1.406446336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1.42554329537401" calcext:value-type="float">
            <text:p>1.4255432954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.26107880097193" calcext:value-type="float">
            <text:p>1.261078801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1.5083073535766" calcext:value-type="float">
            <text:p>1.5083073536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.3378708004021" calcext:value-type="float">
            <text:p>1.3378708004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1.40733446118787" calcext:value-type="float">
            <text:p>1.407334461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.32211061825081" calcext:value-type="float">
            <text:p>1.3221106183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1.37605823804711" calcext:value-type="float">
            <text:p>1.37605823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.33654995160775" calcext:value-type="float">
            <text:p>1.3365499516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1.31707271163308" calcext:value-type="float">
            <text:p>1.317072711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.49316681339909" calcext:value-type="float">
            <text:p>1.4931668134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1.16349931617172" calcext:value-type="float">
            <text:p>1.163499316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.36417825632963" calcext:value-type="float">
            <text:p>1.3641782563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1.28337542260671" calcext:value-type="float">
            <text:p>1.2833754226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.30032428515311" calcext:value-type="float">
            <text:p>1.3003242852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1.09641493497402" calcext:value-type="float">
            <text:p>1.096414935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.35788182907705" calcext:value-type="float">
            <text:p>1.357881829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1.38094479267121" calcext:value-type="float">
            <text:p>1.3809447927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.33174350623173" calcext:value-type="float">
            <text:p>1.3317435062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.43570414413865" calcext:value-type="float">
            <text:p>1.4357041441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.42088834999573" calcext:value-type="float">
            <text:p>1.4208883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1.34670590683319" calcext:value-type="float">
            <text:p>1.346705906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.5527710384117" calcext:value-type="float">
            <text:p>1.5527710384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.27078151460898" calcext:value-type="float">
            <text:p>1.2707815146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.3699550428903" calcext:value-type="float">
            <text:p>1.369955042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1.34211387878698" calcext:value-type="float">
            <text:p>1.3421138788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.45290716433291" calcext:value-type="float">
            <text:p>1.4529071643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1.41682055627327" calcext:value-type="float">
            <text:p>1.4168205563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.42764038491442" calcext:value-type="float">
            <text:p>1.427640384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1.43035175157227" calcext:value-type="float">
            <text:p>1.4303517516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.51659859395557" calcext:value-type="float">
            <text:p>1.516598594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1.1888751232529" calcext:value-type="float">
            <text:p>1.1888751233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.26413454432539" calcext:value-type="float">
            <text:p>1.264134544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1.36408259083823" calcext:value-type="float">
            <text:p>1.3640825908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.32747543326934" calcext:value-type="float">
            <text:p>1.327475433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1.26491460431755" calcext:value-type="float">
            <text:p>1.2649146043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.32262395865171" calcext:value-type="float">
            <text:p>1.3226239587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1.34117281755457" calcext:value-type="float">
            <text:p>1.3411728176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1.17972677419991" calcext:value-type="float">
            <text:p>1.1797267742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1.28278580866401" calcext:value-type="float">
            <text:p>1.2827858087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.31032859477676" calcext:value-type="float">
            <text:p>1.3103285948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1.09707128528473" calcext:value-type="float">
            <text:p>1.0970712853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.30649716091764" calcext:value-type="float">
            <text:p>1.3064971609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1.315206839388" calcext:value-type="float">
            <text:p>1.315206839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1.45731464270044" calcext:value-type="float">
            <text:p>1.457314642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1.53174707073594" calcext:value-type="float">
            <text:p>1.5317470707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1.4025056162653" calcext:value-type="float">
            <text:p>1.402505616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1.3936831590739" calcext:value-type="float">
            <text:p>1.3936831591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.35964692161509" calcext:value-type="float">
            <text:p>1.3596469216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1.34108019780179" calcext:value-type="float">
            <text:p>1.3410801978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1.19098075287353" calcext:value-type="float">
            <text:p>1.190980752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1.44278203284682" calcext:value-type="float">
            <text:p>1.4427820328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.45245305439272" calcext:value-type="float">
            <text:p>1.4524530544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.12378285307628" calcext:value-type="float">
            <text:p>1.1237828531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1.46501967503462" calcext:value-type="float">
            <text:p>1.465019675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1.32319196027791" calcext:value-type="float">
            <text:p>1.3231919603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.14875229421202" calcext:value-type="float">
            <text:p>1.1487522942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1.31469592438878" calcext:value-type="float">
            <text:p>1.314695924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1.26267105763598" calcext:value-type="float">
            <text:p>1.2626710576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1.24149058404455" calcext:value-type="float">
            <text:p>1.241490584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1.19880696944459" calcext:value-type="float">
            <text:p>1.1988069694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1.28585713872281" calcext:value-type="float">
            <text:p>1.2858571387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1.31238029341339" calcext:value-type="float">
            <text:p>1.3123802934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1.20286425518565" calcext:value-type="float">
            <text:p>1.2028642552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1.23116851523809" calcext:value-type="float">
            <text:p>1.2311685152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1.35226557662715" calcext:value-type="float">
            <text:p>1.3522655766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1.37927175480723" calcext:value-type="float">
            <text:p>1.3792717548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1.33806743343034" calcext:value-type="float">
            <text:p>1.3380674334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1.49002623103466" calcext:value-type="float">
            <text:p>1.490026231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1.21815710729687" calcext:value-type="float">
            <text:p>1.218157107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1.26558399055095" calcext:value-type="float">
            <text:p>1.265583990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1.55662557742688" calcext:value-type="float">
            <text:p>1.556625577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1.41151007786605" calcext:value-type="float">
            <text:p>1.411510077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.32113192928893" calcext:value-type="float">
            <text:p>1.3211319293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1.20497234607664" calcext:value-type="float">
            <text:p>1.2049723461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1.48562830587871" calcext:value-type="float">
            <text:p>1.4856283059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1.40119811294859" calcext:value-type="float">
            <text:p>1.401198112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.31227674387059" calcext:value-type="float">
            <text:p>1.3122767439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.36028096403678" calcext:value-type="float">
            <text:p>1.36028096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.41415792961108" calcext:value-type="float">
            <text:p>1.414157929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.60494101395355" calcext:value-type="float">
            <text:p>1.60494101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.26545271470944" calcext:value-type="float">
            <text:p>1.2654527147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.24641636109888" calcext:value-type="float">
            <text:p>1.2464163611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.32774595558293" calcext:value-type="float">
            <text:p>1.3277459556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.41454060368879" calcext:value-type="float">
            <text:p>1.4145406037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.6165883169339" calcext:value-type="float">
            <text:p>1.6165883169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.48355245845481" calcext:value-type="float">
            <text:p>1.4835524585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.40815301411025" calcext:value-type="float">
            <text:p>1.4081530141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.50542006840507" calcext:value-type="float">
            <text:p>1.5054200684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.24836559764038" calcext:value-type="float">
            <text:p>1.248365597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.35121715562202" calcext:value-type="float">
            <text:p>1.351217155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.33043018319267" calcext:value-type="float">
            <text:p>1.330430183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.58121916462513" calcext:value-type="float">
            <text:p>1.5812191646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.64172626470941" calcext:value-type="float">
            <text:p>1.6417262647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.42144721448782" calcext:value-type="float">
            <text:p>1.4214472145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.33964819179787" calcext:value-type="float">
            <text:p>1.3396481918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.35703446142217" calcext:value-type="float">
            <text:p>1.357034461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.33284118231682" calcext:value-type="float">
            <text:p>1.332841182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.62346200202721" calcext:value-type="float">
            <text:p>1.623462002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.36605058431841" calcext:value-type="float">
            <text:p>1.3660505843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.21811802616261" calcext:value-type="float">
            <text:p>1.2181180262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.18913394230251" calcext:value-type="float">
            <text:p>1.189133942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.25265364026367" calcext:value-type="float">
            <text:p>1.2526536403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.37065111873024" calcext:value-type="float">
            <text:p>1.370651118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.45753484351229" calcext:value-type="float">
            <text:p>1.457534843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.3864254829706" calcext:value-type="float">
            <text:p>1.386425483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.59645544251688" calcext:value-type="float">
            <text:p>1.596455442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.31941813323376" calcext:value-type="float">
            <text:p>1.3194181332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.76387696658783" calcext:value-type="float">
            <text:p>1.7638769666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.3164648817024" calcext:value-type="float">
            <text:p>1.3164648817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.54150297716641" calcext:value-type="float">
            <text:p>1.5415029772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.19338394028788" calcext:value-type="float">
            <text:p>1.193383940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.48226436465981" calcext:value-type="float">
            <text:p>1.482264364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.36343877572507" calcext:value-type="float">
            <text:p>1.3634387757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.39138266908022" calcext:value-type="float">
            <text:p>1.391382669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.34600133171773" calcext:value-type="float">
            <text:p>1.346001331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.64089214186553" calcext:value-type="float">
            <text:p>1.6408921419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.37354939503005" calcext:value-type="float">
            <text:p>1.373549395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.55472591601266" calcext:value-type="float">
            <text:p>1.554725916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.70777476586644" calcext:value-type="float">
            <text:p>1.7077747659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.55185125415788" calcext:value-type="float">
            <text:p>1.551851254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.52943420003039" calcext:value-type="float">
            <text:p>1.529434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.7827170237301" calcext:value-type="float">
            <text:p>1.7827170237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1.55126629920624" calcext:value-type="float">
            <text:p>1.5512662992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.99574019904743" calcext:value-type="float">
            <text:p>1.995740199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1.38367817636618" calcext:value-type="float">
            <text:p>1.3836781764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1.60361329686292" calcext:value-type="float">
            <text:p>1.6036132969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1.5407141710527" calcext:value-type="float">
            <text:p>1.5407141711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.58681470177943" calcext:value-type="float">
            <text:p>1.586814701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1.55592837837396" calcext:value-type="float">
            <text:p>1.555928378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1.73786164837405" calcext:value-type="float">
            <text:p>1.7378616484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1.58237947490942" calcext:value-type="float">
            <text:p>1.5823794749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1.483574394397" calcext:value-type="float">
            <text:p>1.4835743944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1.55117069103854" calcext:value-type="float">
            <text:p>1.551170691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1.59379155038277" calcext:value-type="float">
            <text:p>1.593791550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1.60262278271003" calcext:value-type="float">
            <text:p>1.6026227827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.55442847081978" calcext:value-type="float">
            <text:p>1.5544284708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1.76680828687676" calcext:value-type="float">
            <text:p>1.766808286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1.67341483348273" calcext:value-type="float">
            <text:p>1.673414833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1.67480577645042" calcext:value-type="float">
            <text:p>1.6748057765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1.74016394133364" calcext:value-type="float">
            <text:p>1.740163941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.82683934755786" calcext:value-type="float">
            <text:p>1.8268393476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1.99414725591114" calcext:value-type="float">
            <text:p>1.9941472559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1.85416581002391" calcext:value-type="float">
            <text:p>1.85416581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2.03125198458292" calcext:value-type="float">
            <text:p>2.0312519846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1.87308503113336" calcext:value-type="float">
            <text:p>1.8730850311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1.81935622121442" calcext:value-type="float">
            <text:p>1.8193562212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1.86339722545367" calcext:value-type="float">
            <text:p>1.863397225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1.81600943186834" calcext:value-type="float">
            <text:p>1.816009431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1.79882710111612" calcext:value-type="float">
            <text:p>1.7988271011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1.80081010257903" calcext:value-type="float">
            <text:p>1.8008101026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1.71511610172566" calcext:value-type="float">
            <text:p>1.715116101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2.1079230733895" calcext:value-type="float">
            <text:p>2.107923073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1.86091063128296" calcext:value-type="float">
            <text:p>1.8609106313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.79020285776456" calcext:value-type="float">
            <text:p>1.790202857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1.78585452625793" calcext:value-type="float">
            <text:p>1.7858545263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.79689962453493" calcext:value-type="float">
            <text:p>1.7968996245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1.85557006512555" calcext:value-type="float">
            <text:p>1.855570065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1.95581524302787" calcext:value-type="float">
            <text:p>1.95581524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1.98208910652382" calcext:value-type="float">
            <text:p>1.9820891065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1.83612688960849" calcext:value-type="float">
            <text:p>1.836126889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2.1636724238159" calcext:value-type="float">
            <text:p>2.1636724238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1.91520173435853" calcext:value-type="float">
            <text:p>1.9152017344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2.13812545004738" calcext:value-type="float">
            <text:p>2.13812545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.15406644775643" calcext:value-type="float">
            <text:p>2.154066447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.2775043234176" calcext:value-type="float">
            <text:p>2.2775043234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.16589052125728" calcext:value-type="float">
            <text:p>2.1658905213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2.20687139634627" calcext:value-type="float">
            <text:p>2.206871396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2.19165074486187" calcext:value-type="float">
            <text:p>2.191650744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2.18621775466564" calcext:value-type="float">
            <text:p>2.1862177547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2.16293264890804" calcext:value-type="float">
            <text:p>2.1629326489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2.12085282622657" calcext:value-type="float">
            <text:p>2.1208528262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2.20013548201056" calcext:value-type="float">
            <text:p>2.200135482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2.27883710402892" calcext:value-type="float">
            <text:p>2.278837104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2.03735199043339" calcext:value-type="float">
            <text:p>2.0373519904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2.19321725720694" calcext:value-type="float">
            <text:p>2.1932172572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2.26737501247897" calcext:value-type="float">
            <text:p>2.2673750125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1.99614461462656" calcext:value-type="float">
            <text:p>1.9961446146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17745098746269" calcext:value-type="float">
            <text:p>2.177450987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2.41189250660679" calcext:value-type="float">
            <text:p>2.411892506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2.27189983932836" calcext:value-type="float">
            <text:p>2.2718998393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1.9716341168871" calcext:value-type="float">
            <text:p>1.9716341169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2.2791941126691" calcext:value-type="float">
            <text:p>2.2791941127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2.34336004040751" calcext:value-type="float">
            <text:p>2.3433600404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2.45102417634614" calcext:value-type="float">
            <text:p>2.451024176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2.34776273686209" calcext:value-type="float">
            <text:p>2.3477627369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2.67407852342718" calcext:value-type="float">
            <text:p>2.6740785234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2.27435900796615" calcext:value-type="float">
            <text:p>2.274359008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2.18437857023335" calcext:value-type="float">
            <text:p>2.1843785702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2.43077975130837" calcext:value-type="float">
            <text:p>2.4307797513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2.26381210290947" calcext:value-type="float">
            <text:p>2.263812102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2.39066606881128" calcext:value-type="float">
            <text:p>2.3906660688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2.36601336555216" calcext:value-type="float">
            <text:p>2.3660133656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2.49726828028681" calcext:value-type="float">
            <text:p>2.4972682803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2.44074630805741" calcext:value-type="float">
            <text:p>2.4407463081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2.88745468286103" calcext:value-type="float">
            <text:p>2.8874546829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2.52914919556233" calcext:value-type="float">
            <text:p>2.5291491956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2.54412096447005" calcext:value-type="float">
            <text:p>2.5441209645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2.40675543067567" calcext:value-type="float">
            <text:p>2.4067554307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2.67371253416039" calcext:value-type="float">
            <text:p>2.6737125342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2.49344720052733" calcext:value-type="float">
            <text:p>2.4934472005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2.62416251720894" calcext:value-type="float">
            <text:p>2.6241625172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2.75640621401995" calcext:value-type="float">
            <text:p>2.756406214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2.63235424857652" calcext:value-type="float">
            <text:p>2.632354248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2.84513327378327" calcext:value-type="float">
            <text:p>2.8451332738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2.43329437601317" calcext:value-type="float">
            <text:p>2.433294376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2.52487742124988" calcext:value-type="float">
            <text:p>2.5248774212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2.6145087658553" calcext:value-type="float">
            <text:p>2.6145087659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2.53121719786886" calcext:value-type="float">
            <text:p>2.5312171979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2.52060025235379" calcext:value-type="float">
            <text:p>2.5206002524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2.79504150040288" calcext:value-type="float">
            <text:p>2.795041500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2.60718030462503" calcext:value-type="float">
            <text:p>2.6071803046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2.79808699800534" calcext:value-type="float">
            <text:p>2.798086998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2.55001801899933" calcext:value-type="float">
            <text:p>2.550018019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2.72440891484242" calcext:value-type="float">
            <text:p>2.7244089148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2.90966891728065" calcext:value-type="float">
            <text:p>2.9096689173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2.76115215544455" calcext:value-type="float">
            <text:p>2.7611521554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2.42614948477232" calcext:value-type="float">
            <text:p>2.426149484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2.89496318018009" calcext:value-type="float">
            <text:p>2.894963180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3.00442899717268" calcext:value-type="float">
            <text:p>3.004428997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2.7165671883005" calcext:value-type="float">
            <text:p>2.716567188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2.74463393240392" calcext:value-type="float">
            <text:p>2.744633932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2.88310719948637" calcext:value-type="float">
            <text:p>2.8831071995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2.77946330521628" calcext:value-type="float">
            <text:p>2.779463305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2.72894567015223" calcext:value-type="float">
            <text:p>2.7289456702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2.66306334096691" calcext:value-type="float">
            <text:p>2.66306334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2.82600972425342" calcext:value-type="float">
            <text:p>2.8260097243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2.95117781479175" calcext:value-type="float">
            <text:p>2.9511778148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2.69125199712328" calcext:value-type="float">
            <text:p>2.6912519971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2.96300047026151" calcext:value-type="float">
            <text:p>2.9630004703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2.481336295462" calcext:value-type="float">
            <text:p>2.481336295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3.18735018484099" calcext:value-type="float">
            <text:p>3.187350184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3.02724502269435" calcext:value-type="float">
            <text:p>3.0272450227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2.67123180793881" calcext:value-type="float">
            <text:p>2.671231807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2.55735738707001" calcext:value-type="float">
            <text:p>2.557357387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2.88637015238308" calcext:value-type="float">
            <text:p>2.8863701524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2.75522677972988" calcext:value-type="float">
            <text:p>2.7552267797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2.81157527617183" calcext:value-type="float">
            <text:p>2.811575276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2.61165468950317" calcext:value-type="float">
            <text:p>2.6116546895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3.01750905717241" calcext:value-type="float">
            <text:p>3.017509057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2.81318167025563" calcext:value-type="float">
            <text:p>2.8131816703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2.74999434167325" calcext:value-type="float">
            <text:p>2.7499943417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3.19556304798362" calcext:value-type="float">
            <text:p>3.195563048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3.39088112982434" calcext:value-type="float">
            <text:p>3.390881129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2.6722766018347" calcext:value-type="float">
            <text:p>2.6722766018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3.02376965357402" calcext:value-type="float">
            <text:p>3.023769653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2.88475792053432" calcext:value-type="float">
            <text:p>2.884757920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2.73211442890397" calcext:value-type="float">
            <text:p>2.732114428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2.96850270110257" calcext:value-type="float">
            <text:p>2.9685027011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3.030356622673" calcext:value-type="float">
            <text:p>3.0303566227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2.78040378771983" calcext:value-type="float">
            <text:p>2.7804037877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2.82890221646535" calcext:value-type="float">
            <text:p>2.8289022165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2.83447233911646" calcext:value-type="float">
            <text:p>2.8344723391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3.04893295059662" calcext:value-type="float">
            <text:p>3.0489329506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2.78960276521865" calcext:value-type="float">
            <text:p>2.7896027652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3.05573984069141" calcext:value-type="float">
            <text:p>3.0557398407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2.88840779631275" calcext:value-type="float">
            <text:p>2.8884077963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3.19833938352941" calcext:value-type="float">
            <text:p>3.1983393835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3.17125574253438" calcext:value-type="float">
            <text:p>3.1712557425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3.36757566512425" calcext:value-type="float">
            <text:p>3.367575665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3.28963990980612" calcext:value-type="float">
            <text:p>3.2896399098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2.75639770977263" calcext:value-type="float">
            <text:p>2.7563977098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2.63231758681293" calcext:value-type="float">
            <text:p>2.6323175868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3.19043322460072" calcext:value-type="float">
            <text:p>3.1904332246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3.04817551843493" calcext:value-type="float">
            <text:p>3.048175518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3.14548819317377" calcext:value-type="float">
            <text:p>3.1454881932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3.1125556722233" calcext:value-type="float">
            <text:p>3.1125556722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3.31669042012885" calcext:value-type="float">
            <text:p>3.3166904201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3.39301868651715" calcext:value-type="float">
            <text:p>3.3930186865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3.07264623864395" calcext:value-type="float">
            <text:p>3.0726462386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3.2236204546515" calcext:value-type="float">
            <text:p>3.223620454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3.41944629853524" calcext:value-type="float">
            <text:p>3.419446298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2.64136681978552" calcext:value-type="float">
            <text:p>2.6413668198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3.03001424419513" calcext:value-type="float">
            <text:p>3.0300142442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3.18177399852703" calcext:value-type="float">
            <text:p>3.1817739985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2.98131076014203" calcext:value-type="float">
            <text:p>2.981310760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2.85555936968167" calcext:value-type="float">
            <text:p>2.8555593697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2.98270990246739" calcext:value-type="float">
            <text:p>2.9827099025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2.64364927938963" calcext:value-type="float">
            <text:p>2.643649279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3.65763124479854" calcext:value-type="float">
            <text:p>3.6576312448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2.68829301177803" calcext:value-type="float">
            <text:p>2.6882930118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3.14845556948931" calcext:value-type="float">
            <text:p>3.1484555695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2.70096574420863" calcext:value-type="float">
            <text:p>2.7009657442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2.96651695327152" calcext:value-type="float">
            <text:p>2.9665169533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3.51584507552289" calcext:value-type="float">
            <text:p>3.5158450755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3.03229625263446" calcext:value-type="float">
            <text:p>3.0322962526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3.11109092399323" calcext:value-type="float">
            <text:p>3.11109092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2.7944577774044" calcext:value-type="float">
            <text:p>2.7944577774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3.46323734223338" calcext:value-type="float">
            <text:p>3.4632373422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2.84313214115698" calcext:value-type="float">
            <text:p>2.843132141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3.16883282133052" calcext:value-type="float">
            <text:p>3.1688328213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3.10292731108724" calcext:value-type="float">
            <text:p>3.102927311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2.98331442844728" calcext:value-type="float">
            <text:p>2.9833144284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3.19364683371935" calcext:value-type="float">
            <text:p>3.1936468337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3.32849659709795" calcext:value-type="float">
            <text:p>3.328496597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3.01353687421827" calcext:value-type="float">
            <text:p>3.0135368742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3.33605511687904" calcext:value-type="float">
            <text:p>3.3360551169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2.94789884902815" calcext:value-type="float">
            <text:p>2.947898849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2.89294811624016" calcext:value-type="float">
            <text:p>2.8929481162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3.11762825219046" calcext:value-type="float">
            <text:p>3.1176282522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3.11225132540551" calcext:value-type="float">
            <text:p>3.1122513254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2.6991487961484" calcext:value-type="float">
            <text:p>2.6991487961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3.43087841651822" calcext:value-type="float">
            <text:p>3.4308784165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3.3614591403066" calcext:value-type="float">
            <text:p>3.3614591403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3.28497212228693" calcext:value-type="float">
            <text:p>3.284972122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2.88204643663402" calcext:value-type="float">
            <text:p>2.8820464366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2.74161527740272" calcext:value-type="float">
            <text:p>2.741615277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3.41444303047578" calcext:value-type="float">
            <text:p>3.4144430305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3.00130766159344" calcext:value-type="float">
            <text:p>3.0013076616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2.99438488644265" calcext:value-type="float">
            <text:p>2.994384886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2.90456405215422" calcext:value-type="float">
            <text:p>2.9045640522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3.08115384683971" calcext:value-type="float">
            <text:p>3.0811538468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2.63689790072594" calcext:value-type="float">
            <text:p>2.636897900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2.68645766054285" calcext:value-type="float">
            <text:p>2.6864576605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2.95067030897818" calcext:value-type="float">
            <text:p>2.950670309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3.07533994630077" calcext:value-type="float">
            <text:p>3.0753399463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2.68153848215714" calcext:value-type="float">
            <text:p>2.681538482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2.81583040881721" calcext:value-type="float">
            <text:p>2.8158304088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2.96566527256553" calcext:value-type="float">
            <text:p>2.965665272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3.16620016109679" calcext:value-type="float">
            <text:p>3.166200161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2.77000811872412" calcext:value-type="float">
            <text:p>2.7700081187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3.07289752768218" calcext:value-type="float">
            <text:p>3.0728975277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3.00503378205671" calcext:value-type="float">
            <text:p>3.0050337821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3.10942841065583" calcext:value-type="float">
            <text:p>3.1094284107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3.01415886777527" calcext:value-type="float">
            <text:p>3.0141588678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3.35086206254024" calcext:value-type="float">
            <text:p>3.350862062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2.8784195318808" calcext:value-type="float">
            <text:p>2.8784195319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3.06476909254364" calcext:value-type="float">
            <text:p>3.0647690925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3.25827716141167" calcext:value-type="float">
            <text:p>3.2582771614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3.26490887744697" calcext:value-type="float">
            <text:p>3.2649088774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2.93517395561371" calcext:value-type="float">
            <text:p>2.935173955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2.98951374967662" calcext:value-type="float">
            <text:p>2.9895137497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2.84502344285921" calcext:value-type="float">
            <text:p>2.845023442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2.89099794997534" calcext:value-type="float">
            <text:p>2.8909979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2.9466698694227" calcext:value-type="float">
            <text:p>2.9466698694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3.1629353856473" calcext:value-type="float">
            <text:p>3.162935385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.83560107149229" calcext:value-type="float">
            <text:p>2.8356010715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3.08629998849602" calcext:value-type="float">
            <text:p>3.0862999885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2.78549044658647" calcext:value-type="float">
            <text:p>2.7854904466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3.16317458984546" calcext:value-type="float">
            <text:p>3.163174589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3.25151791849596" calcext:value-type="float">
            <text:p>3.251517918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2.9336891171419" calcext:value-type="float">
            <text:p>2.933689117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3.27834894586347" calcext:value-type="float">
            <text:p>3.2783489459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2.70065446146136" calcext:value-type="float">
            <text:p>2.7006544615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2.77018142475516" calcext:value-type="float">
            <text:p>2.7701814248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2.85228456451292" calcext:value-type="float">
            <text:p>2.8522845645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2.76713142596984" calcext:value-type="float">
            <text:p>2.767131426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2.78695750188503" calcext:value-type="float">
            <text:p>2.786957501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3.18763947070602" calcext:value-type="float">
            <text:p>3.1876394707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2.77010655452089" calcext:value-type="float">
            <text:p>2.770106554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3.14593445383686" calcext:value-type="float">
            <text:p>3.145934453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3.46421629296315" calcext:value-type="float">
            <text:p>3.464216293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2.76572235299086" calcext:value-type="float">
            <text:p>2.76572235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2.93848359572489" calcext:value-type="float">
            <text:p>2.9384835957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3.10306370748882" calcext:value-type="float">
            <text:p>3.103063707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2.97803414856628" calcext:value-type="float">
            <text:p>2.9780341486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2.77771257203264" calcext:value-type="float">
            <text:p>2.777712572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2.90777129189249" calcext:value-type="float">
            <text:p>2.9077712919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3.25229165019185" calcext:value-type="float">
            <text:p>3.2522916502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3.57506575970741" calcext:value-type="float">
            <text:p>3.575065759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2.75720811588363" calcext:value-type="float">
            <text:p>2.7572081159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3.12413300278471" calcext:value-type="float">
            <text:p>3.1241330028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2.97007075144721" calcext:value-type="float">
            <text:p>2.9700707514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2.87018993164224" calcext:value-type="float">
            <text:p>2.870189931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2.68775436183689" calcext:value-type="float">
            <text:p>2.6877543618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2.99424816400432" calcext:value-type="float">
            <text:p>2.99424816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2.80641306806703" calcext:value-type="float">
            <text:p>2.806413068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2.85502263575537" calcext:value-type="float">
            <text:p>2.8550226358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2.96181507490235" calcext:value-type="float">
            <text:p>2.9618150749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3.07108869224259" calcext:value-type="float">
            <text:p>3.0710886922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3.00895667735514" calcext:value-type="float">
            <text:p>3.008956677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3.04179616162538" calcext:value-type="float">
            <text:p>3.0417961616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3.12341547237781" calcext:value-type="float">
            <text:p>3.1234154724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3.15092353787398" calcext:value-type="float">
            <text:p>3.150923537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3.20562019969531" calcext:value-type="float">
            <text:p>3.2056201997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3.33313139663495" calcext:value-type="float">
            <text:p>3.333131396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3.21420920735101" calcext:value-type="float">
            <text:p>3.2142092074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3.52820897074039" calcext:value-type="float">
            <text:p>3.5282089707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2.88015915512737" calcext:value-type="float">
            <text:p>2.880159155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3.05077440655135" calcext:value-type="float">
            <text:p>3.0507744066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2.98762000751337" calcext:value-type="float">
            <text:p>2.987620007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3.29898490413368" calcext:value-type="float">
            <text:p>3.2989849041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2.89840499580965" calcext:value-type="float">
            <text:p>2.898404995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3.41007120284058" calcext:value-type="float">
            <text:p>3.4100712028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2.99715219245129" calcext:value-type="float">
            <text:p>2.9971521925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2.88304127632068" calcext:value-type="float">
            <text:p>2.8830412763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3.07703182175614" calcext:value-type="float">
            <text:p>3.0770318218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3.45803837662771" calcext:value-type="float">
            <text:p>3.458038376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3.67388170401977" calcext:value-type="float">
            <text:p>3.673881704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3.08470094957875" calcext:value-type="float">
            <text:p>3.0847009496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3.21672886086028" calcext:value-type="float">
            <text:p>3.216728860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2.8876444766511" calcext:value-type="float">
            <text:p>2.8876444767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2.70229226383999" calcext:value-type="float">
            <text:p>2.702292263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3.06859150734672" calcext:value-type="float">
            <text:p>3.0685915073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3.18848271086207" calcext:value-type="float">
            <text:p>3.188482710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3.05642343630092" calcext:value-type="float">
            <text:p>3.0564234363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3.23742269261295" calcext:value-type="float">
            <text:p>3.237422692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3.21448096675512" calcext:value-type="float">
            <text:p>3.2144809668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3.58093102033682" calcext:value-type="float">
            <text:p>3.5809310203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3.06055953021425" calcext:value-type="float">
            <text:p>3.060559530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3.00552403500277" calcext:value-type="float">
            <text:p>3.00552403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2.83566893754582" calcext:value-type="float">
            <text:p>2.835668937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3.14269002425672" calcext:value-type="float">
            <text:p>3.142690024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2.86595836680582" calcext:value-type="float">
            <text:p>2.865958366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2.84979921335313" calcext:value-type="float">
            <text:p>2.8497992134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3.09248010816001" calcext:value-type="float">
            <text:p>3.0924801082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3.35891465144544" calcext:value-type="float">
            <text:p>3.3589146514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3.23037294932202" calcext:value-type="float">
            <text:p>3.2303729493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2.76107715353624" calcext:value-type="float">
            <text:p>2.761077153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2.9756778911381" calcext:value-type="float">
            <text:p>2.975677891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3.73336758059263" calcext:value-type="float">
            <text:p>3.7333675806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3.29764690589432" calcext:value-type="float">
            <text:p>3.2976469059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2.93826100801719" calcext:value-type="float">
            <text:p>2.938261008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2.95215955891067" calcext:value-type="float">
            <text:p>2.9521595589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3.01223248058191" calcext:value-type="float">
            <text:p>3.0122324806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3.33873444255072" calcext:value-type="float">
            <text:p>3.3387344426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3.51919705281983" calcext:value-type="float">
            <text:p>3.5191970528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3.45850354500464" calcext:value-type="float">
            <text:p>3.45850354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3.26547799300851" calcext:value-type="float">
            <text:p>3.26547799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3.50034546326921" calcext:value-type="float">
            <text:p>3.5003454633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3.17170414791755" calcext:value-type="float">
            <text:p>3.171704147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3.28695215833973" calcext:value-type="float">
            <text:p>3.286952158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3.37340672757063" calcext:value-type="float">
            <text:p>3.3734067276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3.27158271455821" calcext:value-type="float">
            <text:p>3.2715827146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3.45550554829481" calcext:value-type="float">
            <text:p>3.4555055483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2.95164471807818" calcext:value-type="float">
            <text:p>2.951644718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2.98981625034809" calcext:value-type="float">
            <text:p>2.989816250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3.31652157553437" calcext:value-type="float">
            <text:p>3.316521575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3.15277983519328" calcext:value-type="float">
            <text:p>3.152779835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3.14780352726537" calcext:value-type="float">
            <text:p>3.1478035273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3.5905585006684" calcext:value-type="float">
            <text:p>3.590558500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3.51795058550442" calcext:value-type="float">
            <text:p>3.5179505855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3.10147780566326" calcext:value-type="float">
            <text:p>3.1014778057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3.35855584879134" calcext:value-type="float">
            <text:p>3.358555848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3.21351163598634" calcext:value-type="float">
            <text:p>3.213511636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3.37315593433429" calcext:value-type="float">
            <text:p>3.373155934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3.53546355376232" calcext:value-type="float">
            <text:p>3.5354635538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3.38008445098194" calcext:value-type="float">
            <text:p>3.38008445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3.06253791660126" calcext:value-type="float">
            <text:p>3.0625379166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3.48131133754039" calcext:value-type="float">
            <text:p>3.4813113375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3.48362095434288" calcext:value-type="float">
            <text:p>3.483620954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3.32151657730343" calcext:value-type="float">
            <text:p>3.3215165773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3.24523449272814" calcext:value-type="float">
            <text:p>3.2452344927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3.43168012829258" calcext:value-type="float">
            <text:p>3.4316801283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2.86221236046103" calcext:value-type="float">
            <text:p>2.862212360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2.96378528241482" calcext:value-type="float">
            <text:p>2.9637852824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3.35732593280379" calcext:value-type="float">
            <text:p>3.3573259328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3.40809780602793" calcext:value-type="float">
            <text:p>3.408097806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3.29363798449451" calcext:value-type="float">
            <text:p>3.293637984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3.31121564382782" calcext:value-type="float">
            <text:p>3.3112156438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3.2176248890988" calcext:value-type="float">
            <text:p>3.2176248891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3.32307170451035" calcext:value-type="float">
            <text:p>3.3230717045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2.90872434328913" calcext:value-type="float">
            <text:p>2.9087243433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3.33698434217683" calcext:value-type="float">
            <text:p>3.3369843422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3.2756520412448" calcext:value-type="float">
            <text:p>3.2756520412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3.34836502252496" calcext:value-type="float">
            <text:p>3.3483650225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3.67984731008203" calcext:value-type="float">
            <text:p>3.6798473101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3.55614101855562" calcext:value-type="float">
            <text:p>3.5561410186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3.46334318045144" calcext:value-type="float">
            <text:p>3.463343180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3.35500430593122" calcext:value-type="float">
            <text:p>3.355004305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3.95898367560107" calcext:value-type="float">
            <text:p>3.9589836756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3.92559624558371" calcext:value-type="float">
            <text:p>3.9255962456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3.64115045280867" calcext:value-type="float">
            <text:p>3.6411504528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3.01029279845085" calcext:value-type="float">
            <text:p>3.0102927985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3.99123390433523" calcext:value-type="float">
            <text:p>3.9912339043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3.44480602535295" calcext:value-type="float">
            <text:p>3.4448060254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3.5486147168359" calcext:value-type="float">
            <text:p>3.5486147168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3.24206575229246" calcext:value-type="float">
            <text:p>3.2420657523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3.14496779260889" calcext:value-type="float">
            <text:p>3.1449677926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3.06999944819182" calcext:value-type="float">
            <text:p>3.069999448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3.40809309280014" calcext:value-type="float">
            <text:p>3.408093092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3.44330917177059" calcext:value-type="float">
            <text:p>3.4433091718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3.13731962307248" calcext:value-type="float">
            <text:p>3.1373196231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3.82474812818008" calcext:value-type="float">
            <text:p>3.8247481282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3.81506701139505" calcext:value-type="float">
            <text:p>3.8150670114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3.51859035181512" calcext:value-type="float">
            <text:p>3.5185903518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3.39573696452092" calcext:value-type="float">
            <text:p>3.395736964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3.51143544520497" calcext:value-type="float">
            <text:p>3.5114354452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3.52078881121488" calcext:value-type="float">
            <text:p>3.5207888112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3.1131323759327" calcext:value-type="float">
            <text:p>3.1131323759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3.24515367430323" calcext:value-type="float">
            <text:p>3.2451536743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3.5879413958716" calcext:value-type="float">
            <text:p>3.5879413959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3.64715050065909" calcext:value-type="float">
            <text:p>3.6471505007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3.31019896419056" calcext:value-type="float">
            <text:p>3.3101989642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3.36208583336242" calcext:value-type="float">
            <text:p>3.3620858334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3.48001175858596" calcext:value-type="float">
            <text:p>3.480011758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3.51910611817953" calcext:value-type="float">
            <text:p>3.5191061182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3.65932672784207" calcext:value-type="float">
            <text:p>3.6593267278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3.4029771927326" calcext:value-type="float">
            <text:p>3.402977192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3.08264751287856" calcext:value-type="float">
            <text:p>3.0826475129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3.61253258851907" calcext:value-type="float">
            <text:p>3.612532588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3.40454766793891" calcext:value-type="float">
            <text:p>3.4045476679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3.53719712026318" calcext:value-type="float">
            <text:p>3.5371971203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3.08753953394435" calcext:value-type="float">
            <text:p>3.0875395339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3.47726016629826" calcext:value-type="float">
            <text:p>3.4772601663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3.63954935512672" calcext:value-type="float">
            <text:p>3.6395493551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3.47477973509486" calcext:value-type="float">
            <text:p>3.474779735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3.41427781026942" calcext:value-type="float">
            <text:p>3.4142778103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3.30260930727554" calcext:value-type="float">
            <text:p>3.302609307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3.39157922919083" calcext:value-type="float">
            <text:p>3.391579229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3.33589372849432" calcext:value-type="float">
            <text:p>3.335893728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3.63401301097074" calcext:value-type="float">
            <text:p>3.63401301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3.52199299752268" calcext:value-type="float">
            <text:p>3.5219929975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3.68528638407028" calcext:value-type="float">
            <text:p>3.6852863841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3.20338727448531" calcext:value-type="float">
            <text:p>3.203387274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3.43507298135988" calcext:value-type="float">
            <text:p>3.4350729814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4.02517198705391" calcext:value-type="float">
            <text:p>4.0251719871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4.13150124230272" calcext:value-type="float">
            <text:p>4.131501242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3.17032992475288" calcext:value-type="float">
            <text:p>3.1703299248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3.78916257807712" calcext:value-type="float">
            <text:p>3.7891625781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3.45107288197131" calcext:value-type="float">
            <text:p>3.451072882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3.32823718673445" calcext:value-type="float">
            <text:p>3.3282371867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3.40337872024018" calcext:value-type="float">
            <text:p>3.4033787202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3.14948637475469" calcext:value-type="float">
            <text:p>3.149486374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3.46908258704963" calcext:value-type="float">
            <text:p>3.46908258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3.57043317483386" calcext:value-type="float">
            <text:p>3.570433174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3.84870530817626" calcext:value-type="float">
            <text:p>3.848705308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3.31551955450258" calcext:value-type="float">
            <text:p>3.315519554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3.3605682664142" calcext:value-type="float">
            <text:p>3.3605682664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3.39075645885988" calcext:value-type="float">
            <text:p>3.390756458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3.67508282018481" calcext:value-type="float">
            <text:p>3.675082820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3.87586766343127" calcext:value-type="float">
            <text:p>3.8758676634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3.5124968510838" calcext:value-type="float">
            <text:p>3.512496851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3.84137493459543" calcext:value-type="float">
            <text:p>3.841374934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3.52639374842637" calcext:value-type="float">
            <text:p>3.526393748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3.38960440877878" calcext:value-type="float">
            <text:p>3.389604408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3.45018392420903" calcext:value-type="float">
            <text:p>3.4501839242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3.36323262536597" calcext:value-type="float">
            <text:p>3.363232625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3.94394326799449" calcext:value-type="float">
            <text:p>3.943943268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3.52220293457759" calcext:value-type="float">
            <text:p>3.5222029346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3.46646586868415" calcext:value-type="float">
            <text:p>3.4664658687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3.63212177536898" calcext:value-type="float">
            <text:p>3.6321217754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3.67050332100082" calcext:value-type="float">
            <text:p>3.670503321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3.70536775546794" calcext:value-type="float">
            <text:p>3.7053677555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3.7065499027192" calcext:value-type="float">
            <text:p>3.7065499027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3.53541414306541" calcext:value-type="float">
            <text:p>3.5354141431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3.71236448835307" calcext:value-type="float">
            <text:p>3.7123644884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3.67966762622239" calcext:value-type="float">
            <text:p>3.679667626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3.27003501538673" calcext:value-type="float">
            <text:p>3.2700350154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Active_Balun_SN001_S21_Phas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Thursday</text:p>
          </table:table-cell>
          <table:table-cell office:value-type="string" calcext:value-type="string">
            <text:p><text:s/>09 July 2020 18:01:2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83770148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egrees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51.958837322321" calcext:value-type="float">
            <text:p>-151.958837322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53.228797161352" calcext:value-type="float">
            <text:p>153.22879716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88886777196064" calcext:value-type="float">
            <text:p>6.888867772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45.2325172793933" calcext:value-type="float">
            <text:p>-45.2325172794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100.012874905979" calcext:value-type="float">
            <text:p>-100.012874906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144.917847231192" calcext:value-type="float">
            <text:p>-144.917847231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171.765251066276" calcext:value-type="float">
            <text:p>-171.7652510663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71.099893264337" calcext:value-type="float">
            <text:p>171.099893264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51.754824923062" calcext:value-type="float">
            <text:p>151.7548249231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38.236765233974" calcext:value-type="float">
            <text:p>138.23676523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28.74982497961" calcext:value-type="float">
            <text:p>128.7498249796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18.935202596934" calcext:value-type="float">
            <text:p>118.935202596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08.398418282626" calcext:value-type="float">
            <text:p>108.3984182826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99.9997335313509" calcext:value-type="float">
            <text:p>99.9997335314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94.1162907052407" calcext:value-type="float">
            <text:p>94.1162907052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87.5738859758481" calcext:value-type="float">
            <text:p>87.573885975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80.9558840364764" calcext:value-type="float">
            <text:p>80.9558840365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75.8297628687072" calcext:value-type="float">
            <text:p>75.829762868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67.5518492576109" calcext:value-type="float">
            <text:p>67.5518492576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62.5040475690833" calcext:value-type="float">
            <text:p>62.504047569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57.4897038647672" calcext:value-type="float">
            <text:p>57.4897038648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52.2926788643977" calcext:value-type="float">
            <text:p>52.292678864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8.1398314619536" calcext:value-type="float">
            <text:p>48.13983146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44.4466979128527" calcext:value-type="float">
            <text:p>44.446697912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37.6956914057764" calcext:value-type="float">
            <text:p>37.695691405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34.5136311979078" calcext:value-type="float">
            <text:p>34.513631197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33.2033067932397" calcext:value-type="float">
            <text:p>33.2033067932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9.6545405721778" calcext:value-type="float">
            <text:p>29.6545405722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7.7337584441846" calcext:value-type="float">
            <text:p>27.733758444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2.4388098222766" calcext:value-type="float">
            <text:p>22.438809822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7.2229560896484" calcext:value-type="float">
            <text:p>17.2229560896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16.6520398947623" calcext:value-type="float">
            <text:p>16.6520398948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3.1304813461847" calcext:value-type="float">
            <text:p>13.130481346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9.1831138636366" calcext:value-type="float">
            <text:p>9.183113863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4.78017154189873" calcext:value-type="float">
            <text:p>4.780171541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5.4244744937723" calcext:value-type="float">
            <text:p>5.4244744938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1.29744817837592" calcext:value-type="float">
            <text:p>1.297448178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1.37601197596636" calcext:value-type="float">
            <text:p>1.37601197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4.56082666521439" calcext:value-type="float">
            <text:p>-4.5608266652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9.44719508125669" calcext:value-type="float">
            <text:p>-9.4471950813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8.32421723606697" calcext:value-type="float">
            <text:p>-8.3242172361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8.77761609161746" calcext:value-type="float">
            <text:p>-8.777616091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14.4921145797774" calcext:value-type="float">
            <text:p>-14.4921145798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13.172159441699" calcext:value-type="float">
            <text:p>-13.1721594417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16.7597043679366" calcext:value-type="float">
            <text:p>-16.7597043679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19.3993701634516" calcext:value-type="float">
            <text:p>-19.399370163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23.4373941450973" calcext:value-type="float">
            <text:p>-23.437394145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22.2572840100967" calcext:value-type="float">
            <text:p>-22.2572840101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24.7040105031222" calcext:value-type="float">
            <text:p>-24.7040105031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0.3408847374843" calcext:value-type="float">
            <text:p>-30.3408847375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25.7507253477552" calcext:value-type="float">
            <text:p>-25.7507253478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2.7494578739459" calcext:value-type="float">
            <text:p>-32.749457873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3.4637457604567" calcext:value-type="float">
            <text:p>-33.463745760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6.2367889731269" calcext:value-type="float">
            <text:p>-36.236788973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42.2455219241805" calcext:value-type="float">
            <text:p>-42.245521924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39.7340097217281" calcext:value-type="float">
            <text:p>-39.734009721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43.2613270094332" calcext:value-type="float">
            <text:p>-43.2613270094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45.3140593995071" calcext:value-type="float">
            <text:p>-45.3140593995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44.6061171234396" calcext:value-type="float">
            <text:p>-44.6061171234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49.084092464405" calcext:value-type="float">
            <text:p>-49.084092464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50.2385542355489" calcext:value-type="float">
            <text:p>-50.2385542355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49.4373671737816" calcext:value-type="float">
            <text:p>-49.4373671738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53.9693152177085" calcext:value-type="float">
            <text:p>-53.969315217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56.7768400920708" calcext:value-type="float">
            <text:p>-56.776840092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56.7153559463102" calcext:value-type="float">
            <text:p>-56.7153559463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57.1321959096145" calcext:value-type="float">
            <text:p>-57.1321959096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61.352269905217" calcext:value-type="float">
            <text:p>-61.352269905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61.4148658589399" calcext:value-type="float">
            <text:p>-61.4148658589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65.0595053356354" calcext:value-type="float">
            <text:p>-65.0595053356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66.582586413073" calcext:value-type="float">
            <text:p>-66.5825864131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66.6520656190434" calcext:value-type="float">
            <text:p>-66.652065619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69.7424215192425" calcext:value-type="float">
            <text:p>-69.7424215192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70.1090913932122" calcext:value-type="float">
            <text:p>-70.1090913932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73.497152320166" calcext:value-type="float">
            <text:p>-73.4971523202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72.8795202793957" calcext:value-type="float">
            <text:p>-72.879520279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76.664784532467" calcext:value-type="float">
            <text:p>-76.6647845325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76.9285996555031" calcext:value-type="float">
            <text:p>-76.9285996555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78.6860098130574" calcext:value-type="float">
            <text:p>-78.686009813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9.6027969955427" calcext:value-type="float">
            <text:p>-79.602796995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82.5343394421135" calcext:value-type="float">
            <text:p>-82.5343394421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83.213484571106" calcext:value-type="float">
            <text:p>-83.2134845711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89.2976770622838" calcext:value-type="float">
            <text:p>-89.2976770623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87.5196963636166" calcext:value-type="float">
            <text:p>-87.5196963636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87.144752877144" calcext:value-type="float">
            <text:p>-87.1447528771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90.4637615653315" calcext:value-type="float">
            <text:p>-90.4637615653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92.0294407583405" calcext:value-type="float">
            <text:p>-92.0294407583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93.1098754789697" calcext:value-type="float">
            <text:p>-93.10987547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94.7258428361834" calcext:value-type="float">
            <text:p>-94.725842836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95.0951807220756" calcext:value-type="float">
            <text:p>-95.0951807221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97.2835276563401" calcext:value-type="float">
            <text:p>-97.2835276563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101.685317263562" calcext:value-type="float">
            <text:p>-101.685317263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100.55858047777" calcext:value-type="float">
            <text:p>-100.5585804778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104.274948580182" calcext:value-type="float">
            <text:p>-104.2749485802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103.679604951561" calcext:value-type="float">
            <text:p>-103.6796049516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107.394386512347" calcext:value-type="float">
            <text:p>-107.394386512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108.752146568525" calcext:value-type="float">
            <text:p>-108.7521465685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111.185381235289" calcext:value-type="float">
            <text:p>-111.185381235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112.343855021063" calcext:value-type="float">
            <text:p>-112.3438550211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109.932985994133" calcext:value-type="float">
            <text:p>-109.9329859941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113.025789269455" calcext:value-type="float">
            <text:p>-113.025789269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114.279354739294" calcext:value-type="float">
            <text:p>-114.2793547393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116.418722614822" calcext:value-type="float">
            <text:p>-116.4187226148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119.473480812635" calcext:value-type="float">
            <text:p>-119.4734808126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119.397713871187" calcext:value-type="float">
            <text:p>-119.3977138712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124.758098241149" calcext:value-type="float">
            <text:p>-124.7580982411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125.076289163874" calcext:value-type="float">
            <text:p>-125.0762891639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124.516696823341" calcext:value-type="float">
            <text:p>-124.5166968233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125.416984596902" calcext:value-type="float">
            <text:p>-125.4169845969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130.629355799375" calcext:value-type="float">
            <text:p>-130.6293557994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127.153084098361" calcext:value-type="float">
            <text:p>-127.1530840984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130.880735954469" calcext:value-type="float">
            <text:p>-130.8807359545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132.554842857948" calcext:value-type="float">
            <text:p>-132.5548428579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135.110519380513" calcext:value-type="float">
            <text:p>-135.1105193805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137.215770057822" calcext:value-type="float">
            <text:p>-137.2157700578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138.387320425711" calcext:value-type="float">
            <text:p>-138.3873204257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139.217690271533" calcext:value-type="float">
            <text:p>-139.2176902715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140.169285141834" calcext:value-type="float">
            <text:p>-140.1692851418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142.992901345049" calcext:value-type="float">
            <text:p>-142.992901345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145.194928958358" calcext:value-type="float">
            <text:p>-145.1949289584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144.224097210966" calcext:value-type="float">
            <text:p>-144.22409721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149.632516436899" calcext:value-type="float">
            <text:p>-149.6325164369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149.711799101277" calcext:value-type="float">
            <text:p>-149.7117991013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148.612684795947" calcext:value-type="float">
            <text:p>-148.6126847959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150.410440018455" calcext:value-type="float">
            <text:p>-150.410440018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153.354930991072" calcext:value-type="float">
            <text:p>-153.3549309911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153.075903490717" calcext:value-type="float">
            <text:p>-153.075903490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157.527649455053" calcext:value-type="float">
            <text:p>-157.5276494551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157.639591863414" calcext:value-type="float">
            <text:p>-157.639591863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161.256674417233" calcext:value-type="float">
            <text:p>-161.256674417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163.903067722604" calcext:value-type="float">
            <text:p>-163.9030677226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158.162194003655" calcext:value-type="float">
            <text:p>-158.162194003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166.949147759211" calcext:value-type="float">
            <text:p>-166.9491477592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167.756011449383" calcext:value-type="float">
            <text:p>-167.7560114494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169.278896735042" calcext:value-type="float">
            <text:p>-169.278896735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171.544130048161" calcext:value-type="float">
            <text:p>-171.5441300482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171.345150131217" calcext:value-type="float">
            <text:p>-171.345150131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177.434763248724" calcext:value-type="float">
            <text:p>-177.4347632487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174.496859265481" calcext:value-type="float">
            <text:p>-174.4968592655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177.248766986423" calcext:value-type="float">
            <text:p>-177.2487669864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176.620170891563" calcext:value-type="float">
            <text:p>176.620170891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179.667696299593" calcext:value-type="float">
            <text:p>179.6676962996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178.064266909094" calcext:value-type="float">
            <text:p>178.064266909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76.991540156038" calcext:value-type="float">
            <text:p>176.99154015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77.299121984064" calcext:value-type="float">
            <text:p>177.2991219841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174.484409794881" calcext:value-type="float">
            <text:p>174.484409794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170.279017914438" calcext:value-type="float">
            <text:p>170.279017914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71.246052483035" calcext:value-type="float">
            <text:p>171.246052483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167.234589719635" calcext:value-type="float">
            <text:p>167.234589719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167.150602894798" calcext:value-type="float">
            <text:p>167.1506028948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163.182543271358" calcext:value-type="float">
            <text:p>163.182543271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163.629602055144" calcext:value-type="float">
            <text:p>163.6296020551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159.083962375402" calcext:value-type="float">
            <text:p>159.0839623754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158.507122378917" calcext:value-type="float">
            <text:p>158.5071223789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156.899352918952" calcext:value-type="float">
            <text:p>156.899352919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155.673800605422" calcext:value-type="float">
            <text:p>155.6738006054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154.078259459075" calcext:value-type="float">
            <text:p>154.0782594591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151.740616425283" calcext:value-type="float">
            <text:p>151.7406164253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152.985175301018" calcext:value-type="float">
            <text:p>152.985175301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148.634899128376" calcext:value-type="float">
            <text:p>148.6348991284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148.745522970259" calcext:value-type="float">
            <text:p>148.7455229703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145.913197457714" calcext:value-type="float">
            <text:p>145.9131974577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143.252819331852" calcext:value-type="float">
            <text:p>143.252819331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142.590800756588" calcext:value-type="float">
            <text:p>142.5908007566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137.888953606919" calcext:value-type="float">
            <text:p>137.8889536069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136.206340976413" calcext:value-type="float">
            <text:p>136.2063409764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135.371932709836" calcext:value-type="float">
            <text:p>135.3719327098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135.024776722977" calcext:value-type="float">
            <text:p>135.024776723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132.832661489998" calcext:value-type="float">
            <text:p>132.83266149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126.384821053195" calcext:value-type="float">
            <text:p>126.3848210532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128.691127248498" calcext:value-type="float">
            <text:p>128.6911272485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28.301805874408" calcext:value-type="float">
            <text:p>128.3018058744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123.329068526119" calcext:value-type="float">
            <text:p>123.329068526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124.960560244609" calcext:value-type="float">
            <text:p>124.9605602446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122.7127418046" calcext:value-type="float">
            <text:p>122.7127418046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19.027166535233" calcext:value-type="float">
            <text:p>119.0271665352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118.411479791892" calcext:value-type="float">
            <text:p>118.411479791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115.709088988635" calcext:value-type="float">
            <text:p>115.7090889886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113.265208588833" calcext:value-type="float">
            <text:p>113.265208588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12.570517964941" calcext:value-type="float">
            <text:p>112.5705179649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110.916548880317" calcext:value-type="float">
            <text:p>110.916548880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108.857536444717" calcext:value-type="float">
            <text:p>108.8575364447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107.851192479649" calcext:value-type="float">
            <text:p>107.8511924796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102.395472212192" calcext:value-type="float">
            <text:p>102.395472212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102.645560152866" calcext:value-type="float">
            <text:p>102.6455601529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103.656239459032" calcext:value-type="float">
            <text:p>103.656239459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99.2863296634021" calcext:value-type="float">
            <text:p>99.2863296634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94.212741692806" calcext:value-type="float">
            <text:p>94.2127416928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95.8161414330188" calcext:value-type="float">
            <text:p>95.81614143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92.02500392057" calcext:value-type="float">
            <text:p>92.0250039206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94.3740928005583" calcext:value-type="float">
            <text:p>94.3740928006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86.007139999799" calcext:value-type="float">
            <text:p>86.007139999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86.7011877943806" calcext:value-type="float">
            <text:p>86.7011877944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88.0032117979567" calcext:value-type="float">
            <text:p>88.003211798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81.5706445618716" calcext:value-type="float">
            <text:p>81.5706445619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82.5914631316316" calcext:value-type="float">
            <text:p>82.5914631316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81.7324716302397" calcext:value-type="float">
            <text:p>81.7324716302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78.8445024420299" calcext:value-type="float">
            <text:p>78.844502442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76.727732124966" calcext:value-type="float">
            <text:p>76.727732125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73.6320468684518" calcext:value-type="float">
            <text:p>73.6320468685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73.979678810558" calcext:value-type="float">
            <text:p>73.9796788106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70.5539333799119" calcext:value-type="float">
            <text:p>70.5539333799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68.0664246879446" calcext:value-type="float">
            <text:p>68.0664246879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67.5693758227857" calcext:value-type="float">
            <text:p>67.5693758228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61.5103257021376" calcext:value-type="float">
            <text:p>61.5103257021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60.5772265387421" calcext:value-type="float">
            <text:p>60.5772265387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62.9801634839051" calcext:value-type="float">
            <text:p>62.9801634839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58.4464925492464" calcext:value-type="float">
            <text:p>58.4464925492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56.8274157337683" calcext:value-type="float">
            <text:p>56.8274157338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55.6396546553224" calcext:value-type="float">
            <text:p>55.6396546553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51.681952493262" calcext:value-type="float">
            <text:p>51.681952493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52.0645598263925" calcext:value-type="float">
            <text:p>52.0645598264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48.093202179298" calcext:value-type="float">
            <text:p>48.093202179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48.1419666535189" calcext:value-type="float">
            <text:p>48.141966653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48.5269858665429" calcext:value-type="float">
            <text:p>48.5269858665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43.2310360800252" calcext:value-type="float">
            <text:p>43.23103608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44.1416953590037" calcext:value-type="float">
            <text:p>44.141695359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41.2138723467643" calcext:value-type="float">
            <text:p>41.2138723468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37.6164713960223" calcext:value-type="float">
            <text:p>37.616471396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35.867102756159" calcext:value-type="float">
            <text:p>35.8671027562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36.4360083859571" calcext:value-type="float">
            <text:p>36.43600838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33.0339310884941" calcext:value-type="float">
            <text:p>33.033931088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35.7948033447423" calcext:value-type="float">
            <text:p>35.7948033447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31.4568440950886" calcext:value-type="float">
            <text:p>31.4568440951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30.4506628053434" calcext:value-type="float">
            <text:p>30.4506628053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31.161853699286" calcext:value-type="float">
            <text:p>31.1618536993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31.933311819947" calcext:value-type="float">
            <text:p>31.9333118199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24.2293685160569" calcext:value-type="float">
            <text:p>24.2293685161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23.4026774074914" calcext:value-type="float">
            <text:p>23.4026774075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21.7994567138112" calcext:value-type="float">
            <text:p>21.7994567138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19.5817554751634" calcext:value-type="float">
            <text:p>19.5817554752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18.8633420593176" calcext:value-type="float">
            <text:p>18.8633420593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16.3067929837607" calcext:value-type="float">
            <text:p>16.306792983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17.8956886933161" calcext:value-type="float">
            <text:p>17.895688693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12.7132725616266" calcext:value-type="float">
            <text:p>12.7132725616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11.8569018893637" calcext:value-type="float">
            <text:p>11.8569018894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10.1584975193738" calcext:value-type="float">
            <text:p>10.1584975194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11.1582921991049" calcext:value-type="float">
            <text:p>11.1582921991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7.38362305449809" calcext:value-type="float">
            <text:p>7.3836230545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7.4326474261199" calcext:value-type="float">
            <text:p>7.4326474261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3.74478229773052" calcext:value-type="float">
            <text:p>3.7447822977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2.62654092568069" calcext:value-type="float">
            <text:p>2.6265409257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3.92760892561484" calcext:value-type="float">
            <text:p>3.9276089256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3.34502931707606" calcext:value-type="float">
            <text:p>3.3450293171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1.21062737860434" calcext:value-type="float">
            <text:p>-1.2106273786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4.38068993317783" calcext:value-type="float">
            <text:p>-4.3806899332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1.92212304990721" calcext:value-type="float">
            <text:p>-1.922123049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5.28547270512488" calcext:value-type="float">
            <text:p>-5.2854727051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4.55209897930885" calcext:value-type="float">
            <text:p>-4.5520989793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4.1423306391805" calcext:value-type="float">
            <text:p>-4.142330639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8.02340411089496" calcext:value-type="float">
            <text:p>-8.0234041109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9.10444704345715" calcext:value-type="float">
            <text:p>-9.1044470435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12.868171890665" calcext:value-type="float">
            <text:p>-12.868171890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12.5640973470716" calcext:value-type="float">
            <text:p>-12.5640973471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10.6833354512575" calcext:value-type="float">
            <text:p>-10.6833354513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15.2033796316919" calcext:value-type="float">
            <text:p>-15.203379631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20.8001757082394" calcext:value-type="float">
            <text:p>-20.800175708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18.5531311568508" calcext:value-type="float">
            <text:p>-18.5531311569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14.7556951997069" calcext:value-type="float">
            <text:p>-14.755695199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23.8067039654598" calcext:value-type="float">
            <text:p>-23.8067039655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21.3718181350781" calcext:value-type="float">
            <text:p>-21.371818135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23.7569095945513" calcext:value-type="float">
            <text:p>-23.7569095946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25.7780324298948" calcext:value-type="float">
            <text:p>-25.7780324299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24.3680661058584" calcext:value-type="float">
            <text:p>-24.3680661059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29.0481173503011" calcext:value-type="float">
            <text:p>-29.0481173503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25.7022139211643" calcext:value-type="float">
            <text:p>-25.702213921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26.7558389499602" calcext:value-type="float">
            <text:p>-26.75583895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0.6656612469655" calcext:value-type="float">
            <text:p>-30.665661247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0.5418811827058" calcext:value-type="float">
            <text:p>-30.541881182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1.5582222098751" calcext:value-type="float">
            <text:p>-31.5582222099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3.1664921298345" calcext:value-type="float">
            <text:p>-33.1664921298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7.638141220097" calcext:value-type="float">
            <text:p>-37.6381412201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4.4351752769533" calcext:value-type="float">
            <text:p>-34.435175277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7.0215964589232" calcext:value-type="float">
            <text:p>-37.0215964589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3.1641634837332" calcext:value-type="float">
            <text:p>-33.1641634837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8.9802224287785" calcext:value-type="float">
            <text:p>-38.9802224288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39.6435367630398" calcext:value-type="float">
            <text:p>-39.643536763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9.2137104020659" calcext:value-type="float">
            <text:p>-39.2137104021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7.8021162733608" calcext:value-type="float">
            <text:p>-37.8021162734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40.3128222335968" calcext:value-type="float">
            <text:p>-40.312822233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45.6492919910912" calcext:value-type="float">
            <text:p>-45.6492919911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41.8721598665239" calcext:value-type="float">
            <text:p>-41.872159866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42.9051616420225" calcext:value-type="float">
            <text:p>-42.90516164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47.3867008034052" calcext:value-type="float">
            <text:p>-47.3867008034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49.5088935557168" calcext:value-type="float">
            <text:p>-49.5088935557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49.0069768203724" calcext:value-type="float">
            <text:p>-49.0069768204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49.7639567754688" calcext:value-type="float">
            <text:p>-49.763956775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52.5856811160232" calcext:value-type="float">
            <text:p>-52.585681116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50.6997787965414" calcext:value-type="float">
            <text:p>-50.6997787965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50.9690388735751" calcext:value-type="float">
            <text:p>-50.9690388736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52.411713865912" calcext:value-type="float">
            <text:p>-52.4117138659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50.1988516804365" calcext:value-type="float">
            <text:p>-50.1988516804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54.4676024751572" calcext:value-type="float">
            <text:p>-54.4676024752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57.9114170603114" calcext:value-type="float">
            <text:p>-57.9114170603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58.0607878864252" calcext:value-type="float">
            <text:p>-58.060787886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56.8187788750037" calcext:value-type="float">
            <text:p>-56.818778875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57.8107578659325" calcext:value-type="float">
            <text:p>-57.810757865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59.7932005658633" calcext:value-type="float">
            <text:p>-59.7932005659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58.0315289959251" calcext:value-type="float">
            <text:p>-58.031528995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62.6573442918796" calcext:value-type="float">
            <text:p>-62.657344291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61.6509921919637" calcext:value-type="float">
            <text:p>-61.650992192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60.6706349085263" calcext:value-type="float">
            <text:p>-60.6706349085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64.2186001183531" calcext:value-type="float">
            <text:p>-64.2186001184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63.2489590056182" calcext:value-type="float">
            <text:p>-63.2489590056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63.9021022384184" calcext:value-type="float">
            <text:p>-63.9021022384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68.7703356452659" calcext:value-type="float">
            <text:p>-68.7703356453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67.7544654039427" calcext:value-type="float">
            <text:p>-67.7544654039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68.9527348209549" calcext:value-type="float">
            <text:p>-68.952734821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66.1523058062214" calcext:value-type="float">
            <text:p>-66.1523058062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68.7392817367581" calcext:value-type="float">
            <text:p>-68.7392817368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72.4307785829518" calcext:value-type="float">
            <text:p>-72.430778583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72.0167825231839" calcext:value-type="float">
            <text:p>-72.0167825232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73.4765361676646" calcext:value-type="float">
            <text:p>-73.4765361677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72.2750026826431" calcext:value-type="float">
            <text:p>-72.2750026826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72.9775840061437" calcext:value-type="float">
            <text:p>-72.9775840061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70.65462534738" calcext:value-type="float">
            <text:p>-70.654625347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73.8215848420711" calcext:value-type="float">
            <text:p>-73.821584842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73.9721977915328" calcext:value-type="float">
            <text:p>-73.972197791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75.2110478024644" calcext:value-type="float">
            <text:p>-75.2110478025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78.0028657949181" calcext:value-type="float">
            <text:p>-78.0028657949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80.1191380452788" calcext:value-type="float">
            <text:p>-80.1191380453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77.1547417319018" calcext:value-type="float">
            <text:p>-77.1547417319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80.6598235830791" calcext:value-type="float">
            <text:p>-80.6598235831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84.4351614459133" calcext:value-type="float">
            <text:p>-84.4351614459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82.1747786936857" calcext:value-type="float">
            <text:p>-82.1747786937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81.9250644935613" calcext:value-type="float">
            <text:p>-81.925064493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86.7266636590048" calcext:value-type="float">
            <text:p>-86.72666365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81.9361802103274" calcext:value-type="float">
            <text:p>-81.9361802103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85.319026886725" calcext:value-type="float">
            <text:p>-85.319026886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90.0055882597172" calcext:value-type="float">
            <text:p>-90.005588259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86.9470633553611" calcext:value-type="float">
            <text:p>-86.9470633554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88.8117803268306" calcext:value-type="float">
            <text:p>-88.8117803268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87.4050657806833" calcext:value-type="float">
            <text:p>-87.4050657807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88.917407923559" calcext:value-type="float">
            <text:p>-88.9174079236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88.9259323324011" calcext:value-type="float">
            <text:p>-88.9259323324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93.290214690635" calcext:value-type="float">
            <text:p>-93.290214690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89.8636385119912" calcext:value-type="float">
            <text:p>-89.863638512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92.5825199209231" calcext:value-type="float">
            <text:p>-92.5825199209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92.3623903526043" calcext:value-type="float">
            <text:p>-92.3623903526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93.0737400451696" calcext:value-type="float">
            <text:p>-93.073740045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97.1957181233596" calcext:value-type="float">
            <text:p>-97.1957181234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97.7787887220228" calcext:value-type="float">
            <text:p>-97.77878872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96.1546846675383" calcext:value-type="float">
            <text:p>-96.1546846675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96.3708164729102" calcext:value-type="float">
            <text:p>-96.370816472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96.1606466972445" calcext:value-type="float">
            <text:p>-96.1606466972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100.109345152263" calcext:value-type="float">
            <text:p>-100.1093451523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97.6578736472464" calcext:value-type="float">
            <text:p>-97.657873647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100.91505404458" calcext:value-type="float">
            <text:p>-100.9150540446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100.775695974262" calcext:value-type="float">
            <text:p>-100.7756959743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102.54249197529" calcext:value-type="float">
            <text:p>-102.542491975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102.146926787161" calcext:value-type="float">
            <text:p>-102.146926787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103.8349823895" calcext:value-type="float">
            <text:p>-103.8349823895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103.785764210785" calcext:value-type="float">
            <text:p>-103.7857642108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102.66602821274" calcext:value-type="float">
            <text:p>-102.6660282127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103.636482198581" calcext:value-type="float">
            <text:p>-103.636482198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105.076554724882" calcext:value-type="float">
            <text:p>-105.076554724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103.94839189787" calcext:value-type="float">
            <text:p>-103.948391897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105.042835237544" calcext:value-type="float">
            <text:p>-105.0428352375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107.392798683385" calcext:value-type="float">
            <text:p>-107.3927986834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109.820172618919" calcext:value-type="float">
            <text:p>-109.8201726189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109.81090469574" calcext:value-type="float">
            <text:p>-109.8109046957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108.357710315666" calcext:value-type="float">
            <text:p>-108.357710315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106.064998895708" calcext:value-type="float">
            <text:p>-106.0649988957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111.359452843635" calcext:value-type="float">
            <text:p>-111.3594528436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110.740297710257" calcext:value-type="float">
            <text:p>-110.7402977103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112.247845300201" calcext:value-type="float">
            <text:p>-112.2478453002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113.946114262012" calcext:value-type="float">
            <text:p>-113.946114262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115.197951330044" calcext:value-type="float">
            <text:p>-115.19795133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118.306335630702" calcext:value-type="float">
            <text:p>-118.306335630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114.275315660688" calcext:value-type="float">
            <text:p>-114.2753156607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118.081334815297" calcext:value-type="float">
            <text:p>-118.081334815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115.4156728817" calcext:value-type="float">
            <text:p>-115.4156728817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118.262716354423" calcext:value-type="float">
            <text:p>-118.2627163544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117.709037328999" calcext:value-type="float">
            <text:p>-117.709037329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118.9124102253" calcext:value-type="float">
            <text:p>-118.912410225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113.60089779266" calcext:value-type="float">
            <text:p>-113.600897792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116.821385806388" calcext:value-type="float">
            <text:p>-116.8213858064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118.917417948607" calcext:value-type="float">
            <text:p>-118.917417948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120.132860383174" calcext:value-type="float">
            <text:p>-120.132860383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119.766231483322" calcext:value-type="float">
            <text:p>-119.7662314833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119.484267966862" calcext:value-type="float">
            <text:p>-119.4842679669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120.97062724211" calcext:value-type="float">
            <text:p>-120.970627242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123.513383430121" calcext:value-type="float">
            <text:p>-123.5133834301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120.458486557283" calcext:value-type="float">
            <text:p>-120.4584865573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123.431767132446" calcext:value-type="float">
            <text:p>-123.4317671324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125.538190474273" calcext:value-type="float">
            <text:p>-125.5381904743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125.276650772142" calcext:value-type="float">
            <text:p>-125.276650772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125.155676622019" calcext:value-type="float">
            <text:p>-125.155676622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127.807740728547" calcext:value-type="float">
            <text:p>-127.807740728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129.229231694382" calcext:value-type="float">
            <text:p>-129.2292316944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127.403310348221" calcext:value-type="float">
            <text:p>-127.403310348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128.178201618555" calcext:value-type="float">
            <text:p>-128.1782016186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131.421233707184" calcext:value-type="float">
            <text:p>-131.4212337072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128.73883389969" calcext:value-type="float">
            <text:p>-128.7388338997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132.257684390498" calcext:value-type="float">
            <text:p>-132.257684390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130.341332307925" calcext:value-type="float">
            <text:p>-130.3413323079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130.115755809032" calcext:value-type="float">
            <text:p>-130.115755809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130.195323428658" calcext:value-type="float">
            <text:p>-130.1953234287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133.46916336822" calcext:value-type="float">
            <text:p>-133.469163368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132.860149198255" calcext:value-type="float">
            <text:p>-132.8601491983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135.989560761748" calcext:value-type="float">
            <text:p>-135.9895607617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135.154405703273" calcext:value-type="float">
            <text:p>-135.1544057033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135.718064317844" calcext:value-type="float">
            <text:p>-135.718064317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136.782105680771" calcext:value-type="float">
            <text:p>-136.7821056808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134.996288413871" calcext:value-type="float">
            <text:p>-134.9962884139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136.97046904954" calcext:value-type="float">
            <text:p>-136.970469049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134.381274658255" calcext:value-type="float">
            <text:p>-134.3812746583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137.762853819259" calcext:value-type="float">
            <text:p>-137.7628538193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136.241751606368" calcext:value-type="float">
            <text:p>-136.2417516064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136.26472939562" calcext:value-type="float">
            <text:p>-136.2647293956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139.871439230852" calcext:value-type="float">
            <text:p>-139.8714392309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138.502047885713" calcext:value-type="float">
            <text:p>-138.5020478857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138.905559849061" calcext:value-type="float">
            <text:p>-138.9055598491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141.357420551493" calcext:value-type="float">
            <text:p>-141.3574205515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145.986312037418" calcext:value-type="float">
            <text:p>-145.9863120374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141.395834626297" calcext:value-type="float">
            <text:p>-141.3958346263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145.327643513986" calcext:value-type="float">
            <text:p>-145.327643514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144.954665179331" calcext:value-type="float">
            <text:p>-144.9546651793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142.420414039711" calcext:value-type="float">
            <text:p>-142.4204140397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138.654802633238" calcext:value-type="float">
            <text:p>-138.6548026332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141.38158764592" calcext:value-type="float">
            <text:p>-141.3815876459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142.822311154794" calcext:value-type="float">
            <text:p>-142.8223111548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147.230688802682" calcext:value-type="float">
            <text:p>-147.2306888027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145.964292448791" calcext:value-type="float">
            <text:p>-145.9642924488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144.173402505335" calcext:value-type="float">
            <text:p>-144.1734025053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149.00694171074" calcext:value-type="float">
            <text:p>-149.0069417107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146.016444785563" calcext:value-type="float">
            <text:p>-146.016444785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146.608311141904" calcext:value-type="float">
            <text:p>-146.6083111419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149.531186033969" calcext:value-type="float">
            <text:p>-149.531186034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147.105680157053" calcext:value-type="float">
            <text:p>-147.1056801571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148.378296231981" calcext:value-type="float">
            <text:p>-148.378296232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147.512589780658" calcext:value-type="float">
            <text:p>-147.512589780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149.036760138387" calcext:value-type="float">
            <text:p>-149.0367601384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152.722542457364" calcext:value-type="float">
            <text:p>-152.7225424574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151.805464525781" calcext:value-type="float">
            <text:p>-151.8054645258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152.889284512498" calcext:value-type="float">
            <text:p>-152.8892845125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151.226215725291" calcext:value-type="float">
            <text:p>-151.2262157253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151.291806950126" calcext:value-type="float">
            <text:p>-151.2918069501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150.250529347829" calcext:value-type="float">
            <text:p>-150.2505293478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152.585747218772" calcext:value-type="float">
            <text:p>-152.5857472188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156.270097265339" calcext:value-type="float">
            <text:p>-156.270097265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153.006988598806" calcext:value-type="float">
            <text:p>-153.0069885988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155.56118707982" calcext:value-type="float">
            <text:p>-155.561187079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154.053406273307" calcext:value-type="float">
            <text:p>-154.0534062733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155.494230595234" calcext:value-type="float">
            <text:p>-155.4942305952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156.869126896614" calcext:value-type="float">
            <text:p>-156.8691268966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157.216332272479" calcext:value-type="float">
            <text:p>-157.2163322725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159.728795192859" calcext:value-type="float">
            <text:p>-159.7287951929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157.603390952506" calcext:value-type="float">
            <text:p>-157.603390952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157.102462619305" calcext:value-type="float">
            <text:p>-157.102462619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160.317157893647" calcext:value-type="float">
            <text:p>-160.317157893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161.903147404572" calcext:value-type="float">
            <text:p>-161.9031474046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161.426109338298" calcext:value-type="float">
            <text:p>-161.4261093383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162.471436535627" calcext:value-type="float">
            <text:p>-162.4714365356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158.182831952976" calcext:value-type="float">
            <text:p>-158.182831953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161.832765915374" calcext:value-type="float">
            <text:p>-161.832765915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163.349626617966" calcext:value-type="float">
            <text:p>-163.349626618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165.330522695788" calcext:value-type="float">
            <text:p>-165.3305226958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164.982676101598" calcext:value-type="float">
            <text:p>-164.982676101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167.268758675744" calcext:value-type="float">
            <text:p>-167.2687586757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167.024015421016" calcext:value-type="float">
            <text:p>-167.024015421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165.331130480525" calcext:value-type="float">
            <text:p>-165.331130480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164.249305452785" calcext:value-type="float">
            <text:p>-164.2493054528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164.348662022334" calcext:value-type="float">
            <text:p>-164.348662022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168.964941087456" calcext:value-type="float">
            <text:p>-168.964941087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168.054055589086" calcext:value-type="float">
            <text:p>-168.0540555891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168.67940930267" calcext:value-type="float">
            <text:p>-168.6794093027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167.842611700388" calcext:value-type="float">
            <text:p>-167.8426117004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169.059589629885" calcext:value-type="float">
            <text:p>-169.0595896299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165.896486872163" calcext:value-type="float">
            <text:p>-165.896486872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171.328836212214" calcext:value-type="float">
            <text:p>-171.3288362122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167.595258274476" calcext:value-type="float">
            <text:p>-167.595258274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169.547317072513" calcext:value-type="float">
            <text:p>-169.5473170725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172.625315337488" calcext:value-type="float">
            <text:p>-172.6253153375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174.115855304686" calcext:value-type="float">
            <text:p>-174.1158553047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168.793052357679" calcext:value-type="float">
            <text:p>-168.793052357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171.734655764976" calcext:value-type="float">
            <text:p>-171.734655765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175.397787242278" calcext:value-type="float">
            <text:p>-175.3977872423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174.063971259875" calcext:value-type="float">
            <text:p>-174.0639712599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173.007379052306" calcext:value-type="float">
            <text:p>-173.007379052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173.372438246964" calcext:value-type="float">
            <text:p>-173.372438247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173.636684563803" calcext:value-type="float">
            <text:p>-173.6366845638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173.101782750749" calcext:value-type="float">
            <text:p>-173.1017827507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176.341556531605" calcext:value-type="float">
            <text:p>-176.341556531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179.123819246787" calcext:value-type="float">
            <text:p>-179.1238192468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174.44874021656" calcext:value-type="float">
            <text:p>-174.4487402166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173.803320854922" calcext:value-type="float">
            <text:p>-173.803320854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177.941335013282" calcext:value-type="float">
            <text:p>-177.9413350133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178.301266468071" calcext:value-type="float">
            <text:p>-178.301266468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176.482810704987" calcext:value-type="float">
            <text:p>-176.482810705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179.300591529636" calcext:value-type="float">
            <text:p>-179.3005915296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176.503640863404" calcext:value-type="float">
            <text:p>-176.5036408634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179.250348542535" calcext:value-type="float">
            <text:p>-179.2503485425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179.97887756496" calcext:value-type="float">
            <text:p>-179.97887756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179.341080890607" calcext:value-type="float">
            <text:p>179.3410808906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177.137589070621" calcext:value-type="float">
            <text:p>177.1375890706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177.850769033585" calcext:value-type="float">
            <text:p>177.8507690336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176.174630199946" calcext:value-type="float">
            <text:p>176.1746301999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179.518417239516" calcext:value-type="float">
            <text:p>-179.5184172395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177.451726971391" calcext:value-type="float">
            <text:p>177.451726971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175.878203728044" calcext:value-type="float">
            <text:p>175.878203728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174.96001094729" calcext:value-type="float">
            <text:p>174.9600109473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173.879028227534" calcext:value-type="float">
            <text:p>173.8790282275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174.958823110329" calcext:value-type="float">
            <text:p>174.9588231103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174.89774645861" calcext:value-type="float">
            <text:p>174.897746458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172.27779199109" calcext:value-type="float">
            <text:p>172.2777919911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173.761456658724" calcext:value-type="float">
            <text:p>173.7614566587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175.941921717395" calcext:value-type="float">
            <text:p>175.941921717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172.966331114457" calcext:value-type="float">
            <text:p>172.9663311145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171.15114465132" calcext:value-type="float">
            <text:p>171.151144651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174.282319421586" calcext:value-type="float">
            <text:p>174.2823194216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172.833266514479" calcext:value-type="float">
            <text:p>172.833266514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173.849054231287" calcext:value-type="float">
            <text:p>173.8490542313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174.613704648471" calcext:value-type="float">
            <text:p>174.6137046485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169.371292167925" calcext:value-type="float">
            <text:p>169.3712921679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169.373680208839" calcext:value-type="float">
            <text:p>169.373680208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173.629372965952" calcext:value-type="float">
            <text:p>173.629372966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171.808378059808" calcext:value-type="float">
            <text:p>171.8083780598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173.361936147976" calcext:value-type="float">
            <text:p>173.361936148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163.868178611063" calcext:value-type="float">
            <text:p>163.8681786111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167.909729514955" calcext:value-type="float">
            <text:p>167.909729515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169.497816407406" calcext:value-type="float">
            <text:p>169.4978164074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168.155230939044" calcext:value-type="float">
            <text:p>168.15523093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166.764087263358" calcext:value-type="float">
            <text:p>166.7640872634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166.840048891527" calcext:value-type="float">
            <text:p>166.840048891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168.191926463705" calcext:value-type="float">
            <text:p>168.1919264637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168.571920024265" calcext:value-type="float">
            <text:p>168.5719200243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164.001511472178" calcext:value-type="float">
            <text:p>164.0015114722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169.5270371085" calcext:value-type="float">
            <text:p>169.5270371085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162.455776552465" calcext:value-type="float">
            <text:p>162.4557765525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163.670782210178" calcext:value-type="float">
            <text:p>163.6707822102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166.549607652851" calcext:value-type="float">
            <text:p>166.549607652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164.23704129691" calcext:value-type="float">
            <text:p>164.2370412969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164.438178496748" calcext:value-type="float">
            <text:p>164.4381784967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162.591069193989" calcext:value-type="float">
            <text:p>162.591069194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164.184171122152" calcext:value-type="float">
            <text:p>164.1841711222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161.236329825405" calcext:value-type="float">
            <text:p>161.236329825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159.914844838174" calcext:value-type="float">
            <text:p>159.9148448382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163.852619513472" calcext:value-type="float">
            <text:p>163.852619513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163.931538410023" calcext:value-type="float">
            <text:p>163.93153841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159.596193909674" calcext:value-type="float">
            <text:p>159.596193909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159.383463547494" calcext:value-type="float">
            <text:p>159.3834635475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157.780237336715" calcext:value-type="float">
            <text:p>157.780237336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161.336859511626" calcext:value-type="float">
            <text:p>161.3368595116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159.746909794292" calcext:value-type="float">
            <text:p>159.746909794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158.986604552624" calcext:value-type="float">
            <text:p>158.986604552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156.936670474924" calcext:value-type="float">
            <text:p>156.936670474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160.770106165314" calcext:value-type="float">
            <text:p>160.770106165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158.047930340064" calcext:value-type="float">
            <text:p>158.0479303401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158.953557741457" calcext:value-type="float">
            <text:p>158.9535577415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156.621285761897" calcext:value-type="float">
            <text:p>156.621285761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158.426308666647" calcext:value-type="float">
            <text:p>158.4263086666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159.41321495073" calcext:value-type="float">
            <text:p>159.4132149507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154.770599012858" calcext:value-type="float">
            <text:p>154.770599012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156.557892329358" calcext:value-type="float">
            <text:p>156.5578923294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154.575726898854" calcext:value-type="float">
            <text:p>154.5757268989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151.337510879679" calcext:value-type="float">
            <text:p>151.337510879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154.588290305454" calcext:value-type="float">
            <text:p>154.588290305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154.608022313281" calcext:value-type="float">
            <text:p>154.6080223133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157.820628308056" calcext:value-type="float">
            <text:p>157.8206283081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154.571718901023" calcext:value-type="float">
            <text:p>154.571718901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152.519319088719" calcext:value-type="float">
            <text:p>152.5193190887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152.344527120143" calcext:value-type="float">
            <text:p>152.3445271201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153.15299575751" calcext:value-type="float">
            <text:p>153.152995757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153.376541176386" calcext:value-type="float">
            <text:p>153.3765411764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152.671122182179" calcext:value-type="float">
            <text:p>152.6711221822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151.627343212217" calcext:value-type="float">
            <text:p>151.6273432122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152.257538990971" calcext:value-type="float">
            <text:p>152.257538991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151.57138120464" calcext:value-type="float">
            <text:p>151.5713812046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150.856857097852" calcext:value-type="float">
            <text:p>150.8568570979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152.019464664077" calcext:value-type="float">
            <text:p>152.0194646641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150.79926262853" calcext:value-type="float">
            <text:p>150.7992626285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153.010491521035" calcext:value-type="float">
            <text:p>153.010491521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151.662813372721" calcext:value-type="float">
            <text:p>151.662813372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154.262020929394" calcext:value-type="float">
            <text:p>154.2620209294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149.584438235877" calcext:value-type="float">
            <text:p>149.5844382359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149.608470675452" calcext:value-type="float">
            <text:p>149.6084706755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148.128115024189" calcext:value-type="float">
            <text:p>148.128115024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150.820012233651" calcext:value-type="float">
            <text:p>150.8200122337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147.10769494521" calcext:value-type="float">
            <text:p>147.1076949452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150.814479385086" calcext:value-type="float">
            <text:p>150.8144793851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148.337827647747" calcext:value-type="float">
            <text:p>148.337827647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150.885926528959" calcext:value-type="float">
            <text:p>150.88592652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144.853721790208" calcext:value-type="float">
            <text:p>144.8537217902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148.201188734833" calcext:value-type="float">
            <text:p>148.201188734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147.781230676674" calcext:value-type="float">
            <text:p>147.781230676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147.21485210661" calcext:value-type="float">
            <text:p>147.2148521066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147.37818950149" calcext:value-type="float">
            <text:p>147.3781895015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149.148926837892" calcext:value-type="float">
            <text:p>149.1489268379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146.907743467143" calcext:value-type="float">
            <text:p>146.9077434671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146.932293573482" calcext:value-type="float">
            <text:p>146.9322935735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145.904812712092" calcext:value-type="float">
            <text:p>145.9048127121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145.51538053574" calcext:value-type="float">
            <text:p>145.515380535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145.500972133435" calcext:value-type="float">
            <text:p>145.5009721334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146.313446282458" calcext:value-type="float">
            <text:p>146.3134462825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145.838081743784" calcext:value-type="float">
            <text:p>145.8380817438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143.247165764927" calcext:value-type="float">
            <text:p>143.247165764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145.730486018968" calcext:value-type="float">
            <text:p>145.730486019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144.0879316613" calcext:value-type="float">
            <text:p>144.0879316613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140.535744657328" calcext:value-type="float">
            <text:p>140.5357446573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143.174120091509" calcext:value-type="float">
            <text:p>143.1741200915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146.83585482595" calcext:value-type="float">
            <text:p>146.83585482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Noise_OFF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16:32 07.09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75.52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73.14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74.94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75.17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75.81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78.11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55088615" calcext:value-type="float">
            <text:p>-11.55088615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6.87550354" calcext:value-type="float">
            <text:p>-26.87550354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53756714" calcext:value-type="float">
            <text:p>-29.53756714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56302643" calcext:value-type="float">
            <text:p>-32.56302643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65027237" calcext:value-type="float">
            <text:p>-36.65027237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1.81516647" calcext:value-type="float">
            <text:p>-41.81516647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05918503" calcext:value-type="float">
            <text:p>-48.05918503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51284027" calcext:value-type="float">
            <text:p>-55.51284027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3.96139526" calcext:value-type="float">
            <text:p>-63.96139526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70.77741241" calcext:value-type="float">
            <text:p>-70.77741241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74.00723267" calcext:value-type="float">
            <text:p>-74.00723267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75.65211487" calcext:value-type="float">
            <text:p>-75.65211487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76.23653412" calcext:value-type="float">
            <text:p>-76.23653412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76.47238159" calcext:value-type="float">
            <text:p>-76.47238159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76.28941345" calcext:value-type="float">
            <text:p>-76.28941345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76.11484528" calcext:value-type="float">
            <text:p>-76.11484528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76.25236511" calcext:value-type="float">
            <text:p>-76.25236511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75.96235657" calcext:value-type="float">
            <text:p>-75.96235657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76.10163879" calcext:value-type="float">
            <text:p>-76.10163879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76.00572205" calcext:value-type="float">
            <text:p>-76.00572205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75.63269806" calcext:value-type="float">
            <text:p>-75.63269806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75.55893707" calcext:value-type="float">
            <text:p>-75.55893707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75.8037262" calcext:value-type="float">
            <text:p>-75.8037262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75.51802826" calcext:value-type="float">
            <text:p>-75.51802826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75.36921692" calcext:value-type="float">
            <text:p>-75.36921692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75.60121918" calcext:value-type="float">
            <text:p>-75.60121918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75.75379944" calcext:value-type="float">
            <text:p>-75.75379944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75.39853668" calcext:value-type="float">
            <text:p>-75.39853668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75.50282288" calcext:value-type="float">
            <text:p>-75.50282288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75.58802795" calcext:value-type="float">
            <text:p>-75.58802795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75.23047638" calcext:value-type="float">
            <text:p>-75.23047638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75.2154007" calcext:value-type="float">
            <text:p>-75.2154007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74.72753143" calcext:value-type="float">
            <text:p>-74.72753143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74.53056335" calcext:value-type="float">
            <text:p>-74.53056335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74.44515991" calcext:value-type="float">
            <text:p>-74.44515991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74.45394135" calcext:value-type="float">
            <text:p>-74.45394135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74.43253326" calcext:value-type="float">
            <text:p>-74.43253326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74.3542099" calcext:value-type="float">
            <text:p>-74.3542099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74.11568451" calcext:value-type="float">
            <text:p>-74.11568451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74.2430954" calcext:value-type="float">
            <text:p>-74.2430954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73.93305969" calcext:value-type="float">
            <text:p>-73.93305969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73.59761047" calcext:value-type="float">
            <text:p>-73.59761047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73.64299011" calcext:value-type="float">
            <text:p>-73.64299011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73.44758606" calcext:value-type="float">
            <text:p>-73.44758606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73.39328003" calcext:value-type="float">
            <text:p>-73.39328003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73.37953949" calcext:value-type="float">
            <text:p>-73.37953949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73.14064026" calcext:value-type="float">
            <text:p>-73.14064026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73.59379578" calcext:value-type="float">
            <text:p>-73.59379578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73.65680695" calcext:value-type="float">
            <text:p>-73.65680695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73.30560303" calcext:value-type="float">
            <text:p>-73.30560303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73.57315826" calcext:value-type="float">
            <text:p>-73.57315826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73.49179077" calcext:value-type="float">
            <text:p>-73.49179077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73.44700623" calcext:value-type="float">
            <text:p>-73.4470062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73.18251038" calcext:value-type="float">
            <text:p>-73.18251038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73.39368439" calcext:value-type="float">
            <text:p>-73.39368439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73.4497757" calcext:value-type="float">
            <text:p>-73.4497757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74.032547" calcext:value-type="float">
            <text:p>-74.032547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73.96871948" calcext:value-type="float">
            <text:p>-73.96871948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74.24640656" calcext:value-type="float">
            <text:p>-74.24640656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74.39845276" calcext:value-type="float">
            <text:p>-74.39845276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74.55705261" calcext:value-type="float">
            <text:p>-74.55705261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74.74501038" calcext:value-type="float">
            <text:p>-74.74501038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74.77663422" calcext:value-type="float">
            <text:p>-74.77663422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74.70465851" calcext:value-type="float">
            <text:p>-74.70465851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75.01209259" calcext:value-type="float">
            <text:p>-75.01209259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74.848526" calcext:value-type="float">
            <text:p>-74.848526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74.94641876" calcext:value-type="float">
            <text:p>-74.94641876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74.9223175" calcext:value-type="float">
            <text:p>-74.9223175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74.83912659" calcext:value-type="float">
            <text:p>-74.83912659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75.28981018" calcext:value-type="float">
            <text:p>-75.28981018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75.01415253" calcext:value-type="float">
            <text:p>-75.01415253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74.76435089" calcext:value-type="float">
            <text:p>-74.76435089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74.97438049" calcext:value-type="float">
            <text:p>-74.97438049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74.80483246" calcext:value-type="float">
            <text:p>-74.80483246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74.98027802" calcext:value-type="float">
            <text:p>-74.98027802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74.71028137" calcext:value-type="float">
            <text:p>-74.71028137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74.83992767" calcext:value-type="float">
            <text:p>-74.83992767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74.95812988" calcext:value-type="float">
            <text:p>-74.95812988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75.01798248" calcext:value-type="float">
            <text:p>-75.01798248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74.77471161" calcext:value-type="float">
            <text:p>-74.77471161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74.83033752" calcext:value-type="float">
            <text:p>-74.83033752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74.85606384" calcext:value-type="float">
            <text:p>-74.85606384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74.96250916" calcext:value-type="float">
            <text:p>-74.96250916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75.00371552" calcext:value-type="float">
            <text:p>-75.00371552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74.90448761" calcext:value-type="float">
            <text:p>-74.90448761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74.80570221" calcext:value-type="float">
            <text:p>-74.80570221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74.89186096" calcext:value-type="float">
            <text:p>-74.89186096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75.01934814" calcext:value-type="float">
            <text:p>-75.01934814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75.22626495" calcext:value-type="float">
            <text:p>-75.22626495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74.98384857" calcext:value-type="float">
            <text:p>-74.98384857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75.00066376" calcext:value-type="float">
            <text:p>-75.00066376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74.89064026" calcext:value-type="float">
            <text:p>-74.89064026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74.93685913" calcext:value-type="float">
            <text:p>-74.93685913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74.67658997" calcext:value-type="float">
            <text:p>-74.67658997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74.27445984" calcext:value-type="float">
            <text:p>-74.27445984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73.93516541" calcext:value-type="float">
            <text:p>-73.93516541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73.86506653" calcext:value-type="float">
            <text:p>-73.86506653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73.63228607" calcext:value-type="float">
            <text:p>-73.63228607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73.88807678" calcext:value-type="float">
            <text:p>-73.88807678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73.61730194" calcext:value-type="float">
            <text:p>-73.61730194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73.95762634" calcext:value-type="float">
            <text:p>-73.95762634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73.84046936" calcext:value-type="float">
            <text:p>-73.84046936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74.44953918" calcext:value-type="float">
            <text:p>-74.44953918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74.52778625" calcext:value-type="float">
            <text:p>-74.52778625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74.47290802" calcext:value-type="float">
            <text:p>-74.47290802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74.45043945" calcext:value-type="float">
            <text:p>-74.45043945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74.97142029" calcext:value-type="float">
            <text:p>-74.97142029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74.89879608" calcext:value-type="float">
            <text:p>-74.89879608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74.88123322" calcext:value-type="float">
            <text:p>-74.88123322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75.12849426" calcext:value-type="float">
            <text:p>-75.12849426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75.14083099" calcext:value-type="float">
            <text:p>-75.14083099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75.07077789" calcext:value-type="float">
            <text:p>-75.07077789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75.13923645" calcext:value-type="float">
            <text:p>-75.13923645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75.17443848" calcext:value-type="float">
            <text:p>-75.17443848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75.2318573" calcext:value-type="float">
            <text:p>-75.2318573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75.3164978" calcext:value-type="float">
            <text:p>-75.3164978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75.33766937" calcext:value-type="float">
            <text:p>-75.33766937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75.11668396" calcext:value-type="float">
            <text:p>-75.11668396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75.06190491" calcext:value-type="float">
            <text:p>-75.06190491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75.19328308" calcext:value-type="float">
            <text:p>-75.19328308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75.30358887" calcext:value-type="float">
            <text:p>-75.30358887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74.94025421" calcext:value-type="float">
            <text:p>-74.94025421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75.08076477" calcext:value-type="float">
            <text:p>-75.08076477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74.87064362" calcext:value-type="float">
            <text:p>-74.87064362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75.10982513" calcext:value-type="float">
            <text:p>-75.10982513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75.07371521" calcext:value-type="float">
            <text:p>-75.07371521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74.93283081" calcext:value-type="float">
            <text:p>-74.93283081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74.91078186" calcext:value-type="float">
            <text:p>-74.91078186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74.99617767" calcext:value-type="float">
            <text:p>-74.99617767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75.14450073" calcext:value-type="float">
            <text:p>-75.14450073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75.0974884" calcext:value-type="float">
            <text:p>-75.0974884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74.92742157" calcext:value-type="float">
            <text:p>-74.92742157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75.10547638" calcext:value-type="float">
            <text:p>-75.10547638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75.27763367" calcext:value-type="float">
            <text:p>-75.27763367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74.92856598" calcext:value-type="float">
            <text:p>-74.92856598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75.11177063" calcext:value-type="float">
            <text:p>-75.11177063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75.24443054" calcext:value-type="float">
            <text:p>-75.24443054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75.21418762" calcext:value-type="float">
            <text:p>-75.21418762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75.17277527" calcext:value-type="float">
            <text:p>-75.17277527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75.2250824" calcext:value-type="float">
            <text:p>-75.2250824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75.30404663" calcext:value-type="float">
            <text:p>-75.30404663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75.26799011" calcext:value-type="float">
            <text:p>-75.26799011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75.41652679" calcext:value-type="float">
            <text:p>-75.41652679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75.32700348" calcext:value-type="float">
            <text:p>-75.32700348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75.28358459" calcext:value-type="float">
            <text:p>-75.28358459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75.35133362" calcext:value-type="float">
            <text:p>-75.35133362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75.50126648" calcext:value-type="float">
            <text:p>-75.50126648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75.50962067" calcext:value-type="float">
            <text:p>-75.50962067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75.54007721" calcext:value-type="float">
            <text:p>-75.54007721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75.52680969" calcext:value-type="float">
            <text:p>-75.52680969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75.58960724" calcext:value-type="float">
            <text:p>-75.58960724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75.23986053" calcext:value-type="float">
            <text:p>-75.23986053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75.44741821" calcext:value-type="float">
            <text:p>-75.44741821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75.44786835" calcext:value-type="float">
            <text:p>-75.44786835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75.44650269" calcext:value-type="float">
            <text:p>-75.44650269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75.22612" calcext:value-type="float">
            <text:p>-75.22612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75.23854065" calcext:value-type="float">
            <text:p>-75.23854065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75.27909851" calcext:value-type="float">
            <text:p>-75.27909851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75.08950043" calcext:value-type="float">
            <text:p>-75.08950043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75.36721039" calcext:value-type="float">
            <text:p>-75.36721039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75.39961243" calcext:value-type="float">
            <text:p>-75.39961243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75.36470032" calcext:value-type="float">
            <text:p>-75.36470032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74.99608612" calcext:value-type="float">
            <text:p>-74.99608612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75.17723083" calcext:value-type="float">
            <text:p>-75.17723083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75.20657349" calcext:value-type="float">
            <text:p>-75.20657349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75.35331726" calcext:value-type="float">
            <text:p>-75.35331726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75.56358337" calcext:value-type="float">
            <text:p>-75.56358337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75.29597473" calcext:value-type="float">
            <text:p>-75.29597473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75.17637634" calcext:value-type="float">
            <text:p>-75.17637634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75.56945801" calcext:value-type="float">
            <text:p>-75.56945801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75.78434753" calcext:value-type="float">
            <text:p>-75.78434753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75.68379211" calcext:value-type="float">
            <text:p>-75.68379211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75.73386383" calcext:value-type="float">
            <text:p>-75.73386383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75.9054718" calcext:value-type="float">
            <text:p>-75.9054718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75.74180603" calcext:value-type="float">
            <text:p>-75.74180603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75.80409241" calcext:value-type="float">
            <text:p>-75.80409241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75.79014587" calcext:value-type="float">
            <text:p>-75.79014587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75.72645569" calcext:value-type="float">
            <text:p>-75.72645569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75.69197845" calcext:value-type="float">
            <text:p>-75.69197845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75.59046936" calcext:value-type="float">
            <text:p>-75.59046936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75.62283325" calcext:value-type="float">
            <text:p>-75.62283325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75.77310181" calcext:value-type="float">
            <text:p>-75.77310181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75.6026535" calcext:value-type="float">
            <text:p>-75.6026535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75.7596283" calcext:value-type="float">
            <text:p>-75.7596283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75.81062317" calcext:value-type="float">
            <text:p>-75.81062317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75.75913239" calcext:value-type="float">
            <text:p>-75.75913239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75.81674957" calcext:value-type="float">
            <text:p>-75.81674957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75.72911835" calcext:value-type="float">
            <text:p>-75.72911835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75.99693298" calcext:value-type="float">
            <text:p>-75.99693298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75.81170654" calcext:value-type="float">
            <text:p>-75.81170654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76.03246307" calcext:value-type="float">
            <text:p>-76.03246307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76.05508423" calcext:value-type="float">
            <text:p>-76.05508423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76.00914001" calcext:value-type="float">
            <text:p>-76.00914001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75.97773743" calcext:value-type="float">
            <text:p>-75.97773743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76.12968445" calcext:value-type="float">
            <text:p>-76.12968445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76.17698669" calcext:value-type="float">
            <text:p>-76.17698669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76.34333801" calcext:value-type="float">
            <text:p>-76.34333801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76.26839447" calcext:value-type="float">
            <text:p>-76.26839447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76.33743286" calcext:value-type="float">
            <text:p>-76.33743286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76.14763641" calcext:value-type="float">
            <text:p>-76.14763641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76.36798859" calcext:value-type="float">
            <text:p>-76.36798859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76.36961365" calcext:value-type="float">
            <text:p>-76.36961365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76.53121185" calcext:value-type="float">
            <text:p>-76.53121185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76.50272369" calcext:value-type="float">
            <text:p>-76.50272369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76.34442139" calcext:value-type="float">
            <text:p>-76.34442139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76.62123108" calcext:value-type="float">
            <text:p>-76.62123108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76.74621582" calcext:value-type="float">
            <text:p>-76.74621582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76.84642792" calcext:value-type="float">
            <text:p>-76.84642792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76.814888" calcext:value-type="float">
            <text:p>-76.814888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76.75485992" calcext:value-type="float">
            <text:p>-76.75485992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76.81039429" calcext:value-type="float">
            <text:p>-76.81039429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76.95865631" calcext:value-type="float">
            <text:p>-76.95865631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76.87565613" calcext:value-type="float">
            <text:p>-76.87565613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76.88567352" calcext:value-type="float">
            <text:p>-76.88567352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77.1460495" calcext:value-type="float">
            <text:p>-77.1460495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77.12153625" calcext:value-type="float">
            <text:p>-77.12153625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77.17784119" calcext:value-type="float">
            <text:p>-77.17784119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77.47202301" calcext:value-type="float">
            <text:p>-77.47202301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77.50630188" calcext:value-type="float">
            <text:p>-77.50630188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77.41452789" calcext:value-type="float">
            <text:p>-77.41452789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77.42477417" calcext:value-type="float">
            <text:p>-77.42477417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77.58686829" calcext:value-type="float">
            <text:p>-77.58686829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77.72553253" calcext:value-type="float">
            <text:p>-77.72553253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77.62430573" calcext:value-type="float">
            <text:p>-77.62430573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77.90641022" calcext:value-type="float">
            <text:p>-77.90641022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77.76823425" calcext:value-type="float">
            <text:p>-77.76823425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78.05226898" calcext:value-type="float">
            <text:p>-78.05226898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78.10699463" calcext:value-type="float">
            <text:p>-78.10699463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78.09089661" calcext:value-type="float">
            <text:p>-78.09089661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78.03826904" calcext:value-type="float">
            <text:p>-78.03826904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78.10925293" calcext:value-type="float">
            <text:p>-78.10925293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78.25816345" calcext:value-type="float">
            <text:p>-78.25816345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78.1126709" calcext:value-type="float">
            <text:p>-78.1126709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78.3326416" calcext:value-type="float">
            <text:p>-78.3326416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78.5002594" calcext:value-type="float">
            <text:p>-78.5002594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78.44282532" calcext:value-type="float">
            <text:p>-78.44282532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78.89502716" calcext:value-type="float">
            <text:p>-78.89502716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78.66851807" calcext:value-type="float">
            <text:p>-78.66851807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79.00724792" calcext:value-type="float">
            <text:p>-79.00724792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79.31330872" calcext:value-type="float">
            <text:p>-79.31330872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79.30593109" calcext:value-type="float">
            <text:p>-79.30593109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79.47434998" calcext:value-type="float">
            <text:p>-79.47434998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79.65570831" calcext:value-type="float">
            <text:p>-79.65570831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79.91899872" calcext:value-type="float">
            <text:p>-79.91899872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79.70785522" calcext:value-type="float">
            <text:p>-79.70785522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80.11100769" calcext:value-type="float">
            <text:p>-80.11100769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80.0198822" calcext:value-type="float">
            <text:p>-80.0198822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80.07109833" calcext:value-type="float">
            <text:p>-80.07109833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80.36859894" calcext:value-type="float">
            <text:p>-80.36859894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80.59411621" calcext:value-type="float">
            <text:p>-80.59411621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80.66923523" calcext:value-type="float">
            <text:p>-80.66923523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80.68261719" calcext:value-type="float">
            <text:p>-80.68261719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80.86584473" calcext:value-type="float">
            <text:p>-80.86584473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81.03199768" calcext:value-type="float">
            <text:p>-81.03199768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81.00926208" calcext:value-type="float">
            <text:p>-81.00926208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81.28231049" calcext:value-type="float">
            <text:p>-81.28231049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81.37377167" calcext:value-type="float">
            <text:p>-81.37377167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81.50352478" calcext:value-type="float">
            <text:p>-81.50352478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81.57817841" calcext:value-type="float">
            <text:p>-81.57817841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82.01179504" calcext:value-type="float">
            <text:p>-82.01179504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81.75445557" calcext:value-type="float">
            <text:p>-81.75445557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81.79580688" calcext:value-type="float">
            <text:p>-81.79580688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82.06460571" calcext:value-type="float">
            <text:p>-82.06460571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82.16642761" calcext:value-type="float">
            <text:p>-82.16642761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82.40911865" calcext:value-type="float">
            <text:p>-82.40911865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82.38248444" calcext:value-type="float">
            <text:p>-82.38248444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82.44618225" calcext:value-type="float">
            <text:p>-82.44618225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82.59738922" calcext:value-type="float">
            <text:p>-82.59738922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82.71330261" calcext:value-type="float">
            <text:p>-82.71330261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82.8470459" calcext:value-type="float">
            <text:p>-82.8470459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82.90650177" calcext:value-type="float">
            <text:p>-82.90650177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82.96577454" calcext:value-type="float">
            <text:p>-82.96577454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83.04814148" calcext:value-type="float">
            <text:p>-83.04814148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83.11843872" calcext:value-type="float">
            <text:p>-83.11843872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83.26533508" calcext:value-type="float">
            <text:p>-83.26533508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83.26119995" calcext:value-type="float">
            <text:p>-83.26119995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83.29112244" calcext:value-type="float">
            <text:p>-83.29112244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83.57393646" calcext:value-type="float">
            <text:p>-83.57393646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83.61402893" calcext:value-type="float">
            <text:p>-83.61402893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83.71920013" calcext:value-type="float">
            <text:p>-83.71920013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83.71634674" calcext:value-type="float">
            <text:p>-83.71634674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83.86497498" calcext:value-type="float">
            <text:p>-83.86497498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83.69423676" calcext:value-type="float">
            <text:p>-83.69423676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83.76629639" calcext:value-type="float">
            <text:p>-83.76629639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84.01777649" calcext:value-type="float">
            <text:p>-84.01777649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84.07453918" calcext:value-type="float">
            <text:p>-84.07453918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84.49630737" calcext:value-type="float">
            <text:p>-84.49630737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84.39527893" calcext:value-type="float">
            <text:p>-84.39527893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84.21221924" calcext:value-type="float">
            <text:p>-84.21221924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84.53268433" calcext:value-type="float">
            <text:p>-84.53268433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84.76773834" calcext:value-type="float">
            <text:p>-84.76773834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84.65107727" calcext:value-type="float">
            <text:p>-84.65107727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84.80799103" calcext:value-type="float">
            <text:p>-84.80799103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84.80586243" calcext:value-type="float">
            <text:p>-84.80586243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84.92873383" calcext:value-type="float">
            <text:p>-84.92873383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85.09410858" calcext:value-type="float">
            <text:p>-85.09410858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85.2144928" calcext:value-type="float">
            <text:p>-85.2144928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85.28024292" calcext:value-type="float">
            <text:p>-85.28024292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85.17147827" calcext:value-type="float">
            <text:p>-85.17147827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85.45056152" calcext:value-type="float">
            <text:p>-85.4505615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85.4677124" calcext:value-type="float">
            <text:p>-85.4677124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85.68769836" calcext:value-type="float">
            <text:p>-85.68769836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85.5861969" calcext:value-type="float">
            <text:p>-85.5861969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85.92015839" calcext:value-type="float">
            <text:p>-85.92015839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86.09857178" calcext:value-type="float">
            <text:p>-86.09857178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86.17474365" calcext:value-type="float">
            <text:p>-86.17474365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86.32840729" calcext:value-type="float">
            <text:p>-86.32840729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86.24150085" calcext:value-type="float">
            <text:p>-86.24150085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86.54331207" calcext:value-type="float">
            <text:p>-86.54331207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86.47499084" calcext:value-type="float">
            <text:p>-86.47499084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86.59873962" calcext:value-type="float">
            <text:p>-86.59873962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86.41432953" calcext:value-type="float">
            <text:p>-86.41432953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86.69499207" calcext:value-type="float">
            <text:p>-86.69499207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86.60919189" calcext:value-type="float">
            <text:p>-86.60919189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86.65135956" calcext:value-type="float">
            <text:p>-86.65135956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86.89035797" calcext:value-type="float">
            <text:p>-86.89035797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86.72401428" calcext:value-type="float">
            <text:p>-86.72401428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86.76503754" calcext:value-type="float">
            <text:p>-86.76503754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87.08802795" calcext:value-type="float">
            <text:p>-87.08802795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86.95043182" calcext:value-type="float">
            <text:p>-86.95043182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86.8208313" calcext:value-type="float">
            <text:p>-86.820831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86.81952667" calcext:value-type="float">
            <text:p>-86.81952667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86.73573303" calcext:value-type="float">
            <text:p>-86.73573303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86.89347076" calcext:value-type="float">
            <text:p>-86.89347076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86.94635773" calcext:value-type="float">
            <text:p>-86.94635773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87.09049988" calcext:value-type="float">
            <text:p>-87.09049988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86.88608551" calcext:value-type="float">
            <text:p>-86.88608551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87.33526611" calcext:value-type="float">
            <text:p>-87.33526611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7.23079681" calcext:value-type="float">
            <text:p>-87.23079681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7.30864716" calcext:value-type="float">
            <text:p>-87.30864716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7.56748962" calcext:value-type="float">
            <text:p>-87.56748962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7.49297333" calcext:value-type="float">
            <text:p>-87.49297333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7.34319305" calcext:value-type="float">
            <text:p>-87.34319305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7.42829895" calcext:value-type="float">
            <text:p>-87.42829895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7.74208832" calcext:value-type="float">
            <text:p>-87.74208832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7.69322968" calcext:value-type="float">
            <text:p>-87.69322968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7.74801636" calcext:value-type="float">
            <text:p>-87.74801636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7.80427551" calcext:value-type="float">
            <text:p>-87.80427551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7.87580109" calcext:value-type="float">
            <text:p>-87.87580109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8.04234314" calcext:value-type="float">
            <text:p>-88.04234314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8.17617035" calcext:value-type="float">
            <text:p>-88.17617035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8.02864075" calcext:value-type="float">
            <text:p>-88.02864075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8.09986877" calcext:value-type="float">
            <text:p>-88.09986877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7.98274231" calcext:value-type="float">
            <text:p>-87.98274231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8.08698273" calcext:value-type="float">
            <text:p>-88.08698273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7.99255371" calcext:value-type="float">
            <text:p>-87.99255371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8.18852997" calcext:value-type="float">
            <text:p>-88.18852997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8.08725739" calcext:value-type="float">
            <text:p>-88.08725739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8.36891174" calcext:value-type="float">
            <text:p>-88.36891174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8.41632843" calcext:value-type="float">
            <text:p>-88.41632843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8.46353912" calcext:value-type="float">
            <text:p>-88.46353912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8.40174103" calcext:value-type="float">
            <text:p>-88.40174103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8.25229645" calcext:value-type="float">
            <text:p>-88.25229645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8.19541931" calcext:value-type="float">
            <text:p>-88.19541931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8.31537628" calcext:value-type="float">
            <text:p>-88.31537628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8.35171509" calcext:value-type="float">
            <text:p>-88.35171509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8.16988373" calcext:value-type="float">
            <text:p>-88.16988373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8.21408081" calcext:value-type="float">
            <text:p>-88.21408081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8.27278137" calcext:value-type="float">
            <text:p>-88.27278137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8.34455109" calcext:value-type="float">
            <text:p>-88.34455109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8.46220398" calcext:value-type="float">
            <text:p>-88.46220398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8.1506958" calcext:value-type="float">
            <text:p>-88.1506958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8.05004883" calcext:value-type="float">
            <text:p>-88.05004883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8.19541931" calcext:value-type="float">
            <text:p>-88.19541931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8.26673889" calcext:value-type="float">
            <text:p>-88.26673889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8.17948151" calcext:value-type="float">
            <text:p>-88.17948151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8.42798615" calcext:value-type="float">
            <text:p>-88.42798615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8.36604309" calcext:value-type="float">
            <text:p>-88.36604309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8.16015625" calcext:value-type="float">
            <text:p>-88.16015625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8.09541321" calcext:value-type="float">
            <text:p>-88.09541321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8.43230438" calcext:value-type="float">
            <text:p>-88.43230438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8.11385345" calcext:value-type="float">
            <text:p>-88.11385345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8.48737335" calcext:value-type="float">
            <text:p>-88.48737335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8.29665375" calcext:value-type="float">
            <text:p>-88.29665375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8.26852417" calcext:value-type="float">
            <text:p>-88.26852417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8.26330566" calcext:value-type="float">
            <text:p>-88.26330566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8.22532654" calcext:value-type="float">
            <text:p>-88.22532654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8.29814911" calcext:value-type="float">
            <text:p>-88.29814911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8.0300293" calcext:value-type="float">
            <text:p>-88.0300293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8.20413971" calcext:value-type="float">
            <text:p>-88.20413971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8.19203949" calcext:value-type="float">
            <text:p>-88.19203949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8.49116516" calcext:value-type="float">
            <text:p>-88.49116516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8.26748657" calcext:value-type="float">
            <text:p>-88.26748657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8.08679962" calcext:value-type="float">
            <text:p>-88.08679962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8.14486694" calcext:value-type="float">
            <text:p>-88.14486694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8.12473297" calcext:value-type="float">
            <text:p>-88.12473297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8.36720276" calcext:value-type="float">
            <text:p>-88.36720276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8.31557465" calcext:value-type="float">
            <text:p>-88.31557465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8.16981506" calcext:value-type="float">
            <text:p>-88.16981506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8.18930054" calcext:value-type="float">
            <text:p>-88.18930054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8.18023682" calcext:value-type="float">
            <text:p>-88.18023682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8.41184998" calcext:value-type="float">
            <text:p>-88.41184998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8.13398743" calcext:value-type="float">
            <text:p>-88.13398743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8.20225525" calcext:value-type="float">
            <text:p>-88.20225525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8.33296204" calcext:value-type="float">
            <text:p>-88.33296204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8.33911896" calcext:value-type="float">
            <text:p>-88.33911896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8.42703247" calcext:value-type="float">
            <text:p>-88.42703247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8.24351501" calcext:value-type="float">
            <text:p>-88.24351501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8.42366791" calcext:value-type="float">
            <text:p>-88.42366791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8.45002747" calcext:value-type="float">
            <text:p>-88.45002747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8.45649719" calcext:value-type="float">
            <text:p>-88.45649719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8.51228333" calcext:value-type="float">
            <text:p>-88.51228333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8.49887085" calcext:value-type="float">
            <text:p>-88.49887085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8.41583252" calcext:value-type="float">
            <text:p>-88.41583252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8.43701935" calcext:value-type="float">
            <text:p>-88.43701935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8.03821564" calcext:value-type="float">
            <text:p>-88.03821564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7.18000793" calcext:value-type="float">
            <text:p>-87.18000793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5.87084961" calcext:value-type="float">
            <text:p>-85.87084961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3.98178101" calcext:value-type="float">
            <text:p>-83.98178101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2.83997345" calcext:value-type="float">
            <text:p>-82.83997345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2.48142242" calcext:value-type="float">
            <text:p>-82.48142242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2.38027191" calcext:value-type="float">
            <text:p>-82.38027191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1.94037628" calcext:value-type="float">
            <text:p>-81.94037628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1.61860657" calcext:value-type="float">
            <text:p>-81.61860657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1.93149567" calcext:value-type="float">
            <text:p>-81.93149567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2.81726074" calcext:value-type="float">
            <text:p>-82.81726074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4.42112732" calcext:value-type="float">
            <text:p>-84.42112732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5.54624939" calcext:value-type="float">
            <text:p>-85.54624939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6.42546844" calcext:value-type="float">
            <text:p>-86.42546844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7.45623779" calcext:value-type="float">
            <text:p>-87.45623779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7.92290497" calcext:value-type="float">
            <text:p>-87.92290497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8.71962738" calcext:value-type="float">
            <text:p>-88.71962738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8.59583282" calcext:value-type="float">
            <text:p>-88.59583282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8.8108902" calcext:value-type="float">
            <text:p>-88.8108902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8.65074921" calcext:value-type="float">
            <text:p>-88.65074921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8.77008057" calcext:value-type="float">
            <text:p>-88.77008057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8.890625" calcext:value-type="float">
            <text:p>-88.890625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8.74621582" calcext:value-type="float">
            <text:p>-88.74621582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8.9357605" calcext:value-type="float">
            <text:p>-88.9357605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9.00010681" calcext:value-type="float">
            <text:p>-89.00010681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9.20049286" calcext:value-type="float">
            <text:p>-89.20049286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8.91833496" calcext:value-type="float">
            <text:p>-88.91833496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8.87187195" calcext:value-type="float">
            <text:p>-88.87187195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8.92082977" calcext:value-type="float">
            <text:p>-88.92082977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9.01380157" calcext:value-type="float">
            <text:p>-89.01380157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8.65792084" calcext:value-type="float">
            <text:p>-88.65792084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8.74265289" calcext:value-type="float">
            <text:p>-88.74265289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8.61095428" calcext:value-type="float">
            <text:p>-88.61095428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8.74582672" calcext:value-type="float">
            <text:p>-88.74582672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8.89961243" calcext:value-type="float">
            <text:p>-88.89961243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9.01060486" calcext:value-type="float">
            <text:p>-89.01060486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8.98429871" calcext:value-type="float">
            <text:p>-88.98429871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8.97137451" calcext:value-type="float">
            <text:p>-88.97137451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9.23423004" calcext:value-type="float">
            <text:p>-89.23423004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9.31694031" calcext:value-type="float">
            <text:p>-89.31694031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9.28752899" calcext:value-type="float">
            <text:p>-89.28752899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9.0847168" calcext:value-type="float">
            <text:p>-89.0847168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9.14700317" calcext:value-type="float">
            <text:p>-89.14700317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9.31783295" calcext:value-type="float">
            <text:p>-89.31783295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9.11896515" calcext:value-type="float">
            <text:p>-89.11896515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9.31282043" calcext:value-type="float">
            <text:p>-89.31282043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9.17558289" calcext:value-type="float">
            <text:p>-89.17558289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8.65729523" calcext:value-type="float">
            <text:p>-88.65729523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8.10168457" calcext:value-type="float">
            <text:p>-88.10168457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7.40492249" calcext:value-type="float">
            <text:p>-87.40492249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6.75221252" calcext:value-type="float">
            <text:p>-86.75221252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6.88150024" calcext:value-type="float">
            <text:p>-86.88150024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7.09954834" calcext:value-type="float">
            <text:p>-87.09954834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7.92273712" calcext:value-type="float">
            <text:p>-87.92273712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8.37104034" calcext:value-type="float">
            <text:p>-88.37104034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8.61339569" calcext:value-type="float">
            <text:p>-88.61339569</text:p>
          </table:table-cell>
          <table:table-cell table:number-columns-repeated="3"/>
        </table:table-row>
      </table:table>
      <table:table table:name="Noise_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chine Module</text:p>
          </table:table-cell>
          <table:table-cell office:value-type="string" calcext:value-type="string">
            <text:p>N9343C</text:p>
          </table:table-cell>
          <table:table-cell office:value-type="string" calcext:value-type="string">
            <text:p>CN0605A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 Version</text:p>
          </table:table-cell>
          <table:table-cell office:value-type="string" calcext:value-type="string">
            <text:p>A.06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P Version</text:p>
          </table:table-cell>
          <table:table-cell office:value-type="string" calcext:value-type="string">
            <text:p>A.05.02.02 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GA Version</text:p>
          </table:table-cell>
          <table:table-cell office:value-type="string" calcext:value-type="string">
            <text:p>A.02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:15:41 07.09.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Axis Scale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Axis Unit</text:p>
          </table:table-cell>
          <table:table-cell office:value-type="string" calcext:value-type="string">
            <text:p>dB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Points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Time(s)</text:p>
          </table:table-cell>
          <table:table-cell office:value-type="float" office:value="1.0051" calcext:value-type="float">
            <text:p>1.0051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 Frequenc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p Frequency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ype</text:p>
          </table:table-cell>
          <table:table-cell office:value-type="string" calcext:value-type="string">
            <text:p>Log Pw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p Type</text:p>
          </table:table-cell>
          <table:table-cell office:value-type="string" calcext:value-type="string">
            <text:p>Continu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ep Mode</text:p>
          </table:table-cell>
          <table:table-cell office:value-type="string" calcext:value-type="string">
            <text:p>Sw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Amp Stat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 Level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enu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 Level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Axis Units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ensitiv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ource</text:p>
          </table:table-cell>
          <table:table-cell office:value-type="string" calcext:value-type="string">
            <text:p>Free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gger De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te Sweep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View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Delay</text:p>
          </table:table-cell>
          <table:table-cell office:value-type="float" office:value="0.00228" calcext:value-type="float">
            <text:p>0.00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Length</text:p>
          </table:table-cell>
          <table:table-cell office:value-type="float" office:value="0.00084" calcext:value-type="float">
            <text:p>0.00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 Source</text:p>
          </table:table-cell>
          <table:table-cell office:value-type="string" calcext:value-type="string">
            <text:p>Ex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Level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st Trigger Slope</text:p>
          </table:table-cell>
          <table:table-cell office:value-type="string" calcext:value-type="string">
            <text:p>R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eriod</text:p>
          </table:table-cell>
          <table:table-cell office:value-type="float" office:value="0.00312" calcext:value-type="float">
            <text:p>0.00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Offse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Source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y Corrections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enna Unit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1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2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3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ion4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r Infor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 Axis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.00 MHz</text:p>
          </table:table-cell>
          <table:table-cell office:value-type="string" calcext:value-type="string">
            <text:p>-65.79 dBm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10.00 MHz</text:p>
          </table:table-cell>
          <table:table-cell office:value-type="string" calcext:value-type="string">
            <text:p>-64.25 dBm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20.00 MHz</text:p>
          </table:table-cell>
          <table:table-cell office:value-type="string" calcext:value-type="string">
            <text:p>-64.30 dBm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30.00 MHz</text:p>
          </table:table-cell>
          <table:table-cell office:value-type="string" calcext:value-type="string">
            <text:p>-64.51 dBm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40.00 MHz</text:p>
          </table:table-cell>
          <table:table-cell office:value-type="string" calcext:value-type="string">
            <text:p>-64.94 dBm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50.00 MHz</text:p>
          </table:table-cell>
          <table:table-cell office:value-type="string" calcext:value-type="string">
            <text:p>-67.44 dBm</text:p>
          </table:table-cell>
        </table:table-row>
        <table:table-row table:style-name="ro1">
          <table:table-cell office:value-type="string" calcext:value-type="string">
            <text:p>CISPR Filter</text:p>
          </table:table-cell>
          <table:table-cell office:value-type="string" calcext:value-type="string">
            <text:p>Normal RBW</text:p>
          </table:table-cell>
          <table:table-cell office:value-type="string" calcext:value-type="string">
            <text:p>Dwell Time(s)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ace Math</text:p>
          </table:table-cell>
          <table:table-cell office:value-type="string" calcext:value-type="string">
            <text:p>O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Math By</text:p>
          </table:table-cell>
          <table:table-cell office:value-type="string" calcext:value-type="string">
            <text:p>Log P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A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B</text:p>
          </table:table-cell>
          <table:table-cell office:value-type="string" calcext:value-type="string">
            <text:p>Trac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Variable C</text:p>
          </table:table-cell>
          <table:table-cell office:value-type="string" calcext:value-type="string">
            <text:p>Trac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Name</text:p>
          </table:table-cell>
          <table:table-cell office:value-type="string" calcext:value-type="string">
            <text:p>Trac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Count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Type</text:p>
          </table:table-cell>
          <table:table-cell office:value-type="string" calcext:value-type="string">
            <text:p>Clear Wr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etector</text:p>
          </table:table-cell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e Data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.55018997" calcext:value-type="float">
            <text:p>-11.55018997</text:p>
          </table:table-cell>
          <table:table-cell table:number-columns-repeated="3"/>
        </table:table-row>
        <table:table-row table:style-name="ro1">
          <table:table-cell office:value-type="float" office:value="217391.3043" calcext:value-type="float">
            <text:p>217391.3043</text:p>
          </table:table-cell>
          <table:table-cell office:value-type="float" office:value="-26.87380981" calcext:value-type="float">
            <text:p>-26.87380981</text:p>
          </table:table-cell>
          <table:table-cell table:number-columns-repeated="3"/>
        </table:table-row>
        <table:table-row table:style-name="ro1">
          <table:table-cell office:value-type="float" office:value="434782.6087" calcext:value-type="float">
            <text:p>434782.6087</text:p>
          </table:table-cell>
          <table:table-cell office:value-type="float" office:value="-29.53389931" calcext:value-type="float">
            <text:p>-29.53389931</text:p>
          </table:table-cell>
          <table:table-cell table:number-columns-repeated="3"/>
        </table:table-row>
        <table:table-row table:style-name="ro1">
          <table:table-cell office:value-type="float" office:value="652173.913" calcext:value-type="float">
            <text:p>652173.913</text:p>
          </table:table-cell>
          <table:table-cell office:value-type="float" office:value="-32.56546021" calcext:value-type="float">
            <text:p>-32.56546021</text:p>
          </table:table-cell>
          <table:table-cell table:number-columns-repeated="3"/>
        </table:table-row>
        <table:table-row table:style-name="ro1">
          <table:table-cell office:value-type="float" office:value="869565.2174" calcext:value-type="float">
            <text:p>869565.2174</text:p>
          </table:table-cell>
          <table:table-cell office:value-type="float" office:value="-36.64975739" calcext:value-type="float">
            <text:p>-36.64975739</text:p>
          </table:table-cell>
          <table:table-cell table:number-columns-repeated="3"/>
        </table:table-row>
        <table:table-row table:style-name="ro1">
          <table:table-cell office:value-type="float" office:value="1086956.522" calcext:value-type="float">
            <text:p>1086956.522</text:p>
          </table:table-cell>
          <table:table-cell office:value-type="float" office:value="-41.82369614" calcext:value-type="float">
            <text:p>-41.82369614</text:p>
          </table:table-cell>
          <table:table-cell table:number-columns-repeated="3"/>
        </table:table-row>
        <table:table-row table:style-name="ro1">
          <table:table-cell office:value-type="float" office:value="1304347.826" calcext:value-type="float">
            <text:p>1304347.826</text:p>
          </table:table-cell>
          <table:table-cell office:value-type="float" office:value="-48.07246399" calcext:value-type="float">
            <text:p>-48.07246399</text:p>
          </table:table-cell>
          <table:table-cell table:number-columns-repeated="3"/>
        </table:table-row>
        <table:table-row table:style-name="ro1">
          <table:table-cell office:value-type="float" office:value="1521739.13" calcext:value-type="float">
            <text:p>1521739.13</text:p>
          </table:table-cell>
          <table:table-cell office:value-type="float" office:value="-55.51610565" calcext:value-type="float">
            <text:p>-55.51610565</text:p>
          </table:table-cell>
          <table:table-cell table:number-columns-repeated="3"/>
        </table:table-row>
        <table:table-row table:style-name="ro1">
          <table:table-cell office:value-type="float" office:value="1739130.435" calcext:value-type="float">
            <text:p>1739130.435</text:p>
          </table:table-cell>
          <table:table-cell office:value-type="float" office:value="-63.71025467" calcext:value-type="float">
            <text:p>-63.71025467</text:p>
          </table:table-cell>
          <table:table-cell table:number-columns-repeated="3"/>
        </table:table-row>
        <table:table-row table:style-name="ro1">
          <table:table-cell office:value-type="float" office:value="1956521.739" calcext:value-type="float">
            <text:p>1956521.739</text:p>
          </table:table-cell>
          <table:table-cell office:value-type="float" office:value="-68.7129364" calcext:value-type="float">
            <text:p>-68.7129364</text:p>
          </table:table-cell>
          <table:table-cell table:number-columns-repeated="3"/>
        </table:table-row>
        <table:table-row table:style-name="ro1">
          <table:table-cell office:value-type="float" office:value="2173913.043" calcext:value-type="float">
            <text:p>2173913.043</text:p>
          </table:table-cell>
          <table:table-cell office:value-type="float" office:value="-70.27249146" calcext:value-type="float">
            <text:p>-70.27249146</text:p>
          </table:table-cell>
          <table:table-cell table:number-columns-repeated="3"/>
        </table:table-row>
        <table:table-row table:style-name="ro1">
          <table:table-cell office:value-type="float" office:value="2391304.348" calcext:value-type="float">
            <text:p>2391304.348</text:p>
          </table:table-cell>
          <table:table-cell office:value-type="float" office:value="-70.19307709" calcext:value-type="float">
            <text:p>-70.19307709</text:p>
          </table:table-cell>
          <table:table-cell table:number-columns-repeated="3"/>
        </table:table-row>
        <table:table-row table:style-name="ro1">
          <table:table-cell office:value-type="float" office:value="2608695.652" calcext:value-type="float">
            <text:p>2608695.652</text:p>
          </table:table-cell>
          <table:table-cell office:value-type="float" office:value="-69.96956635" calcext:value-type="float">
            <text:p>-69.96956635</text:p>
          </table:table-cell>
          <table:table-cell table:number-columns-repeated="3"/>
        </table:table-row>
        <table:table-row table:style-name="ro1">
          <table:table-cell office:value-type="float" office:value="2826086.957" calcext:value-type="float">
            <text:p>2826086.957</text:p>
          </table:table-cell>
          <table:table-cell office:value-type="float" office:value="-69.53710175" calcext:value-type="float">
            <text:p>-69.53710175</text:p>
          </table:table-cell>
          <table:table-cell table:number-columns-repeated="3"/>
        </table:table-row>
        <table:table-row table:style-name="ro1">
          <table:table-cell office:value-type="float" office:value="3043478.261" calcext:value-type="float">
            <text:p>3043478.261</text:p>
          </table:table-cell>
          <table:table-cell office:value-type="float" office:value="-69.17927551" calcext:value-type="float">
            <text:p>-69.17927551</text:p>
          </table:table-cell>
          <table:table-cell table:number-columns-repeated="3"/>
        </table:table-row>
        <table:table-row table:style-name="ro1">
          <table:table-cell office:value-type="float" office:value="3260869.565" calcext:value-type="float">
            <text:p>3260869.565</text:p>
          </table:table-cell>
          <table:table-cell office:value-type="float" office:value="-68.53575134" calcext:value-type="float">
            <text:p>-68.53575134</text:p>
          </table:table-cell>
          <table:table-cell table:number-columns-repeated="3"/>
        </table:table-row>
        <table:table-row table:style-name="ro1">
          <table:table-cell office:value-type="float" office:value="3478260.87" calcext:value-type="float">
            <text:p>3478260.87</text:p>
          </table:table-cell>
          <table:table-cell office:value-type="float" office:value="-68.1618042" calcext:value-type="float">
            <text:p>-68.1618042</text:p>
          </table:table-cell>
          <table:table-cell table:number-columns-repeated="3"/>
        </table:table-row>
        <table:table-row table:style-name="ro1">
          <table:table-cell office:value-type="float" office:value="3695652.174" calcext:value-type="float">
            <text:p>3695652.174</text:p>
          </table:table-cell>
          <table:table-cell office:value-type="float" office:value="-67.70751953" calcext:value-type="float">
            <text:p>-67.70751953</text:p>
          </table:table-cell>
          <table:table-cell table:number-columns-repeated="3"/>
        </table:table-row>
        <table:table-row table:style-name="ro1">
          <table:table-cell office:value-type="float" office:value="3913043.478" calcext:value-type="float">
            <text:p>3913043.478</text:p>
          </table:table-cell>
          <table:table-cell office:value-type="float" office:value="-67.29782104" calcext:value-type="float">
            <text:p>-67.29782104</text:p>
          </table:table-cell>
          <table:table-cell table:number-columns-repeated="3"/>
        </table:table-row>
        <table:table-row table:style-name="ro1">
          <table:table-cell office:value-type="float" office:value="4130434.783" calcext:value-type="float">
            <text:p>4130434.783</text:p>
          </table:table-cell>
          <table:table-cell office:value-type="float" office:value="-67.03359985" calcext:value-type="float">
            <text:p>-67.03359985</text:p>
          </table:table-cell>
          <table:table-cell table:number-columns-repeated="3"/>
        </table:table-row>
        <table:table-row table:style-name="ro1">
          <table:table-cell office:value-type="float" office:value="4347826.087" calcext:value-type="float">
            <text:p>4347826.087</text:p>
          </table:table-cell>
          <table:table-cell office:value-type="float" office:value="-66.45015717" calcext:value-type="float">
            <text:p>-66.45015717</text:p>
          </table:table-cell>
          <table:table-cell table:number-columns-repeated="3"/>
        </table:table-row>
        <table:table-row table:style-name="ro1">
          <table:table-cell office:value-type="float" office:value="4565217.391" calcext:value-type="float">
            <text:p>4565217.391</text:p>
          </table:table-cell>
          <table:table-cell office:value-type="float" office:value="-66.26995087" calcext:value-type="float">
            <text:p>-66.26995087</text:p>
          </table:table-cell>
          <table:table-cell table:number-columns-repeated="3"/>
        </table:table-row>
        <table:table-row table:style-name="ro1">
          <table:table-cell office:value-type="float" office:value="4782608.696" calcext:value-type="float">
            <text:p>4782608.696</text:p>
          </table:table-cell>
          <table:table-cell office:value-type="float" office:value="-66.05793762" calcext:value-type="float">
            <text:p>-66.05793762</text:p>
          </table:table-cell>
          <table:table-cell table:number-columns-repeated="3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65.79307556" calcext:value-type="float">
            <text:p>-65.79307556</text:p>
          </table:table-cell>
          <table:table-cell table:number-columns-repeated="3"/>
        </table:table-row>
        <table:table-row table:style-name="ro1">
          <table:table-cell office:value-type="float" office:value="5217391.304" calcext:value-type="float">
            <text:p>5217391.304</text:p>
          </table:table-cell>
          <table:table-cell office:value-type="float" office:value="-65.84189606" calcext:value-type="float">
            <text:p>-65.84189606</text:p>
          </table:table-cell>
          <table:table-cell table:number-columns-repeated="3"/>
        </table:table-row>
        <table:table-row table:style-name="ro1">
          <table:table-cell office:value-type="float" office:value="5434782.609" calcext:value-type="float">
            <text:p>5434782.609</text:p>
          </table:table-cell>
          <table:table-cell office:value-type="float" office:value="-65.55234528" calcext:value-type="float">
            <text:p>-65.55234528</text:p>
          </table:table-cell>
          <table:table-cell table:number-columns-repeated="3"/>
        </table:table-row>
        <table:table-row table:style-name="ro1">
          <table:table-cell office:value-type="float" office:value="5652173.913" calcext:value-type="float">
            <text:p>5652173.913</text:p>
          </table:table-cell>
          <table:table-cell office:value-type="float" office:value="-65.47115326" calcext:value-type="float">
            <text:p>-65.47115326</text:p>
          </table:table-cell>
          <table:table-cell table:number-columns-repeated="3"/>
        </table:table-row>
        <table:table-row table:style-name="ro1">
          <table:table-cell office:value-type="float" office:value="5869565.217" calcext:value-type="float">
            <text:p>5869565.217</text:p>
          </table:table-cell>
          <table:table-cell office:value-type="float" office:value="-65.35432434" calcext:value-type="float">
            <text:p>-65.35432434</text:p>
          </table:table-cell>
          <table:table-cell table:number-columns-repeated="3"/>
        </table:table-row>
        <table:table-row table:style-name="ro1">
          <table:table-cell office:value-type="float" office:value="6086956.522" calcext:value-type="float">
            <text:p>6086956.522</text:p>
          </table:table-cell>
          <table:table-cell office:value-type="float" office:value="-65.3288269" calcext:value-type="float">
            <text:p>-65.3288269</text:p>
          </table:table-cell>
          <table:table-cell table:number-columns-repeated="3"/>
        </table:table-row>
        <table:table-row table:style-name="ro1">
          <table:table-cell office:value-type="float" office:value="6304347.826" calcext:value-type="float">
            <text:p>6304347.826</text:p>
          </table:table-cell>
          <table:table-cell office:value-type="float" office:value="-65.0877533" calcext:value-type="float">
            <text:p>-65.0877533</text:p>
          </table:table-cell>
          <table:table-cell table:number-columns-repeated="3"/>
        </table:table-row>
        <table:table-row table:style-name="ro1">
          <table:table-cell office:value-type="float" office:value="6521739.13" calcext:value-type="float">
            <text:p>6521739.13</text:p>
          </table:table-cell>
          <table:table-cell office:value-type="float" office:value="-65.0136795" calcext:value-type="float">
            <text:p>-65.0136795</text:p>
          </table:table-cell>
          <table:table-cell table:number-columns-repeated="3"/>
        </table:table-row>
        <table:table-row table:style-name="ro1">
          <table:table-cell office:value-type="float" office:value="6739130.435" calcext:value-type="float">
            <text:p>6739130.435</text:p>
          </table:table-cell>
          <table:table-cell office:value-type="float" office:value="-65.15493011" calcext:value-type="float">
            <text:p>-65.15493011</text:p>
          </table:table-cell>
          <table:table-cell table:number-columns-repeated="3"/>
        </table:table-row>
        <table:table-row table:style-name="ro1">
          <table:table-cell office:value-type="float" office:value="6956521.739" calcext:value-type="float">
            <text:p>6956521.739</text:p>
          </table:table-cell>
          <table:table-cell office:value-type="float" office:value="-64.86715698" calcext:value-type="float">
            <text:p>-64.86715698</text:p>
          </table:table-cell>
          <table:table-cell table:number-columns-repeated="3"/>
        </table:table-row>
        <table:table-row table:style-name="ro1">
          <table:table-cell office:value-type="float" office:value="7173913.043" calcext:value-type="float">
            <text:p>7173913.043</text:p>
          </table:table-cell>
          <table:table-cell office:value-type="float" office:value="-64.86528778" calcext:value-type="float">
            <text:p>-64.86528778</text:p>
          </table:table-cell>
          <table:table-cell table:number-columns-repeated="3"/>
        </table:table-row>
        <table:table-row table:style-name="ro1">
          <table:table-cell office:value-type="float" office:value="7391304.348" calcext:value-type="float">
            <text:p>7391304.348</text:p>
          </table:table-cell>
          <table:table-cell office:value-type="float" office:value="-65.01270294" calcext:value-type="float">
            <text:p>-65.01270294</text:p>
          </table:table-cell>
          <table:table-cell table:number-columns-repeated="3"/>
        </table:table-row>
        <table:table-row table:style-name="ro1">
          <table:table-cell office:value-type="float" office:value="7608695.652" calcext:value-type="float">
            <text:p>7608695.652</text:p>
          </table:table-cell>
          <table:table-cell office:value-type="float" office:value="-64.72303772" calcext:value-type="float">
            <text:p>-64.72303772</text:p>
          </table:table-cell>
          <table:table-cell table:number-columns-repeated="3"/>
        </table:table-row>
        <table:table-row table:style-name="ro1">
          <table:table-cell office:value-type="float" office:value="7826086.957" calcext:value-type="float">
            <text:p>7826086.957</text:p>
          </table:table-cell>
          <table:table-cell office:value-type="float" office:value="-64.48326874" calcext:value-type="float">
            <text:p>-64.48326874</text:p>
          </table:table-cell>
          <table:table-cell table:number-columns-repeated="3"/>
        </table:table-row>
        <table:table-row table:style-name="ro1">
          <table:table-cell office:value-type="float" office:value="8043478.261" calcext:value-type="float">
            <text:p>8043478.261</text:p>
          </table:table-cell>
          <table:table-cell office:value-type="float" office:value="-64.68766022" calcext:value-type="float">
            <text:p>-64.68766022</text:p>
          </table:table-cell>
          <table:table-cell table:number-columns-repeated="3"/>
        </table:table-row>
        <table:table-row table:style-name="ro1">
          <table:table-cell office:value-type="float" office:value="8260869.565" calcext:value-type="float">
            <text:p>8260869.565</text:p>
          </table:table-cell>
          <table:table-cell office:value-type="float" office:value="-64.74766541" calcext:value-type="float">
            <text:p>-64.74766541</text:p>
          </table:table-cell>
          <table:table-cell table:number-columns-repeated="3"/>
        </table:table-row>
        <table:table-row table:style-name="ro1">
          <table:table-cell office:value-type="float" office:value="8478260.87" calcext:value-type="float">
            <text:p>8478260.87</text:p>
          </table:table-cell>
          <table:table-cell office:value-type="float" office:value="-64.81587219" calcext:value-type="float">
            <text:p>-64.81587219</text:p>
          </table:table-cell>
          <table:table-cell table:number-columns-repeated="3"/>
        </table:table-row>
        <table:table-row table:style-name="ro1">
          <table:table-cell office:value-type="float" office:value="8695652.174" calcext:value-type="float">
            <text:p>8695652.174</text:p>
          </table:table-cell>
          <table:table-cell office:value-type="float" office:value="-64.7131424" calcext:value-type="float">
            <text:p>-64.7131424</text:p>
          </table:table-cell>
          <table:table-cell table:number-columns-repeated="3"/>
        </table:table-row>
        <table:table-row table:style-name="ro1">
          <table:table-cell office:value-type="float" office:value="8913043.478" calcext:value-type="float">
            <text:p>8913043.478</text:p>
          </table:table-cell>
          <table:table-cell office:value-type="float" office:value="-64.39750671" calcext:value-type="float">
            <text:p>-64.39750671</text:p>
          </table:table-cell>
          <table:table-cell table:number-columns-repeated="3"/>
        </table:table-row>
        <table:table-row table:style-name="ro1">
          <table:table-cell office:value-type="float" office:value="9130434.783" calcext:value-type="float">
            <text:p>9130434.783</text:p>
          </table:table-cell>
          <table:table-cell office:value-type="float" office:value="-64.46278381" calcext:value-type="float">
            <text:p>-64.46278381</text:p>
          </table:table-cell>
          <table:table-cell table:number-columns-repeated="3"/>
        </table:table-row>
        <table:table-row table:style-name="ro1">
          <table:table-cell office:value-type="float" office:value="9347826.087" calcext:value-type="float">
            <text:p>9347826.087</text:p>
          </table:table-cell>
          <table:table-cell office:value-type="float" office:value="-64.46823883" calcext:value-type="float">
            <text:p>-64.46823883</text:p>
          </table:table-cell>
          <table:table-cell table:number-columns-repeated="3"/>
        </table:table-row>
        <table:table-row table:style-name="ro1">
          <table:table-cell office:value-type="float" office:value="9565217.391" calcext:value-type="float">
            <text:p>9565217.391</text:p>
          </table:table-cell>
          <table:table-cell office:value-type="float" office:value="-64.34397888" calcext:value-type="float">
            <text:p>-64.34397888</text:p>
          </table:table-cell>
          <table:table-cell table:number-columns-repeated="3"/>
        </table:table-row>
        <table:table-row table:style-name="ro1">
          <table:table-cell office:value-type="float" office:value="9782608.696" calcext:value-type="float">
            <text:p>9782608.696</text:p>
          </table:table-cell>
          <table:table-cell office:value-type="float" office:value="-64.34521484" calcext:value-type="float">
            <text:p>-64.34521484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64.25313568" calcext:value-type="float">
            <text:p>-64.25313568</text:p>
          </table:table-cell>
          <table:table-cell table:number-columns-repeated="3"/>
        </table:table-row>
        <table:table-row table:style-name="ro1">
          <table:table-cell office:value-type="float" office:value="10217391.3" calcext:value-type="float">
            <text:p>10217391.3</text:p>
          </table:table-cell>
          <table:table-cell office:value-type="float" office:value="-64.55131531" calcext:value-type="float">
            <text:p>-64.55131531</text:p>
          </table:table-cell>
          <table:table-cell table:number-columns-repeated="3"/>
        </table:table-row>
        <table:table-row table:style-name="ro1">
          <table:table-cell office:value-type="float" office:value="10434782.61" calcext:value-type="float">
            <text:p>10434782.61</text:p>
          </table:table-cell>
          <table:table-cell office:value-type="float" office:value="-64.25953674" calcext:value-type="float">
            <text:p>-64.25953674</text:p>
          </table:table-cell>
          <table:table-cell table:number-columns-repeated="3"/>
        </table:table-row>
        <table:table-row table:style-name="ro1">
          <table:table-cell office:value-type="float" office:value="10652173.91" calcext:value-type="float">
            <text:p>10652173.91</text:p>
          </table:table-cell>
          <table:table-cell office:value-type="float" office:value="-64.4331131" calcext:value-type="float">
            <text:p>-64.4331131</text:p>
          </table:table-cell>
          <table:table-cell table:number-columns-repeated="3"/>
        </table:table-row>
        <table:table-row table:style-name="ro1">
          <table:table-cell office:value-type="float" office:value="10869565.22" calcext:value-type="float">
            <text:p>10869565.22</text:p>
          </table:table-cell>
          <table:table-cell office:value-type="float" office:value="-64.34693909" calcext:value-type="float">
            <text:p>-64.34693909</text:p>
          </table:table-cell>
          <table:table-cell table:number-columns-repeated="3"/>
        </table:table-row>
        <table:table-row table:style-name="ro1">
          <table:table-cell office:value-type="float" office:value="11086956.52" calcext:value-type="float">
            <text:p>11086956.52</text:p>
          </table:table-cell>
          <table:table-cell office:value-type="float" office:value="-64.45682526" calcext:value-type="float">
            <text:p>-64.45682526</text:p>
          </table:table-cell>
          <table:table-cell table:number-columns-repeated="3"/>
        </table:table-row>
        <table:table-row table:style-name="ro1">
          <table:table-cell office:value-type="float" office:value="11304347.83" calcext:value-type="float">
            <text:p>11304347.83</text:p>
          </table:table-cell>
          <table:table-cell office:value-type="float" office:value="-64.42987823" calcext:value-type="float">
            <text:p>-64.42987823</text:p>
          </table:table-cell>
          <table:table-cell table:number-columns-repeated="3"/>
        </table:table-row>
        <table:table-row table:style-name="ro1">
          <table:table-cell office:value-type="float" office:value="11521739.13" calcext:value-type="float">
            <text:p>11521739.13</text:p>
          </table:table-cell>
          <table:table-cell office:value-type="float" office:value="-64.37226868" calcext:value-type="float">
            <text:p>-64.37226868</text:p>
          </table:table-cell>
          <table:table-cell table:number-columns-repeated="3"/>
        </table:table-row>
        <table:table-row table:style-name="ro1">
          <table:table-cell office:value-type="float" office:value="11739130.43" calcext:value-type="float">
            <text:p>11739130.43</text:p>
          </table:table-cell>
          <table:table-cell office:value-type="float" office:value="-64.17054749" calcext:value-type="float">
            <text:p>-64.17054749</text:p>
          </table:table-cell>
          <table:table-cell table:number-columns-repeated="3"/>
        </table:table-row>
        <table:table-row table:style-name="ro1">
          <table:table-cell office:value-type="float" office:value="11956521.74" calcext:value-type="float">
            <text:p>11956521.74</text:p>
          </table:table-cell>
          <table:table-cell office:value-type="float" office:value="-64.31033325" calcext:value-type="float">
            <text:p>-64.31033325</text:p>
          </table:table-cell>
          <table:table-cell table:number-columns-repeated="3"/>
        </table:table-row>
        <table:table-row table:style-name="ro1">
          <table:table-cell office:value-type="float" office:value="12173913.04" calcext:value-type="float">
            <text:p>12173913.04</text:p>
          </table:table-cell>
          <table:table-cell office:value-type="float" office:value="-64.46297455" calcext:value-type="float">
            <text:p>-64.46297455</text:p>
          </table:table-cell>
          <table:table-cell table:number-columns-repeated="3"/>
        </table:table-row>
        <table:table-row table:style-name="ro1">
          <table:table-cell office:value-type="float" office:value="12391304.35" calcext:value-type="float">
            <text:p>12391304.35</text:p>
          </table:table-cell>
          <table:table-cell office:value-type="float" office:value="-64.54115295" calcext:value-type="float">
            <text:p>-64.54115295</text:p>
          </table:table-cell>
          <table:table-cell table:number-columns-repeated="3"/>
        </table:table-row>
        <table:table-row table:style-name="ro1">
          <table:table-cell office:value-type="float" office:value="12608695.65" calcext:value-type="float">
            <text:p>12608695.65</text:p>
          </table:table-cell>
          <table:table-cell office:value-type="float" office:value="-64.46704865" calcext:value-type="float">
            <text:p>-64.46704865</text:p>
          </table:table-cell>
          <table:table-cell table:number-columns-repeated="3"/>
        </table:table-row>
        <table:table-row table:style-name="ro1">
          <table:table-cell office:value-type="float" office:value="12826086.96" calcext:value-type="float">
            <text:p>12826086.96</text:p>
          </table:table-cell>
          <table:table-cell office:value-type="float" office:value="-64.5657959" calcext:value-type="float">
            <text:p>-64.5657959</text:p>
          </table:table-cell>
          <table:table-cell table:number-columns-repeated="3"/>
        </table:table-row>
        <table:table-row table:style-name="ro1">
          <table:table-cell office:value-type="float" office:value="13043478.26" calcext:value-type="float">
            <text:p>13043478.26</text:p>
          </table:table-cell>
          <table:table-cell office:value-type="float" office:value="-64.54444885" calcext:value-type="float">
            <text:p>-64.54444885</text:p>
          </table:table-cell>
          <table:table-cell table:number-columns-repeated="3"/>
        </table:table-row>
        <table:table-row table:style-name="ro1">
          <table:table-cell office:value-type="float" office:value="13260869.57" calcext:value-type="float">
            <text:p>13260869.57</text:p>
          </table:table-cell>
          <table:table-cell office:value-type="float" office:value="-64.40907288" calcext:value-type="float">
            <text:p>-64.40907288</text:p>
          </table:table-cell>
          <table:table-cell table:number-columns-repeated="3"/>
        </table:table-row>
        <table:table-row table:style-name="ro1">
          <table:table-cell office:value-type="float" office:value="13478260.87" calcext:value-type="float">
            <text:p>13478260.87</text:p>
          </table:table-cell>
          <table:table-cell office:value-type="float" office:value="-64.52058411" calcext:value-type="float">
            <text:p>-64.52058411</text:p>
          </table:table-cell>
          <table:table-cell table:number-columns-repeated="3"/>
        </table:table-row>
        <table:table-row table:style-name="ro1">
          <table:table-cell office:value-type="float" office:value="13695652.17" calcext:value-type="float">
            <text:p>13695652.17</text:p>
          </table:table-cell>
          <table:table-cell office:value-type="float" office:value="-64.43740082" calcext:value-type="float">
            <text:p>-64.43740082</text:p>
          </table:table-cell>
          <table:table-cell table:number-columns-repeated="3"/>
        </table:table-row>
        <table:table-row table:style-name="ro1">
          <table:table-cell office:value-type="float" office:value="13913043.48" calcext:value-type="float">
            <text:p>13913043.48</text:p>
          </table:table-cell>
          <table:table-cell office:value-type="float" office:value="-64.40057373" calcext:value-type="float">
            <text:p>-64.40057373</text:p>
          </table:table-cell>
          <table:table-cell table:number-columns-repeated="3"/>
        </table:table-row>
        <table:table-row table:style-name="ro1">
          <table:table-cell office:value-type="float" office:value="14130434.78" calcext:value-type="float">
            <text:p>14130434.78</text:p>
          </table:table-cell>
          <table:table-cell office:value-type="float" office:value="-64.44914246" calcext:value-type="float">
            <text:p>-64.44914246</text:p>
          </table:table-cell>
          <table:table-cell table:number-columns-repeated="3"/>
        </table:table-row>
        <table:table-row table:style-name="ro1">
          <table:table-cell office:value-type="float" office:value="14347826.09" calcext:value-type="float">
            <text:p>14347826.09</text:p>
          </table:table-cell>
          <table:table-cell office:value-type="float" office:value="-64.29047394" calcext:value-type="float">
            <text:p>-64.29047394</text:p>
          </table:table-cell>
          <table:table-cell table:number-columns-repeated="3"/>
        </table:table-row>
        <table:table-row table:style-name="ro1">
          <table:table-cell office:value-type="float" office:value="14565217.39" calcext:value-type="float">
            <text:p>14565217.39</text:p>
          </table:table-cell>
          <table:table-cell office:value-type="float" office:value="-64.49208069" calcext:value-type="float">
            <text:p>-64.49208069</text:p>
          </table:table-cell>
          <table:table-cell table:number-columns-repeated="3"/>
        </table:table-row>
        <table:table-row table:style-name="ro1">
          <table:table-cell office:value-type="float" office:value="14782608.7" calcext:value-type="float">
            <text:p>14782608.7</text:p>
          </table:table-cell>
          <table:table-cell office:value-type="float" office:value="-64.60390472" calcext:value-type="float">
            <text:p>-64.60390472</text:p>
          </table:table-cell>
          <table:table-cell table:number-columns-repeated="3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64.59975433" calcext:value-type="float">
            <text:p>-64.59975433</text:p>
          </table:table-cell>
          <table:table-cell table:number-columns-repeated="3"/>
        </table:table-row>
        <table:table-row table:style-name="ro1">
          <table:table-cell office:value-type="float" office:value="15217391.3" calcext:value-type="float">
            <text:p>15217391.3</text:p>
          </table:table-cell>
          <table:table-cell office:value-type="float" office:value="-64.40345764" calcext:value-type="float">
            <text:p>-64.40345764</text:p>
          </table:table-cell>
          <table:table-cell table:number-columns-repeated="3"/>
        </table:table-row>
        <table:table-row table:style-name="ro1">
          <table:table-cell office:value-type="float" office:value="15434782.61" calcext:value-type="float">
            <text:p>15434782.61</text:p>
          </table:table-cell>
          <table:table-cell office:value-type="float" office:value="-64.59887695" calcext:value-type="float">
            <text:p>-64.59887695</text:p>
          </table:table-cell>
          <table:table-cell table:number-columns-repeated="3"/>
        </table:table-row>
        <table:table-row table:style-name="ro1">
          <table:table-cell office:value-type="float" office:value="15652173.91" calcext:value-type="float">
            <text:p>15652173.91</text:p>
          </table:table-cell>
          <table:table-cell office:value-type="float" office:value="-64.41999817" calcext:value-type="float">
            <text:p>-64.41999817</text:p>
          </table:table-cell>
          <table:table-cell table:number-columns-repeated="3"/>
        </table:table-row>
        <table:table-row table:style-name="ro1">
          <table:table-cell office:value-type="float" office:value="15869565.22" calcext:value-type="float">
            <text:p>15869565.22</text:p>
          </table:table-cell>
          <table:table-cell office:value-type="float" office:value="-64.54425812" calcext:value-type="float">
            <text:p>-64.54425812</text:p>
          </table:table-cell>
          <table:table-cell table:number-columns-repeated="3"/>
        </table:table-row>
        <table:table-row table:style-name="ro1">
          <table:table-cell office:value-type="float" office:value="16086956.52" calcext:value-type="float">
            <text:p>16086956.52</text:p>
          </table:table-cell>
          <table:table-cell office:value-type="float" office:value="-64.56257629" calcext:value-type="float">
            <text:p>-64.56257629</text:p>
          </table:table-cell>
          <table:table-cell table:number-columns-repeated="3"/>
        </table:table-row>
        <table:table-row table:style-name="ro1">
          <table:table-cell office:value-type="float" office:value="16304347.83" calcext:value-type="float">
            <text:p>16304347.83</text:p>
          </table:table-cell>
          <table:table-cell office:value-type="float" office:value="-64.32273102" calcext:value-type="float">
            <text:p>-64.32273102</text:p>
          </table:table-cell>
          <table:table-cell table:number-columns-repeated="3"/>
        </table:table-row>
        <table:table-row table:style-name="ro1">
          <table:table-cell office:value-type="float" office:value="16521739.13" calcext:value-type="float">
            <text:p>16521739.13</text:p>
          </table:table-cell>
          <table:table-cell office:value-type="float" office:value="-64.66161346" calcext:value-type="float">
            <text:p>-64.66161346</text:p>
          </table:table-cell>
          <table:table-cell table:number-columns-repeated="3"/>
        </table:table-row>
        <table:table-row table:style-name="ro1">
          <table:table-cell office:value-type="float" office:value="16739130.43" calcext:value-type="float">
            <text:p>16739130.43</text:p>
          </table:table-cell>
          <table:table-cell office:value-type="float" office:value="-64.39881897" calcext:value-type="float">
            <text:p>-64.39881897</text:p>
          </table:table-cell>
          <table:table-cell table:number-columns-repeated="3"/>
        </table:table-row>
        <table:table-row table:style-name="ro1">
          <table:table-cell office:value-type="float" office:value="16956521.74" calcext:value-type="float">
            <text:p>16956521.74</text:p>
          </table:table-cell>
          <table:table-cell office:value-type="float" office:value="-64.30485535" calcext:value-type="float">
            <text:p>-64.30485535</text:p>
          </table:table-cell>
          <table:table-cell table:number-columns-repeated="3"/>
        </table:table-row>
        <table:table-row table:style-name="ro1">
          <table:table-cell office:value-type="float" office:value="17173913.04" calcext:value-type="float">
            <text:p>17173913.04</text:p>
          </table:table-cell>
          <table:table-cell office:value-type="float" office:value="-64.33602905" calcext:value-type="float">
            <text:p>-64.33602905</text:p>
          </table:table-cell>
          <table:table-cell table:number-columns-repeated="3"/>
        </table:table-row>
        <table:table-row table:style-name="ro1">
          <table:table-cell office:value-type="float" office:value="17391304.35" calcext:value-type="float">
            <text:p>17391304.35</text:p>
          </table:table-cell>
          <table:table-cell office:value-type="float" office:value="-64.23454285" calcext:value-type="float">
            <text:p>-64.23454285</text:p>
          </table:table-cell>
          <table:table-cell table:number-columns-repeated="3"/>
        </table:table-row>
        <table:table-row table:style-name="ro1">
          <table:table-cell office:value-type="float" office:value="17608695.65" calcext:value-type="float">
            <text:p>17608695.65</text:p>
          </table:table-cell>
          <table:table-cell office:value-type="float" office:value="-64.26330566" calcext:value-type="float">
            <text:p>-64.26330566</text:p>
          </table:table-cell>
          <table:table-cell table:number-columns-repeated="3"/>
        </table:table-row>
        <table:table-row table:style-name="ro1">
          <table:table-cell office:value-type="float" office:value="17826086.96" calcext:value-type="float">
            <text:p>17826086.96</text:p>
          </table:table-cell>
          <table:table-cell office:value-type="float" office:value="-64.4861145" calcext:value-type="float">
            <text:p>-64.4861145</text:p>
          </table:table-cell>
          <table:table-cell table:number-columns-repeated="3"/>
        </table:table-row>
        <table:table-row table:style-name="ro1">
          <table:table-cell office:value-type="float" office:value="18043478.26" calcext:value-type="float">
            <text:p>18043478.26</text:p>
          </table:table-cell>
          <table:table-cell office:value-type="float" office:value="-64.30116272" calcext:value-type="float">
            <text:p>-64.30116272</text:p>
          </table:table-cell>
          <table:table-cell table:number-columns-repeated="3"/>
        </table:table-row>
        <table:table-row table:style-name="ro1">
          <table:table-cell office:value-type="float" office:value="18260869.57" calcext:value-type="float">
            <text:p>18260869.57</text:p>
          </table:table-cell>
          <table:table-cell office:value-type="float" office:value="-64.1696167" calcext:value-type="float">
            <text:p>-64.1696167</text:p>
          </table:table-cell>
          <table:table-cell table:number-columns-repeated="3"/>
        </table:table-row>
        <table:table-row table:style-name="ro1">
          <table:table-cell office:value-type="float" office:value="18478260.87" calcext:value-type="float">
            <text:p>18478260.87</text:p>
          </table:table-cell>
          <table:table-cell office:value-type="float" office:value="-64.25653076" calcext:value-type="float">
            <text:p>-64.25653076</text:p>
          </table:table-cell>
          <table:table-cell table:number-columns-repeated="3"/>
        </table:table-row>
        <table:table-row table:style-name="ro1">
          <table:table-cell office:value-type="float" office:value="18695652.17" calcext:value-type="float">
            <text:p>18695652.17</text:p>
          </table:table-cell>
          <table:table-cell office:value-type="float" office:value="-64.37065887" calcext:value-type="float">
            <text:p>-64.37065887</text:p>
          </table:table-cell>
          <table:table-cell table:number-columns-repeated="3"/>
        </table:table-row>
        <table:table-row table:style-name="ro1">
          <table:table-cell office:value-type="float" office:value="18913043.48" calcext:value-type="float">
            <text:p>18913043.48</text:p>
          </table:table-cell>
          <table:table-cell office:value-type="float" office:value="-64.2780304" calcext:value-type="float">
            <text:p>-64.2780304</text:p>
          </table:table-cell>
          <table:table-cell table:number-columns-repeated="3"/>
        </table:table-row>
        <table:table-row table:style-name="ro1">
          <table:table-cell office:value-type="float" office:value="19130434.78" calcext:value-type="float">
            <text:p>19130434.78</text:p>
          </table:table-cell>
          <table:table-cell office:value-type="float" office:value="-64.39595032" calcext:value-type="float">
            <text:p>-64.39595032</text:p>
          </table:table-cell>
          <table:table-cell table:number-columns-repeated="3"/>
        </table:table-row>
        <table:table-row table:style-name="ro1">
          <table:table-cell office:value-type="float" office:value="19347826.09" calcext:value-type="float">
            <text:p>19347826.09</text:p>
          </table:table-cell>
          <table:table-cell office:value-type="float" office:value="-64.15364075" calcext:value-type="float">
            <text:p>-64.15364075</text:p>
          </table:table-cell>
          <table:table-cell table:number-columns-repeated="3"/>
        </table:table-row>
        <table:table-row table:style-name="ro1">
          <table:table-cell office:value-type="float" office:value="19565217.39" calcext:value-type="float">
            <text:p>19565217.39</text:p>
          </table:table-cell>
          <table:table-cell office:value-type="float" office:value="-64.31748962" calcext:value-type="float">
            <text:p>-64.31748962</text:p>
          </table:table-cell>
          <table:table-cell table:number-columns-repeated="3"/>
        </table:table-row>
        <table:table-row table:style-name="ro1">
          <table:table-cell office:value-type="float" office:value="19782608.7" calcext:value-type="float">
            <text:p>19782608.7</text:p>
          </table:table-cell>
          <table:table-cell office:value-type="float" office:value="-64.21946716" calcext:value-type="float">
            <text:p>-64.21946716</text:p>
          </table:table-cell>
          <table:table-cell table:number-columns-repeated="3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64.30006409" calcext:value-type="float">
            <text:p>-64.30006409</text:p>
          </table:table-cell>
          <table:table-cell table:number-columns-repeated="3"/>
        </table:table-row>
        <table:table-row table:style-name="ro1">
          <table:table-cell office:value-type="float" office:value="20217391.3" calcext:value-type="float">
            <text:p>20217391.3</text:p>
          </table:table-cell>
          <table:table-cell office:value-type="float" office:value="-64.12507629" calcext:value-type="float">
            <text:p>-64.12507629</text:p>
          </table:table-cell>
          <table:table-cell table:number-columns-repeated="3"/>
        </table:table-row>
        <table:table-row table:style-name="ro1">
          <table:table-cell office:value-type="float" office:value="20434782.61" calcext:value-type="float">
            <text:p>20434782.61</text:p>
          </table:table-cell>
          <table:table-cell office:value-type="float" office:value="-64.35210419" calcext:value-type="float">
            <text:p>-64.35210419</text:p>
          </table:table-cell>
          <table:table-cell table:number-columns-repeated="3"/>
        </table:table-row>
        <table:table-row table:style-name="ro1">
          <table:table-cell office:value-type="float" office:value="20652173.91" calcext:value-type="float">
            <text:p>20652173.91</text:p>
          </table:table-cell>
          <table:table-cell office:value-type="float" office:value="-64.525383" calcext:value-type="float">
            <text:p>-64.525383</text:p>
          </table:table-cell>
          <table:table-cell table:number-columns-repeated="3"/>
        </table:table-row>
        <table:table-row table:style-name="ro1">
          <table:table-cell office:value-type="float" office:value="20869565.22" calcext:value-type="float">
            <text:p>20869565.22</text:p>
          </table:table-cell>
          <table:table-cell office:value-type="float" office:value="-64.3098526" calcext:value-type="float">
            <text:p>-64.3098526</text:p>
          </table:table-cell>
          <table:table-cell table:number-columns-repeated="3"/>
        </table:table-row>
        <table:table-row table:style-name="ro1">
          <table:table-cell office:value-type="float" office:value="21086956.52" calcext:value-type="float">
            <text:p>21086956.52</text:p>
          </table:table-cell>
          <table:table-cell office:value-type="float" office:value="-64.70973969" calcext:value-type="float">
            <text:p>-64.70973969</text:p>
          </table:table-cell>
          <table:table-cell table:number-columns-repeated="3"/>
        </table:table-row>
        <table:table-row table:style-name="ro1">
          <table:table-cell office:value-type="float" office:value="21304347.83" calcext:value-type="float">
            <text:p>21304347.83</text:p>
          </table:table-cell>
          <table:table-cell office:value-type="float" office:value="-64.58781433" calcext:value-type="float">
            <text:p>-64.58781433</text:p>
          </table:table-cell>
          <table:table-cell table:number-columns-repeated="3"/>
        </table:table-row>
        <table:table-row table:style-name="ro1">
          <table:table-cell office:value-type="float" office:value="21521739.13" calcext:value-type="float">
            <text:p>21521739.13</text:p>
          </table:table-cell>
          <table:table-cell office:value-type="float" office:value="-64.36256409" calcext:value-type="float">
            <text:p>-64.36256409</text:p>
          </table:table-cell>
          <table:table-cell table:number-columns-repeated="3"/>
        </table:table-row>
        <table:table-row table:style-name="ro1">
          <table:table-cell office:value-type="float" office:value="21739130.43" calcext:value-type="float">
            <text:p>21739130.43</text:p>
          </table:table-cell>
          <table:table-cell office:value-type="float" office:value="-64.5368042" calcext:value-type="float">
            <text:p>-64.5368042</text:p>
          </table:table-cell>
          <table:table-cell table:number-columns-repeated="3"/>
        </table:table-row>
        <table:table-row table:style-name="ro1">
          <table:table-cell office:value-type="float" office:value="21956521.74" calcext:value-type="float">
            <text:p>21956521.74</text:p>
          </table:table-cell>
          <table:table-cell office:value-type="float" office:value="-64.51053619" calcext:value-type="float">
            <text:p>-64.51053619</text:p>
          </table:table-cell>
          <table:table-cell table:number-columns-repeated="3"/>
        </table:table-row>
        <table:table-row table:style-name="ro1">
          <table:table-cell office:value-type="float" office:value="22173913.04" calcext:value-type="float">
            <text:p>22173913.04</text:p>
          </table:table-cell>
          <table:table-cell office:value-type="float" office:value="-64.45368958" calcext:value-type="float">
            <text:p>-64.45368958</text:p>
          </table:table-cell>
          <table:table-cell table:number-columns-repeated="3"/>
        </table:table-row>
        <table:table-row table:style-name="ro1">
          <table:table-cell office:value-type="float" office:value="22391304.35" calcext:value-type="float">
            <text:p>22391304.35</text:p>
          </table:table-cell>
          <table:table-cell office:value-type="float" office:value="-64.47193909" calcext:value-type="float">
            <text:p>-64.47193909</text:p>
          </table:table-cell>
          <table:table-cell table:number-columns-repeated="3"/>
        </table:table-row>
        <table:table-row table:style-name="ro1">
          <table:table-cell office:value-type="float" office:value="22608695.65" calcext:value-type="float">
            <text:p>22608695.65</text:p>
          </table:table-cell>
          <table:table-cell office:value-type="float" office:value="-64.69340515" calcext:value-type="float">
            <text:p>-64.69340515</text:p>
          </table:table-cell>
          <table:table-cell table:number-columns-repeated="3"/>
        </table:table-row>
        <table:table-row table:style-name="ro1">
          <table:table-cell office:value-type="float" office:value="22826086.96" calcext:value-type="float">
            <text:p>22826086.96</text:p>
          </table:table-cell>
          <table:table-cell office:value-type="float" office:value="-64.61634827" calcext:value-type="float">
            <text:p>-64.61634827</text:p>
          </table:table-cell>
          <table:table-cell table:number-columns-repeated="3"/>
        </table:table-row>
        <table:table-row table:style-name="ro1">
          <table:table-cell office:value-type="float" office:value="23043478.26" calcext:value-type="float">
            <text:p>23043478.26</text:p>
          </table:table-cell>
          <table:table-cell office:value-type="float" office:value="-64.45228577" calcext:value-type="float">
            <text:p>-64.45228577</text:p>
          </table:table-cell>
          <table:table-cell table:number-columns-repeated="3"/>
        </table:table-row>
        <table:table-row table:style-name="ro1">
          <table:table-cell office:value-type="float" office:value="23260869.57" calcext:value-type="float">
            <text:p>23260869.57</text:p>
          </table:table-cell>
          <table:table-cell office:value-type="float" office:value="-64.59516144" calcext:value-type="float">
            <text:p>-64.59516144</text:p>
          </table:table-cell>
          <table:table-cell table:number-columns-repeated="3"/>
        </table:table-row>
        <table:table-row table:style-name="ro1">
          <table:table-cell office:value-type="float" office:value="23478260.87" calcext:value-type="float">
            <text:p>23478260.87</text:p>
          </table:table-cell>
          <table:table-cell office:value-type="float" office:value="-64.45955658" calcext:value-type="float">
            <text:p>-64.45955658</text:p>
          </table:table-cell>
          <table:table-cell table:number-columns-repeated="3"/>
        </table:table-row>
        <table:table-row table:style-name="ro1">
          <table:table-cell office:value-type="float" office:value="23695652.17" calcext:value-type="float">
            <text:p>23695652.17</text:p>
          </table:table-cell>
          <table:table-cell office:value-type="float" office:value="-64.52283478" calcext:value-type="float">
            <text:p>-64.52283478</text:p>
          </table:table-cell>
          <table:table-cell table:number-columns-repeated="3"/>
        </table:table-row>
        <table:table-row table:style-name="ro1">
          <table:table-cell office:value-type="float" office:value="23913043.48" calcext:value-type="float">
            <text:p>23913043.48</text:p>
          </table:table-cell>
          <table:table-cell office:value-type="float" office:value="-64.5233078" calcext:value-type="float">
            <text:p>-64.5233078</text:p>
          </table:table-cell>
          <table:table-cell table:number-columns-repeated="3"/>
        </table:table-row>
        <table:table-row table:style-name="ro1">
          <table:table-cell office:value-type="float" office:value="24130434.78" calcext:value-type="float">
            <text:p>24130434.78</text:p>
          </table:table-cell>
          <table:table-cell office:value-type="float" office:value="-64.27279663" calcext:value-type="float">
            <text:p>-64.27279663</text:p>
          </table:table-cell>
          <table:table-cell table:number-columns-repeated="3"/>
        </table:table-row>
        <table:table-row table:style-name="ro1">
          <table:table-cell office:value-type="float" office:value="24347826.09" calcext:value-type="float">
            <text:p>24347826.09</text:p>
          </table:table-cell>
          <table:table-cell office:value-type="float" office:value="-64.54225159" calcext:value-type="float">
            <text:p>-64.54225159</text:p>
          </table:table-cell>
          <table:table-cell table:number-columns-repeated="3"/>
        </table:table-row>
        <table:table-row table:style-name="ro1">
          <table:table-cell office:value-type="float" office:value="24565217.39" calcext:value-type="float">
            <text:p>24565217.39</text:p>
          </table:table-cell>
          <table:table-cell office:value-type="float" office:value="-64.40820313" calcext:value-type="float">
            <text:p>-64.40820313</text:p>
          </table:table-cell>
          <table:table-cell table:number-columns-repeated="3"/>
        </table:table-row>
        <table:table-row table:style-name="ro1">
          <table:table-cell office:value-type="float" office:value="24782608.7" calcext:value-type="float">
            <text:p>24782608.7</text:p>
          </table:table-cell>
          <table:table-cell office:value-type="float" office:value="-64.50055695" calcext:value-type="float">
            <text:p>-64.50055695</text:p>
          </table:table-cell>
          <table:table-cell table:number-columns-repeated="3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64.31394958" calcext:value-type="float">
            <text:p>-64.31394958</text:p>
          </table:table-cell>
          <table:table-cell table:number-columns-repeated="3"/>
        </table:table-row>
        <table:table-row table:style-name="ro1">
          <table:table-cell office:value-type="float" office:value="25217391.3" calcext:value-type="float">
            <text:p>25217391.3</text:p>
          </table:table-cell>
          <table:table-cell office:value-type="float" office:value="-64.49449921" calcext:value-type="float">
            <text:p>-64.49449921</text:p>
          </table:table-cell>
          <table:table-cell table:number-columns-repeated="3"/>
        </table:table-row>
        <table:table-row table:style-name="ro1">
          <table:table-cell office:value-type="float" office:value="25434782.61" calcext:value-type="float">
            <text:p>25434782.61</text:p>
          </table:table-cell>
          <table:table-cell office:value-type="float" office:value="-64.57777405" calcext:value-type="float">
            <text:p>-64.57777405</text:p>
          </table:table-cell>
          <table:table-cell table:number-columns-repeated="3"/>
        </table:table-row>
        <table:table-row table:style-name="ro1">
          <table:table-cell office:value-type="float" office:value="25652173.91" calcext:value-type="float">
            <text:p>25652173.91</text:p>
          </table:table-cell>
          <table:table-cell office:value-type="float" office:value="-64.41087341" calcext:value-type="float">
            <text:p>-64.41087341</text:p>
          </table:table-cell>
          <table:table-cell table:number-columns-repeated="3"/>
        </table:table-row>
        <table:table-row table:style-name="ro1">
          <table:table-cell office:value-type="float" office:value="25869565.22" calcext:value-type="float">
            <text:p>25869565.22</text:p>
          </table:table-cell>
          <table:table-cell office:value-type="float" office:value="-64.56733704" calcext:value-type="float">
            <text:p>-64.56733704</text:p>
          </table:table-cell>
          <table:table-cell table:number-columns-repeated="3"/>
        </table:table-row>
        <table:table-row table:style-name="ro1">
          <table:table-cell office:value-type="float" office:value="26086956.52" calcext:value-type="float">
            <text:p>26086956.52</text:p>
          </table:table-cell>
          <table:table-cell office:value-type="float" office:value="-64.63157654" calcext:value-type="float">
            <text:p>-64.63157654</text:p>
          </table:table-cell>
          <table:table-cell table:number-columns-repeated="3"/>
        </table:table-row>
        <table:table-row table:style-name="ro1">
          <table:table-cell office:value-type="float" office:value="26304347.83" calcext:value-type="float">
            <text:p>26304347.83</text:p>
          </table:table-cell>
          <table:table-cell office:value-type="float" office:value="-64.55864716" calcext:value-type="float">
            <text:p>-64.55864716</text:p>
          </table:table-cell>
          <table:table-cell table:number-columns-repeated="3"/>
        </table:table-row>
        <table:table-row table:style-name="ro1">
          <table:table-cell office:value-type="float" office:value="26521739.13" calcext:value-type="float">
            <text:p>26521739.13</text:p>
          </table:table-cell>
          <table:table-cell office:value-type="float" office:value="-64.29664612" calcext:value-type="float">
            <text:p>-64.29664612</text:p>
          </table:table-cell>
          <table:table-cell table:number-columns-repeated="3"/>
        </table:table-row>
        <table:table-row table:style-name="ro1">
          <table:table-cell office:value-type="float" office:value="26739130.43" calcext:value-type="float">
            <text:p>26739130.43</text:p>
          </table:table-cell>
          <table:table-cell office:value-type="float" office:value="-64.3298645" calcext:value-type="float">
            <text:p>-64.3298645</text:p>
          </table:table-cell>
          <table:table-cell table:number-columns-repeated="3"/>
        </table:table-row>
        <table:table-row table:style-name="ro1">
          <table:table-cell office:value-type="float" office:value="26956521.74" calcext:value-type="float">
            <text:p>26956521.74</text:p>
          </table:table-cell>
          <table:table-cell office:value-type="float" office:value="-64.46192932" calcext:value-type="float">
            <text:p>-64.46192932</text:p>
          </table:table-cell>
          <table:table-cell table:number-columns-repeated="3"/>
        </table:table-row>
        <table:table-row table:style-name="ro1">
          <table:table-cell office:value-type="float" office:value="27173913.04" calcext:value-type="float">
            <text:p>27173913.04</text:p>
          </table:table-cell>
          <table:table-cell office:value-type="float" office:value="-64.41230774" calcext:value-type="float">
            <text:p>-64.41230774</text:p>
          </table:table-cell>
          <table:table-cell table:number-columns-repeated="3"/>
        </table:table-row>
        <table:table-row table:style-name="ro1">
          <table:table-cell office:value-type="float" office:value="27391304.35" calcext:value-type="float">
            <text:p>27391304.35</text:p>
          </table:table-cell>
          <table:table-cell office:value-type="float" office:value="-64.30102539" calcext:value-type="float">
            <text:p>-64.30102539</text:p>
          </table:table-cell>
          <table:table-cell table:number-columns-repeated="3"/>
        </table:table-row>
        <table:table-row table:style-name="ro1">
          <table:table-cell office:value-type="float" office:value="27608695.65" calcext:value-type="float">
            <text:p>27608695.65</text:p>
          </table:table-cell>
          <table:table-cell office:value-type="float" office:value="-64.39778137" calcext:value-type="float">
            <text:p>-64.39778137</text:p>
          </table:table-cell>
          <table:table-cell table:number-columns-repeated="3"/>
        </table:table-row>
        <table:table-row table:style-name="ro1">
          <table:table-cell office:value-type="float" office:value="27826086.96" calcext:value-type="float">
            <text:p>27826086.96</text:p>
          </table:table-cell>
          <table:table-cell office:value-type="float" office:value="-64.42928314" calcext:value-type="float">
            <text:p>-64.42928314</text:p>
          </table:table-cell>
          <table:table-cell table:number-columns-repeated="3"/>
        </table:table-row>
        <table:table-row table:style-name="ro1">
          <table:table-cell office:value-type="float" office:value="28043478.26" calcext:value-type="float">
            <text:p>28043478.26</text:p>
          </table:table-cell>
          <table:table-cell office:value-type="float" office:value="-64.38639832" calcext:value-type="float">
            <text:p>-64.38639832</text:p>
          </table:table-cell>
          <table:table-cell table:number-columns-repeated="3"/>
        </table:table-row>
        <table:table-row table:style-name="ro1">
          <table:table-cell office:value-type="float" office:value="28260869.57" calcext:value-type="float">
            <text:p>28260869.57</text:p>
          </table:table-cell>
          <table:table-cell office:value-type="float" office:value="-64.51880646" calcext:value-type="float">
            <text:p>-64.51880646</text:p>
          </table:table-cell>
          <table:table-cell table:number-columns-repeated="3"/>
        </table:table-row>
        <table:table-row table:style-name="ro1">
          <table:table-cell office:value-type="float" office:value="28478260.87" calcext:value-type="float">
            <text:p>28478260.87</text:p>
          </table:table-cell>
          <table:table-cell office:value-type="float" office:value="-64.57302856" calcext:value-type="float">
            <text:p>-64.57302856</text:p>
          </table:table-cell>
          <table:table-cell table:number-columns-repeated="3"/>
        </table:table-row>
        <table:table-row table:style-name="ro1">
          <table:table-cell office:value-type="float" office:value="28695652.17" calcext:value-type="float">
            <text:p>28695652.17</text:p>
          </table:table-cell>
          <table:table-cell office:value-type="float" office:value="-64.44346619" calcext:value-type="float">
            <text:p>-64.44346619</text:p>
          </table:table-cell>
          <table:table-cell table:number-columns-repeated="3"/>
        </table:table-row>
        <table:table-row table:style-name="ro1">
          <table:table-cell office:value-type="float" office:value="28913043.48" calcext:value-type="float">
            <text:p>28913043.48</text:p>
          </table:table-cell>
          <table:table-cell office:value-type="float" office:value="-64.38314056" calcext:value-type="float">
            <text:p>-64.38314056</text:p>
          </table:table-cell>
          <table:table-cell table:number-columns-repeated="3"/>
        </table:table-row>
        <table:table-row table:style-name="ro1">
          <table:table-cell office:value-type="float" office:value="29130434.78" calcext:value-type="float">
            <text:p>29130434.78</text:p>
          </table:table-cell>
          <table:table-cell office:value-type="float" office:value="-64.48176575" calcext:value-type="float">
            <text:p>-64.48176575</text:p>
          </table:table-cell>
          <table:table-cell table:number-columns-repeated="3"/>
        </table:table-row>
        <table:table-row table:style-name="ro1">
          <table:table-cell office:value-type="float" office:value="29347826.09" calcext:value-type="float">
            <text:p>29347826.09</text:p>
          </table:table-cell>
          <table:table-cell office:value-type="float" office:value="-64.37471771" calcext:value-type="float">
            <text:p>-64.37471771</text:p>
          </table:table-cell>
          <table:table-cell table:number-columns-repeated="3"/>
        </table:table-row>
        <table:table-row table:style-name="ro1">
          <table:table-cell office:value-type="float" office:value="29565217.39" calcext:value-type="float">
            <text:p>29565217.39</text:p>
          </table:table-cell>
          <table:table-cell office:value-type="float" office:value="-64.39862061" calcext:value-type="float">
            <text:p>-64.39862061</text:p>
          </table:table-cell>
          <table:table-cell table:number-columns-repeated="3"/>
        </table:table-row>
        <table:table-row table:style-name="ro1">
          <table:table-cell office:value-type="float" office:value="29782608.7" calcext:value-type="float">
            <text:p>29782608.7</text:p>
          </table:table-cell>
          <table:table-cell office:value-type="float" office:value="-64.34963989" calcext:value-type="float">
            <text:p>-64.34963989</text:p>
          </table:table-cell>
          <table:table-cell table:number-columns-repeated="3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64.513237" calcext:value-type="float">
            <text:p>-64.513237</text:p>
          </table:table-cell>
          <table:table-cell table:number-columns-repeated="3"/>
        </table:table-row>
        <table:table-row table:style-name="ro1">
          <table:table-cell office:value-type="float" office:value="30217391.3" calcext:value-type="float">
            <text:p>30217391.3</text:p>
          </table:table-cell>
          <table:table-cell office:value-type="float" office:value="-64.49674225" calcext:value-type="float">
            <text:p>-64.49674225</text:p>
          </table:table-cell>
          <table:table-cell table:number-columns-repeated="3"/>
        </table:table-row>
        <table:table-row table:style-name="ro1">
          <table:table-cell office:value-type="float" office:value="30434782.61" calcext:value-type="float">
            <text:p>30434782.61</text:p>
          </table:table-cell>
          <table:table-cell office:value-type="float" office:value="-64.30387878" calcext:value-type="float">
            <text:p>-64.30387878</text:p>
          </table:table-cell>
          <table:table-cell table:number-columns-repeated="3"/>
        </table:table-row>
        <table:table-row table:style-name="ro1">
          <table:table-cell office:value-type="float" office:value="30652173.91" calcext:value-type="float">
            <text:p>30652173.91</text:p>
          </table:table-cell>
          <table:table-cell office:value-type="float" office:value="-64.50401306" calcext:value-type="float">
            <text:p>-64.50401306</text:p>
          </table:table-cell>
          <table:table-cell table:number-columns-repeated="3"/>
        </table:table-row>
        <table:table-row table:style-name="ro1">
          <table:table-cell office:value-type="float" office:value="30869565.22" calcext:value-type="float">
            <text:p>30869565.22</text:p>
          </table:table-cell>
          <table:table-cell office:value-type="float" office:value="-64.62155151" calcext:value-type="float">
            <text:p>-64.62155151</text:p>
          </table:table-cell>
          <table:table-cell table:number-columns-repeated="3"/>
        </table:table-row>
        <table:table-row table:style-name="ro1">
          <table:table-cell office:value-type="float" office:value="31086956.52" calcext:value-type="float">
            <text:p>31086956.52</text:p>
          </table:table-cell>
          <table:table-cell office:value-type="float" office:value="-64.54839325" calcext:value-type="float">
            <text:p>-64.54839325</text:p>
          </table:table-cell>
          <table:table-cell table:number-columns-repeated="3"/>
        </table:table-row>
        <table:table-row table:style-name="ro1">
          <table:table-cell office:value-type="float" office:value="31304347.83" calcext:value-type="float">
            <text:p>31304347.83</text:p>
          </table:table-cell>
          <table:table-cell office:value-type="float" office:value="-64.44556427" calcext:value-type="float">
            <text:p>-64.44556427</text:p>
          </table:table-cell>
          <table:table-cell table:number-columns-repeated="3"/>
        </table:table-row>
        <table:table-row table:style-name="ro1">
          <table:table-cell office:value-type="float" office:value="31521739.13" calcext:value-type="float">
            <text:p>31521739.13</text:p>
          </table:table-cell>
          <table:table-cell office:value-type="float" office:value="-64.60874939" calcext:value-type="float">
            <text:p>-64.60874939</text:p>
          </table:table-cell>
          <table:table-cell table:number-columns-repeated="3"/>
        </table:table-row>
        <table:table-row table:style-name="ro1">
          <table:table-cell office:value-type="float" office:value="31739130.43" calcext:value-type="float">
            <text:p>31739130.43</text:p>
          </table:table-cell>
          <table:table-cell office:value-type="float" office:value="-64.56568909" calcext:value-type="float">
            <text:p>-64.56568909</text:p>
          </table:table-cell>
          <table:table-cell table:number-columns-repeated="3"/>
        </table:table-row>
        <table:table-row table:style-name="ro1">
          <table:table-cell office:value-type="float" office:value="31956521.74" calcext:value-type="float">
            <text:p>31956521.74</text:p>
          </table:table-cell>
          <table:table-cell office:value-type="float" office:value="-64.42403412" calcext:value-type="float">
            <text:p>-64.42403412</text:p>
          </table:table-cell>
          <table:table-cell table:number-columns-repeated="3"/>
        </table:table-row>
        <table:table-row table:style-name="ro1">
          <table:table-cell office:value-type="float" office:value="32173913.04" calcext:value-type="float">
            <text:p>32173913.04</text:p>
          </table:table-cell>
          <table:table-cell office:value-type="float" office:value="-64.41831207" calcext:value-type="float">
            <text:p>-64.41831207</text:p>
          </table:table-cell>
          <table:table-cell table:number-columns-repeated="3"/>
        </table:table-row>
        <table:table-row table:style-name="ro1">
          <table:table-cell office:value-type="float" office:value="32391304.35" calcext:value-type="float">
            <text:p>32391304.35</text:p>
          </table:table-cell>
          <table:table-cell office:value-type="float" office:value="-64.5822525" calcext:value-type="float">
            <text:p>-64.5822525</text:p>
          </table:table-cell>
          <table:table-cell table:number-columns-repeated="3"/>
        </table:table-row>
        <table:table-row table:style-name="ro1">
          <table:table-cell office:value-type="float" office:value="32608695.65" calcext:value-type="float">
            <text:p>32608695.65</text:p>
          </table:table-cell>
          <table:table-cell office:value-type="float" office:value="-64.54319" calcext:value-type="float">
            <text:p>-64.54319</text:p>
          </table:table-cell>
          <table:table-cell table:number-columns-repeated="3"/>
        </table:table-row>
        <table:table-row table:style-name="ro1">
          <table:table-cell office:value-type="float" office:value="32826086.96" calcext:value-type="float">
            <text:p>32826086.96</text:p>
          </table:table-cell>
          <table:table-cell office:value-type="float" office:value="-64.32335663" calcext:value-type="float">
            <text:p>-64.32335663</text:p>
          </table:table-cell>
          <table:table-cell table:number-columns-repeated="3"/>
        </table:table-row>
        <table:table-row table:style-name="ro1">
          <table:table-cell office:value-type="float" office:value="33043478.26" calcext:value-type="float">
            <text:p>33043478.26</text:p>
          </table:table-cell>
          <table:table-cell office:value-type="float" office:value="-64.67003632" calcext:value-type="float">
            <text:p>-64.67003632</text:p>
          </table:table-cell>
          <table:table-cell table:number-columns-repeated="3"/>
        </table:table-row>
        <table:table-row table:style-name="ro1">
          <table:table-cell office:value-type="float" office:value="33260869.57" calcext:value-type="float">
            <text:p>33260869.57</text:p>
          </table:table-cell>
          <table:table-cell office:value-type="float" office:value="-64.39531708" calcext:value-type="float">
            <text:p>-64.39531708</text:p>
          </table:table-cell>
          <table:table-cell table:number-columns-repeated="3"/>
        </table:table-row>
        <table:table-row table:style-name="ro1">
          <table:table-cell office:value-type="float" office:value="33478260.87" calcext:value-type="float">
            <text:p>33478260.87</text:p>
          </table:table-cell>
          <table:table-cell office:value-type="float" office:value="-64.5966568" calcext:value-type="float">
            <text:p>-64.5966568</text:p>
          </table:table-cell>
          <table:table-cell table:number-columns-repeated="3"/>
        </table:table-row>
        <table:table-row table:style-name="ro1">
          <table:table-cell office:value-type="float" office:value="33695652.17" calcext:value-type="float">
            <text:p>33695652.17</text:p>
          </table:table-cell>
          <table:table-cell office:value-type="float" office:value="-64.49160004" calcext:value-type="float">
            <text:p>-64.49160004</text:p>
          </table:table-cell>
          <table:table-cell table:number-columns-repeated="3"/>
        </table:table-row>
        <table:table-row table:style-name="ro1">
          <table:table-cell office:value-type="float" office:value="33913043.48" calcext:value-type="float">
            <text:p>33913043.48</text:p>
          </table:table-cell>
          <table:table-cell office:value-type="float" office:value="-64.32011414" calcext:value-type="float">
            <text:p>-64.32011414</text:p>
          </table:table-cell>
          <table:table-cell table:number-columns-repeated="3"/>
        </table:table-row>
        <table:table-row table:style-name="ro1">
          <table:table-cell office:value-type="float" office:value="34130434.78" calcext:value-type="float">
            <text:p>34130434.78</text:p>
          </table:table-cell>
          <table:table-cell office:value-type="float" office:value="-64.56816864" calcext:value-type="float">
            <text:p>-64.56816864</text:p>
          </table:table-cell>
          <table:table-cell table:number-columns-repeated="3"/>
        </table:table-row>
        <table:table-row table:style-name="ro1">
          <table:table-cell office:value-type="float" office:value="34347826.09" calcext:value-type="float">
            <text:p>34347826.09</text:p>
          </table:table-cell>
          <table:table-cell office:value-type="float" office:value="-64.49954224" calcext:value-type="float">
            <text:p>-64.49954224</text:p>
          </table:table-cell>
          <table:table-cell table:number-columns-repeated="3"/>
        </table:table-row>
        <table:table-row table:style-name="ro1">
          <table:table-cell office:value-type="float" office:value="34565217.39" calcext:value-type="float">
            <text:p>34565217.39</text:p>
          </table:table-cell>
          <table:table-cell office:value-type="float" office:value="-64.48022461" calcext:value-type="float">
            <text:p>-64.48022461</text:p>
          </table:table-cell>
          <table:table-cell table:number-columns-repeated="3"/>
        </table:table-row>
        <table:table-row table:style-name="ro1">
          <table:table-cell office:value-type="float" office:value="34782608.7" calcext:value-type="float">
            <text:p>34782608.7</text:p>
          </table:table-cell>
          <table:table-cell office:value-type="float" office:value="-64.5732193" calcext:value-type="float">
            <text:p>-64.5732193</text:p>
          </table:table-cell>
          <table:table-cell table:number-columns-repeated="3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64.64693451" calcext:value-type="float">
            <text:p>-64.64693451</text:p>
          </table:table-cell>
          <table:table-cell table:number-columns-repeated="3"/>
        </table:table-row>
        <table:table-row table:style-name="ro1">
          <table:table-cell office:value-type="float" office:value="35217391.3" calcext:value-type="float">
            <text:p>35217391.3</text:p>
          </table:table-cell>
          <table:table-cell office:value-type="float" office:value="-64.52546692" calcext:value-type="float">
            <text:p>-64.52546692</text:p>
          </table:table-cell>
          <table:table-cell table:number-columns-repeated="3"/>
        </table:table-row>
        <table:table-row table:style-name="ro1">
          <table:table-cell office:value-type="float" office:value="35434782.61" calcext:value-type="float">
            <text:p>35434782.61</text:p>
          </table:table-cell>
          <table:table-cell office:value-type="float" office:value="-64.48823547" calcext:value-type="float">
            <text:p>-64.48823547</text:p>
          </table:table-cell>
          <table:table-cell table:number-columns-repeated="3"/>
        </table:table-row>
        <table:table-row table:style-name="ro1">
          <table:table-cell office:value-type="float" office:value="35652173.91" calcext:value-type="float">
            <text:p>35652173.91</text:p>
          </table:table-cell>
          <table:table-cell office:value-type="float" office:value="-64.5821991" calcext:value-type="float">
            <text:p>-64.5821991</text:p>
          </table:table-cell>
          <table:table-cell table:number-columns-repeated="3"/>
        </table:table-row>
        <table:table-row table:style-name="ro1">
          <table:table-cell office:value-type="float" office:value="35869565.22" calcext:value-type="float">
            <text:p>35869565.22</text:p>
          </table:table-cell>
          <table:table-cell office:value-type="float" office:value="-64.47198486" calcext:value-type="float">
            <text:p>-64.47198486</text:p>
          </table:table-cell>
          <table:table-cell table:number-columns-repeated="3"/>
        </table:table-row>
        <table:table-row table:style-name="ro1">
          <table:table-cell office:value-type="float" office:value="36086956.52" calcext:value-type="float">
            <text:p>36086956.52</text:p>
          </table:table-cell>
          <table:table-cell office:value-type="float" office:value="-64.39839172" calcext:value-type="float">
            <text:p>-64.39839172</text:p>
          </table:table-cell>
          <table:table-cell table:number-columns-repeated="3"/>
        </table:table-row>
        <table:table-row table:style-name="ro1">
          <table:table-cell office:value-type="float" office:value="36304347.83" calcext:value-type="float">
            <text:p>36304347.83</text:p>
          </table:table-cell>
          <table:table-cell office:value-type="float" office:value="-64.56607056" calcext:value-type="float">
            <text:p>-64.56607056</text:p>
          </table:table-cell>
          <table:table-cell table:number-columns-repeated="3"/>
        </table:table-row>
        <table:table-row table:style-name="ro1">
          <table:table-cell office:value-type="float" office:value="36521739.13" calcext:value-type="float">
            <text:p>36521739.13</text:p>
          </table:table-cell>
          <table:table-cell office:value-type="float" office:value="-64.58267975" calcext:value-type="float">
            <text:p>-64.58267975</text:p>
          </table:table-cell>
          <table:table-cell table:number-columns-repeated="3"/>
        </table:table-row>
        <table:table-row table:style-name="ro1">
          <table:table-cell office:value-type="float" office:value="36739130.43" calcext:value-type="float">
            <text:p>36739130.43</text:p>
          </table:table-cell>
          <table:table-cell office:value-type="float" office:value="-64.55645752" calcext:value-type="float">
            <text:p>-64.55645752</text:p>
          </table:table-cell>
          <table:table-cell table:number-columns-repeated="3"/>
        </table:table-row>
        <table:table-row table:style-name="ro1">
          <table:table-cell office:value-type="float" office:value="36956521.74" calcext:value-type="float">
            <text:p>36956521.74</text:p>
          </table:table-cell>
          <table:table-cell office:value-type="float" office:value="-64.85381317" calcext:value-type="float">
            <text:p>-64.85381317</text:p>
          </table:table-cell>
          <table:table-cell table:number-columns-repeated="3"/>
        </table:table-row>
        <table:table-row table:style-name="ro1">
          <table:table-cell office:value-type="float" office:value="37173913.04" calcext:value-type="float">
            <text:p>37173913.04</text:p>
          </table:table-cell>
          <table:table-cell office:value-type="float" office:value="-64.67835236" calcext:value-type="float">
            <text:p>-64.67835236</text:p>
          </table:table-cell>
          <table:table-cell table:number-columns-repeated="3"/>
        </table:table-row>
        <table:table-row table:style-name="ro1">
          <table:table-cell office:value-type="float" office:value="37391304.35" calcext:value-type="float">
            <text:p>37391304.35</text:p>
          </table:table-cell>
          <table:table-cell office:value-type="float" office:value="-64.82267761" calcext:value-type="float">
            <text:p>-64.82267761</text:p>
          </table:table-cell>
          <table:table-cell table:number-columns-repeated="3"/>
        </table:table-row>
        <table:table-row table:style-name="ro1">
          <table:table-cell office:value-type="float" office:value="37608695.65" calcext:value-type="float">
            <text:p>37608695.65</text:p>
          </table:table-cell>
          <table:table-cell office:value-type="float" office:value="-64.82481384" calcext:value-type="float">
            <text:p>-64.82481384</text:p>
          </table:table-cell>
          <table:table-cell table:number-columns-repeated="3"/>
        </table:table-row>
        <table:table-row table:style-name="ro1">
          <table:table-cell office:value-type="float" office:value="37826086.96" calcext:value-type="float">
            <text:p>37826086.96</text:p>
          </table:table-cell>
          <table:table-cell office:value-type="float" office:value="-64.83569336" calcext:value-type="float">
            <text:p>-64.83569336</text:p>
          </table:table-cell>
          <table:table-cell table:number-columns-repeated="3"/>
        </table:table-row>
        <table:table-row table:style-name="ro1">
          <table:table-cell office:value-type="float" office:value="38043478.26" calcext:value-type="float">
            <text:p>38043478.26</text:p>
          </table:table-cell>
          <table:table-cell office:value-type="float" office:value="-64.73950195" calcext:value-type="float">
            <text:p>-64.73950195</text:p>
          </table:table-cell>
          <table:table-cell table:number-columns-repeated="3"/>
        </table:table-row>
        <table:table-row table:style-name="ro1">
          <table:table-cell office:value-type="float" office:value="38260869.57" calcext:value-type="float">
            <text:p>38260869.57</text:p>
          </table:table-cell>
          <table:table-cell office:value-type="float" office:value="-64.83300018" calcext:value-type="float">
            <text:p>-64.83300018</text:p>
          </table:table-cell>
          <table:table-cell table:number-columns-repeated="3"/>
        </table:table-row>
        <table:table-row table:style-name="ro1">
          <table:table-cell office:value-type="float" office:value="38478260.87" calcext:value-type="float">
            <text:p>38478260.87</text:p>
          </table:table-cell>
          <table:table-cell office:value-type="float" office:value="-64.69366455" calcext:value-type="float">
            <text:p>-64.69366455</text:p>
          </table:table-cell>
          <table:table-cell table:number-columns-repeated="3"/>
        </table:table-row>
        <table:table-row table:style-name="ro1">
          <table:table-cell office:value-type="float" office:value="38695652.17" calcext:value-type="float">
            <text:p>38695652.17</text:p>
          </table:table-cell>
          <table:table-cell office:value-type="float" office:value="-64.88938904" calcext:value-type="float">
            <text:p>-64.88938904</text:p>
          </table:table-cell>
          <table:table-cell table:number-columns-repeated="3"/>
        </table:table-row>
        <table:table-row table:style-name="ro1">
          <table:table-cell office:value-type="float" office:value="38913043.48" calcext:value-type="float">
            <text:p>38913043.48</text:p>
          </table:table-cell>
          <table:table-cell office:value-type="float" office:value="-64.7855072" calcext:value-type="float">
            <text:p>-64.7855072</text:p>
          </table:table-cell>
          <table:table-cell table:number-columns-repeated="3"/>
        </table:table-row>
        <table:table-row table:style-name="ro1">
          <table:table-cell office:value-type="float" office:value="39130434.78" calcext:value-type="float">
            <text:p>39130434.78</text:p>
          </table:table-cell>
          <table:table-cell office:value-type="float" office:value="-64.84392548" calcext:value-type="float">
            <text:p>-64.84392548</text:p>
          </table:table-cell>
          <table:table-cell table:number-columns-repeated="3"/>
        </table:table-row>
        <table:table-row table:style-name="ro1">
          <table:table-cell office:value-type="float" office:value="39347826.09" calcext:value-type="float">
            <text:p>39347826.09</text:p>
          </table:table-cell>
          <table:table-cell office:value-type="float" office:value="-64.90396881" calcext:value-type="float">
            <text:p>-64.90396881</text:p>
          </table:table-cell>
          <table:table-cell table:number-columns-repeated="3"/>
        </table:table-row>
        <table:table-row table:style-name="ro1">
          <table:table-cell office:value-type="float" office:value="39565217.39" calcext:value-type="float">
            <text:p>39565217.39</text:p>
          </table:table-cell>
          <table:table-cell office:value-type="float" office:value="-64.76676941" calcext:value-type="float">
            <text:p>-64.76676941</text:p>
          </table:table-cell>
          <table:table-cell table:number-columns-repeated="3"/>
        </table:table-row>
        <table:table-row table:style-name="ro1">
          <table:table-cell office:value-type="float" office:value="39782608.7" calcext:value-type="float">
            <text:p>39782608.7</text:p>
          </table:table-cell>
          <table:table-cell office:value-type="float" office:value="-65.0165329" calcext:value-type="float">
            <text:p>-65.0165329</text:p>
          </table:table-cell>
          <table:table-cell table:number-columns-repeated="3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64.94177246" calcext:value-type="float">
            <text:p>-64.94177246</text:p>
          </table:table-cell>
          <table:table-cell table:number-columns-repeated="3"/>
        </table:table-row>
        <table:table-row table:style-name="ro1">
          <table:table-cell office:value-type="float" office:value="40217391.3" calcext:value-type="float">
            <text:p>40217391.3</text:p>
          </table:table-cell>
          <table:table-cell office:value-type="float" office:value="-64.81793213" calcext:value-type="float">
            <text:p>-64.81793213</text:p>
          </table:table-cell>
          <table:table-cell table:number-columns-repeated="3"/>
        </table:table-row>
        <table:table-row table:style-name="ro1">
          <table:table-cell office:value-type="float" office:value="40434782.61" calcext:value-type="float">
            <text:p>40434782.61</text:p>
          </table:table-cell>
          <table:table-cell office:value-type="float" office:value="-64.86670685" calcext:value-type="float">
            <text:p>-64.86670685</text:p>
          </table:table-cell>
          <table:table-cell table:number-columns-repeated="3"/>
        </table:table-row>
        <table:table-row table:style-name="ro1">
          <table:table-cell office:value-type="float" office:value="40652173.91" calcext:value-type="float">
            <text:p>40652173.91</text:p>
          </table:table-cell>
          <table:table-cell office:value-type="float" office:value="-64.91547394" calcext:value-type="float">
            <text:p>-64.91547394</text:p>
          </table:table-cell>
          <table:table-cell table:number-columns-repeated="3"/>
        </table:table-row>
        <table:table-row table:style-name="ro1">
          <table:table-cell office:value-type="float" office:value="40869565.22" calcext:value-type="float">
            <text:p>40869565.22</text:p>
          </table:table-cell>
          <table:table-cell office:value-type="float" office:value="-64.99031067" calcext:value-type="float">
            <text:p>-64.99031067</text:p>
          </table:table-cell>
          <table:table-cell table:number-columns-repeated="3"/>
        </table:table-row>
        <table:table-row table:style-name="ro1">
          <table:table-cell office:value-type="float" office:value="41086956.52" calcext:value-type="float">
            <text:p>41086956.52</text:p>
          </table:table-cell>
          <table:table-cell office:value-type="float" office:value="-64.98821259" calcext:value-type="float">
            <text:p>-64.98821259</text:p>
          </table:table-cell>
          <table:table-cell table:number-columns-repeated="3"/>
        </table:table-row>
        <table:table-row table:style-name="ro1">
          <table:table-cell office:value-type="float" office:value="41304347.83" calcext:value-type="float">
            <text:p>41304347.83</text:p>
          </table:table-cell>
          <table:table-cell office:value-type="float" office:value="-65.03091431" calcext:value-type="float">
            <text:p>-65.03091431</text:p>
          </table:table-cell>
          <table:table-cell table:number-columns-repeated="3"/>
        </table:table-row>
        <table:table-row table:style-name="ro1">
          <table:table-cell office:value-type="float" office:value="41521739.13" calcext:value-type="float">
            <text:p>41521739.13</text:p>
          </table:table-cell>
          <table:table-cell office:value-type="float" office:value="-65.01992798" calcext:value-type="float">
            <text:p>-65.01992798</text:p>
          </table:table-cell>
          <table:table-cell table:number-columns-repeated="3"/>
        </table:table-row>
        <table:table-row table:style-name="ro1">
          <table:table-cell office:value-type="float" office:value="41739130.43" calcext:value-type="float">
            <text:p>41739130.43</text:p>
          </table:table-cell>
          <table:table-cell office:value-type="float" office:value="-65.06731415" calcext:value-type="float">
            <text:p>-65.06731415</text:p>
          </table:table-cell>
          <table:table-cell table:number-columns-repeated="3"/>
        </table:table-row>
        <table:table-row table:style-name="ro1">
          <table:table-cell office:value-type="float" office:value="41956521.74" calcext:value-type="float">
            <text:p>41956521.74</text:p>
          </table:table-cell>
          <table:table-cell office:value-type="float" office:value="-64.95108795" calcext:value-type="float">
            <text:p>-64.95108795</text:p>
          </table:table-cell>
          <table:table-cell table:number-columns-repeated="3"/>
        </table:table-row>
        <table:table-row table:style-name="ro1">
          <table:table-cell office:value-type="float" office:value="42173913.04" calcext:value-type="float">
            <text:p>42173913.04</text:p>
          </table:table-cell>
          <table:table-cell office:value-type="float" office:value="-65.14183807" calcext:value-type="float">
            <text:p>-65.14183807</text:p>
          </table:table-cell>
          <table:table-cell table:number-columns-repeated="3"/>
        </table:table-row>
        <table:table-row table:style-name="ro1">
          <table:table-cell office:value-type="float" office:value="42391304.35" calcext:value-type="float">
            <text:p>42391304.35</text:p>
          </table:table-cell>
          <table:table-cell office:value-type="float" office:value="-65.13704681" calcext:value-type="float">
            <text:p>-65.13704681</text:p>
          </table:table-cell>
          <table:table-cell table:number-columns-repeated="3"/>
        </table:table-row>
        <table:table-row table:style-name="ro1">
          <table:table-cell office:value-type="float" office:value="42608695.65" calcext:value-type="float">
            <text:p>42608695.65</text:p>
          </table:table-cell>
          <table:table-cell office:value-type="float" office:value="-65.34320068" calcext:value-type="float">
            <text:p>-65.34320068</text:p>
          </table:table-cell>
          <table:table-cell table:number-columns-repeated="3"/>
        </table:table-row>
        <table:table-row table:style-name="ro1">
          <table:table-cell office:value-type="float" office:value="42826086.96" calcext:value-type="float">
            <text:p>42826086.96</text:p>
          </table:table-cell>
          <table:table-cell office:value-type="float" office:value="-65.28422546" calcext:value-type="float">
            <text:p>-65.28422546</text:p>
          </table:table-cell>
          <table:table-cell table:number-columns-repeated="3"/>
        </table:table-row>
        <table:table-row table:style-name="ro1">
          <table:table-cell office:value-type="float" office:value="43043478.26" calcext:value-type="float">
            <text:p>43043478.26</text:p>
          </table:table-cell>
          <table:table-cell office:value-type="float" office:value="-65.34354401" calcext:value-type="float">
            <text:p>-65.34354401</text:p>
          </table:table-cell>
          <table:table-cell table:number-columns-repeated="3"/>
        </table:table-row>
        <table:table-row table:style-name="ro1">
          <table:table-cell office:value-type="float" office:value="43260869.57" calcext:value-type="float">
            <text:p>43260869.57</text:p>
          </table:table-cell>
          <table:table-cell office:value-type="float" office:value="-65.35076141" calcext:value-type="float">
            <text:p>-65.35076141</text:p>
          </table:table-cell>
          <table:table-cell table:number-columns-repeated="3"/>
        </table:table-row>
        <table:table-row table:style-name="ro1">
          <table:table-cell office:value-type="float" office:value="43478260.87" calcext:value-type="float">
            <text:p>43478260.87</text:p>
          </table:table-cell>
          <table:table-cell office:value-type="float" office:value="-65.2792511" calcext:value-type="float">
            <text:p>-65.2792511</text:p>
          </table:table-cell>
          <table:table-cell table:number-columns-repeated="3"/>
        </table:table-row>
        <table:table-row table:style-name="ro1">
          <table:table-cell office:value-type="float" office:value="43695652.17" calcext:value-type="float">
            <text:p>43695652.17</text:p>
          </table:table-cell>
          <table:table-cell office:value-type="float" office:value="-65.4313736" calcext:value-type="float">
            <text:p>-65.4313736</text:p>
          </table:table-cell>
          <table:table-cell table:number-columns-repeated="3"/>
        </table:table-row>
        <table:table-row table:style-name="ro1">
          <table:table-cell office:value-type="float" office:value="43913043.48" calcext:value-type="float">
            <text:p>43913043.48</text:p>
          </table:table-cell>
          <table:table-cell office:value-type="float" office:value="-65.47612" calcext:value-type="float">
            <text:p>-65.47612</text:p>
          </table:table-cell>
          <table:table-cell table:number-columns-repeated="3"/>
        </table:table-row>
        <table:table-row table:style-name="ro1">
          <table:table-cell office:value-type="float" office:value="44130434.78" calcext:value-type="float">
            <text:p>44130434.78</text:p>
          </table:table-cell>
          <table:table-cell office:value-type="float" office:value="-65.49991608" calcext:value-type="float">
            <text:p>-65.49991608</text:p>
          </table:table-cell>
          <table:table-cell table:number-columns-repeated="3"/>
        </table:table-row>
        <table:table-row table:style-name="ro1">
          <table:table-cell office:value-type="float" office:value="44347826.09" calcext:value-type="float">
            <text:p>44347826.09</text:p>
          </table:table-cell>
          <table:table-cell office:value-type="float" office:value="-65.58905029" calcext:value-type="float">
            <text:p>-65.58905029</text:p>
          </table:table-cell>
          <table:table-cell table:number-columns-repeated="3"/>
        </table:table-row>
        <table:table-row table:style-name="ro1">
          <table:table-cell office:value-type="float" office:value="44565217.39" calcext:value-type="float">
            <text:p>44565217.39</text:p>
          </table:table-cell>
          <table:table-cell office:value-type="float" office:value="-65.82967377" calcext:value-type="float">
            <text:p>-65.82967377</text:p>
          </table:table-cell>
          <table:table-cell table:number-columns-repeated="3"/>
        </table:table-row>
        <table:table-row table:style-name="ro1">
          <table:table-cell office:value-type="float" office:value="44782608.7" calcext:value-type="float">
            <text:p>44782608.7</text:p>
          </table:table-cell>
          <table:table-cell office:value-type="float" office:value="-65.71261597" calcext:value-type="float">
            <text:p>-65.71261597</text:p>
          </table:table-cell>
          <table:table-cell table:number-columns-repeated="3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65.72741699" calcext:value-type="float">
            <text:p>-65.72741699</text:p>
          </table:table-cell>
          <table:table-cell table:number-columns-repeated="3"/>
        </table:table-row>
        <table:table-row table:style-name="ro1">
          <table:table-cell office:value-type="float" office:value="45217391.3" calcext:value-type="float">
            <text:p>45217391.3</text:p>
          </table:table-cell>
          <table:table-cell office:value-type="float" office:value="-65.83356476" calcext:value-type="float">
            <text:p>-65.83356476</text:p>
          </table:table-cell>
          <table:table-cell table:number-columns-repeated="3"/>
        </table:table-row>
        <table:table-row table:style-name="ro1">
          <table:table-cell office:value-type="float" office:value="45434782.61" calcext:value-type="float">
            <text:p>45434782.61</text:p>
          </table:table-cell>
          <table:table-cell office:value-type="float" office:value="-65.82200623" calcext:value-type="float">
            <text:p>-65.82200623</text:p>
          </table:table-cell>
          <table:table-cell table:number-columns-repeated="3"/>
        </table:table-row>
        <table:table-row table:style-name="ro1">
          <table:table-cell office:value-type="float" office:value="45652173.91" calcext:value-type="float">
            <text:p>45652173.91</text:p>
          </table:table-cell>
          <table:table-cell office:value-type="float" office:value="-65.98339844" calcext:value-type="float">
            <text:p>-65.98339844</text:p>
          </table:table-cell>
          <table:table-cell table:number-columns-repeated="3"/>
        </table:table-row>
        <table:table-row table:style-name="ro1">
          <table:table-cell office:value-type="float" office:value="45869565.22" calcext:value-type="float">
            <text:p>45869565.22</text:p>
          </table:table-cell>
          <table:table-cell office:value-type="float" office:value="-65.98200226" calcext:value-type="float">
            <text:p>-65.98200226</text:p>
          </table:table-cell>
          <table:table-cell table:number-columns-repeated="3"/>
        </table:table-row>
        <table:table-row table:style-name="ro1">
          <table:table-cell office:value-type="float" office:value="46086956.52" calcext:value-type="float">
            <text:p>46086956.52</text:p>
          </table:table-cell>
          <table:table-cell office:value-type="float" office:value="-66.10768127" calcext:value-type="float">
            <text:p>-66.10768127</text:p>
          </table:table-cell>
          <table:table-cell table:number-columns-repeated="3"/>
        </table:table-row>
        <table:table-row table:style-name="ro1">
          <table:table-cell office:value-type="float" office:value="46304347.83" calcext:value-type="float">
            <text:p>46304347.83</text:p>
          </table:table-cell>
          <table:table-cell office:value-type="float" office:value="-66.03651428" calcext:value-type="float">
            <text:p>-66.03651428</text:p>
          </table:table-cell>
          <table:table-cell table:number-columns-repeated="3"/>
        </table:table-row>
        <table:table-row table:style-name="ro1">
          <table:table-cell office:value-type="float" office:value="46521739.13" calcext:value-type="float">
            <text:p>46521739.13</text:p>
          </table:table-cell>
          <table:table-cell office:value-type="float" office:value="-66.0710907" calcext:value-type="float">
            <text:p>-66.0710907</text:p>
          </table:table-cell>
          <table:table-cell table:number-columns-repeated="3"/>
        </table:table-row>
        <table:table-row table:style-name="ro1">
          <table:table-cell office:value-type="float" office:value="46739130.43" calcext:value-type="float">
            <text:p>46739130.43</text:p>
          </table:table-cell>
          <table:table-cell office:value-type="float" office:value="-66.30977631" calcext:value-type="float">
            <text:p>-66.30977631</text:p>
          </table:table-cell>
          <table:table-cell table:number-columns-repeated="3"/>
        </table:table-row>
        <table:table-row table:style-name="ro1">
          <table:table-cell office:value-type="float" office:value="46956521.74" calcext:value-type="float">
            <text:p>46956521.74</text:p>
          </table:table-cell>
          <table:table-cell office:value-type="float" office:value="-66.27122498" calcext:value-type="float">
            <text:p>-66.27122498</text:p>
          </table:table-cell>
          <table:table-cell table:number-columns-repeated="3"/>
        </table:table-row>
        <table:table-row table:style-name="ro1">
          <table:table-cell office:value-type="float" office:value="47173913.04" calcext:value-type="float">
            <text:p>47173913.04</text:p>
          </table:table-cell>
          <table:table-cell office:value-type="float" office:value="-66.5530777" calcext:value-type="float">
            <text:p>-66.5530777</text:p>
          </table:table-cell>
          <table:table-cell table:number-columns-repeated="3"/>
        </table:table-row>
        <table:table-row table:style-name="ro1">
          <table:table-cell office:value-type="float" office:value="47391304.35" calcext:value-type="float">
            <text:p>47391304.35</text:p>
          </table:table-cell>
          <table:table-cell office:value-type="float" office:value="-66.47891998" calcext:value-type="float">
            <text:p>-66.47891998</text:p>
          </table:table-cell>
          <table:table-cell table:number-columns-repeated="3"/>
        </table:table-row>
        <table:table-row table:style-name="ro1">
          <table:table-cell office:value-type="float" office:value="47608695.65" calcext:value-type="float">
            <text:p>47608695.65</text:p>
          </table:table-cell>
          <table:table-cell office:value-type="float" office:value="-66.44425964" calcext:value-type="float">
            <text:p>-66.44425964</text:p>
          </table:table-cell>
          <table:table-cell table:number-columns-repeated="3"/>
        </table:table-row>
        <table:table-row table:style-name="ro1">
          <table:table-cell office:value-type="float" office:value="47826086.96" calcext:value-type="float">
            <text:p>47826086.96</text:p>
          </table:table-cell>
          <table:table-cell office:value-type="float" office:value="-66.45933533" calcext:value-type="float">
            <text:p>-66.45933533</text:p>
          </table:table-cell>
          <table:table-cell table:number-columns-repeated="3"/>
        </table:table-row>
        <table:table-row table:style-name="ro1">
          <table:table-cell office:value-type="float" office:value="48043478.26" calcext:value-type="float">
            <text:p>48043478.26</text:p>
          </table:table-cell>
          <table:table-cell office:value-type="float" office:value="-66.59496307" calcext:value-type="float">
            <text:p>-66.59496307</text:p>
          </table:table-cell>
          <table:table-cell table:number-columns-repeated="3"/>
        </table:table-row>
        <table:table-row table:style-name="ro1">
          <table:table-cell office:value-type="float" office:value="48260869.57" calcext:value-type="float">
            <text:p>48260869.57</text:p>
          </table:table-cell>
          <table:table-cell office:value-type="float" office:value="-66.77372742" calcext:value-type="float">
            <text:p>-66.77372742</text:p>
          </table:table-cell>
          <table:table-cell table:number-columns-repeated="3"/>
        </table:table-row>
        <table:table-row table:style-name="ro1">
          <table:table-cell office:value-type="float" office:value="48478260.87" calcext:value-type="float">
            <text:p>48478260.87</text:p>
          </table:table-cell>
          <table:table-cell office:value-type="float" office:value="-66.59115601" calcext:value-type="float">
            <text:p>-66.59115601</text:p>
          </table:table-cell>
          <table:table-cell table:number-columns-repeated="3"/>
        </table:table-row>
        <table:table-row table:style-name="ro1">
          <table:table-cell office:value-type="float" office:value="48695652.17" calcext:value-type="float">
            <text:p>48695652.17</text:p>
          </table:table-cell>
          <table:table-cell office:value-type="float" office:value="-67.015625" calcext:value-type="float">
            <text:p>-67.015625</text:p>
          </table:table-cell>
          <table:table-cell table:number-columns-repeated="3"/>
        </table:table-row>
        <table:table-row table:style-name="ro1">
          <table:table-cell office:value-type="float" office:value="48913043.48" calcext:value-type="float">
            <text:p>48913043.48</text:p>
          </table:table-cell>
          <table:table-cell office:value-type="float" office:value="-66.90667725" calcext:value-type="float">
            <text:p>-66.90667725</text:p>
          </table:table-cell>
          <table:table-cell table:number-columns-repeated="3"/>
        </table:table-row>
        <table:table-row table:style-name="ro1">
          <table:table-cell office:value-type="float" office:value="49130434.78" calcext:value-type="float">
            <text:p>49130434.78</text:p>
          </table:table-cell>
          <table:table-cell office:value-type="float" office:value="-67.0538559" calcext:value-type="float">
            <text:p>-67.0538559</text:p>
          </table:table-cell>
          <table:table-cell table:number-columns-repeated="3"/>
        </table:table-row>
        <table:table-row table:style-name="ro1">
          <table:table-cell office:value-type="float" office:value="49347826.09" calcext:value-type="float">
            <text:p>49347826.09</text:p>
          </table:table-cell>
          <table:table-cell office:value-type="float" office:value="-67.01326752" calcext:value-type="float">
            <text:p>-67.01326752</text:p>
          </table:table-cell>
          <table:table-cell table:number-columns-repeated="3"/>
        </table:table-row>
        <table:table-row table:style-name="ro1">
          <table:table-cell office:value-type="float" office:value="49565217.39" calcext:value-type="float">
            <text:p>49565217.39</text:p>
          </table:table-cell>
          <table:table-cell office:value-type="float" office:value="-67.2997818" calcext:value-type="float">
            <text:p>-67.2997818</text:p>
          </table:table-cell>
          <table:table-cell table:number-columns-repeated="3"/>
        </table:table-row>
        <table:table-row table:style-name="ro1">
          <table:table-cell office:value-type="float" office:value="49782608.7" calcext:value-type="float">
            <text:p>49782608.7</text:p>
          </table:table-cell>
          <table:table-cell office:value-type="float" office:value="-67.30942535" calcext:value-type="float">
            <text:p>-67.30942535</text:p>
          </table:table-cell>
          <table:table-cell table:number-columns-repeated="3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67.43618774" calcext:value-type="float">
            <text:p>-67.43618774</text:p>
          </table:table-cell>
          <table:table-cell table:number-columns-repeated="3"/>
        </table:table-row>
        <table:table-row table:style-name="ro1">
          <table:table-cell office:value-type="float" office:value="50217391.3" calcext:value-type="float">
            <text:p>50217391.3</text:p>
          </table:table-cell>
          <table:table-cell office:value-type="float" office:value="-67.32815552" calcext:value-type="float">
            <text:p>-67.32815552</text:p>
          </table:table-cell>
          <table:table-cell table:number-columns-repeated="3"/>
        </table:table-row>
        <table:table-row table:style-name="ro1">
          <table:table-cell office:value-type="float" office:value="50434782.61" calcext:value-type="float">
            <text:p>50434782.61</text:p>
          </table:table-cell>
          <table:table-cell office:value-type="float" office:value="-67.58583069" calcext:value-type="float">
            <text:p>-67.58583069</text:p>
          </table:table-cell>
          <table:table-cell table:number-columns-repeated="3"/>
        </table:table-row>
        <table:table-row table:style-name="ro1">
          <table:table-cell office:value-type="float" office:value="50652173.91" calcext:value-type="float">
            <text:p>50652173.91</text:p>
          </table:table-cell>
          <table:table-cell office:value-type="float" office:value="-67.69486237" calcext:value-type="float">
            <text:p>-67.69486237</text:p>
          </table:table-cell>
          <table:table-cell table:number-columns-repeated="3"/>
        </table:table-row>
        <table:table-row table:style-name="ro1">
          <table:table-cell office:value-type="float" office:value="50869565.22" calcext:value-type="float">
            <text:p>50869565.22</text:p>
          </table:table-cell>
          <table:table-cell office:value-type="float" office:value="-67.72725677" calcext:value-type="float">
            <text:p>-67.72725677</text:p>
          </table:table-cell>
          <table:table-cell table:number-columns-repeated="3"/>
        </table:table-row>
        <table:table-row table:style-name="ro1">
          <table:table-cell office:value-type="float" office:value="51086956.52" calcext:value-type="float">
            <text:p>51086956.52</text:p>
          </table:table-cell>
          <table:table-cell office:value-type="float" office:value="-67.80464172" calcext:value-type="float">
            <text:p>-67.80464172</text:p>
          </table:table-cell>
          <table:table-cell table:number-columns-repeated="3"/>
        </table:table-row>
        <table:table-row table:style-name="ro1">
          <table:table-cell office:value-type="float" office:value="51304347.83" calcext:value-type="float">
            <text:p>51304347.83</text:p>
          </table:table-cell>
          <table:table-cell office:value-type="float" office:value="-67.85752869" calcext:value-type="float">
            <text:p>-67.85752869</text:p>
          </table:table-cell>
          <table:table-cell table:number-columns-repeated="3"/>
        </table:table-row>
        <table:table-row table:style-name="ro1">
          <table:table-cell office:value-type="float" office:value="51521739.13" calcext:value-type="float">
            <text:p>51521739.13</text:p>
          </table:table-cell>
          <table:table-cell office:value-type="float" office:value="-68.12231445" calcext:value-type="float">
            <text:p>-68.12231445</text:p>
          </table:table-cell>
          <table:table-cell table:number-columns-repeated="3"/>
        </table:table-row>
        <table:table-row table:style-name="ro1">
          <table:table-cell office:value-type="float" office:value="51739130.43" calcext:value-type="float">
            <text:p>51739130.43</text:p>
          </table:table-cell>
          <table:table-cell office:value-type="float" office:value="-68.27116394" calcext:value-type="float">
            <text:p>-68.27116394</text:p>
          </table:table-cell>
          <table:table-cell table:number-columns-repeated="3"/>
        </table:table-row>
        <table:table-row table:style-name="ro1">
          <table:table-cell office:value-type="float" office:value="51956521.74" calcext:value-type="float">
            <text:p>51956521.74</text:p>
          </table:table-cell>
          <table:table-cell office:value-type="float" office:value="-68.30876923" calcext:value-type="float">
            <text:p>-68.30876923</text:p>
          </table:table-cell>
          <table:table-cell table:number-columns-repeated="3"/>
        </table:table-row>
        <table:table-row table:style-name="ro1">
          <table:table-cell office:value-type="float" office:value="52173913.04" calcext:value-type="float">
            <text:p>52173913.04</text:p>
          </table:table-cell>
          <table:table-cell office:value-type="float" office:value="-68.49116516" calcext:value-type="float">
            <text:p>-68.49116516</text:p>
          </table:table-cell>
          <table:table-cell table:number-columns-repeated="3"/>
        </table:table-row>
        <table:table-row table:style-name="ro1">
          <table:table-cell office:value-type="float" office:value="52391304.35" calcext:value-type="float">
            <text:p>52391304.35</text:p>
          </table:table-cell>
          <table:table-cell office:value-type="float" office:value="-68.62096405" calcext:value-type="float">
            <text:p>-68.62096405</text:p>
          </table:table-cell>
          <table:table-cell table:number-columns-repeated="3"/>
        </table:table-row>
        <table:table-row table:style-name="ro1">
          <table:table-cell office:value-type="float" office:value="52608695.65" calcext:value-type="float">
            <text:p>52608695.65</text:p>
          </table:table-cell>
          <table:table-cell office:value-type="float" office:value="-68.53530884" calcext:value-type="float">
            <text:p>-68.53530884</text:p>
          </table:table-cell>
          <table:table-cell table:number-columns-repeated="3"/>
        </table:table-row>
        <table:table-row table:style-name="ro1">
          <table:table-cell office:value-type="float" office:value="52826086.96" calcext:value-type="float">
            <text:p>52826086.96</text:p>
          </table:table-cell>
          <table:table-cell office:value-type="float" office:value="-68.89067078" calcext:value-type="float">
            <text:p>-68.89067078</text:p>
          </table:table-cell>
          <table:table-cell table:number-columns-repeated="3"/>
        </table:table-row>
        <table:table-row table:style-name="ro1">
          <table:table-cell office:value-type="float" office:value="53043478.26" calcext:value-type="float">
            <text:p>53043478.26</text:p>
          </table:table-cell>
          <table:table-cell office:value-type="float" office:value="-69.07279968" calcext:value-type="float">
            <text:p>-69.07279968</text:p>
          </table:table-cell>
          <table:table-cell table:number-columns-repeated="3"/>
        </table:table-row>
        <table:table-row table:style-name="ro1">
          <table:table-cell office:value-type="float" office:value="53260869.57" calcext:value-type="float">
            <text:p>53260869.57</text:p>
          </table:table-cell>
          <table:table-cell office:value-type="float" office:value="-69.11964417" calcext:value-type="float">
            <text:p>-69.11964417</text:p>
          </table:table-cell>
          <table:table-cell table:number-columns-repeated="3"/>
        </table:table-row>
        <table:table-row table:style-name="ro1">
          <table:table-cell office:value-type="float" office:value="53478260.87" calcext:value-type="float">
            <text:p>53478260.87</text:p>
          </table:table-cell>
          <table:table-cell office:value-type="float" office:value="-69.38887024" calcext:value-type="float">
            <text:p>-69.38887024</text:p>
          </table:table-cell>
          <table:table-cell table:number-columns-repeated="3"/>
        </table:table-row>
        <table:table-row table:style-name="ro1">
          <table:table-cell office:value-type="float" office:value="53695652.17" calcext:value-type="float">
            <text:p>53695652.17</text:p>
          </table:table-cell>
          <table:table-cell office:value-type="float" office:value="-69.59303284" calcext:value-type="float">
            <text:p>-69.59303284</text:p>
          </table:table-cell>
          <table:table-cell table:number-columns-repeated="3"/>
        </table:table-row>
        <table:table-row table:style-name="ro1">
          <table:table-cell office:value-type="float" office:value="53913043.48" calcext:value-type="float">
            <text:p>53913043.48</text:p>
          </table:table-cell>
          <table:table-cell office:value-type="float" office:value="-69.37073517" calcext:value-type="float">
            <text:p>-69.37073517</text:p>
          </table:table-cell>
          <table:table-cell table:number-columns-repeated="3"/>
        </table:table-row>
        <table:table-row table:style-name="ro1">
          <table:table-cell office:value-type="float" office:value="54130434.78" calcext:value-type="float">
            <text:p>54130434.78</text:p>
          </table:table-cell>
          <table:table-cell office:value-type="float" office:value="-69.84973145" calcext:value-type="float">
            <text:p>-69.84973145</text:p>
          </table:table-cell>
          <table:table-cell table:number-columns-repeated="3"/>
        </table:table-row>
        <table:table-row table:style-name="ro1">
          <table:table-cell office:value-type="float" office:value="54347826.09" calcext:value-type="float">
            <text:p>54347826.09</text:p>
          </table:table-cell>
          <table:table-cell office:value-type="float" office:value="-69.912323" calcext:value-type="float">
            <text:p>-69.912323</text:p>
          </table:table-cell>
          <table:table-cell table:number-columns-repeated="3"/>
        </table:table-row>
        <table:table-row table:style-name="ro1">
          <table:table-cell office:value-type="float" office:value="54565217.39" calcext:value-type="float">
            <text:p>54565217.39</text:p>
          </table:table-cell>
          <table:table-cell office:value-type="float" office:value="-70.05976868" calcext:value-type="float">
            <text:p>-70.05976868</text:p>
          </table:table-cell>
          <table:table-cell table:number-columns-repeated="3"/>
        </table:table-row>
        <table:table-row table:style-name="ro1">
          <table:table-cell office:value-type="float" office:value="54782608.7" calcext:value-type="float">
            <text:p>54782608.7</text:p>
          </table:table-cell>
          <table:table-cell office:value-type="float" office:value="-70.20423126" calcext:value-type="float">
            <text:p>-70.20423126</text:p>
          </table:table-cell>
          <table:table-cell table:number-columns-repeated="3"/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70.22280884" calcext:value-type="float">
            <text:p>-70.22280884</text:p>
          </table:table-cell>
          <table:table-cell table:number-columns-repeated="3"/>
        </table:table-row>
        <table:table-row table:style-name="ro1">
          <table:table-cell office:value-type="float" office:value="55217391.3" calcext:value-type="float">
            <text:p>55217391.3</text:p>
          </table:table-cell>
          <table:table-cell office:value-type="float" office:value="-70.53702545" calcext:value-type="float">
            <text:p>-70.53702545</text:p>
          </table:table-cell>
          <table:table-cell table:number-columns-repeated="3"/>
        </table:table-row>
        <table:table-row table:style-name="ro1">
          <table:table-cell office:value-type="float" office:value="55434782.61" calcext:value-type="float">
            <text:p>55434782.61</text:p>
          </table:table-cell>
          <table:table-cell office:value-type="float" office:value="-70.54597473" calcext:value-type="float">
            <text:p>-70.54597473</text:p>
          </table:table-cell>
          <table:table-cell table:number-columns-repeated="3"/>
        </table:table-row>
        <table:table-row table:style-name="ro1">
          <table:table-cell office:value-type="float" office:value="55652173.91" calcext:value-type="float">
            <text:p>55652173.91</text:p>
          </table:table-cell>
          <table:table-cell office:value-type="float" office:value="-70.79428101" calcext:value-type="float">
            <text:p>-70.79428101</text:p>
          </table:table-cell>
          <table:table-cell table:number-columns-repeated="3"/>
        </table:table-row>
        <table:table-row table:style-name="ro1">
          <table:table-cell office:value-type="float" office:value="55869565.22" calcext:value-type="float">
            <text:p>55869565.22</text:p>
          </table:table-cell>
          <table:table-cell office:value-type="float" office:value="-70.66568756" calcext:value-type="float">
            <text:p>-70.66568756</text:p>
          </table:table-cell>
          <table:table-cell table:number-columns-repeated="3"/>
        </table:table-row>
        <table:table-row table:style-name="ro1">
          <table:table-cell office:value-type="float" office:value="56086956.52" calcext:value-type="float">
            <text:p>56086956.52</text:p>
          </table:table-cell>
          <table:table-cell office:value-type="float" office:value="-70.82044983" calcext:value-type="float">
            <text:p>-70.82044983</text:p>
          </table:table-cell>
          <table:table-cell table:number-columns-repeated="3"/>
        </table:table-row>
        <table:table-row table:style-name="ro1">
          <table:table-cell office:value-type="float" office:value="56304347.83" calcext:value-type="float">
            <text:p>56304347.83</text:p>
          </table:table-cell>
          <table:table-cell office:value-type="float" office:value="-71.13361359" calcext:value-type="float">
            <text:p>-71.13361359</text:p>
          </table:table-cell>
          <table:table-cell table:number-columns-repeated="3"/>
        </table:table-row>
        <table:table-row table:style-name="ro1">
          <table:table-cell office:value-type="float" office:value="56521739.13" calcext:value-type="float">
            <text:p>56521739.13</text:p>
          </table:table-cell>
          <table:table-cell office:value-type="float" office:value="-71.1993103" calcext:value-type="float">
            <text:p>-71.1993103</text:p>
          </table:table-cell>
          <table:table-cell table:number-columns-repeated="3"/>
        </table:table-row>
        <table:table-row table:style-name="ro1">
          <table:table-cell office:value-type="float" office:value="56739130.43" calcext:value-type="float">
            <text:p>56739130.43</text:p>
          </table:table-cell>
          <table:table-cell office:value-type="float" office:value="-71.45149231" calcext:value-type="float">
            <text:p>-71.45149231</text:p>
          </table:table-cell>
          <table:table-cell table:number-columns-repeated="3"/>
        </table:table-row>
        <table:table-row table:style-name="ro1">
          <table:table-cell office:value-type="float" office:value="56956521.74" calcext:value-type="float">
            <text:p>56956521.74</text:p>
          </table:table-cell>
          <table:table-cell office:value-type="float" office:value="-71.59675598" calcext:value-type="float">
            <text:p>-71.59675598</text:p>
          </table:table-cell>
          <table:table-cell table:number-columns-repeated="3"/>
        </table:table-row>
        <table:table-row table:style-name="ro1">
          <table:table-cell office:value-type="float" office:value="57173913.04" calcext:value-type="float">
            <text:p>57173913.04</text:p>
          </table:table-cell>
          <table:table-cell office:value-type="float" office:value="-71.78889465" calcext:value-type="float">
            <text:p>-71.78889465</text:p>
          </table:table-cell>
          <table:table-cell table:number-columns-repeated="3"/>
        </table:table-row>
        <table:table-row table:style-name="ro1">
          <table:table-cell office:value-type="float" office:value="57391304.35" calcext:value-type="float">
            <text:p>57391304.35</text:p>
          </table:table-cell>
          <table:table-cell office:value-type="float" office:value="-71.70100403" calcext:value-type="float">
            <text:p>-71.70100403</text:p>
          </table:table-cell>
          <table:table-cell table:number-columns-repeated="3"/>
        </table:table-row>
        <table:table-row table:style-name="ro1">
          <table:table-cell office:value-type="float" office:value="57608695.65" calcext:value-type="float">
            <text:p>57608695.65</text:p>
          </table:table-cell>
          <table:table-cell office:value-type="float" office:value="-72.0749588" calcext:value-type="float">
            <text:p>-72.0749588</text:p>
          </table:table-cell>
          <table:table-cell table:number-columns-repeated="3"/>
        </table:table-row>
        <table:table-row table:style-name="ro1">
          <table:table-cell office:value-type="float" office:value="57826086.96" calcext:value-type="float">
            <text:p>57826086.96</text:p>
          </table:table-cell>
          <table:table-cell office:value-type="float" office:value="-72.12962341" calcext:value-type="float">
            <text:p>-72.12962341</text:p>
          </table:table-cell>
          <table:table-cell table:number-columns-repeated="3"/>
        </table:table-row>
        <table:table-row table:style-name="ro1">
          <table:table-cell office:value-type="float" office:value="58043478.26" calcext:value-type="float">
            <text:p>58043478.26</text:p>
          </table:table-cell>
          <table:table-cell office:value-type="float" office:value="-72.27876282" calcext:value-type="float">
            <text:p>-72.27876282</text:p>
          </table:table-cell>
          <table:table-cell table:number-columns-repeated="3"/>
        </table:table-row>
        <table:table-row table:style-name="ro1">
          <table:table-cell office:value-type="float" office:value="58260869.57" calcext:value-type="float">
            <text:p>58260869.57</text:p>
          </table:table-cell>
          <table:table-cell office:value-type="float" office:value="-72.49772644" calcext:value-type="float">
            <text:p>-72.49772644</text:p>
          </table:table-cell>
          <table:table-cell table:number-columns-repeated="3"/>
        </table:table-row>
        <table:table-row table:style-name="ro1">
          <table:table-cell office:value-type="float" office:value="58478260.87" calcext:value-type="float">
            <text:p>58478260.87</text:p>
          </table:table-cell>
          <table:table-cell office:value-type="float" office:value="-72.412117" calcext:value-type="float">
            <text:p>-72.412117</text:p>
          </table:table-cell>
          <table:table-cell table:number-columns-repeated="3"/>
        </table:table-row>
        <table:table-row table:style-name="ro1">
          <table:table-cell office:value-type="float" office:value="58695652.17" calcext:value-type="float">
            <text:p>58695652.17</text:p>
          </table:table-cell>
          <table:table-cell office:value-type="float" office:value="-72.48704529" calcext:value-type="float">
            <text:p>-72.48704529</text:p>
          </table:table-cell>
          <table:table-cell table:number-columns-repeated="3"/>
        </table:table-row>
        <table:table-row table:style-name="ro1">
          <table:table-cell office:value-type="float" office:value="58913043.48" calcext:value-type="float">
            <text:p>58913043.48</text:p>
          </table:table-cell>
          <table:table-cell office:value-type="float" office:value="-72.81105042" calcext:value-type="float">
            <text:p>-72.81105042</text:p>
          </table:table-cell>
          <table:table-cell table:number-columns-repeated="3"/>
        </table:table-row>
        <table:table-row table:style-name="ro1">
          <table:table-cell office:value-type="float" office:value="59130434.78" calcext:value-type="float">
            <text:p>59130434.78</text:p>
          </table:table-cell>
          <table:table-cell office:value-type="float" office:value="-72.8871994" calcext:value-type="float">
            <text:p>-72.8871994</text:p>
          </table:table-cell>
          <table:table-cell table:number-columns-repeated="3"/>
        </table:table-row>
        <table:table-row table:style-name="ro1">
          <table:table-cell office:value-type="float" office:value="59347826.09" calcext:value-type="float">
            <text:p>59347826.09</text:p>
          </table:table-cell>
          <table:table-cell office:value-type="float" office:value="-72.91176605" calcext:value-type="float">
            <text:p>-72.91176605</text:p>
          </table:table-cell>
          <table:table-cell table:number-columns-repeated="3"/>
        </table:table-row>
        <table:table-row table:style-name="ro1">
          <table:table-cell office:value-type="float" office:value="59565217.39" calcext:value-type="float">
            <text:p>59565217.39</text:p>
          </table:table-cell>
          <table:table-cell office:value-type="float" office:value="-73.25691223" calcext:value-type="float">
            <text:p>-73.25691223</text:p>
          </table:table-cell>
          <table:table-cell table:number-columns-repeated="3"/>
        </table:table-row>
        <table:table-row table:style-name="ro1">
          <table:table-cell office:value-type="float" office:value="59782608.7" calcext:value-type="float">
            <text:p>59782608.7</text:p>
          </table:table-cell>
          <table:table-cell office:value-type="float" office:value="-73.2469101" calcext:value-type="float">
            <text:p>-73.2469101</text:p>
          </table:table-cell>
          <table:table-cell table:number-columns-repeated="3"/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73.41608429" calcext:value-type="float">
            <text:p>-73.41608429</text:p>
          </table:table-cell>
          <table:table-cell table:number-columns-repeated="3"/>
        </table:table-row>
        <table:table-row table:style-name="ro1">
          <table:table-cell office:value-type="float" office:value="60217391.3" calcext:value-type="float">
            <text:p>60217391.3</text:p>
          </table:table-cell>
          <table:table-cell office:value-type="float" office:value="-73.56556702" calcext:value-type="float">
            <text:p>-73.56556702</text:p>
          </table:table-cell>
          <table:table-cell table:number-columns-repeated="3"/>
        </table:table-row>
        <table:table-row table:style-name="ro1">
          <table:table-cell office:value-type="float" office:value="60434782.61" calcext:value-type="float">
            <text:p>60434782.61</text:p>
          </table:table-cell>
          <table:table-cell office:value-type="float" office:value="-73.72367859" calcext:value-type="float">
            <text:p>-73.72367859</text:p>
          </table:table-cell>
          <table:table-cell table:number-columns-repeated="3"/>
        </table:table-row>
        <table:table-row table:style-name="ro1">
          <table:table-cell office:value-type="float" office:value="60652173.91" calcext:value-type="float">
            <text:p>60652173.91</text:p>
          </table:table-cell>
          <table:table-cell office:value-type="float" office:value="-73.93619537" calcext:value-type="float">
            <text:p>-73.93619537</text:p>
          </table:table-cell>
          <table:table-cell table:number-columns-repeated="3"/>
        </table:table-row>
        <table:table-row table:style-name="ro1">
          <table:table-cell office:value-type="float" office:value="60869565.22" calcext:value-type="float">
            <text:p>60869565.22</text:p>
          </table:table-cell>
          <table:table-cell office:value-type="float" office:value="-73.92738342" calcext:value-type="float">
            <text:p>-73.92738342</text:p>
          </table:table-cell>
          <table:table-cell table:number-columns-repeated="3"/>
        </table:table-row>
        <table:table-row table:style-name="ro1">
          <table:table-cell office:value-type="float" office:value="61086956.52" calcext:value-type="float">
            <text:p>61086956.52</text:p>
          </table:table-cell>
          <table:table-cell office:value-type="float" office:value="-74.08295441" calcext:value-type="float">
            <text:p>-74.08295441</text:p>
          </table:table-cell>
          <table:table-cell table:number-columns-repeated="3"/>
        </table:table-row>
        <table:table-row table:style-name="ro1">
          <table:table-cell office:value-type="float" office:value="61304347.83" calcext:value-type="float">
            <text:p>61304347.83</text:p>
          </table:table-cell>
          <table:table-cell office:value-type="float" office:value="-74.22825623" calcext:value-type="float">
            <text:p>-74.22825623</text:p>
          </table:table-cell>
          <table:table-cell table:number-columns-repeated="3"/>
        </table:table-row>
        <table:table-row table:style-name="ro1">
          <table:table-cell office:value-type="float" office:value="61521739.13" calcext:value-type="float">
            <text:p>61521739.13</text:p>
          </table:table-cell>
          <table:table-cell office:value-type="float" office:value="-74.30862427" calcext:value-type="float">
            <text:p>-74.30862427</text:p>
          </table:table-cell>
          <table:table-cell table:number-columns-repeated="3"/>
        </table:table-row>
        <table:table-row table:style-name="ro1">
          <table:table-cell office:value-type="float" office:value="61739130.43" calcext:value-type="float">
            <text:p>61739130.43</text:p>
          </table:table-cell>
          <table:table-cell office:value-type="float" office:value="-74.31981659" calcext:value-type="float">
            <text:p>-74.31981659</text:p>
          </table:table-cell>
          <table:table-cell table:number-columns-repeated="3"/>
        </table:table-row>
        <table:table-row table:style-name="ro1">
          <table:table-cell office:value-type="float" office:value="61956521.74" calcext:value-type="float">
            <text:p>61956521.74</text:p>
          </table:table-cell>
          <table:table-cell office:value-type="float" office:value="-74.64219666" calcext:value-type="float">
            <text:p>-74.64219666</text:p>
          </table:table-cell>
          <table:table-cell table:number-columns-repeated="3"/>
        </table:table-row>
        <table:table-row table:style-name="ro1">
          <table:table-cell office:value-type="float" office:value="62173913.04" calcext:value-type="float">
            <text:p>62173913.04</text:p>
          </table:table-cell>
          <table:table-cell office:value-type="float" office:value="-74.77046967" calcext:value-type="float">
            <text:p>-74.77046967</text:p>
          </table:table-cell>
          <table:table-cell table:number-columns-repeated="3"/>
        </table:table-row>
        <table:table-row table:style-name="ro1">
          <table:table-cell office:value-type="float" office:value="62391304.35" calcext:value-type="float">
            <text:p>62391304.35</text:p>
          </table:table-cell>
          <table:table-cell office:value-type="float" office:value="-74.86360931" calcext:value-type="float">
            <text:p>-74.86360931</text:p>
          </table:table-cell>
          <table:table-cell table:number-columns-repeated="3"/>
        </table:table-row>
        <table:table-row table:style-name="ro1">
          <table:table-cell office:value-type="float" office:value="62608695.65" calcext:value-type="float">
            <text:p>62608695.65</text:p>
          </table:table-cell>
          <table:table-cell office:value-type="float" office:value="-75.04244995" calcext:value-type="float">
            <text:p>-75.04244995</text:p>
          </table:table-cell>
          <table:table-cell table:number-columns-repeated="3"/>
        </table:table-row>
        <table:table-row table:style-name="ro1">
          <table:table-cell office:value-type="float" office:value="62826086.96" calcext:value-type="float">
            <text:p>62826086.96</text:p>
          </table:table-cell>
          <table:table-cell office:value-type="float" office:value="-75.01682281" calcext:value-type="float">
            <text:p>-75.01682281</text:p>
          </table:table-cell>
          <table:table-cell table:number-columns-repeated="3"/>
        </table:table-row>
        <table:table-row table:style-name="ro1">
          <table:table-cell office:value-type="float" office:value="63043478.26" calcext:value-type="float">
            <text:p>63043478.26</text:p>
          </table:table-cell>
          <table:table-cell office:value-type="float" office:value="-75.33963776" calcext:value-type="float">
            <text:p>-75.33963776</text:p>
          </table:table-cell>
          <table:table-cell table:number-columns-repeated="3"/>
        </table:table-row>
        <table:table-row table:style-name="ro1">
          <table:table-cell office:value-type="float" office:value="63260869.57" calcext:value-type="float">
            <text:p>63260869.57</text:p>
          </table:table-cell>
          <table:table-cell office:value-type="float" office:value="-75.40815735" calcext:value-type="float">
            <text:p>-75.40815735</text:p>
          </table:table-cell>
          <table:table-cell table:number-columns-repeated="3"/>
        </table:table-row>
        <table:table-row table:style-name="ro1">
          <table:table-cell office:value-type="float" office:value="63478260.87" calcext:value-type="float">
            <text:p>63478260.87</text:p>
          </table:table-cell>
          <table:table-cell office:value-type="float" office:value="-75.40245056" calcext:value-type="float">
            <text:p>-75.40245056</text:p>
          </table:table-cell>
          <table:table-cell table:number-columns-repeated="3"/>
        </table:table-row>
        <table:table-row table:style-name="ro1">
          <table:table-cell office:value-type="float" office:value="63695652.17" calcext:value-type="float">
            <text:p>63695652.17</text:p>
          </table:table-cell>
          <table:table-cell office:value-type="float" office:value="-75.63063812" calcext:value-type="float">
            <text:p>-75.63063812</text:p>
          </table:table-cell>
          <table:table-cell table:number-columns-repeated="3"/>
        </table:table-row>
        <table:table-row table:style-name="ro1">
          <table:table-cell office:value-type="float" office:value="63913043.48" calcext:value-type="float">
            <text:p>63913043.48</text:p>
          </table:table-cell>
          <table:table-cell office:value-type="float" office:value="-75.80457306" calcext:value-type="float">
            <text:p>-75.80457306</text:p>
          </table:table-cell>
          <table:table-cell table:number-columns-repeated="3"/>
        </table:table-row>
        <table:table-row table:style-name="ro1">
          <table:table-cell office:value-type="float" office:value="64130434.78" calcext:value-type="float">
            <text:p>64130434.78</text:p>
          </table:table-cell>
          <table:table-cell office:value-type="float" office:value="-76.09468842" calcext:value-type="float">
            <text:p>-76.09468842</text:p>
          </table:table-cell>
          <table:table-cell table:number-columns-repeated="3"/>
        </table:table-row>
        <table:table-row table:style-name="ro1">
          <table:table-cell office:value-type="float" office:value="64347826.09" calcext:value-type="float">
            <text:p>64347826.09</text:p>
          </table:table-cell>
          <table:table-cell office:value-type="float" office:value="-76.1142807" calcext:value-type="float">
            <text:p>-76.1142807</text:p>
          </table:table-cell>
          <table:table-cell table:number-columns-repeated="3"/>
        </table:table-row>
        <table:table-row table:style-name="ro1">
          <table:table-cell office:value-type="float" office:value="64565217.39" calcext:value-type="float">
            <text:p>64565217.39</text:p>
          </table:table-cell>
          <table:table-cell office:value-type="float" office:value="-76.1153183" calcext:value-type="float">
            <text:p>-76.1153183</text:p>
          </table:table-cell>
          <table:table-cell table:number-columns-repeated="3"/>
        </table:table-row>
        <table:table-row table:style-name="ro1">
          <table:table-cell office:value-type="float" office:value="64782608.7" calcext:value-type="float">
            <text:p>64782608.7</text:p>
          </table:table-cell>
          <table:table-cell office:value-type="float" office:value="-76.62957001" calcext:value-type="float">
            <text:p>-76.62957001</text:p>
          </table:table-cell>
          <table:table-cell table:number-columns-repeated="3"/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76.5044632" calcext:value-type="float">
            <text:p>-76.5044632</text:p>
          </table:table-cell>
          <table:table-cell table:number-columns-repeated="3"/>
        </table:table-row>
        <table:table-row table:style-name="ro1">
          <table:table-cell office:value-type="float" office:value="65217391.3" calcext:value-type="float">
            <text:p>65217391.3</text:p>
          </table:table-cell>
          <table:table-cell office:value-type="float" office:value="-76.82645416" calcext:value-type="float">
            <text:p>-76.82645416</text:p>
          </table:table-cell>
          <table:table-cell table:number-columns-repeated="3"/>
        </table:table-row>
        <table:table-row table:style-name="ro1">
          <table:table-cell office:value-type="float" office:value="65434782.61" calcext:value-type="float">
            <text:p>65434782.61</text:p>
          </table:table-cell>
          <table:table-cell office:value-type="float" office:value="-76.8859787" calcext:value-type="float">
            <text:p>-76.8859787</text:p>
          </table:table-cell>
          <table:table-cell table:number-columns-repeated="3"/>
        </table:table-row>
        <table:table-row table:style-name="ro1">
          <table:table-cell office:value-type="float" office:value="65652173.91" calcext:value-type="float">
            <text:p>65652173.91</text:p>
          </table:table-cell>
          <table:table-cell office:value-type="float" office:value="-76.94001007" calcext:value-type="float">
            <text:p>-76.94001007</text:p>
          </table:table-cell>
          <table:table-cell table:number-columns-repeated="3"/>
        </table:table-row>
        <table:table-row table:style-name="ro1">
          <table:table-cell office:value-type="float" office:value="65869565.22" calcext:value-type="float">
            <text:p>65869565.22</text:p>
          </table:table-cell>
          <table:table-cell office:value-type="float" office:value="-76.99700928" calcext:value-type="float">
            <text:p>-76.99700928</text:p>
          </table:table-cell>
          <table:table-cell table:number-columns-repeated="3"/>
        </table:table-row>
        <table:table-row table:style-name="ro1">
          <table:table-cell office:value-type="float" office:value="66086956.52" calcext:value-type="float">
            <text:p>66086956.52</text:p>
          </table:table-cell>
          <table:table-cell office:value-type="float" office:value="-77.06738281" calcext:value-type="float">
            <text:p>-77.06738281</text:p>
          </table:table-cell>
          <table:table-cell table:number-columns-repeated="3"/>
        </table:table-row>
        <table:table-row table:style-name="ro1">
          <table:table-cell office:value-type="float" office:value="66304347.83" calcext:value-type="float">
            <text:p>66304347.83</text:p>
          </table:table-cell>
          <table:table-cell office:value-type="float" office:value="-77.43813324" calcext:value-type="float">
            <text:p>-77.43813324</text:p>
          </table:table-cell>
          <table:table-cell table:number-columns-repeated="3"/>
        </table:table-row>
        <table:table-row table:style-name="ro1">
          <table:table-cell office:value-type="float" office:value="66521739.13" calcext:value-type="float">
            <text:p>66521739.13</text:p>
          </table:table-cell>
          <table:table-cell office:value-type="float" office:value="-77.47317505" calcext:value-type="float">
            <text:p>-77.47317505</text:p>
          </table:table-cell>
          <table:table-cell table:number-columns-repeated="3"/>
        </table:table-row>
        <table:table-row table:style-name="ro1">
          <table:table-cell office:value-type="float" office:value="66739130.43" calcext:value-type="float">
            <text:p>66739130.43</text:p>
          </table:table-cell>
          <table:table-cell office:value-type="float" office:value="-77.73994446" calcext:value-type="float">
            <text:p>-77.73994446</text:p>
          </table:table-cell>
          <table:table-cell table:number-columns-repeated="3"/>
        </table:table-row>
        <table:table-row table:style-name="ro1">
          <table:table-cell office:value-type="float" office:value="66956521.74" calcext:value-type="float">
            <text:p>66956521.74</text:p>
          </table:table-cell>
          <table:table-cell office:value-type="float" office:value="-77.74835968" calcext:value-type="float">
            <text:p>-77.74835968</text:p>
          </table:table-cell>
          <table:table-cell table:number-columns-repeated="3"/>
        </table:table-row>
        <table:table-row table:style-name="ro1">
          <table:table-cell office:value-type="float" office:value="67173913.04" calcext:value-type="float">
            <text:p>67173913.04</text:p>
          </table:table-cell>
          <table:table-cell office:value-type="float" office:value="-77.91216278" calcext:value-type="float">
            <text:p>-77.91216278</text:p>
          </table:table-cell>
          <table:table-cell table:number-columns-repeated="3"/>
        </table:table-row>
        <table:table-row table:style-name="ro1">
          <table:table-cell office:value-type="float" office:value="67391304.35" calcext:value-type="float">
            <text:p>67391304.35</text:p>
          </table:table-cell>
          <table:table-cell office:value-type="float" office:value="-77.92420959" calcext:value-type="float">
            <text:p>-77.92420959</text:p>
          </table:table-cell>
          <table:table-cell table:number-columns-repeated="3"/>
        </table:table-row>
        <table:table-row table:style-name="ro1">
          <table:table-cell office:value-type="float" office:value="67608695.65" calcext:value-type="float">
            <text:p>67608695.65</text:p>
          </table:table-cell>
          <table:table-cell office:value-type="float" office:value="-77.87945557" calcext:value-type="float">
            <text:p>-77.87945557</text:p>
          </table:table-cell>
          <table:table-cell table:number-columns-repeated="3"/>
        </table:table-row>
        <table:table-row table:style-name="ro1">
          <table:table-cell office:value-type="float" office:value="67826086.96" calcext:value-type="float">
            <text:p>67826086.96</text:p>
          </table:table-cell>
          <table:table-cell office:value-type="float" office:value="-78.23171997" calcext:value-type="float">
            <text:p>-78.23171997</text:p>
          </table:table-cell>
          <table:table-cell table:number-columns-repeated="3"/>
        </table:table-row>
        <table:table-row table:style-name="ro1">
          <table:table-cell office:value-type="float" office:value="68043478.26" calcext:value-type="float">
            <text:p>68043478.26</text:p>
          </table:table-cell>
          <table:table-cell office:value-type="float" office:value="-78.20477295" calcext:value-type="float">
            <text:p>-78.20477295</text:p>
          </table:table-cell>
          <table:table-cell table:number-columns-repeated="3"/>
        </table:table-row>
        <table:table-row table:style-name="ro1">
          <table:table-cell office:value-type="float" office:value="68260869.57" calcext:value-type="float">
            <text:p>68260869.57</text:p>
          </table:table-cell>
          <table:table-cell office:value-type="float" office:value="-78.31690979" calcext:value-type="float">
            <text:p>-78.31690979</text:p>
          </table:table-cell>
          <table:table-cell table:number-columns-repeated="3"/>
        </table:table-row>
        <table:table-row table:style-name="ro1">
          <table:table-cell office:value-type="float" office:value="68478260.87" calcext:value-type="float">
            <text:p>68478260.87</text:p>
          </table:table-cell>
          <table:table-cell office:value-type="float" office:value="-78.68510437" calcext:value-type="float">
            <text:p>-78.68510437</text:p>
          </table:table-cell>
          <table:table-cell table:number-columns-repeated="3"/>
        </table:table-row>
        <table:table-row table:style-name="ro1">
          <table:table-cell office:value-type="float" office:value="68695652.17" calcext:value-type="float">
            <text:p>68695652.17</text:p>
          </table:table-cell>
          <table:table-cell office:value-type="float" office:value="-78.73330688" calcext:value-type="float">
            <text:p>-78.73330688</text:p>
          </table:table-cell>
          <table:table-cell table:number-columns-repeated="3"/>
        </table:table-row>
        <table:table-row table:style-name="ro1">
          <table:table-cell office:value-type="float" office:value="68913043.48" calcext:value-type="float">
            <text:p>68913043.48</text:p>
          </table:table-cell>
          <table:table-cell office:value-type="float" office:value="-78.76765442" calcext:value-type="float">
            <text:p>-78.76765442</text:p>
          </table:table-cell>
          <table:table-cell table:number-columns-repeated="3"/>
        </table:table-row>
        <table:table-row table:style-name="ro1">
          <table:table-cell office:value-type="float" office:value="69130434.78" calcext:value-type="float">
            <text:p>69130434.78</text:p>
          </table:table-cell>
          <table:table-cell office:value-type="float" office:value="-78.84554291" calcext:value-type="float">
            <text:p>-78.84554291</text:p>
          </table:table-cell>
          <table:table-cell table:number-columns-repeated="3"/>
        </table:table-row>
        <table:table-row table:style-name="ro1">
          <table:table-cell office:value-type="float" office:value="69347826.09" calcext:value-type="float">
            <text:p>69347826.09</text:p>
          </table:table-cell>
          <table:table-cell office:value-type="float" office:value="-79.20742798" calcext:value-type="float">
            <text:p>-79.20742798</text:p>
          </table:table-cell>
          <table:table-cell table:number-columns-repeated="3"/>
        </table:table-row>
        <table:table-row table:style-name="ro1">
          <table:table-cell office:value-type="float" office:value="69565217.39" calcext:value-type="float">
            <text:p>69565217.39</text:p>
          </table:table-cell>
          <table:table-cell office:value-type="float" office:value="-78.98495483" calcext:value-type="float">
            <text:p>-78.98495483</text:p>
          </table:table-cell>
          <table:table-cell table:number-columns-repeated="3"/>
        </table:table-row>
        <table:table-row table:style-name="ro1">
          <table:table-cell office:value-type="float" office:value="69782608.7" calcext:value-type="float">
            <text:p>69782608.7</text:p>
          </table:table-cell>
          <table:table-cell office:value-type="float" office:value="-79.23059845" calcext:value-type="float">
            <text:p>-79.23059845</text:p>
          </table:table-cell>
          <table:table-cell table:number-columns-repeated="3"/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79.12749481" calcext:value-type="float">
            <text:p>-79.12749481</text:p>
          </table:table-cell>
          <table:table-cell table:number-columns-repeated="3"/>
        </table:table-row>
        <table:table-row table:style-name="ro1">
          <table:table-cell office:value-type="float" office:value="70217391.3" calcext:value-type="float">
            <text:p>70217391.3</text:p>
          </table:table-cell>
          <table:table-cell office:value-type="float" office:value="-79.33836365" calcext:value-type="float">
            <text:p>-79.33836365</text:p>
          </table:table-cell>
          <table:table-cell table:number-columns-repeated="3"/>
        </table:table-row>
        <table:table-row table:style-name="ro1">
          <table:table-cell office:value-type="float" office:value="70434782.61" calcext:value-type="float">
            <text:p>70434782.61</text:p>
          </table:table-cell>
          <table:table-cell office:value-type="float" office:value="-79.43618774" calcext:value-type="float">
            <text:p>-79.43618774</text:p>
          </table:table-cell>
          <table:table-cell table:number-columns-repeated="3"/>
        </table:table-row>
        <table:table-row table:style-name="ro1">
          <table:table-cell office:value-type="float" office:value="70652173.91" calcext:value-type="float">
            <text:p>70652173.91</text:p>
          </table:table-cell>
          <table:table-cell office:value-type="float" office:value="-79.49842834" calcext:value-type="float">
            <text:p>-79.49842834</text:p>
          </table:table-cell>
          <table:table-cell table:number-columns-repeated="3"/>
        </table:table-row>
        <table:table-row table:style-name="ro1">
          <table:table-cell office:value-type="float" office:value="70869565.22" calcext:value-type="float">
            <text:p>70869565.22</text:p>
          </table:table-cell>
          <table:table-cell office:value-type="float" office:value="-79.56017303" calcext:value-type="float">
            <text:p>-79.56017303</text:p>
          </table:table-cell>
          <table:table-cell table:number-columns-repeated="3"/>
        </table:table-row>
        <table:table-row table:style-name="ro1">
          <table:table-cell office:value-type="float" office:value="71086956.52" calcext:value-type="float">
            <text:p>71086956.52</text:p>
          </table:table-cell>
          <table:table-cell office:value-type="float" office:value="-79.88551331" calcext:value-type="float">
            <text:p>-79.88551331</text:p>
          </table:table-cell>
          <table:table-cell table:number-columns-repeated="3"/>
        </table:table-row>
        <table:table-row table:style-name="ro1">
          <table:table-cell office:value-type="float" office:value="71304347.83" calcext:value-type="float">
            <text:p>71304347.83</text:p>
          </table:table-cell>
          <table:table-cell office:value-type="float" office:value="-80.16796112" calcext:value-type="float">
            <text:p>-80.16796112</text:p>
          </table:table-cell>
          <table:table-cell table:number-columns-repeated="3"/>
        </table:table-row>
        <table:table-row table:style-name="ro1">
          <table:table-cell office:value-type="float" office:value="71521739.13" calcext:value-type="float">
            <text:p>71521739.13</text:p>
          </table:table-cell>
          <table:table-cell office:value-type="float" office:value="-80.06421661" calcext:value-type="float">
            <text:p>-80.06421661</text:p>
          </table:table-cell>
          <table:table-cell table:number-columns-repeated="3"/>
        </table:table-row>
        <table:table-row table:style-name="ro1">
          <table:table-cell office:value-type="float" office:value="71739130.43" calcext:value-type="float">
            <text:p>71739130.43</text:p>
          </table:table-cell>
          <table:table-cell office:value-type="float" office:value="-80.24181366" calcext:value-type="float">
            <text:p>-80.24181366</text:p>
          </table:table-cell>
          <table:table-cell table:number-columns-repeated="3"/>
        </table:table-row>
        <table:table-row table:style-name="ro1">
          <table:table-cell office:value-type="float" office:value="71956521.74" calcext:value-type="float">
            <text:p>71956521.74</text:p>
          </table:table-cell>
          <table:table-cell office:value-type="float" office:value="-80.2713623" calcext:value-type="float">
            <text:p>-80.2713623</text:p>
          </table:table-cell>
          <table:table-cell table:number-columns-repeated="3"/>
        </table:table-row>
        <table:table-row table:style-name="ro1">
          <table:table-cell office:value-type="float" office:value="72173913.04" calcext:value-type="float">
            <text:p>72173913.04</text:p>
          </table:table-cell>
          <table:table-cell office:value-type="float" office:value="-80.35287476" calcext:value-type="float">
            <text:p>-80.35287476</text:p>
          </table:table-cell>
          <table:table-cell table:number-columns-repeated="3"/>
        </table:table-row>
        <table:table-row table:style-name="ro1">
          <table:table-cell office:value-type="float" office:value="72391304.35" calcext:value-type="float">
            <text:p>72391304.35</text:p>
          </table:table-cell>
          <table:table-cell office:value-type="float" office:value="-80.64800262" calcext:value-type="float">
            <text:p>-80.64800262</text:p>
          </table:table-cell>
          <table:table-cell table:number-columns-repeated="3"/>
        </table:table-row>
        <table:table-row table:style-name="ro1">
          <table:table-cell office:value-type="float" office:value="72608695.65" calcext:value-type="float">
            <text:p>72608695.65</text:p>
          </table:table-cell>
          <table:table-cell office:value-type="float" office:value="-80.83056641" calcext:value-type="float">
            <text:p>-80.83056641</text:p>
          </table:table-cell>
          <table:table-cell table:number-columns-repeated="3"/>
        </table:table-row>
        <table:table-row table:style-name="ro1">
          <table:table-cell office:value-type="float" office:value="72826086.96" calcext:value-type="float">
            <text:p>72826086.96</text:p>
          </table:table-cell>
          <table:table-cell office:value-type="float" office:value="-80.80276489" calcext:value-type="float">
            <text:p>-80.80276489</text:p>
          </table:table-cell>
          <table:table-cell table:number-columns-repeated="3"/>
        </table:table-row>
        <table:table-row table:style-name="ro1">
          <table:table-cell office:value-type="float" office:value="73043478.26" calcext:value-type="float">
            <text:p>73043478.26</text:p>
          </table:table-cell>
          <table:table-cell office:value-type="float" office:value="-80.93190765" calcext:value-type="float">
            <text:p>-80.93190765</text:p>
          </table:table-cell>
          <table:table-cell table:number-columns-repeated="3"/>
        </table:table-row>
        <table:table-row table:style-name="ro1">
          <table:table-cell office:value-type="float" office:value="73260869.57" calcext:value-type="float">
            <text:p>73260869.57</text:p>
          </table:table-cell>
          <table:table-cell office:value-type="float" office:value="-81.04396057" calcext:value-type="float">
            <text:p>-81.04396057</text:p>
          </table:table-cell>
          <table:table-cell table:number-columns-repeated="3"/>
        </table:table-row>
        <table:table-row table:style-name="ro1">
          <table:table-cell office:value-type="float" office:value="73478260.87" calcext:value-type="float">
            <text:p>73478260.87</text:p>
          </table:table-cell>
          <table:table-cell office:value-type="float" office:value="-81.05708313" calcext:value-type="float">
            <text:p>-81.05708313</text:p>
          </table:table-cell>
          <table:table-cell table:number-columns-repeated="3"/>
        </table:table-row>
        <table:table-row table:style-name="ro1">
          <table:table-cell office:value-type="float" office:value="73695652.17" calcext:value-type="float">
            <text:p>73695652.17</text:p>
          </table:table-cell>
          <table:table-cell office:value-type="float" office:value="-81.35514832" calcext:value-type="float">
            <text:p>-81.35514832</text:p>
          </table:table-cell>
          <table:table-cell table:number-columns-repeated="3"/>
        </table:table-row>
        <table:table-row table:style-name="ro1">
          <table:table-cell office:value-type="float" office:value="73913043.48" calcext:value-type="float">
            <text:p>73913043.48</text:p>
          </table:table-cell>
          <table:table-cell office:value-type="float" office:value="-81.44242096" calcext:value-type="float">
            <text:p>-81.44242096</text:p>
          </table:table-cell>
          <table:table-cell table:number-columns-repeated="3"/>
        </table:table-row>
        <table:table-row table:style-name="ro1">
          <table:table-cell office:value-type="float" office:value="74130434.78" calcext:value-type="float">
            <text:p>74130434.78</text:p>
          </table:table-cell>
          <table:table-cell office:value-type="float" office:value="-81.1235199" calcext:value-type="float">
            <text:p>-81.1235199</text:p>
          </table:table-cell>
          <table:table-cell table:number-columns-repeated="3"/>
        </table:table-row>
        <table:table-row table:style-name="ro1">
          <table:table-cell office:value-type="float" office:value="74347826.09" calcext:value-type="float">
            <text:p>74347826.09</text:p>
          </table:table-cell>
          <table:table-cell office:value-type="float" office:value="-81.44087219" calcext:value-type="float">
            <text:p>-81.44087219</text:p>
          </table:table-cell>
          <table:table-cell table:number-columns-repeated="3"/>
        </table:table-row>
        <table:table-row table:style-name="ro1">
          <table:table-cell office:value-type="float" office:value="74565217.39" calcext:value-type="float">
            <text:p>74565217.39</text:p>
          </table:table-cell>
          <table:table-cell office:value-type="float" office:value="-81.7106781" calcext:value-type="float">
            <text:p>-81.7106781</text:p>
          </table:table-cell>
          <table:table-cell table:number-columns-repeated="3"/>
        </table:table-row>
        <table:table-row table:style-name="ro1">
          <table:table-cell office:value-type="float" office:value="74782608.7" calcext:value-type="float">
            <text:p>74782608.7</text:p>
          </table:table-cell>
          <table:table-cell office:value-type="float" office:value="-81.75090027" calcext:value-type="float">
            <text:p>-81.75090027</text:p>
          </table:table-cell>
          <table:table-cell table:number-columns-repeated="3"/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81.78611755" calcext:value-type="float">
            <text:p>-81.78611755</text:p>
          </table:table-cell>
          <table:table-cell table:number-columns-repeated="3"/>
        </table:table-row>
        <table:table-row table:style-name="ro1">
          <table:table-cell office:value-type="float" office:value="75217391.3" calcext:value-type="float">
            <text:p>75217391.3</text:p>
          </table:table-cell>
          <table:table-cell office:value-type="float" office:value="-82.02266693" calcext:value-type="float">
            <text:p>-82.02266693</text:p>
          </table:table-cell>
          <table:table-cell table:number-columns-repeated="3"/>
        </table:table-row>
        <table:table-row table:style-name="ro1">
          <table:table-cell office:value-type="float" office:value="75434782.61" calcext:value-type="float">
            <text:p>75434782.61</text:p>
          </table:table-cell>
          <table:table-cell office:value-type="float" office:value="-82.11683655" calcext:value-type="float">
            <text:p>-82.11683655</text:p>
          </table:table-cell>
          <table:table-cell table:number-columns-repeated="3"/>
        </table:table-row>
        <table:table-row table:style-name="ro1">
          <table:table-cell office:value-type="float" office:value="75652173.91" calcext:value-type="float">
            <text:p>75652173.91</text:p>
          </table:table-cell>
          <table:table-cell office:value-type="float" office:value="-82.02919006" calcext:value-type="float">
            <text:p>-82.02919006</text:p>
          </table:table-cell>
          <table:table-cell table:number-columns-repeated="3"/>
        </table:table-row>
        <table:table-row table:style-name="ro1">
          <table:table-cell office:value-type="float" office:value="75869565.22" calcext:value-type="float">
            <text:p>75869565.22</text:p>
          </table:table-cell>
          <table:table-cell office:value-type="float" office:value="-82.29116058" calcext:value-type="float">
            <text:p>-82.29116058</text:p>
          </table:table-cell>
          <table:table-cell table:number-columns-repeated="3"/>
        </table:table-row>
        <table:table-row table:style-name="ro1">
          <table:table-cell office:value-type="float" office:value="76086956.52" calcext:value-type="float">
            <text:p>76086956.52</text:p>
          </table:table-cell>
          <table:table-cell office:value-type="float" office:value="-82.34965515" calcext:value-type="float">
            <text:p>-82.34965515</text:p>
          </table:table-cell>
          <table:table-cell table:number-columns-repeated="3"/>
        </table:table-row>
        <table:table-row table:style-name="ro1">
          <table:table-cell office:value-type="float" office:value="76304347.83" calcext:value-type="float">
            <text:p>76304347.83</text:p>
          </table:table-cell>
          <table:table-cell office:value-type="float" office:value="-82.24899292" calcext:value-type="float">
            <text:p>-82.24899292</text:p>
          </table:table-cell>
          <table:table-cell table:number-columns-repeated="3"/>
        </table:table-row>
        <table:table-row table:style-name="ro1">
          <table:table-cell office:value-type="float" office:value="76521739.13" calcext:value-type="float">
            <text:p>76521739.13</text:p>
          </table:table-cell>
          <table:table-cell office:value-type="float" office:value="-82.44935608" calcext:value-type="float">
            <text:p>-82.44935608</text:p>
          </table:table-cell>
          <table:table-cell table:number-columns-repeated="3"/>
        </table:table-row>
        <table:table-row table:style-name="ro1">
          <table:table-cell office:value-type="float" office:value="76739130.43" calcext:value-type="float">
            <text:p>76739130.43</text:p>
          </table:table-cell>
          <table:table-cell office:value-type="float" office:value="-82.62815094" calcext:value-type="float">
            <text:p>-82.62815094</text:p>
          </table:table-cell>
          <table:table-cell table:number-columns-repeated="3"/>
        </table:table-row>
        <table:table-row table:style-name="ro1">
          <table:table-cell office:value-type="float" office:value="76956521.74" calcext:value-type="float">
            <text:p>76956521.74</text:p>
          </table:table-cell>
          <table:table-cell office:value-type="float" office:value="-82.44948578" calcext:value-type="float">
            <text:p>-82.44948578</text:p>
          </table:table-cell>
          <table:table-cell table:number-columns-repeated="3"/>
        </table:table-row>
        <table:table-row table:style-name="ro1">
          <table:table-cell office:value-type="float" office:value="77173913.04" calcext:value-type="float">
            <text:p>77173913.04</text:p>
          </table:table-cell>
          <table:table-cell office:value-type="float" office:value="-82.62462616" calcext:value-type="float">
            <text:p>-82.62462616</text:p>
          </table:table-cell>
          <table:table-cell table:number-columns-repeated="3"/>
        </table:table-row>
        <table:table-row table:style-name="ro1">
          <table:table-cell office:value-type="float" office:value="77391304.35" calcext:value-type="float">
            <text:p>77391304.35</text:p>
          </table:table-cell>
          <table:table-cell office:value-type="float" office:value="-82.74880219" calcext:value-type="float">
            <text:p>-82.74880219</text:p>
          </table:table-cell>
          <table:table-cell table:number-columns-repeated="3"/>
        </table:table-row>
        <table:table-row table:style-name="ro1">
          <table:table-cell office:value-type="float" office:value="77608695.65" calcext:value-type="float">
            <text:p>77608695.65</text:p>
          </table:table-cell>
          <table:table-cell office:value-type="float" office:value="-82.86393738" calcext:value-type="float">
            <text:p>-82.86393738</text:p>
          </table:table-cell>
          <table:table-cell table:number-columns-repeated="3"/>
        </table:table-row>
        <table:table-row table:style-name="ro1">
          <table:table-cell office:value-type="float" office:value="77826086.96" calcext:value-type="float">
            <text:p>77826086.96</text:p>
          </table:table-cell>
          <table:table-cell office:value-type="float" office:value="-82.90641785" calcext:value-type="float">
            <text:p>-82.90641785</text:p>
          </table:table-cell>
          <table:table-cell table:number-columns-repeated="3"/>
        </table:table-row>
        <table:table-row table:style-name="ro1">
          <table:table-cell office:value-type="float" office:value="78043478.26" calcext:value-type="float">
            <text:p>78043478.26</text:p>
          </table:table-cell>
          <table:table-cell office:value-type="float" office:value="-83.24608612" calcext:value-type="float">
            <text:p>-83.24608612</text:p>
          </table:table-cell>
          <table:table-cell table:number-columns-repeated="3"/>
        </table:table-row>
        <table:table-row table:style-name="ro1">
          <table:table-cell office:value-type="float" office:value="78260869.57" calcext:value-type="float">
            <text:p>78260869.57</text:p>
          </table:table-cell>
          <table:table-cell office:value-type="float" office:value="-82.97746277" calcext:value-type="float">
            <text:p>-82.97746277</text:p>
          </table:table-cell>
          <table:table-cell table:number-columns-repeated="3"/>
        </table:table-row>
        <table:table-row table:style-name="ro1">
          <table:table-cell office:value-type="float" office:value="78478260.87" calcext:value-type="float">
            <text:p>78478260.87</text:p>
          </table:table-cell>
          <table:table-cell office:value-type="float" office:value="-83.17185211" calcext:value-type="float">
            <text:p>-83.17185211</text:p>
          </table:table-cell>
          <table:table-cell table:number-columns-repeated="3"/>
        </table:table-row>
        <table:table-row table:style-name="ro1">
          <table:table-cell office:value-type="float" office:value="78695652.17" calcext:value-type="float">
            <text:p>78695652.17</text:p>
          </table:table-cell>
          <table:table-cell office:value-type="float" office:value="-83.11293793" calcext:value-type="float">
            <text:p>-83.11293793</text:p>
          </table:table-cell>
          <table:table-cell table:number-columns-repeated="3"/>
        </table:table-row>
        <table:table-row table:style-name="ro1">
          <table:table-cell office:value-type="float" office:value="78913043.48" calcext:value-type="float">
            <text:p>78913043.48</text:p>
          </table:table-cell>
          <table:table-cell office:value-type="float" office:value="-83.34593964" calcext:value-type="float">
            <text:p>-83.34593964</text:p>
          </table:table-cell>
          <table:table-cell table:number-columns-repeated="3"/>
        </table:table-row>
        <table:table-row table:style-name="ro1">
          <table:table-cell office:value-type="float" office:value="79130434.78" calcext:value-type="float">
            <text:p>79130434.78</text:p>
          </table:table-cell>
          <table:table-cell office:value-type="float" office:value="-83.3059845" calcext:value-type="float">
            <text:p>-83.3059845</text:p>
          </table:table-cell>
          <table:table-cell table:number-columns-repeated="3"/>
        </table:table-row>
        <table:table-row table:style-name="ro1">
          <table:table-cell office:value-type="float" office:value="79347826.09" calcext:value-type="float">
            <text:p>79347826.09</text:p>
          </table:table-cell>
          <table:table-cell office:value-type="float" office:value="-83.45835114" calcext:value-type="float">
            <text:p>-83.45835114</text:p>
          </table:table-cell>
          <table:table-cell table:number-columns-repeated="3"/>
        </table:table-row>
        <table:table-row table:style-name="ro1">
          <table:table-cell office:value-type="float" office:value="79565217.39" calcext:value-type="float">
            <text:p>79565217.39</text:p>
          </table:table-cell>
          <table:table-cell office:value-type="float" office:value="-83.41285706" calcext:value-type="float">
            <text:p>-83.41285706</text:p>
          </table:table-cell>
          <table:table-cell table:number-columns-repeated="3"/>
        </table:table-row>
        <table:table-row table:style-name="ro1">
          <table:table-cell office:value-type="float" office:value="79782608.7" calcext:value-type="float">
            <text:p>79782608.7</text:p>
          </table:table-cell>
          <table:table-cell office:value-type="float" office:value="-83.62658691" calcext:value-type="float">
            <text:p>-83.62658691</text:p>
          </table:table-cell>
          <table:table-cell table:number-columns-repeated="3"/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83.66990662" calcext:value-type="float">
            <text:p>-83.66990662</text:p>
          </table:table-cell>
          <table:table-cell table:number-columns-repeated="3"/>
        </table:table-row>
        <table:table-row table:style-name="ro1">
          <table:table-cell office:value-type="float" office:value="80217391.3" calcext:value-type="float">
            <text:p>80217391.3</text:p>
          </table:table-cell>
          <table:table-cell office:value-type="float" office:value="-83.81465149" calcext:value-type="float">
            <text:p>-83.81465149</text:p>
          </table:table-cell>
          <table:table-cell table:number-columns-repeated="3"/>
        </table:table-row>
        <table:table-row table:style-name="ro1">
          <table:table-cell office:value-type="float" office:value="80434782.61" calcext:value-type="float">
            <text:p>80434782.61</text:p>
          </table:table-cell>
          <table:table-cell office:value-type="float" office:value="-83.70487213" calcext:value-type="float">
            <text:p>-83.70487213</text:p>
          </table:table-cell>
          <table:table-cell table:number-columns-repeated="3"/>
        </table:table-row>
        <table:table-row table:style-name="ro1">
          <table:table-cell office:value-type="float" office:value="80652173.91" calcext:value-type="float">
            <text:p>80652173.91</text:p>
          </table:table-cell>
          <table:table-cell office:value-type="float" office:value="-83.82067108" calcext:value-type="float">
            <text:p>-83.82067108</text:p>
          </table:table-cell>
          <table:table-cell table:number-columns-repeated="3"/>
        </table:table-row>
        <table:table-row table:style-name="ro1">
          <table:table-cell office:value-type="float" office:value="80869565.22" calcext:value-type="float">
            <text:p>80869565.22</text:p>
          </table:table-cell>
          <table:table-cell office:value-type="float" office:value="-83.78684235" calcext:value-type="float">
            <text:p>-83.78684235</text:p>
          </table:table-cell>
          <table:table-cell table:number-columns-repeated="3"/>
        </table:table-row>
        <table:table-row table:style-name="ro1">
          <table:table-cell office:value-type="float" office:value="81086956.52" calcext:value-type="float">
            <text:p>81086956.52</text:p>
          </table:table-cell>
          <table:table-cell office:value-type="float" office:value="-83.87128448" calcext:value-type="float">
            <text:p>-83.87128448</text:p>
          </table:table-cell>
          <table:table-cell table:number-columns-repeated="3"/>
        </table:table-row>
        <table:table-row table:style-name="ro1">
          <table:table-cell office:value-type="float" office:value="81304347.83" calcext:value-type="float">
            <text:p>81304347.83</text:p>
          </table:table-cell>
          <table:table-cell office:value-type="float" office:value="-84.10857391" calcext:value-type="float">
            <text:p>-84.10857391</text:p>
          </table:table-cell>
          <table:table-cell table:number-columns-repeated="3"/>
        </table:table-row>
        <table:table-row table:style-name="ro1">
          <table:table-cell office:value-type="float" office:value="81521739.13" calcext:value-type="float">
            <text:p>81521739.13</text:p>
          </table:table-cell>
          <table:table-cell office:value-type="float" office:value="-84.19898987" calcext:value-type="float">
            <text:p>-84.19898987</text:p>
          </table:table-cell>
          <table:table-cell table:number-columns-repeated="3"/>
        </table:table-row>
        <table:table-row table:style-name="ro1">
          <table:table-cell office:value-type="float" office:value="81739130.43" calcext:value-type="float">
            <text:p>81739130.43</text:p>
          </table:table-cell>
          <table:table-cell office:value-type="float" office:value="-84.08279419" calcext:value-type="float">
            <text:p>-84.08279419</text:p>
          </table:table-cell>
          <table:table-cell table:number-columns-repeated="3"/>
        </table:table-row>
        <table:table-row table:style-name="ro1">
          <table:table-cell office:value-type="float" office:value="81956521.74" calcext:value-type="float">
            <text:p>81956521.74</text:p>
          </table:table-cell>
          <table:table-cell office:value-type="float" office:value="-84.34657288" calcext:value-type="float">
            <text:p>-84.34657288</text:p>
          </table:table-cell>
          <table:table-cell table:number-columns-repeated="3"/>
        </table:table-row>
        <table:table-row table:style-name="ro1">
          <table:table-cell office:value-type="float" office:value="82173913.04" calcext:value-type="float">
            <text:p>82173913.04</text:p>
          </table:table-cell>
          <table:table-cell office:value-type="float" office:value="-84.18797302" calcext:value-type="float">
            <text:p>-84.18797302</text:p>
          </table:table-cell>
          <table:table-cell table:number-columns-repeated="3"/>
        </table:table-row>
        <table:table-row table:style-name="ro1">
          <table:table-cell office:value-type="float" office:value="82391304.35" calcext:value-type="float">
            <text:p>82391304.35</text:p>
          </table:table-cell>
          <table:table-cell office:value-type="float" office:value="-84.46747589" calcext:value-type="float">
            <text:p>-84.46747589</text:p>
          </table:table-cell>
          <table:table-cell table:number-columns-repeated="3"/>
        </table:table-row>
        <table:table-row table:style-name="ro1">
          <table:table-cell office:value-type="float" office:value="82608695.65" calcext:value-type="float">
            <text:p>82608695.65</text:p>
          </table:table-cell>
          <table:table-cell office:value-type="float" office:value="-84.21792603" calcext:value-type="float">
            <text:p>-84.21792603</text:p>
          </table:table-cell>
          <table:table-cell table:number-columns-repeated="3"/>
        </table:table-row>
        <table:table-row table:style-name="ro1">
          <table:table-cell office:value-type="float" office:value="82826086.96" calcext:value-type="float">
            <text:p>82826086.96</text:p>
          </table:table-cell>
          <table:table-cell office:value-type="float" office:value="-84.39256287" calcext:value-type="float">
            <text:p>-84.39256287</text:p>
          </table:table-cell>
          <table:table-cell table:number-columns-repeated="3"/>
        </table:table-row>
        <table:table-row table:style-name="ro1">
          <table:table-cell office:value-type="float" office:value="83043478.26" calcext:value-type="float">
            <text:p>83043478.26</text:p>
          </table:table-cell>
          <table:table-cell office:value-type="float" office:value="-84.44862366" calcext:value-type="float">
            <text:p>-84.44862366</text:p>
          </table:table-cell>
          <table:table-cell table:number-columns-repeated="3"/>
        </table:table-row>
        <table:table-row table:style-name="ro1">
          <table:table-cell office:value-type="float" office:value="83260869.57" calcext:value-type="float">
            <text:p>83260869.57</text:p>
          </table:table-cell>
          <table:table-cell office:value-type="float" office:value="-84.54891205" calcext:value-type="float">
            <text:p>-84.54891205</text:p>
          </table:table-cell>
          <table:table-cell table:number-columns-repeated="3"/>
        </table:table-row>
        <table:table-row table:style-name="ro1">
          <table:table-cell office:value-type="float" office:value="83478260.87" calcext:value-type="float">
            <text:p>83478260.87</text:p>
          </table:table-cell>
          <table:table-cell office:value-type="float" office:value="-84.60788727" calcext:value-type="float">
            <text:p>-84.60788727</text:p>
          </table:table-cell>
          <table:table-cell table:number-columns-repeated="3"/>
        </table:table-row>
        <table:table-row table:style-name="ro1">
          <table:table-cell office:value-type="float" office:value="83695652.17" calcext:value-type="float">
            <text:p>83695652.17</text:p>
          </table:table-cell>
          <table:table-cell office:value-type="float" office:value="-84.74920654" calcext:value-type="float">
            <text:p>-84.74920654</text:p>
          </table:table-cell>
          <table:table-cell table:number-columns-repeated="3"/>
        </table:table-row>
        <table:table-row table:style-name="ro1">
          <table:table-cell office:value-type="float" office:value="83913043.48" calcext:value-type="float">
            <text:p>83913043.48</text:p>
          </table:table-cell>
          <table:table-cell office:value-type="float" office:value="-84.68044281" calcext:value-type="float">
            <text:p>-84.68044281</text:p>
          </table:table-cell>
          <table:table-cell table:number-columns-repeated="3"/>
        </table:table-row>
        <table:table-row table:style-name="ro1">
          <table:table-cell office:value-type="float" office:value="84130434.78" calcext:value-type="float">
            <text:p>84130434.78</text:p>
          </table:table-cell>
          <table:table-cell office:value-type="float" office:value="-84.82915497" calcext:value-type="float">
            <text:p>-84.82915497</text:p>
          </table:table-cell>
          <table:table-cell table:number-columns-repeated="3"/>
        </table:table-row>
        <table:table-row table:style-name="ro1">
          <table:table-cell office:value-type="float" office:value="84347826.09" calcext:value-type="float">
            <text:p>84347826.09</text:p>
          </table:table-cell>
          <table:table-cell office:value-type="float" office:value="-84.7934494" calcext:value-type="float">
            <text:p>-84.7934494</text:p>
          </table:table-cell>
          <table:table-cell table:number-columns-repeated="3"/>
        </table:table-row>
        <table:table-row table:style-name="ro1">
          <table:table-cell office:value-type="float" office:value="84565217.39" calcext:value-type="float">
            <text:p>84565217.39</text:p>
          </table:table-cell>
          <table:table-cell office:value-type="float" office:value="-84.92253876" calcext:value-type="float">
            <text:p>-84.92253876</text:p>
          </table:table-cell>
          <table:table-cell table:number-columns-repeated="3"/>
        </table:table-row>
        <table:table-row table:style-name="ro1">
          <table:table-cell office:value-type="float" office:value="84782608.7" calcext:value-type="float">
            <text:p>84782608.7</text:p>
          </table:table-cell>
          <table:table-cell office:value-type="float" office:value="-84.86773682" calcext:value-type="float">
            <text:p>-84.86773682</text:p>
          </table:table-cell>
          <table:table-cell table:number-columns-repeated="3"/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85.06074524" calcext:value-type="float">
            <text:p>-85.06074524</text:p>
          </table:table-cell>
          <table:table-cell table:number-columns-repeated="3"/>
        </table:table-row>
        <table:table-row table:style-name="ro1">
          <table:table-cell office:value-type="float" office:value="85217391.3" calcext:value-type="float">
            <text:p>85217391.3</text:p>
          </table:table-cell>
          <table:table-cell office:value-type="float" office:value="-85.02778625" calcext:value-type="float">
            <text:p>-85.02778625</text:p>
          </table:table-cell>
          <table:table-cell table:number-columns-repeated="3"/>
        </table:table-row>
        <table:table-row table:style-name="ro1">
          <table:table-cell office:value-type="float" office:value="85434782.61" calcext:value-type="float">
            <text:p>85434782.61</text:p>
          </table:table-cell>
          <table:table-cell office:value-type="float" office:value="-84.90460968" calcext:value-type="float">
            <text:p>-84.90460968</text:p>
          </table:table-cell>
          <table:table-cell table:number-columns-repeated="3"/>
        </table:table-row>
        <table:table-row table:style-name="ro1">
          <table:table-cell office:value-type="float" office:value="85652173.91" calcext:value-type="float">
            <text:p>85652173.91</text:p>
          </table:table-cell>
          <table:table-cell office:value-type="float" office:value="-85.21611023" calcext:value-type="float">
            <text:p>-85.21611023</text:p>
          </table:table-cell>
          <table:table-cell table:number-columns-repeated="3"/>
        </table:table-row>
        <table:table-row table:style-name="ro1">
          <table:table-cell office:value-type="float" office:value="85869565.22" calcext:value-type="float">
            <text:p>85869565.22</text:p>
          </table:table-cell>
          <table:table-cell office:value-type="float" office:value="-85.20240784" calcext:value-type="float">
            <text:p>-85.20240784</text:p>
          </table:table-cell>
          <table:table-cell table:number-columns-repeated="3"/>
        </table:table-row>
        <table:table-row table:style-name="ro1">
          <table:table-cell office:value-type="float" office:value="86086956.52" calcext:value-type="float">
            <text:p>86086956.52</text:p>
          </table:table-cell>
          <table:table-cell office:value-type="float" office:value="-85.2155304" calcext:value-type="float">
            <text:p>-85.2155304</text:p>
          </table:table-cell>
          <table:table-cell table:number-columns-repeated="3"/>
        </table:table-row>
        <table:table-row table:style-name="ro1">
          <table:table-cell office:value-type="float" office:value="86304347.83" calcext:value-type="float">
            <text:p>86304347.83</text:p>
          </table:table-cell>
          <table:table-cell office:value-type="float" office:value="-85.32907867" calcext:value-type="float">
            <text:p>-85.32907867</text:p>
          </table:table-cell>
          <table:table-cell table:number-columns-repeated="3"/>
        </table:table-row>
        <table:table-row table:style-name="ro1">
          <table:table-cell office:value-type="float" office:value="86521739.13" calcext:value-type="float">
            <text:p>86521739.13</text:p>
          </table:table-cell>
          <table:table-cell office:value-type="float" office:value="-85.57505798" calcext:value-type="float">
            <text:p>-85.57505798</text:p>
          </table:table-cell>
          <table:table-cell table:number-columns-repeated="3"/>
        </table:table-row>
        <table:table-row table:style-name="ro1">
          <table:table-cell office:value-type="float" office:value="86739130.43" calcext:value-type="float">
            <text:p>86739130.43</text:p>
          </table:table-cell>
          <table:table-cell office:value-type="float" office:value="-85.10869598" calcext:value-type="float">
            <text:p>-85.10869598</text:p>
          </table:table-cell>
          <table:table-cell table:number-columns-repeated="3"/>
        </table:table-row>
        <table:table-row table:style-name="ro1">
          <table:table-cell office:value-type="float" office:value="86956521.74" calcext:value-type="float">
            <text:p>86956521.74</text:p>
          </table:table-cell>
          <table:table-cell office:value-type="float" office:value="-85.33420563" calcext:value-type="float">
            <text:p>-85.33420563</text:p>
          </table:table-cell>
          <table:table-cell table:number-columns-repeated="3"/>
        </table:table-row>
        <table:table-row table:style-name="ro1">
          <table:table-cell office:value-type="float" office:value="87173913.04" calcext:value-type="float">
            <text:p>87173913.04</text:p>
          </table:table-cell>
          <table:table-cell office:value-type="float" office:value="-85.61579132" calcext:value-type="float">
            <text:p>-85.61579132</text:p>
          </table:table-cell>
          <table:table-cell table:number-columns-repeated="3"/>
        </table:table-row>
        <table:table-row table:style-name="ro1">
          <table:table-cell office:value-type="float" office:value="87391304.35" calcext:value-type="float">
            <text:p>87391304.35</text:p>
          </table:table-cell>
          <table:table-cell office:value-type="float" office:value="-85.70271301" calcext:value-type="float">
            <text:p>-85.70271301</text:p>
          </table:table-cell>
          <table:table-cell table:number-columns-repeated="3"/>
        </table:table-row>
        <table:table-row table:style-name="ro1">
          <table:table-cell office:value-type="float" office:value="87608695.65" calcext:value-type="float">
            <text:p>87608695.65</text:p>
          </table:table-cell>
          <table:table-cell office:value-type="float" office:value="-85.54714203" calcext:value-type="float">
            <text:p>-85.54714203</text:p>
          </table:table-cell>
          <table:table-cell table:number-columns-repeated="3"/>
        </table:table-row>
        <table:table-row table:style-name="ro1">
          <table:table-cell office:value-type="float" office:value="87826086.96" calcext:value-type="float">
            <text:p>87826086.96</text:p>
          </table:table-cell>
          <table:table-cell office:value-type="float" office:value="-85.72848511" calcext:value-type="float">
            <text:p>-85.72848511</text:p>
          </table:table-cell>
          <table:table-cell table:number-columns-repeated="3"/>
        </table:table-row>
        <table:table-row table:style-name="ro1">
          <table:table-cell office:value-type="float" office:value="88043478.26" calcext:value-type="float">
            <text:p>88043478.26</text:p>
          </table:table-cell>
          <table:table-cell office:value-type="float" office:value="-85.52439117" calcext:value-type="float">
            <text:p>-85.52439117</text:p>
          </table:table-cell>
          <table:table-cell table:number-columns-repeated="3"/>
        </table:table-row>
        <table:table-row table:style-name="ro1">
          <table:table-cell office:value-type="float" office:value="88260869.57" calcext:value-type="float">
            <text:p>88260869.57</text:p>
          </table:table-cell>
          <table:table-cell office:value-type="float" office:value="-84.83695984" calcext:value-type="float">
            <text:p>-84.83695984</text:p>
          </table:table-cell>
          <table:table-cell table:number-columns-repeated="3"/>
        </table:table-row>
        <table:table-row table:style-name="ro1">
          <table:table-cell office:value-type="float" office:value="88478260.87" calcext:value-type="float">
            <text:p>88478260.87</text:p>
          </table:table-cell>
          <table:table-cell office:value-type="float" office:value="-83.59349823" calcext:value-type="float">
            <text:p>-83.59349823</text:p>
          </table:table-cell>
          <table:table-cell table:number-columns-repeated="3"/>
        </table:table-row>
        <table:table-row table:style-name="ro1">
          <table:table-cell office:value-type="float" office:value="88695652.17" calcext:value-type="float">
            <text:p>88695652.17</text:p>
          </table:table-cell>
          <table:table-cell office:value-type="float" office:value="-82.38667297" calcext:value-type="float">
            <text:p>-82.38667297</text:p>
          </table:table-cell>
          <table:table-cell table:number-columns-repeated="3"/>
        </table:table-row>
        <table:table-row table:style-name="ro1">
          <table:table-cell office:value-type="float" office:value="88913043.48" calcext:value-type="float">
            <text:p>88913043.48</text:p>
          </table:table-cell>
          <table:table-cell office:value-type="float" office:value="-81.39395905" calcext:value-type="float">
            <text:p>-81.39395905</text:p>
          </table:table-cell>
          <table:table-cell table:number-columns-repeated="3"/>
        </table:table-row>
        <table:table-row table:style-name="ro1">
          <table:table-cell office:value-type="float" office:value="89130434.78" calcext:value-type="float">
            <text:p>89130434.78</text:p>
          </table:table-cell>
          <table:table-cell office:value-type="float" office:value="-81.0157547" calcext:value-type="float">
            <text:p>-81.0157547</text:p>
          </table:table-cell>
          <table:table-cell table:number-columns-repeated="3"/>
        </table:table-row>
        <table:table-row table:style-name="ro1">
          <table:table-cell office:value-type="float" office:value="89347826.09" calcext:value-type="float">
            <text:p>89347826.09</text:p>
          </table:table-cell>
          <table:table-cell office:value-type="float" office:value="-81.03591156" calcext:value-type="float">
            <text:p>-81.03591156</text:p>
          </table:table-cell>
          <table:table-cell table:number-columns-repeated="3"/>
        </table:table-row>
        <table:table-row table:style-name="ro1">
          <table:table-cell office:value-type="float" office:value="89565217.39" calcext:value-type="float">
            <text:p>89565217.39</text:p>
          </table:table-cell>
          <table:table-cell office:value-type="float" office:value="-80.93579102" calcext:value-type="float">
            <text:p>-80.93579102</text:p>
          </table:table-cell>
          <table:table-cell table:number-columns-repeated="3"/>
        </table:table-row>
        <table:table-row table:style-name="ro1">
          <table:table-cell office:value-type="float" office:value="89782608.7" calcext:value-type="float">
            <text:p>89782608.7</text:p>
          </table:table-cell>
          <table:table-cell office:value-type="float" office:value="-80.47135925" calcext:value-type="float">
            <text:p>-80.47135925</text:p>
          </table:table-cell>
          <table:table-cell table:number-columns-repeated="3"/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80.67815399" calcext:value-type="float">
            <text:p>-80.67815399</text:p>
          </table:table-cell>
          <table:table-cell table:number-columns-repeated="3"/>
        </table:table-row>
        <table:table-row table:style-name="ro1">
          <table:table-cell office:value-type="float" office:value="90217391.3" calcext:value-type="float">
            <text:p>90217391.3</text:p>
          </table:table-cell>
          <table:table-cell office:value-type="float" office:value="-81.63459778" calcext:value-type="float">
            <text:p>-81.63459778</text:p>
          </table:table-cell>
          <table:table-cell table:number-columns-repeated="3"/>
        </table:table-row>
        <table:table-row table:style-name="ro1">
          <table:table-cell office:value-type="float" office:value="90434782.61" calcext:value-type="float">
            <text:p>90434782.61</text:p>
          </table:table-cell>
          <table:table-cell office:value-type="float" office:value="-83.07302856" calcext:value-type="float">
            <text:p>-83.07302856</text:p>
          </table:table-cell>
          <table:table-cell table:number-columns-repeated="3"/>
        </table:table-row>
        <table:table-row table:style-name="ro1">
          <table:table-cell office:value-type="float" office:value="90652173.91" calcext:value-type="float">
            <text:p>90652173.91</text:p>
          </table:table-cell>
          <table:table-cell office:value-type="float" office:value="-84.22941589" calcext:value-type="float">
            <text:p>-84.22941589</text:p>
          </table:table-cell>
          <table:table-cell table:number-columns-repeated="3"/>
        </table:table-row>
        <table:table-row table:style-name="ro1">
          <table:table-cell office:value-type="float" office:value="90869565.22" calcext:value-type="float">
            <text:p>90869565.22</text:p>
          </table:table-cell>
          <table:table-cell office:value-type="float" office:value="-85.07575989" calcext:value-type="float">
            <text:p>-85.07575989</text:p>
          </table:table-cell>
          <table:table-cell table:number-columns-repeated="3"/>
        </table:table-row>
        <table:table-row table:style-name="ro1">
          <table:table-cell office:value-type="float" office:value="91086956.52" calcext:value-type="float">
            <text:p>91086956.52</text:p>
          </table:table-cell>
          <table:table-cell office:value-type="float" office:value="-85.72566223" calcext:value-type="float">
            <text:p>-85.72566223</text:p>
          </table:table-cell>
          <table:table-cell table:number-columns-repeated="3"/>
        </table:table-row>
        <table:table-row table:style-name="ro1">
          <table:table-cell office:value-type="float" office:value="91304347.83" calcext:value-type="float">
            <text:p>91304347.83</text:p>
          </table:table-cell>
          <table:table-cell office:value-type="float" office:value="-86.22810364" calcext:value-type="float">
            <text:p>-86.22810364</text:p>
          </table:table-cell>
          <table:table-cell table:number-columns-repeated="3"/>
        </table:table-row>
        <table:table-row table:style-name="ro1">
          <table:table-cell office:value-type="float" office:value="91521739.13" calcext:value-type="float">
            <text:p>91521739.13</text:p>
          </table:table-cell>
          <table:table-cell office:value-type="float" office:value="-86.61629486" calcext:value-type="float">
            <text:p>-86.61629486</text:p>
          </table:table-cell>
          <table:table-cell table:number-columns-repeated="3"/>
        </table:table-row>
        <table:table-row table:style-name="ro1">
          <table:table-cell office:value-type="float" office:value="91739130.43" calcext:value-type="float">
            <text:p>91739130.43</text:p>
          </table:table-cell>
          <table:table-cell office:value-type="float" office:value="-86.62449646" calcext:value-type="float">
            <text:p>-86.62449646</text:p>
          </table:table-cell>
          <table:table-cell table:number-columns-repeated="3"/>
        </table:table-row>
        <table:table-row table:style-name="ro1">
          <table:table-cell office:value-type="float" office:value="91956521.74" calcext:value-type="float">
            <text:p>91956521.74</text:p>
          </table:table-cell>
          <table:table-cell office:value-type="float" office:value="-86.85578156" calcext:value-type="float">
            <text:p>-86.85578156</text:p>
          </table:table-cell>
          <table:table-cell table:number-columns-repeated="3"/>
        </table:table-row>
        <table:table-row table:style-name="ro1">
          <table:table-cell office:value-type="float" office:value="92173913.04" calcext:value-type="float">
            <text:p>92173913.04</text:p>
          </table:table-cell>
          <table:table-cell office:value-type="float" office:value="-86.80314636" calcext:value-type="float">
            <text:p>-86.80314636</text:p>
          </table:table-cell>
          <table:table-cell table:number-columns-repeated="3"/>
        </table:table-row>
        <table:table-row table:style-name="ro1">
          <table:table-cell office:value-type="float" office:value="92391304.35" calcext:value-type="float">
            <text:p>92391304.35</text:p>
          </table:table-cell>
          <table:table-cell office:value-type="float" office:value="-86.93991852" calcext:value-type="float">
            <text:p>-86.93991852</text:p>
          </table:table-cell>
          <table:table-cell table:number-columns-repeated="3"/>
        </table:table-row>
        <table:table-row table:style-name="ro1">
          <table:table-cell office:value-type="float" office:value="92608695.65" calcext:value-type="float">
            <text:p>92608695.65</text:p>
          </table:table-cell>
          <table:table-cell office:value-type="float" office:value="-86.92947388" calcext:value-type="float">
            <text:p>-86.92947388</text:p>
          </table:table-cell>
          <table:table-cell table:number-columns-repeated="3"/>
        </table:table-row>
        <table:table-row table:style-name="ro1">
          <table:table-cell office:value-type="float" office:value="92826086.96" calcext:value-type="float">
            <text:p>92826086.96</text:p>
          </table:table-cell>
          <table:table-cell office:value-type="float" office:value="-87.15462494" calcext:value-type="float">
            <text:p>-87.15462494</text:p>
          </table:table-cell>
          <table:table-cell table:number-columns-repeated="3"/>
        </table:table-row>
        <table:table-row table:style-name="ro1">
          <table:table-cell office:value-type="float" office:value="93043478.26" calcext:value-type="float">
            <text:p>93043478.26</text:p>
          </table:table-cell>
          <table:table-cell office:value-type="float" office:value="-87.05687714" calcext:value-type="float">
            <text:p>-87.05687714</text:p>
          </table:table-cell>
          <table:table-cell table:number-columns-repeated="3"/>
        </table:table-row>
        <table:table-row table:style-name="ro1">
          <table:table-cell office:value-type="float" office:value="93260869.57" calcext:value-type="float">
            <text:p>93260869.57</text:p>
          </table:table-cell>
          <table:table-cell office:value-type="float" office:value="-87.02609253" calcext:value-type="float">
            <text:p>-87.02609253</text:p>
          </table:table-cell>
          <table:table-cell table:number-columns-repeated="3"/>
        </table:table-row>
        <table:table-row table:style-name="ro1">
          <table:table-cell office:value-type="float" office:value="93478260.87" calcext:value-type="float">
            <text:p>93478260.87</text:p>
          </table:table-cell>
          <table:table-cell office:value-type="float" office:value="-87.02906799" calcext:value-type="float">
            <text:p>-87.02906799</text:p>
          </table:table-cell>
          <table:table-cell table:number-columns-repeated="3"/>
        </table:table-row>
        <table:table-row table:style-name="ro1">
          <table:table-cell office:value-type="float" office:value="93695652.17" calcext:value-type="float">
            <text:p>93695652.17</text:p>
          </table:table-cell>
          <table:table-cell office:value-type="float" office:value="-87.33809662" calcext:value-type="float">
            <text:p>-87.33809662</text:p>
          </table:table-cell>
          <table:table-cell table:number-columns-repeated="3"/>
        </table:table-row>
        <table:table-row table:style-name="ro1">
          <table:table-cell office:value-type="float" office:value="93913043.48" calcext:value-type="float">
            <text:p>93913043.48</text:p>
          </table:table-cell>
          <table:table-cell office:value-type="float" office:value="-87.30948639" calcext:value-type="float">
            <text:p>-87.30948639</text:p>
          </table:table-cell>
          <table:table-cell table:number-columns-repeated="3"/>
        </table:table-row>
        <table:table-row table:style-name="ro1">
          <table:table-cell office:value-type="float" office:value="94130434.78" calcext:value-type="float">
            <text:p>94130434.78</text:p>
          </table:table-cell>
          <table:table-cell office:value-type="float" office:value="-87.24440002" calcext:value-type="float">
            <text:p>-87.24440002</text:p>
          </table:table-cell>
          <table:table-cell table:number-columns-repeated="3"/>
        </table:table-row>
        <table:table-row table:style-name="ro1">
          <table:table-cell office:value-type="float" office:value="94347826.09" calcext:value-type="float">
            <text:p>94347826.09</text:p>
          </table:table-cell>
          <table:table-cell office:value-type="float" office:value="-87.33395386" calcext:value-type="float">
            <text:p>-87.33395386</text:p>
          </table:table-cell>
          <table:table-cell table:number-columns-repeated="3"/>
        </table:table-row>
        <table:table-row table:style-name="ro1">
          <table:table-cell office:value-type="float" office:value="94565217.39" calcext:value-type="float">
            <text:p>94565217.39</text:p>
          </table:table-cell>
          <table:table-cell office:value-type="float" office:value="-87.260849" calcext:value-type="float">
            <text:p>-87.260849</text:p>
          </table:table-cell>
          <table:table-cell table:number-columns-repeated="3"/>
        </table:table-row>
        <table:table-row table:style-name="ro1">
          <table:table-cell office:value-type="float" office:value="94782608.7" calcext:value-type="float">
            <text:p>94782608.7</text:p>
          </table:table-cell>
          <table:table-cell office:value-type="float" office:value="-87.14347839" calcext:value-type="float">
            <text:p>-87.14347839</text:p>
          </table:table-cell>
          <table:table-cell table:number-columns-repeated="3"/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87.11582947" calcext:value-type="float">
            <text:p>-87.11582947</text:p>
          </table:table-cell>
          <table:table-cell table:number-columns-repeated="3"/>
        </table:table-row>
        <table:table-row table:style-name="ro1">
          <table:table-cell office:value-type="float" office:value="95217391.3" calcext:value-type="float">
            <text:p>95217391.3</text:p>
          </table:table-cell>
          <table:table-cell office:value-type="float" office:value="-87.52481079" calcext:value-type="float">
            <text:p>-87.52481079</text:p>
          </table:table-cell>
          <table:table-cell table:number-columns-repeated="3"/>
        </table:table-row>
        <table:table-row table:style-name="ro1">
          <table:table-cell office:value-type="float" office:value="95434782.61" calcext:value-type="float">
            <text:p>95434782.61</text:p>
          </table:table-cell>
          <table:table-cell office:value-type="float" office:value="-87.84002686" calcext:value-type="float">
            <text:p>-87.84002686</text:p>
          </table:table-cell>
          <table:table-cell table:number-columns-repeated="3"/>
        </table:table-row>
        <table:table-row table:style-name="ro1">
          <table:table-cell office:value-type="float" office:value="95652173.91" calcext:value-type="float">
            <text:p>95652173.91</text:p>
          </table:table-cell>
          <table:table-cell office:value-type="float" office:value="-87.42905426" calcext:value-type="float">
            <text:p>-87.42905426</text:p>
          </table:table-cell>
          <table:table-cell table:number-columns-repeated="3"/>
        </table:table-row>
        <table:table-row table:style-name="ro1">
          <table:table-cell office:value-type="float" office:value="95869565.22" calcext:value-type="float">
            <text:p>95869565.22</text:p>
          </table:table-cell>
          <table:table-cell office:value-type="float" office:value="-87.61154938" calcext:value-type="float">
            <text:p>-87.61154938</text:p>
          </table:table-cell>
          <table:table-cell table:number-columns-repeated="3"/>
        </table:table-row>
        <table:table-row table:style-name="ro1">
          <table:table-cell office:value-type="float" office:value="96086956.52" calcext:value-type="float">
            <text:p>96086956.52</text:p>
          </table:table-cell>
          <table:table-cell office:value-type="float" office:value="-87.72254944" calcext:value-type="float">
            <text:p>-87.72254944</text:p>
          </table:table-cell>
          <table:table-cell table:number-columns-repeated="3"/>
        </table:table-row>
        <table:table-row table:style-name="ro1">
          <table:table-cell office:value-type="float" office:value="96304347.83" calcext:value-type="float">
            <text:p>96304347.83</text:p>
          </table:table-cell>
          <table:table-cell office:value-type="float" office:value="-87.60462952" calcext:value-type="float">
            <text:p>-87.60462952</text:p>
          </table:table-cell>
          <table:table-cell table:number-columns-repeated="3"/>
        </table:table-row>
        <table:table-row table:style-name="ro1">
          <table:table-cell office:value-type="float" office:value="96521739.13" calcext:value-type="float">
            <text:p>96521739.13</text:p>
          </table:table-cell>
          <table:table-cell office:value-type="float" office:value="-87.70249176" calcext:value-type="float">
            <text:p>-87.70249176</text:p>
          </table:table-cell>
          <table:table-cell table:number-columns-repeated="3"/>
        </table:table-row>
        <table:table-row table:style-name="ro1">
          <table:table-cell office:value-type="float" office:value="96739130.43" calcext:value-type="float">
            <text:p>96739130.43</text:p>
          </table:table-cell>
          <table:table-cell office:value-type="float" office:value="-87.73194885" calcext:value-type="float">
            <text:p>-87.73194885</text:p>
          </table:table-cell>
          <table:table-cell table:number-columns-repeated="3"/>
        </table:table-row>
        <table:table-row table:style-name="ro1">
          <table:table-cell office:value-type="float" office:value="96956521.74" calcext:value-type="float">
            <text:p>96956521.74</text:p>
          </table:table-cell>
          <table:table-cell office:value-type="float" office:value="-87.76729584" calcext:value-type="float">
            <text:p>-87.76729584</text:p>
          </table:table-cell>
          <table:table-cell table:number-columns-repeated="3"/>
        </table:table-row>
        <table:table-row table:style-name="ro1">
          <table:table-cell office:value-type="float" office:value="97173913.04" calcext:value-type="float">
            <text:p>97173913.04</text:p>
          </table:table-cell>
          <table:table-cell office:value-type="float" office:value="-87.811203" calcext:value-type="float">
            <text:p>-87.811203</text:p>
          </table:table-cell>
          <table:table-cell table:number-columns-repeated="3"/>
        </table:table-row>
        <table:table-row table:style-name="ro1">
          <table:table-cell office:value-type="float" office:value="97391304.35" calcext:value-type="float">
            <text:p>97391304.35</text:p>
          </table:table-cell>
          <table:table-cell office:value-type="float" office:value="-87.93617249" calcext:value-type="float">
            <text:p>-87.93617249</text:p>
          </table:table-cell>
          <table:table-cell table:number-columns-repeated="3"/>
        </table:table-row>
        <table:table-row table:style-name="ro1">
          <table:table-cell office:value-type="float" office:value="97608695.65" calcext:value-type="float">
            <text:p>97608695.65</text:p>
          </table:table-cell>
          <table:table-cell office:value-type="float" office:value="-87.93953705" calcext:value-type="float">
            <text:p>-87.93953705</text:p>
          </table:table-cell>
          <table:table-cell table:number-columns-repeated="3"/>
        </table:table-row>
        <table:table-row table:style-name="ro1">
          <table:table-cell office:value-type="float" office:value="97826086.96" calcext:value-type="float">
            <text:p>97826086.96</text:p>
          </table:table-cell>
          <table:table-cell office:value-type="float" office:value="-87.81980896" calcext:value-type="float">
            <text:p>-87.81980896</text:p>
          </table:table-cell>
          <table:table-cell table:number-columns-repeated="3"/>
        </table:table-row>
        <table:table-row table:style-name="ro1">
          <table:table-cell office:value-type="float" office:value="98043478.26" calcext:value-type="float">
            <text:p>98043478.26</text:p>
          </table:table-cell>
          <table:table-cell office:value-type="float" office:value="-87.74572754" calcext:value-type="float">
            <text:p>-87.74572754</text:p>
          </table:table-cell>
          <table:table-cell table:number-columns-repeated="3"/>
        </table:table-row>
        <table:table-row table:style-name="ro1">
          <table:table-cell office:value-type="float" office:value="98260869.57" calcext:value-type="float">
            <text:p>98260869.57</text:p>
          </table:table-cell>
          <table:table-cell office:value-type="float" office:value="-87.66172791" calcext:value-type="float">
            <text:p>-87.66172791</text:p>
          </table:table-cell>
          <table:table-cell table:number-columns-repeated="3"/>
        </table:table-row>
        <table:table-row table:style-name="ro1">
          <table:table-cell office:value-type="float" office:value="98478260.87" calcext:value-type="float">
            <text:p>98478260.87</text:p>
          </table:table-cell>
          <table:table-cell office:value-type="float" office:value="-87.34007263" calcext:value-type="float">
            <text:p>-87.34007263</text:p>
          </table:table-cell>
          <table:table-cell table:number-columns-repeated="3"/>
        </table:table-row>
        <table:table-row table:style-name="ro1">
          <table:table-cell office:value-type="float" office:value="98695652.17" calcext:value-type="float">
            <text:p>98695652.17</text:p>
          </table:table-cell>
          <table:table-cell office:value-type="float" office:value="-86.60575867" calcext:value-type="float">
            <text:p>-86.60575867</text:p>
          </table:table-cell>
          <table:table-cell table:number-columns-repeated="3"/>
        </table:table-row>
        <table:table-row table:style-name="ro1">
          <table:table-cell office:value-type="float" office:value="98913043.48" calcext:value-type="float">
            <text:p>98913043.48</text:p>
          </table:table-cell>
          <table:table-cell office:value-type="float" office:value="-85.72567749" calcext:value-type="float">
            <text:p>-85.72567749</text:p>
          </table:table-cell>
          <table:table-cell table:number-columns-repeated="3"/>
        </table:table-row>
        <table:table-row table:style-name="ro1">
          <table:table-cell office:value-type="float" office:value="99130434.78" calcext:value-type="float">
            <text:p>99130434.78</text:p>
          </table:table-cell>
          <table:table-cell office:value-type="float" office:value="-86.11366272" calcext:value-type="float">
            <text:p>-86.11366272</text:p>
          </table:table-cell>
          <table:table-cell table:number-columns-repeated="3"/>
        </table:table-row>
        <table:table-row table:style-name="ro1">
          <table:table-cell office:value-type="float" office:value="99347826.09" calcext:value-type="float">
            <text:p>99347826.09</text:p>
          </table:table-cell>
          <table:table-cell office:value-type="float" office:value="-86.30118561" calcext:value-type="float">
            <text:p>-86.30118561</text:p>
          </table:table-cell>
          <table:table-cell table:number-columns-repeated="3"/>
        </table:table-row>
        <table:table-row table:style-name="ro1">
          <table:table-cell office:value-type="float" office:value="99565217.39" calcext:value-type="float">
            <text:p>99565217.39</text:p>
          </table:table-cell>
          <table:table-cell office:value-type="float" office:value="-86.96063232" calcext:value-type="float">
            <text:p>-86.96063232</text:p>
          </table:table-cell>
          <table:table-cell table:number-columns-repeated="3"/>
        </table:table-row>
        <table:table-row table:style-name="ro1">
          <table:table-cell office:value-type="float" office:value="99782608.7" calcext:value-type="float">
            <text:p>99782608.7</text:p>
          </table:table-cell>
          <table:table-cell office:value-type="float" office:value="-87.31439972" calcext:value-type="float">
            <text:p>-87.31439972</text:p>
          </table:table-cell>
          <table:table-cell table:number-columns-repeated="3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87.93370056" calcext:value-type="float">
            <text:p>-87.933700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5:26:42.836149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10T15:27:19.694318098</dc:date>
    <meta:editing-duration>PT2M56S</meta:editing-duration>
    <meta:editing-cycles>3</meta:editing-cycles>
    <meta:document-statistic meta:table-count="9" meta:cell-count="10792" meta:object-count="0"/>
  </office:meta>
</office:document-meta>
</file>